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adornments="Regular"/>
    <style:font-face style:name="arial" svg:font-family="arial, sans-serif"/>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Para_20_05">
      <style:paragraph-properties fo:text-align="center" style:justify-single-word="false"/>
    </style:style>
    <style:style style:name="P2" style:family="paragraph" style:parent-style-name="Text_20_body">
      <style:text-properties style:use-window-font-color="true"/>
    </style:style>
    <style:style style:name="P3" style:family="paragraph" style:parent-style-name="Text_20_body">
      <style:text-properties style:use-window-font-color="true" fo:font-weight="bold" style:font-weight-asian="bold" style:font-weight-complex="bold"/>
    </style:style>
    <style:style style:name="P4" style:family="paragraph" style:parent-style-name="Text_20_body">
      <style:paragraph-properties fo:text-align="justify" style:justify-single-word="false"/>
      <style:text-properties style:use-window-font-color="true" fo:font-weight="bold" style:font-weight-asian="bold" style:font-weight-complex="bold"/>
    </style:style>
    <style:style style:name="P5" style:family="paragraph" style:parent-style-name="Text_20_body">
      <style:text-properties style:use-window-font-color="true" fo:font-weight="normal" style:font-weight-asian="normal" style:font-weight-complex="normal"/>
    </style:style>
    <style:style style:name="P6" style:family="paragraph" style:parent-style-name="Text_20_body">
      <style:text-properties style:use-window-font-color="true" fo:font-style="normal" style:font-style-asian="normal" style:font-style-complex="normal"/>
    </style:style>
    <style:style style:name="P7" style:family="paragraph" style:parent-style-name="Text_20_body">
      <style:paragraph-properties fo:text-align="justify" style:justify-single-word="false"/>
      <style:text-properties style:use-window-font-color="true" fo:background-color="#ffffff"/>
    </style:style>
    <style:style style:name="P8" style:family="paragraph" style:parent-style-name="Text_20_body">
      <style:paragraph-properties fo:text-align="justify" style:justify-single-word="false"/>
      <style:text-properties style:use-window-font-color="true"/>
    </style:style>
    <style:style style:name="P9" style:family="paragraph" style:parent-style-name="Text_20_body">
      <style:text-properties style:use-window-font-color="true" fo:language="ru" fo:country="RU"/>
    </style:style>
    <style:style style:name="P10" style:family="paragraph" style:parent-style-name="Text_20_body">
      <style:text-properties style:use-window-font-color="true" fo:language="ru" fo:country="RU" style:text-underline-style="none"/>
    </style:style>
    <style:style style:name="P11" style:family="paragraph" style:parent-style-name="Text_20_body">
      <style:text-properties style:use-window-font-color="true" style:text-underline-style="none"/>
    </style:style>
    <style:style style:name="P12" style:family="paragraph" style:parent-style-name="Text_20_body">
      <style:text-properties style:use-window-font-color="true" style:text-underline-style="solid" style:text-underline-width="auto" style:text-underline-color="font-color"/>
    </style:style>
    <style:style style:name="P13" style:family="paragraph" style:parent-style-name="Text_20_body">
      <style:text-properties style:use-window-font-color="true" fo:font-style="italic" fo:font-weight="bold" style:font-style-asian="italic" style:font-weight-asian="bold" style:font-style-complex="italic" style:font-weight-complex="bold"/>
    </style:style>
    <style:style style:name="P14" style:family="paragraph" style:parent-style-name="Text_20_body">
      <style:text-properties style:use-window-font-color="true" fo:language="uk" fo:country="UA"/>
    </style:style>
    <style:style style:name="P15" style:family="paragraph" style:parent-style-name="Text_20_body">
      <style:text-properties style:use-window-font-color="true" fo:language="uk" fo:country="UA" fo:font-style="normal" style:font-style-asian="normal" style:font-style-complex="normal"/>
    </style:style>
    <style:style style:name="P16" style:family="paragraph" style:parent-style-name="Text_20_body">
      <style:text-properties fo:color="#ff3333"/>
    </style:style>
    <style:style style:name="P17" style:family="paragraph" style:parent-style-name="Text_20_body">
      <style:paragraph-properties fo:text-align="justify" style:justify-single-word="false"/>
      <style:text-properties fo:color="#ff3333"/>
    </style:style>
    <style:style style:name="P18" style:family="paragraph" style:parent-style-name="Text_20_body">
      <style:text-properties fo:color="#ff3333" fo:background-color="#ffffff"/>
    </style:style>
    <style:style style:name="P19" style:family="paragraph" style:parent-style-name="Text_20_body">
      <style:paragraph-properties fo:text-align="justify" style:justify-single-word="false"/>
      <style:text-properties fo:color="#ff3333" fo:background-color="#ffffff"/>
    </style:style>
    <style:style style:name="P20" style:family="paragraph" style:parent-style-name="Text_20_body">
      <style:text-properties fo:color="#ff3333" fo:font-style="normal" style:font-style-asian="normal" style:font-style-complex="normal"/>
    </style:style>
    <style:style style:name="P21"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style:style>
    <style:style style:name="P23" style:family="paragraph" style:parent-style-name="Text_20_body">
      <style:text-properties fo:font-size="18pt" style:font-size-asian="18pt" style:font-size-complex="18pt"/>
    </style:style>
    <style:style style:name="P24" style:family="paragraph" style:parent-style-name="Text_20_body">
      <style:text-properties fo:language="ru" fo:country="RU"/>
    </style:style>
    <style:style style:name="P25" style:family="paragraph" style:parent-style-name="Text_20_body">
      <style:text-properties fo:language="ru" fo:country="RU" fo:font-weight="normal" style:font-weight-asian="normal" style:font-weight-complex="normal"/>
    </style:style>
    <style:style style:name="P26" style:family="paragraph" style:parent-style-name="Text_20_body">
      <style:text-properties fo:language="ru" fo:country="RU" fo:font-weight="bold" style:font-weight-asian="bold" style:font-weight-complex="bold"/>
    </style:style>
    <style:style style:name="P27" style:family="paragraph" style:parent-style-name="Text_20_body">
      <style:text-properties fo:language="ru" fo:country="RU" fo:font-style="normal" style:font-style-asian="normal" style:font-style-complex="norm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1" style:family="paragraph" style:parent-style-name="Text_20_body" style:master-page-name="">
      <style:paragraph-properties style:page-number="auto"/>
      <style:text-properties style:use-window-font-color="true"/>
    </style:style>
    <style:style style:name="P32"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3"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4"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35"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36"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37" style:family="paragraph" style:parent-style-name="Цитата_20_-_20_автор">
      <style:text-properties style:use-window-font-color="true"/>
    </style:style>
    <style:style style:name="P38" style:family="paragraph" style:parent-style-name="Цитата_20_-_20_автор">
      <style:text-properties fo:language="ru" fo:country="RU"/>
    </style:style>
    <style:style style:name="P39" style:family="paragraph" style:parent-style-name="Эпиграф_20__2b__20_автор">
      <style:text-properties style:use-window-font-color="true"/>
    </style:style>
    <style:style style:name="P40" style:family="paragraph" style:parent-style-name="Subtitle">
      <style:text-properties style:use-window-font-color="true"/>
    </style:style>
    <style:style style:name="P41" style:family="paragraph" style:parent-style-name="Subtitle">
      <style:text-properties style:use-window-font-color="true" style:text-underline-style="none"/>
    </style:style>
    <style:style style:name="P42" style:family="paragraph" style:parent-style-name="Subtitle">
      <style:text-properties fo:color="#ff3333"/>
    </style:style>
    <style:style style:name="P43" style:family="paragraph" style:parent-style-name="Subtitle">
      <style:text-properties fo:color="#ff3333" fo:font-style="normal" style:font-style-asian="normal" style:font-style-complex="normal"/>
    </style:style>
    <style:style style:name="P44" style:family="paragraph" style:parent-style-name="Subtitle">
      <style:paragraph-properties fo:margin-top="0.706cm" fo:margin-bottom="0.706cm"/>
      <style:text-properties style:use-window-font-color="true"/>
    </style:style>
    <style:style style:name="P45" style:family="paragraph" style:parent-style-name="Subtitle">
      <style:paragraph-properties fo:margin-top="0.706cm" fo:margin-bottom="0.706cm"/>
      <style:text-properties style:use-window-font-color="true" fo:font-weight="normal" style:font-weight-asian="normal" style:font-weight-complex="normal"/>
    </style:style>
    <style:style style:name="P46" style:family="paragraph" style:parent-style-name="Subtitle">
      <style:paragraph-properties fo:margin-top="0.706cm" fo:margin-bottom="0.706cm"/>
      <style:text-properties fo:color="#ff3333"/>
    </style:style>
    <style:style style:name="P47" style:family="paragraph" style:parent-style-name="Эпиграф_20_-_20_автор">
      <style:text-properties style:use-window-font-color="true"/>
    </style:style>
    <style:style style:name="P48" style:family="paragraph" style:parent-style-name="Quotations">
      <style:text-properties style:use-window-font-color="true"/>
    </style:style>
    <style:style style:name="P49" style:family="paragraph" style:parent-style-name="Quotations">
      <style:paragraph-properties fo:text-align="justify" style:justify-single-word="false"/>
      <style:text-properties style:use-window-font-color="true"/>
    </style:style>
    <style:style style:name="P50" style:family="paragraph" style:parent-style-name="Quotations">
      <style:paragraph-properties fo:text-align="justify" style:justify-single-word="false"/>
    </style:style>
    <style:style style:name="P51" style:family="paragraph" style:parent-style-name="Quotations">
      <style:text-properties fo:color="#ff3333"/>
    </style:style>
    <style:style style:name="P52" style:family="paragraph" style:parent-style-name="Quotations">
      <style:paragraph-properties fo:text-align="justify" style:justify-single-word="false"/>
      <style:text-properties fo:color="#ff3333" fo:background-color="#ffffff"/>
    </style:style>
    <style:style style:name="P53" style:family="paragraph" style:parent-style-name="Цитата_20__2b__20_автор">
      <style:text-properties style:use-window-font-color="true"/>
    </style:style>
    <style:style style:name="P54" style:family="paragraph" style:parent-style-name="Цитата_20__2b__20_автор">
      <style:paragraph-properties fo:text-align="justify" style:justify-single-word="false"/>
      <style:text-properties style:use-window-font-color="true"/>
    </style:style>
    <style:style style:name="P55" style:family="paragraph" style:parent-style-name="Цитата_20__2b__20_автор">
      <style:text-properties fo:language="ru" fo:country="RU"/>
    </style:style>
    <style:style style:name="P56" style:family="paragraph" style:parent-style-name="Text_20_body">
      <style:paragraph-properties fo:break-before="page"/>
      <style:text-properties fo:font-size="18pt" style:font-size-asian="18pt" style:font-size-complex="18pt"/>
    </style:style>
    <style:style style:name="P57" style:family="paragraph" style:parent-style-name="Text_20_body">
      <style:paragraph-properties fo:break-before="page"/>
      <style:text-properties fo:language="ru" fo:country="RU" fo:font-weight="normal" style:font-weight-asian="normal" style:font-weight-complex="normal"/>
    </style:style>
    <style:style style:name="P58" style:family="paragraph" style:parent-style-name="Para_20_11">
      <style:paragraph-properties fo:margin-left="0cm" fo:margin-right="0cm" fo:text-indent="0cm" style:auto-text-indent="false" fo:break-before="page"/>
      <style:text-properties style:use-window-font-color="true" style:font-name="Verdana5" fo:font-size="22pt" style:font-size-asian="22pt" style:font-size-complex="22pt"/>
    </style:style>
    <style:style style:name="P59" style:family="paragraph" style:parent-style-name="Para_20_11">
      <style:paragraph-properties fo:margin-left="0cm" fo:margin-right="0cm" fo:text-indent="0cm" style:auto-text-indent="false"/>
      <style:text-properties style:use-window-font-color="true" style:font-name="Verdana5" fo:font-size="22pt" style:font-size-asian="22pt" style:font-size-complex="22pt"/>
    </style:style>
    <style:style style:name="P60"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1" style:family="paragraph" style:parent-style-name="Text_20_body">
      <style:paragraph-properties fo:margin-left="0cm" fo:margin-right="0cm" fo:text-indent="0cm" style:auto-text-indent="false"/>
      <style:text-properties style:use-window-font-color="true" style:text-underline-style="none"/>
    </style:style>
    <style:style style:name="P62" style:family="paragraph" style:parent-style-name="Text_20_body">
      <style:paragraph-properties fo:margin-left="0cm" fo:margin-right="0cm" fo:text-indent="0cm" style:auto-text-indent="false"/>
      <style:text-properties style:text-underline-style="none"/>
    </style:style>
    <style:style style:name="P63" style:family="paragraph" style:parent-style-name="Text_20_body">
      <style:paragraph-properties fo:margin-left="0cm" fo:margin-right="0cm" fo:text-indent="0cm" style:auto-text-indent="false"/>
      <style:text-properties fo:language="ru" fo:country="RU" fo:font-weight="normal" style:font-weight-asian="normal" style:font-weight-complex="normal"/>
    </style:style>
    <style:style style:name="P64" style:family="paragraph" style:parent-style-name="Caption">
      <style:text-properties fo:font-weight="normal" style:font-weight-asian="normal" style:font-weight-complex="normal"/>
    </style:style>
    <style:style style:name="P65" style:family="paragraph" style:parent-style-name="Standard">
      <style:text-properties style:use-window-font-color="true" style:text-underline-style="none"/>
    </style:style>
    <style:style style:name="P66" style:family="paragraph" style:parent-style-name="Table_20_Contents">
      <style:paragraph-properties fo:text-align="justify" style:justify-single-word="false"/>
      <style:text-properties style:font-name="Verdana1"/>
    </style:style>
    <style:style style:name="P67"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68" style:family="paragraph" style:parent-style-name="Quotations">
      <style:paragraph-properties fo:margin-left="0.998cm" fo:margin-right="0.998cm" fo:text-indent="0cm" style:auto-text-indent="false"/>
      <style:text-properties fo:language="ru" fo:country="RU"/>
    </style:style>
    <style:style style:name="P69"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0"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1"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2" style:family="paragraph" style:parent-style-name="Footnote">
      <style:text-properties fo:font-weight="bold" style:font-weight-asian="bold" style:font-weight-complex="bold"/>
    </style:style>
    <style:style style:name="P73" style:family="paragraph" style:parent-style-name="Text_20_body">
      <style:paragraph-properties style:shadow="none"/>
      <style:text-properties style:use-window-font-color="true"/>
    </style:style>
    <style:style style:name="P74" style:family="paragraph" style:parent-style-name="Caption">
      <style:text-properties fo:font-weight="normal" style:font-weight-asian="normal" style:font-weight-complex="normal"/>
    </style:style>
    <style:style style:name="P75" style:family="paragraph" style:parent-style-name="Quotations" style:list-style-name="L11">
      <style:paragraph-properties fo:margin-left="0.998cm" fo:margin-right="0.998cm" fo:text-indent="0cm" style:auto-text-indent="false"/>
      <style:text-properties fo:language="ru" fo:country="RU"/>
    </style:style>
    <style:style style:name="P76" style:family="paragraph" style:parent-style-name="Heading_20_1">
      <style:paragraph-properties fo:break-before="page"/>
    </style:style>
    <style:style style:name="P77" style:family="paragraph" style:parent-style-name="Heading_20_1" style:master-page-name="Right_20_Page">
      <style:paragraph-properties style:page-number="3"/>
    </style:style>
    <style:style style:name="P78" style:family="paragraph" style:parent-style-name="Heading_20_2">
      <style:paragraph-properties fo:break-before="page"/>
    </style:style>
    <style:style style:name="P79" style:family="paragraph" style:parent-style-name="Heading_20_3">
      <style:paragraph-properties fo:break-before="page"/>
    </style:style>
    <style:style style:name="P80" style:family="paragraph" style:parent-style-name="Heading_20_3">
      <style:paragraph-properties fo:break-before="page"/>
      <style:text-properties fo:language="ru" fo:country="RU"/>
    </style:style>
    <style:style style:name="P81" style:family="paragraph" style:parent-style-name="Heading_20_3">
      <style:paragraph-properties fo:break-before="page"/>
      <style:text-properties fo:language="ru" fo:country="RU" fo:font-weight="bold" style:font-weight-asian="bold" style:font-weight-complex="bold"/>
    </style:style>
    <style:style style:name="P82" style:family="paragraph" style:parent-style-name="Para_20_05" style:master-page-name="MP0">
      <style:paragraph-properties fo:text-align="center" style:justify-single-word="false" style:page-number="auto" fo:break-before="page"/>
    </style:style>
    <style:style style:name="P83" style:family="paragraph" style:parent-style-name="Text_20_body" style:list-style-name="диалог"/>
    <style:style style:name="P84" style:family="paragraph" style:parent-style-name="Text_20_body">
      <style:text-properties fo:color="#ff3333"/>
    </style:style>
    <style:style style:name="P85" style:family="paragraph" style:parent-style-name="Text_20_body" style:list-style-name="диалог">
      <style:paragraph-properties fo:text-align="justify" style:justify-single-word="false"/>
      <style:text-properties fo:color="#ff3333"/>
    </style:style>
    <style:style style:name="P86" style:family="paragraph" style:parent-style-name="Text_20_body" style:list-style-name="L17">
      <style:paragraph-properties fo:text-align="justify" style:justify-single-word="false"/>
      <style:text-properties fo:color="#ff3333"/>
    </style:style>
    <style:style style:name="P87" style:family="paragraph" style:parent-style-name="Text_20_body" style:list-style-name="L2">
      <style:paragraph-properties fo:text-align="justify" style:justify-single-word="false"/>
      <style:text-properties fo:color="#ff3333" fo:background-color="#ffffff"/>
    </style:style>
    <style:style style:name="P88" style:family="paragraph" style:parent-style-name="Text_20_body" style:list-style-name="диалог">
      <style:text-properties fo:color="#ff3333" fo:font-style="normal" style:font-style-asian="normal" style:font-style-complex="normal"/>
    </style:style>
    <style:style style:name="P89" style:family="paragraph" style:parent-style-name="Text_20_body" style:list-style-name="L17">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90" style:family="paragraph" style:parent-style-name="Text_20_body" style:list-style-name="диалог">
      <style:text-properties fo:color="#ff3333"/>
    </style:style>
    <style:style style:name="P91" style:family="paragraph" style:parent-style-name="Text_20_body" style:list-style-name="диалог">
      <style:text-properties fo:color="#ff3333" fo:font-style="italic" fo:font-weight="bold" style:font-style-asian="italic" style:font-weight-asian="bold" style:font-style-complex="italic" style:font-weight-complex="bold"/>
    </style:style>
    <style:style style:name="P92" style:family="paragraph" style:parent-style-name="Text_20_body">
      <style:text-properties style:use-window-font-color="true"/>
    </style:style>
    <style:style style:name="P93" style:family="paragraph" style:parent-style-name="Text_20_body" style:list-style-name="L1">
      <style:paragraph-properties fo:text-align="justify" style:justify-single-word="false"/>
      <style:text-properties style:use-window-font-color="true"/>
    </style:style>
    <style:style style:name="P94" style:family="paragraph" style:parent-style-name="Text_20_body" style:list-style-name="диалог">
      <style:paragraph-properties fo:text-align="justify" style:justify-single-word="false"/>
      <style:text-properties style:use-window-font-color="true"/>
    </style:style>
    <style:style style:name="P95" style:family="paragraph" style:parent-style-name="Text_20_body" style:list-style-name="L3">
      <style:paragraph-properties fo:text-align="justify" style:justify-single-word="false"/>
      <style:text-properties style:use-window-font-color="true"/>
    </style:style>
    <style:style style:name="P96" style:family="paragraph" style:parent-style-name="Text_20_body" style:list-style-name="L4">
      <style:paragraph-properties fo:text-align="justify" style:justify-single-word="false"/>
      <style:text-properties style:use-window-font-color="true"/>
    </style:style>
    <style:style style:name="P97" style:family="paragraph" style:parent-style-name="Text_20_body" style:list-style-name="L5">
      <style:paragraph-properties fo:text-align="justify" style:justify-single-word="false"/>
      <style:text-properties style:use-window-font-color="true"/>
    </style:style>
    <style:style style:name="P98" style:family="paragraph" style:parent-style-name="Text_20_body" style:list-style-name="L6">
      <style:paragraph-properties fo:text-align="justify" style:justify-single-word="false"/>
      <style:text-properties style:use-window-font-color="true"/>
    </style:style>
    <style:style style:name="P99" style:family="paragraph" style:parent-style-name="Text_20_body" style:list-style-name="L7">
      <style:paragraph-properties fo:text-align="justify" style:justify-single-word="false"/>
      <style:text-properties style:use-window-font-color="true"/>
    </style:style>
    <style:style style:name="P100" style:family="paragraph" style:parent-style-name="Text_20_body" style:list-style-name="диалог">
      <style:text-properties style:use-window-font-color="true"/>
    </style:style>
    <style:style style:name="P101" style:family="paragraph" style:parent-style-name="Text_20_body" style:list-style-name="L8">
      <style:text-properties style:use-window-font-color="true"/>
    </style:style>
    <style:style style:name="P102" style:family="paragraph" style:parent-style-name="Text_20_body" style:list-style-name="L9">
      <style:text-properties style:use-window-font-color="true"/>
    </style:style>
    <style:style style:name="P103" style:family="paragraph" style:parent-style-name="Text_20_body" style:list-style-name="L10">
      <style:text-properties style:use-window-font-color="true"/>
    </style:style>
    <style:style style:name="P104" style:family="paragraph" style:parent-style-name="Text_20_body" style:list-style-name="L16">
      <style:text-properties style:use-window-font-color="true" fo:language="ru" fo:country="RU"/>
    </style:style>
    <style:style style:name="P105" style:family="paragraph" style:parent-style-name="Text_20_body" style:list-style-name="диалог">
      <style:text-properties style:use-window-font-color="true" fo:language="ru" fo:country="RU"/>
    </style:style>
    <style:style style:name="P106" style:family="paragraph" style:parent-style-name="Text_20_body" style:list-style-name="L16">
      <style:text-properties style:use-window-font-color="true"/>
    </style:style>
    <style:style style:name="P107" style:family="paragraph" style:parent-style-name="Text_20_body" style:list-style-name="диалог">
      <style:text-properties style:use-window-font-color="true" style:text-underline-style="none"/>
    </style:style>
    <style:style style:name="P108" style:family="paragraph" style:parent-style-name="Text_20_body" style:list-style-name="L18">
      <style:text-properties style:use-window-font-color="true" style:text-underline-style="none"/>
    </style:style>
    <style:style style:name="P109" style:family="paragraph" style:parent-style-name="Text_20_body" style:list-style-name="диалог">
      <style:text-properties style:use-window-font-color="true" style:text-underline-style="solid" style:text-underline-width="auto" style:text-underline-color="font-color"/>
    </style:style>
    <style:style style:name="P110" style:family="paragraph" style:parent-style-name="Text_20_body" style:list-style-name="L18">
      <style:text-properties style:use-window-font-color="true"/>
    </style:style>
    <style:style style:name="P111" style:family="paragraph" style:parent-style-name="Text_20_body" style:list-style-name="L19">
      <style:text-properties style:use-window-font-color="true"/>
    </style:style>
    <style:style style:name="P112" style:family="paragraph" style:parent-style-name="Text_20_body" style:list-style-name="диалог">
      <style:text-properties style:use-window-font-color="true" fo:font-weight="normal" style:font-weight-asian="normal" style:font-weight-complex="normal"/>
    </style:style>
    <style:style style:name="P113" style:family="paragraph" style:parent-style-name="Text_20_body" style:list-style-name="L3">
      <style:paragraph-properties fo:text-align="justify" style:justify-single-word="false"/>
    </style:style>
    <style:style style:name="P114" style:family="paragraph" style:parent-style-name="Text_20_body" style:list-style-name="диалог">
      <style:paragraph-properties fo:text-align="justify" style:justify-single-word="false"/>
    </style:style>
    <style:style style:name="P115" style:family="paragraph" style:parent-style-name="Text_20_body">
      <style:text-properties fo:language="ru" fo:country="RU" fo:font-style="normal" style:font-style-asian="normal" style:font-style-complex="normal"/>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13">
      <style:text-properties fo:language="ru" fo:country="RU"/>
    </style:style>
    <style:style style:name="P118" style:family="paragraph" style:parent-style-name="Text_20_body">
      <style:text-properties fo:language="ru" fo:country="RU" fo:font-weight="normal" style:font-weight-asian="normal" style:font-weight-complex="normal"/>
    </style:style>
    <style:style style:name="P119" style:family="paragraph" style:parent-style-name="Text_20_body" style:list-style-name="L14">
      <style:text-properties fo:language="ru" fo:country="RU" fo:font-weight="normal" style:font-weight-asian="normal" style:font-weight-complex="normal"/>
    </style:style>
    <style:style style:name="P120" style:family="paragraph" style:parent-style-name="Text_20_body" style:list-style-name="L15">
      <style:text-properties fo:language="ru" fo:country="RU" fo:font-weight="normal" style:font-weight-asian="normal" style:font-weight-complex="normal"/>
    </style:style>
    <style:style style:name="P121" style:family="paragraph" style:parent-style-name="Text_20_body" style:list-style-name="List_20_2">
      <style:text-properties fo:font-weight="bold" style:font-weight-asian="bold" style:font-weight-complex="bold"/>
    </style:style>
    <style:style style:name="P122" style:family="paragraph" style:parent-style-name="Text_20_body" style:list-style-name="List_20_1">
      <style:text-properties fo:font-weight="bold" style:font-weight-asian="bold" style:font-weight-complex="bold"/>
    </style:style>
    <style:style style:name="P123" style:family="paragraph" style:parent-style-name="Text_20_body" style:list-style-name="List_20_2">
      <style:text-properties fo:font-weight="normal" style:font-weight-asian="normal" style:font-weight-complex="normal"/>
    </style:style>
    <style:style style:name="P124" style:family="paragraph" style:parent-style-name="Text_20_body" style:list-style-name="List_20_3">
      <style:text-properties fo:font-weight="normal" style:font-weight-asian="normal" style:font-weight-complex="normal"/>
    </style:style>
    <style:style style:name="P125" style:family="paragraph" style:parent-style-name="Text_20_body" style:list-style-name="List_20_1">
      <style:text-properties fo:font-weight="normal" style:font-weight-asian="normal" style:font-weight-complex="normal"/>
    </style:style>
    <style:style style:name="P126" style:family="paragraph" style:parent-style-name="Text_20_body" style:list-style-name="L12"/>
    <style:style style:name="P127" style:family="paragraph" style:parent-style-name="Text_20_body" style:list-style-name="L15"/>
    <style:style style:name="P128" style:family="paragraph" style:parent-style-name="Text_20_body">
      <style:text-properties fo:font-style="normal" fo:font-weight="normal" style:font-style-asian="normal" style:font-weight-asian="normal" style:font-style-complex="normal" style:font-weight-complex="normal"/>
    </style:style>
    <style:style style:name="P129" style:family="paragraph" style:parent-style-name="Text_20_body" style:list-style-name="диалог">
      <style:paragraph-properties fo:margin-left="0cm" fo:margin-right="0cm" fo:text-indent="0cm" style:auto-text-indent="false"/>
      <style:text-properties style:use-window-font-color="true"/>
    </style:style>
    <style:style style:name="P130"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31" style:family="paragraph" style:parent-style-name="Text_20_body" style:list-style-name="List_20_2" style:master-page-name="">
      <style:paragraph-properties fo:margin-top="0cm" fo:margin-bottom="0.199cm" fo:text-align="justify" style:justify-single-word="false" style:page-number="auto" style:shadow="none"/>
      <style:text-properties fo:font-weight="bold" style:font-weight-asian="bold" style:font-weight-complex="bold"/>
    </style:style>
    <style:style style:name="P132"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style>
    <style:style style:name="P133"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34"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5"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normal" fo:font-weight="normal" style:font-style-asian="normal" style:font-weight-asian="normal" style:font-style-complex="normal" style:font-weight-complex="normal"/>
    </style:style>
    <style:style style:name="T17" style:family="text">
      <style:text-properties fo:language="ru" fo:country="RU" fo:font-style="normal" style:font-style-asian="normal" style:font-style-complex="normal"/>
    </style:style>
    <style:style style:name="T18" style:family="text">
      <style:text-properties fo:language="ru" fo:country="RU" fo:font-weight="normal" style:font-weight-asian="normal" style:font-weight-complex="normal"/>
    </style:style>
    <style:style style:name="T19" style:family="text">
      <style:text-properties style:use-window-font-color="true"/>
    </style:style>
    <style:style style:name="T20" style:family="text">
      <style:text-properties style:use-window-font-color="true" style:font-name="Verdana5" fo:font-size="14pt" style:font-size-asian="14pt" style:font-size-complex="14pt" style:language-complex="ru" style:country-complex="RU"/>
    </style:style>
    <style:style style:name="T21" style:family="text">
      <style:text-properties style:use-window-font-color="true" style:font-name="Verdana5" style:language-complex="ru" style:country-complex="RU"/>
    </style:style>
    <style:style style:name="T22" style:family="text">
      <style:text-properties style:use-window-font-color="true" fo:font-weight="bold" style:font-weight-asian="bold" style:font-weight-complex="bold"/>
    </style:style>
    <style:style style:name="T23" style:family="text">
      <style:text-properties style:use-window-font-color="true" style:language-complex="ru" style:country-complex="RU"/>
    </style:style>
    <style:style style:name="T24" style:family="text">
      <style:text-properties style:use-window-font-color="true" fo:font-style="italic" style:font-style-asian="italic" style:font-style-complex="italic"/>
    </style:style>
    <style:style style:name="T25" style:family="text">
      <style:text-properties style:use-window-font-color="true" fo:font-style="normal" style:font-style-asian="normal" style:font-style-complex="normal"/>
    </style:style>
    <style:style style:name="T26" style:family="text">
      <style:text-properties style:use-window-font-color="true" style:text-line-through-style="none"/>
    </style:style>
    <style:style style:name="T27" style:family="text">
      <style:text-properties style:use-window-font-color="true" style:text-line-through-style="none" style:text-underline-style="none"/>
    </style:style>
    <style:style style:name="T28" style:family="text">
      <style:text-properties style:use-window-font-color="true" fo:font-weight="normal" style:font-weight-asian="normal" style:font-weight-complex="normal"/>
    </style:style>
    <style:style style:name="T29" style:family="text">
      <style:text-properties fo:language="en" fo:country="US"/>
    </style:style>
    <style:style style:name="T30" style:family="text">
      <style:text-properties fo:language="en" fo:country="US" fo:font-style="italic" style:font-style-asian="italic" style:font-style-complex="italic"/>
    </style:style>
    <style:style style:name="T31" style:family="text">
      <style:text-properties fo:language="en" fo:country="US" fo:font-style="italic" fo:font-weight="normal" style:font-style-asian="italic" style:font-weight-asian="normal" style:font-style-complex="italic" style:font-weight-complex="normal"/>
    </style:style>
    <style:style style:name="T32" style:family="text">
      <style:text-properties fo:language="en" fo:country="US" fo:font-style="normal" fo:font-weight="normal" style:font-style-asian="normal" style:font-weight-asian="normal" style:font-style-complex="normal" style:font-weight-complex="normal"/>
    </style:style>
    <style:style style:name="T33" style:family="text">
      <style:text-properties fo:language="en" fo:country="US" fo:font-weight="normal" style:font-weight-asian="normal" style:font-weight-complex="normal"/>
    </style:style>
    <style:style style:name="T34" style:family="text">
      <style:text-properties fo:font-variant="normal" fo:text-transform="none" fo:color="#ff3333"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35" style:family="text">
      <style:text-properties fo:font-variant="normal" fo:text-transform="none" fo:color="#ff3333"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36" style:family="text">
      <style:text-properties fo:font-variant="normal" fo:text-transform="none" fo:color="#ff3333" style:font-name="Verdana6" fo:font-size="11pt" fo:letter-spacing="normal" fo:font-style="italic" fo:background-color="#ffffff" style:font-size-asian="11pt" style:font-style-asian="italic" style:font-size-complex="11pt" style:font-style-complex="italic"/>
    </style:style>
    <style:style style:name="T37" style:family="text">
      <style:text-properties fo:color="#ff3333"/>
    </style:style>
    <style:style style:name="T38" style:family="text">
      <style:text-properties fo:color="#ff3333" fo:background-color="#ffffff"/>
    </style:style>
    <style:style style:name="T39" style:family="text">
      <style:text-properties fo:color="#ff3333" fo:font-style="italic" fo:background-color="#ffffff" style:font-style-asian="italic" style:font-style-complex="italic"/>
    </style:style>
    <style:style style:name="T40" style:family="text">
      <style:text-properties fo:color="#ff3333" fo:language="ru" fo:country="RU" fo:background-color="#ffffff"/>
    </style:style>
    <style:style style:name="T41" style:family="text">
      <style:text-properties fo:color="#ff3333" style:text-line-through-style="none"/>
    </style:style>
    <style:style style:name="T42" style:family="text">
      <style:text-properties fo:color="#ff3333" fo:font-style="normal" style:font-style-asian="normal" style:font-style-complex="normal"/>
    </style:style>
    <style:style style:name="T43" style:family="text">
      <style:text-properties fo:language="uk" fo:country="UA"/>
    </style:style>
    <style:style style:name="T44" style:family="text">
      <style:text-properties fo:language="uk" fo:country="UA" fo:font-style="normal" style:font-style-asian="normal" style:font-style-complex="normal"/>
    </style:style>
    <style:style style:name="T45" style:family="text">
      <style:text-properties fo:background-color="#ffffff"/>
    </style:style>
    <style:style style:name="T46" style:family="text">
      <style:text-properties style:font-name="Verdana1" fo:language="ru" fo:country="RU"/>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Default_20_Paragraph_20_Font"><text:span text:style-name="T20">Янина Каминская</text:span></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1"><text:s/></text:span></text:span></text:p>
      <text:p text:style-name="Caption">Реквием по любви</text:p>
      <text:p text:style-name="P64">или</text:p>
      <text:p text:style-name="P64">мемуары о манипуляторе</text:p>
      <text:h text:style-name="P77" text:outline-level="1"><text:s/><text:bookmark-start text:name="Vviedieniie"/>П<text:bookmark-end text:name="Vviedieniie"/>ролог </text:h>
      <text:p text:style-name="P39">Опыт – дитя мысли, а мысль – дитя действия. Мы не можем изучать людей по книгам.</text:p>
      <text:p text:style-name="P47">Бенджамин Дизраэли</text:p>
      <text:p text:style-name="P17">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17">Проблемы в отношениях есть, и есть у всех. Такова уж наша жизнь. И мои отношения не стали исключением. Вроде бы все, как у всех — ссоры и примирения, хорошие моменты и плохие... Но <text:soft-page-break/>каждый день с любимым делал меня несчастной и оставлял какой-то необъяснимый осадок.</text:p>
      <text:p text:style-name="P17">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7">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7">Что-то не так и никто не мог мне объяснить, что именно. А потом пришло прозрение. Совершенно неожиданно, как гром среди ясного неба. И появилась эта книга.</text:p>
      <text:p text:style-name="P17">Вы сейчас, наверное, подумали, мол:</text:p>
      <text:list xml:id="list4429026182798521682" text:style-name="диалог">
        <text:list-item>
          <text:p text:style-name="P85">Не любит она мужиков! Злая она! Такая злая, что вот аж целую книгу сочинила! Мужененавистница! Феминистка!</text:p>
        </text:list-item>
      </text:list>
      <text:p text:style-name="P17">О нет! Я люблю мужчин!</text:p>
      <text:p text:style-name="P17"><text:soft-page-break/>Есть вот, например «мужик хороший» и «мужик плохой». Они обитают в парах с «хорошими бабами» и «плохими»... А есть манипулятор, отдельный вид — зверь-паразит. Как вы понимаете, речь пойдет о них.</text:p>
      <text:p text:style-name="P17">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8">Согласны ли вы со следующими утверждениями?</text:p>
      <text:list xml:id="list1468847352674586356" text:style-name="L1">
        <text:list-item>
          <text:p text:style-name="P93">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93">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item>
          <text:p text:style-name="P93"><text:soft-page-break/>Вам говорят, что вы совершаете ошибки, вы всегда виноваты, но не понимаете, в чем ваша вина;</text:p>
        </text:list-item>
        <text:list-item>
          <text:p text:style-name="P93">Вам кажется, что вы в одиночку несете всю или большую часть ответственности за совершаемые действия вашей пары;</text:p>
        </text:list-item>
        <text:list-item>
          <text:p text:style-name="P93">До этих отношений вы были другим человеком.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3">Ваши чувства и настроение зависят от вашего партнера. Вы часто готовы промолчать, чтобы угодить ему;</text:p>
        </text:list-item>
        <text:list-item>
          <text:p text:style-name="P93">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93">Вам кажется, что ваш партнер не заинтересован вами, а мысли о том, что вас могут бросить приводят вас в ужас.</text:p>
        </text:list-item>
      </text:list>
      <text:p text:style-name="P8"><text:soft-page-break/>Если вы согласны хотя бы с несколькими из этих утверждений, мне жаль — вы попали в клуб жертв психологического манипулирования.</text:p>
      <text:p text:style-name="P40">* * *</text:p>
      <text:p text:style-name="P8">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это длилось всего лишь 3 года, а не 20, когда психика покалечена настолько, что от человека ничего не остается, кроме тени.</text:p>
      <text:p text:style-name="P8">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8">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text:soft-page-break/>ные ночи в тревожных мыслях, но все-равно оставаться без ответа на вопрос — «Что происходит?»</text:p>
      <text:p text:style-name="P8">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их. Я могу только догадываться, в каком вы сейчас отчаянном состоянии, но — я вас понимаю.</text:p>
      <text:p text:style-name="P8">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36605770" text:continue-list="list4429026182798521682" text:style-name="диалог">
        <text:list-item>
          <text:p text:style-name="P94">Ты переживаешь напрасно!</text:p>
        </text:list-item>
      </text:list>
      <text:p text:style-name="P8">Или:</text:p>
      <text:list xml:id="list36612789" text:continue-numbering="true" text:style-name="диалог">
        <text:list-item>
          <text:p text:style-name="P94">Тебе нужно просто успокоиться!</text:p>
        </text:list-item>
      </text:list>
      <text:p text:style-name="P8">А если ваши отношения уже закончились, то вы, скорее всего, в отчаянии, но слышите:</text:p>
      <text:list xml:id="list36598727" text:continue-numbering="true" text:style-name="диалог">
        <text:list-item>
          <text:p text:style-name="P94">Тебе нужно просто отпустить и забыть.</text:p>
        </text:list-item>
      </text:list>
      <text:p text:style-name="P8">Вы отпустите, когда дочитаете. Не гарантирую, что забудете, но отпустите. По крайней мере, я ис<text:soft-page-break/>кренне на это надеюсь. Для себя я сделала выбор — не забуду. Не могу такое забыть, ведь это будет означать, что урок не усвоен, что все было зря.</text:p>
      <text:p text:style-name="P8">Я приняла все это, как акт самосовершенствования — я стала сильнее, умнее, бдительнее, и все, что я могу сделать с этим опытом — поделиться и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2"><text:span text:style-name="T19">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19">психопатом</text:span></text:span><text:span text:style-name="T19">.</text:span></text:p>
      <text:p text:style-name="P40"><text:soft-page-break/>* * *</text:p>
      <text:p text:style-name="P17">Расстройство личности — это вид психического расстройства в клинической психологии и психиатрии. Личностным расстройством характеризуют поведенческую тенденцию человека отклоненную от принятых обществом норм. Такое поведение несет в себе тяжелое нарушение свойств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1">от лат. </text:span><text:span text:style-name="T30">de —</text:span><text:span text:style-name="T14"> отсутствие, от фр. </text:span><text:span text:style-name="T30">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7">В<text:span text:style-name="T45">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8">Сразу хочу сказать (и акцентирую на этом ваше внимание!), что псих (психическое <text:span text:style-name="T1">заболевание</text:span>) и психопат (психическое <text:span text:style-name="T1">расстройство</text:span>) — это два понятия, которые отличаются между собой се<text:soft-page-break/>рьезными характеристиками. Болезнь — это <text:span text:style-name="T1">процесс</text:span>, имеющий возникновение, течение и исход. В то время, как личностное расстройство — это <text:span text:style-name="T1">особенность</text:span> самой структуры личности. Не стоит их путать!</text:p>
      <text:p text:style-name="P7">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психа видно издалека.</text:p>
      <text:p text:style-name="P19">Психопат, это несколько другое понятие. Это психически здоровый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19">По сути, разница в поведении психа и психопата лежит в понятии эмпатия.</text:p>
      <text:p text:style-name="P22"><text:soft-page-break/><text:span text:style-name="T38">Эмпатия (</text:span><text:span text:style-name="T39">от </text:span><text:a xlink:type="simple" xlink:href="https://ru.wikipedia.org/wiki/Греческий_язык" text:style-name="Internet_20_link" text:visited-style-name="Visited_20_Internet_20_Link"><text:span text:style-name="T34">греч.</text:span></text:a><text:span text:style-name="T35"> </text:span><text:span text:style-name="T34">empatheia</text:span><text:span text:style-name="T36"> </text:span><text:span text:style-name="T39">— страсть, сопереживание, чувство</text:span><text:span text:style-name="T38">) – </text:span><text:span text:style-name="T40">это способность осознанно переживать эмоции по отношению к эмоциональному состоянию другого человека. Э</text:span><text:span text:style-name="T38">то, так сказать, социальный механизм, </text:span><text:span text:style-name="T38">который помогает сопереживать любому эмоциональному состоянию другого.</text:span></text:p>
      <text:p text:style-name="P19">Существует несколько видов эмпатии:</text:p>
      <text:list xml:id="list2143364863976355462" text:style-name="L2">
        <text:list-item>
          <text:p text:style-name="P87">эмоциональная эмпатия— основана на механизмах проекции и подражания реакциям другого человека;</text:p>
        </text:list-item>
        <text:list-item>
          <text:p text:style-name="P87">когнитивная эмпатия — сравнение, аналогия;</text:p>
        </text:list-item>
        <text:list-item>
          <text:p text:style-name="P87">предикативная эмпатия — способность предсказывать реакции другого человека.</text:p>
        </text:list-item>
      </text:list>
      <text:p text:style-name="P19">Прародитель понятия «психоанализ» Зигмунд Фрейд в 1905 году одним из первых дал определение термину «эмпатия»:</text:p>
      <text:p text:style-name="P19"/>
      <text:p text:style-name="P52">«Мы учитываем психическое состояние пациента, ставим себя в это состояние и ста<text:soft-page-break/>раемся понять его, сравнивая со своим собственным.»</text:p>
      <text:p text:style-name="P52"/>
      <text:p text:style-name="P19">С точки зрения психологии способность к эмпатии считается нормой.</text:p>
      <text:p text:style-name="P19">Так вот псих, в силу своей эмоциональности, способен ощутить как легкий эмоциональный отклик, так и всецело погрузиться в мир чувств другого. Т. е.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9">Для того, чтобы в полной мере понять различие между психом и психопатом, я приведу пару чисто гипотетических примеров:</text:p>
      <text:p text:style-name="P19">Псих: Я совершил этот поступок, потому, что Дарт Вейдер так сказал мне!</text:p>
      <text:p text:style-name="P19">Психопат: Я совершил этот поступок, потому что мне нужны были деньги! Что мне было еще делать?!</text:p>
      <text:p text:style-name="P19">И, как вы понимаете, под «этим поступком» можно иметь в виду как психологическое давле<text:soft-page-break/>ние, грабеж и мошенничество, так и убийство младенцев и поедание людей. Обращать внимание нужно на то, как человек себя оправдывает — винит себя или других людей и обстоятельства.</text:p>
      <text:p text:style-name="P19">Тема психиатр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дорог и ценен — отношения и семья.</text:p>
      <text:p text:style-name="P40">* * *</text:p>
      <text:p text:style-name="P8">В данной книге, как и в материалах, в которых вы, возможно, будете искать для себя ответы, вы будете сталкиваться с такими понятиями, как: абьюзер,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идеализация — обесценивание — утилизация».</text:p>
      <text:p text:style-name="P22"><text:soft-page-break/><text:span text:style-name="T28">Итак, расстройство</text:span><text:span text:style-name="_31__20_Text"><text:span text:style-name="T28"> личности</text:span></text:span><text:span text:style-name="T28"> </text:span><text:span text:style-name="T19">— это не до конца сформированная психика. Это патология нервной системы, по разным причинам возникшая при не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8">Расстройство личности стабильно (не исчезает со временем), тотально (проявляется в любой жизненной ситуации) и приводит к социальной дезадаптации. Как правило, диагностируется это расстройство наличием от трех и более критериев, приведенных ниже:</text:p>
      <text:list xml:id="list5112379637102363061" text:style-name="L3">
        <text:list-item>
          <text:p text:style-name="P95">Равнодушие. Пассивное отношение к чувствам других. Отсутствие сострадания. Неумение и неспособность оказывать поддержку.</text:p>
        </text:list-item>
        <text:list-item>
          <text:p text:style-name="P95">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5"><text:soft-page-break/>Отсутствие чувства вины и сожаления. Неспособность анализировать полученный опыт. Отрицание наказания. Отсутствие стыда.</text:p>
        </text:list-item>
        <text:list-item>
          <text:p text:style-name="P95">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5">Самоутверждение и жажда подкрепления собственной самооценки за счет унижения окружающих. Деструктивизация отношений. Авторитарный стиль общения.</text:p>
        </text:list-item>
        <text:list-item>
          <text:p text:style-name="P95">Неспособность выдерживать критику. Завышение собственных способностей и значимости. Самолюбие. Нарциссизм.</text:p>
        </text:list-item>
        <text:list-item>
          <text:p text:style-name="P95">Лень. Безынициативность. Однообразность. Отсутствие стремления из-за страха собственной неудачи.</text:p>
        </text:list-item>
        <text:list-item>
          <text:p text:style-name="P95">Дезорганизация. Неумение вести и контролировать дела. Делегирование обязанно<text:soft-page-break/>стей. Нарушенная дисциплина и отсутствие самоорганизованности.</text:p>
          <text:p text:style-name="P113"><text:span text:style-name="Default_20_Paragraph_20_Font"><text:span text:style-name="T23"/></text:span></text:p>
        </text:list-item>
      </text:list>
      <text:p text:style-name="P54">«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54">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54"><text:soft-page-break/>…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37">Американский психиатр-криминолог Харви Клекли, «Маска нормальности»</text:p>
      <text:p text:style-name="Text_20_body"><text:span text:style-name="Default_20_Paragraph_20_Font"><text:span text:style-name="T23"/></text:span></text:p>
      <text:p text:style-name="Subtitle"><text:span text:style-name="Default_20_Paragraph_20_Font"><text:span text:style-name="T23">* * *</text:span></text:span></text:p>
      <text:p text:style-name="P8">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8"><text:soft-page-break/>Один компетентный в этом вопросе человек (который знаком с главным персонажем) разъяснил мне его поведение этим понятием (расстройством личности),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8">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8">Это моя история.</text:p>
      <text:p text:style-name="P8">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text:soft-page-break/>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0">* * *</text:p>
      <text:p text:style-name="P8">Для начала я попробую описать себя.</text:p>
      <text:p text:style-name="P8">Я всегда была сложным ребенком. Самая младшая из четырех детей в семье —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не смотря на мои отчаянные попытки. 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8"><text:soft-page-break/>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 почему? Что заставляет человека так поступать?</text:p>
      <text:p text:style-name="P8">Потом я поняла, что все люди хотят быть счастливыми, но, в большинстве своем, делятся на два типа: одни добиваются счастья сами, другие за счет окружающих, делая их несчастными и нанося ущерб, будь то психологический, физический или материальный.</text:p>
      <text:p text:style-name="P8">Не люблю второй тип. Очень часто замечаю таких людей. Обычно вокруг них несчастные лица людей, за счет которых они самоутверждаются, пользуясь их доверием и добротой. Я таких называю паразитами. Они ищут слабости других и приживаются, высасывая жизнь в любом ее проявлении. Кто-то по чуть-чуть, а кто-то все сразу. И переключаются на новую жертву, когда предыдущая становится бесполезной.</text:p>
      <text:p text:style-name="P8"><text:soft-page-break/>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8">Не скажу, что была оторвой, но мы хулиганили, как и все дети. По-доброму так. Зачастую с мальчишками и всегда — какие-то активные занятия: кто больше раз переплывет речку, казаки—разбойники и т. д.</text:p>
      <text:p text:style-name="P8">Очень часто дралась. Всегда защищаясь или защищая. При этом я выбирала себе равных соперников, и слабаков среди них не было.</text:p>
      <text:p text:style-name="P8">В целом я прямой и открытый человек. Главный мой недостаток в том, что у меня все на лице написано. Я считаю, что неумение контролировать эмоции — это моя, пожалуй, самая важная проблема. Но — мои эмоции это всегда следствие, а не причина. А причины, как правило — это все та же <text:soft-page-break/>несправедливость в любом ее проявлении. От кассирши в супермаркете, не предупредившей людей в длинной очереди, что касса закрывается, до коллеги, который предает и подставляет, дабы извлечь свою выгоду.</text:p>
      <text:p text:style-name="P8">Я переживаю все остро, ищу ответы.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8">Очень привязываюсь к людям, потом остро переживаю их нехватку или предательство.</text:p>
      <text:p text:style-name="P8">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8">Верю в людей. Раньше это еще было доверие людям, но я и это переросла.</text:p>
      <text:p text:style-name="P8">Я не боюсь задавать вопросы, хоть иногда и не хочется выглядеть глупо. Не боюсь принимать решения или спрашивать советов. Не люблю, когда навязывают чужое мнение или давят. Не люблю <text:soft-page-break/>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8">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 И я убеждена, что человек всегда должен оставаться человеком.</text:p>
      <text:p text:style-name="P8">А еще раньше я была очень веселой, уверенной в себе, практически бесстрашной и волевой. Теперь наверстываю...</text:p>
      <text:p text:style-name="P8">Коротко, но далеко не все.</text:p>
      <text:p text:style-name="P40">* * *</text:p>
      <text:p text:style-name="P8">А теперь давайте разберем «портрет» жертвы.</text:p>
      <text:p text:style-name="P8">Целью абьюзера обычно становится жизнерадостный, естественный по своей природе человек, который в силу своей наивности и представить не <text:soft-page-break/>может, что является идеальной добычей. Он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8">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 После первых действий манипулятора в качестве обработки, жертва влюбляется в него. Именно это является рычагом эксплуатирования. Жертва будет стараться сохранить отношения и терпеть то, чего не заслуживает.</text:p>
      <text:p text:style-name="P40">* * *</text:p>
      <text:p text:style-name="P8">Прошло уже достаточно много времени, чтобы писать все это. У меня была возможность подумать и сформулировать эти отношения хладнокровно, <text:soft-page-break/>без преувеличений и глупых обид, без ненависти и злости. Только факты.</text:p>
      <text:p text:style-name="P8">Приведу пример психопатии из истории, дабы у скептиков было меньше комментариев вроде:</text:p>
      <text:list xml:id="list36610903" text:continue-list="list36598727" text:style-name="диалог">
        <text:list-item>
          <text:p text:style-name="P94">Еще одна сопливая история сопливой девочки, которая сама все испортила и сама во всем виновата. Кто ей лекарь?!</text:p>
        </text:list-item>
      </text:list>
      <text:p text:style-name="P8">Вот отрывок из книги о лагерях смерти А. Чернявской «Психология господства и подчинения: Хрестоматия»:</text:p>
      <text:p text:style-name="P8"/>
      <text:p text:style-name="P49">«...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 Обычный, не психологический анализ не может удовлетворительно объяснить такое послушание... Большая часть таких заключенных были самоубийцами. Идти в газовую камеру – значило совершить самоубийство путем, не требующим <text:soft-page-break/>энергии, обычно необходимой для выполнения такого решения.»</text:p>
      <text:p text:style-name="P50"><text:span text:style-name="Default_20_Paragraph_20_Font"><text:span text:style-name="T23"/></text:span></text:p>
      <text:p text:style-name="P22"><text:span text:style-name="T19">Все, что нужно было нацистам, это чтобы их заключенные были относительно здоровы и трудоспособны. Их избивали или калечили, дабы выработать страх наказа</text:span><text:span text:style-name="T19">ния в случае неповиновения. При этом, моральное давление, запугивание и психологическое насилие было </text:span><text:span text:style-name="T24">специально разработанным </text:span><text:span text:style-name="_30__20_Text"><text:span text:style-name="T24">методом</text:span></text:span><text:span text:style-name="T19">, с единственной целью — получить абсолютное повиновение.</text:span></text:p>
      <text:p text:style-name="P8">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7">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7"><text:soft-page-break/>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окончательное решение еврейского вопроса».</text:p>
      <text:p text:style-name="P8">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8"/>
      <text:p text:style-name="P54">«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37">Х. Арендт, «Банальность зла: Эйхман в Иерусалиме»</text:p>
      <text:p text:style-name="P37"/>
      <text:p text:style-name="P17"><text:soft-page-break/>Да, чудовищем Эйхман не был. Мы называем монстрами <text:s/>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7">К слову, сидя в суде и слушая обвинительный приговор за преступления против человечества, Эйхман улыбался.</text:p>
      <text:p text:style-name="P8">И нет, я не говорю, что меня хотели убить, или лишить меня воли. Скорее всего, его действи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8">Я до сих пор считаю и надеюсь, что осознанно он не желал мне зла. Желать кому-то зла и заботиться о собственном благополучии за счет других — это далеко не одно и тоже.</text:p>
      <text:p text:style-name="P40"><text:soft-page-break/>* * *</text:p>
      <text:p text:style-name="P8">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 Ими был проведен «Эксперимент пошаговых действий», который доказал, что если человек согласится сделать что-то незначительное, то вероятность того, что он выполнит что-то важное с расширенными условиями и требованиями увеличивается, чем если сразу попросить его выполнить важную и сложную работу. Позже эта техника получила название «Нога в дверях» и до сих пор используется в бизнесе.</text:p>
      <text:p text:style-name="P8">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8">Представьте себе разницу между вещью, которую вы не знаете почему купили и она будет валяться до тех пор, пока вы ее кому-нибудь не по<text:soft-page-break/>дарите, и, например —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8">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8">Я приведу пример.</text:p>
      <text:p text:style-name="P8">Вы пришли в супермаркет за колбасой, вас встречает милая девушка и приглашает вас продегустировать сыр торговой марки. Вы подходите к дегустационному стенду и, пока вы наслаждаетесь вкусом, милая особа рассказывает вам где выросли коровы и на каких лугах они паслись.</text:p>
      <text:p text:style-name="P22"><text:span text:style-name="T19">Вы отметили, что сыр действительно вкусный, и уже было направились к колбасному ряду, как она предлагает вам </text:span><text:span text:style-name="_30__20_Text"><text:span text:style-name="T19">купить</text:span></text:span><text:span text:style-name="T19"> кусочек этого сыра... Она очень приветлива, сама по себе приятная, она потратила на вас свое </text:span><text:span text:style-name="T19">время и угостила вас сыром. Вам неудобно ей отказать, к тому же, это просто сыр, и вы его покупаете.</text:span></text:p>
      <text:p text:style-name="P8"><text:soft-page-break/>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получает, обрабатывает и хранит всю поступающую нам информацию, и трансформирует все эти данные в наше поведение. Существует два типа когнитивной структуры, каждый из которых описывает состояние человека:</text:p>
      <text:list xml:id="list4587306020515778237" text:style-name="L4">
        <text:list-item>
          <text:p text:style-name="P96">когнитивный консонанс — согласованность знаний и поведения;</text:p>
        </text:list-item>
        <text:list-item>
          <text:p text:style-name="P96">когнитивный диссонанс — противоречивость знаний и поведения.</text:p>
        </text:list-item>
      </text:list>
      <text:p text:style-name="P8">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8">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text:soft-page-break/>этих противоречий. То есть другими словами, вам легче купить сыр, чем разбираться с собственными угрызениями совести.</text:p>
      <text:p text:style-name="P8">Итак, подошло время заканчивать это затянувшееся вступление и переходить к делу. Поехали.</text:p>
      <text:p text:style-name="P8">Говным гавно жили были...</text:p>
      <text:p text:style-name="P58"/>
      <text:p text:style-name="P59"/>
      <text:p text:style-name="P59"/>
      <text:p text:style-name="P59"/>
      <text:p text:style-name="P59"/>
      <text:p text:style-name="P59"/>
      <text:p text:style-name="P59"/>
      <text:p text:style-name="P59"/>
      <text:p text:style-name="Заголовок_20_часть">Часть 1.<text:line-break/>Фирменные отношения</text:p>
      <text:p text:style-name="P60"/>
      <text:h text:style-name="P76" text:outline-level="1"><text:s/><text:bookmark-start text:name="Glava_1__Eto_ieshchie_nie_koniets"/>Глава 1. <text:line-break/>Это еще не конец</text:h>
      <text:p text:style-name="P8"><text:bookmark-end text:name="Glava_1__Eto_ieshchie_nie_koniets"/>Возвращаюсь на много много лет назад, туда, где я — девчонка-пацанка, смелая, с армией друзей, сижу на подоконнике, свесив ноги с четвертого этажа общежития. Живая, простая, жила сегодняшним днем и ни о чем не парилась...</text:p>
      <text:p text:style-name="P8">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 Я повзрослела. Поняла, как оно бывает. Поняла что к чему и как это работает. Чтобы однажды почувствовать это еще раз и быть полностью уверенной — это она, любовь, только уже не такая милая и трепе<text:soft-page-break/>щущая, а настоящее, крепкое, сильное, выдержанное чувство.</text:p>
      <text:p text:style-name="P8">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 Определенно этот день, как в фильмах —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8">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 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8"><text:soft-page-break/>Именно —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8">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8">Сейчас я пытаюсь вспомнить, о чем мне тогда «сказал» этот взгляд. Что в нем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8">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8"><text:soft-page-break/>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ие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8">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8">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8">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text:soft-page-break/>лось впервые. Оно было таким чистым, что всегда — Всегда! — дарило ощущение некоего спокойствия.</text:p>
      <text:p text:style-name="P8">Оно здесь, со мной, внутри меня, никуда не уходит и дарит спокойствие. Это было волшебно.</text:p>
      <text:p text:style-name="P8">Так я влюбилась.</text:p>
      <text:h text:style-name="P76" text:outline-level="1"><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8">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8"><text:soft-page-break/>К этому возрасту все становятся личностями, и я была одной из них — личность. Тяжелая. Убежденная своими правилами, кодексами, хотя тогда в моем лексиконе еще не употреблялось это слово. Но они были. Кодексы. Честь, понятие справедливости, стремление помочь, искренность и простота. Честность, граничащая с тактичностью и девиз — «Хочешь — делай!».</text:p>
      <text:p text:style-name="P8">Так я и жила. Веселилась никому не в ущерб. И была счастлива.</text:p>
      <text:list xml:id="list36609633" text:continue-list="list36610903" text:style-name="диалог">
        <text:list-item>
          <text:p text:style-name="P94">У меня депресс!!!! Помоги! — пишу однажды мартовским днем другу, тому самому — общему.</text:p>
        </text:list-item>
        <text:list-item>
          <text:p text:style-name="P94">Да. Я тут. Излагай. Жалуйся.</text:p>
        </text:list-item>
        <text:list-item>
          <text:p text:style-name="P94">Не жалей — подбодри, ты умеешь.</text:p>
        </text:list-item>
        <text:list-item>
          <text:p text:style-name="P94">Хорошо сделаю. Только в каком, собственно, воп­росе?</text:p>
        </text:list-item>
        <text:list-item>
          <text:p text:style-name="P94">Весна. Я выходная. Сижу дома. Одна и ничего не делаю...</text:p>
        </text:list-item>
        <text:list-item>
          <text:p text:style-name="P94">А не хочешь N. вызвонить? Он парень шабутной и весёлый...</text:p>
        </text:list-item>
        <text:list-item>
          <text:p text:style-name="P94"><text:soft-page-break/>Хочу...</text:p>
        </text:list-item>
        <text:list-item>
          <text:p text:style-name="P94">Ну я его таки набрал и дозвонился. Он с удовольствием с тобой затусить рад бы. Набери его. Договоритесь...</text:p>
        </text:list-item>
      </text:list>
      <text:p text:style-name="P8">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тогда, когда я звала. А звала я его, когда мне нужно было «промыть мозги».</text:p>
      <text:p text:style-name="P8">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6622972" text:continue-numbering="true" text:style-name="диалог">
        <text:list-item>
          <text:p text:style-name="P94">Будешь много думать — сойдешь с ума...</text:p>
        </text:list-item>
      </text:list>
      <text:p text:style-name="P8">Но я постоянно думала. И — сходила с ума. Блин, как она была права!</text:p>
      <text:p text:style-name="P8">Мне всегда были интересны причины, того или иного поступка или события. Я думала, анализировала и парилась постоянно, хотя это просто <text:soft-page-break/>надо отпустить и забыть, или наоборот — просто принять. Но нет. В моем случае это почему-то не работало.</text:p>
      <text:p text:style-name="P8">Не могу сказать, что я этого хотела. Нет. Прост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8">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8">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8">Понимание. Порой у меня складывалось впечатление, что только он меня понимает. Ему хватало <text:soft-page-break/>одного предложения и я успокаивалась. И да — я подсела. По-другому и не скажешь.</text:p>
      <text:p text:style-name="P8">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8">Он вел себя довольно просто, что дарило ощущение комфорта. И д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8">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0"><text:soft-page-break/>* * *</text:p>
      <text:p text:style-name="P8">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8">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8">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8">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text:soft-page-break/>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8">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8">Если же он попал в незнакомое ему окружение, например в ваше, то тут используется весьма приятный, на первый взгляд, тандем —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8">Уже после первых таких посиделок, вы услышите от своих друзей, что он классный парень/она очень милая девушка. И поверьте мне, вы тоже так будете думать, и мнение друзей будет очеред<text:soft-page-break/>ным подтверждением того, что вы не ошиблись в своих наблюдениях. Так абьюзер цепляет.</text:p>
      <text:p text:style-name="P8">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8">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8">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text:soft-page-break/>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8">Это происходит довольно незаметно, но вы должны понимать, что он уже проверяет вас на выдержку, смотрит, на сколько охотно вы заглатываете наживку.</text:p>
      <text:p text:style-name="P17">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действовать, манипулятор должен знать наверняка, что его эго ни коем образом не пострадает.</text:p>
      <text:p text:style-name="P8">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8">Тут мужчинам стоит обратить внимание на то, что когда вы, например, ей звоните, она может <text:soft-page-break/>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настойчивы, насколько быстро вы готовы бежать за ней.</text:p>
      <text:p text:style-name="P8">Не удивляйтесь если на первых порах ваш идол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таки прогнулись и будете стараться сохранить эти отношения.</text:p>
      <text:p text:style-name="P8">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8">Начало общения с деструктивным индивидом всегда дарит ощущение комфорта. Ни о каком «осадке» или непонятности не может быть и речи. <text:soft-page-break/>Вас поглощают эти встречи и вы ждете только одно — продолжения общения.</text:p>
      <text:p text:style-name="P8">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P8">Если вы дочитали до этих строк, то вы, скорее всего,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p text:style-name="P40">* * *</text:p>
      <text:p text:style-name="P8">У меня было чуток по-другому. Мне было достаточно. Да что там — мне было достаточно просто <text:soft-page-break/>знать, что он где-то есть — ходит, дышит... Что он просто существует. На тот момент я не понимала этого чувства. Но оно было и грело. Он есть и все тут. Примерно это я ответила своей подруге на ее предложение:</text:p>
      <text:list xml:id="list36618254" text:continue-numbering="true" text:style-name="диалог">
        <text:list-item>
          <text:p text:style-name="P94">А почему бы тебе с ним не попробовать? Хороший парень...</text:p>
        </text:list-item>
      </text:list>
      <text:p text:style-name="P8">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6613480" text:continue-numbering="true" text:style-name="диалог">
        <text:list-item>
          <text:p text:style-name="P94">Любви не существует — повторяла я, — есть отношения, которые всегда заканчиваются.</text:p>
        </text:list-item>
      </text:list>
      <text:p text:style-name="P8">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40"><text:soft-page-break/>* * *</text:p>
      <text:p text:style-name="P8">К тому же, у него была девушка. Он мне часто рассказывал о ней, как они познакомились, какая она. Он восхищался ею, и я про себя отмечала, что ей очень повезло. Но постепенно разговоры о ней прекратились, потом он начал намекать, что отношения с ней пошли под откос.</text:p>
      <text:p text:style-name="P8">Все плохо. Его постоянно «пилят», ему надоели ее психи, «ей только и нужны, что обнимашки» и «она слишком ми-ми-мишная», капризная... Я думала: «Как так? Такой парень — просто сказка! За что же она его так?!»</text:p>
      <text:p text:style-name="P8">И вот лето. Близится мой день рождения. Я решила его пригласить, с его девушкой, конечно.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была грандиозная вечеринка в доме с бассейном. Мы веселились и отрывались.</text:p>
      <text:p text:style-name="P8">Они пришли под вечер. Я отметила, что она очень красивая и ухоженная. Я заметила между <text:soft-page-break/>ними какое-то напряжение, и подумала, что они накануне,<text:span text:style-name="T4"> в очередной раз,</text:span> поругались. 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8">В тот вечер она держалась молодцом — была общительная, сразу же влилась нашу уже поддатую компанию, была естественной и вела себя просто...</text:p>
      <text:p text:style-name="P8">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2"><text:span text:style-name="_30__20_Text"><text:span text:style-name="T25">Это еще один пунктик, на который нужно обратить особое внимание — е</text:span></text:span><text:span text:style-name="T25">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5"> Я еще вернусь к этой теме. Обязательно запомните этот момент.</text:span></text:span></text:p>
      <text:p text:style-name="P8">Я почти уверена, что он приводил ей меня в пример, рассказывал обо мне в наилучших крас<text:soft-page-break/>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text:p>
      <text:p text:style-name="P8">Через месяц-два где-то, мы снова встретились. На мой вопрос, как там его девушка, он мне сказал, что «ее больше нет». Я испугалась,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 Это уже была осень. Я не просто так уточняю временные промежутки. Это важно. Итак, они расстались.</text:p>
      <text:p text:style-name="P40">* * *</text:p>
      <text:p text:style-name="P8">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list xml:id="list36603941" text:continue-numbering="true" text:style-name="диалог">
        <text:list-item>
          <text:p text:style-name="P94"><text:soft-page-break/>Если я приеду, то буду приставать...</text:p>
        </text:list-item>
        <text:list-item>
          <text:p text:style-name="P94">Приезжай. — ответила я.</text:p>
        </text:list-item>
      </text:list>
      <text:p text:style-name="P8">Довольно романтично, на первый взгляд.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8">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говорит его фраза.</text:p>
      <text:p text:style-name="P22"><text:span text:style-name="T19">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19">Если</text:span></text:span><text:span text:style-name="T19"> я приеду — </text:span><text:span text:style-name="_30__20_Text"><text:span text:style-name="T19">то</text:span></text:span><text:span text:style-name="T19"> буду приставать», прекрасно понимая, что мне </text:span><text:span text:style-name="T19">и в голову не придет ему ответить что-то вроде: «А, да? Ну тогда не приезжай!»</text:span></text:p>
      <text:p text:style-name="P22"><text:soft-page-break/><text:span text:style-name="T19">Либо так — либо так. А теперь смотрите чего он этим добился — </text:span><text:span text:style-name="_30__20_Text"><text:span text:style-name="T19">я приняла решение</text:span></text:span><text:span text:style-name="T19">. Меня не спрашивали и не ставили перед выбором, меня поставили перед фак</text:span><text:span text:style-name="T19">том. Я бы сказала, что тот день положил начало его игре, но, на самом деле, его игра началась задолго до этого дня.</text:span></text:p>
      <text:p text:style-name="P8">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8">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8">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8">— Хорошо, что тогда между нами ничего не было...</text:p>
      <text:p text:style-name="P22"><text:soft-page-break/><text:span text:style-name="T25">Оказалось, что он сошелся со своей девушкой. П</text:span><text:span text:style-name="_30__20_Text"><text:span text:style-name="T25">редыдущие его отношения на тот момент еще были</text:span></text:span><text:span text:style-name="T25">. Бесповоротно заканчивались, но еще были. И он уехал. На полгода.</text:span></text:p>
      <text:h text:style-name="P76" text:outline-level="1"><text:s/><text:bookmark-start text:name="Glava_3__Ostaniesh_sia_"/>Глава 3. <text:line-break/>Останешься?<text:bookmark-end text:name="Glava_3__Ostaniesh_sia_"/></text:h>
      <text:p text:style-name="P8">Поздним весенним вечером зазвенел телефон. Новое сообщение:</text:p>
      <text:list xml:id="list36602051" text:continue-numbering="true" text:style-name="диалог">
        <text:list-item>
          <text:p text:style-name="P94">Брожу по ночному городу. Думаю о тебе, вспоминаю...</text:p>
        </text:list-item>
        <text:list-item>
          <text:p text:style-name="P94">Привет. — отвечаю я — Как жизнь?</text:p>
        </text:list-item>
        <text:list-item>
          <text:p text:style-name="P94">Мы на маёвку собираемся. Приезжай.</text:p>
        </text:list-item>
        <text:list-item>
          <text:p text:style-name="P94">Время? Место?</text:p>
        </text:list-item>
      </text:list>
      <text:p text:style-name="P8">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Элис. Тяжелый, только что политый под<text:soft-page-break/>весной вазон с белоснежной красавицей, купленной по пути... Потом он будет вспоминать:</text:p>
      <text:list xml:id="list36595948" text:continue-numbering="true" text:style-name="диалог">
        <text:list-item>
          <text:p text:style-name="P94">Я увидел ее с цветком и сказал себе: «Все, чувак, ты попал. Сопротивляться больше нет смысла...»</text:p>
        </text:list-item>
      </text:list>
      <text:p text:style-name="P8">Как романтично!</text:p>
      <text:p text:style-name="P8">Вспоминая тот день, я в замешательстве. Это была странная компания странных людей. К вечеру пошел мелкий дождь. Было неуютно и уютно одновременно. Потому, что он.</text:p>
      <text:p text:style-name="P8">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8">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text:p>
      <text:p text:style-name="P8"><text:soft-page-break/>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8">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36615461" text:continue-numbering="true" text:style-name="диалог">
        <text:list-item>
          <text:p text:style-name="P94">Останешься?</text:p>
        </text:list-item>
        <text:list-item>
          <text:p text:style-name="P94">Останусь. — ответила я.</text:p>
        </text:list-item>
      </text:list>
      <text:p text:style-name="P8">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2"><text:span text:style-name="T19">Он спросил меня, останусь ли я... Он просто поинтересовался, а своим «останусь» — я </text:span><text:span text:style-name="_30__20_Text"><text:span text:style-name="T19">опять приняла решение</text:span></text:span><text:span text:style-name="T19">, а он снова, по сути, ничего не предпринял. Я сама пришла к нему в руки. Он не </text:span><text:soft-page-break/><text:span text:style-name="T19">завоевывал меня и не добивался. Это был вопрос, в котором он не проявил ни настойчивости, ни выявил желания, чтоб я действительно осталась. Ему даже не пришлось напрягаться — завоевывать, делая жесты, дарить подарки.</text:span></text:p>
      <text:p text:style-name="P8">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8">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Он интересуется. Создает иллюзию как раз в тот момент, когда точно знает, что это сработает.</text:p>
      <text:p text:style-name="P22"><text:span text:style-name="T19">Это завуалированное странное внимание воспринимается жертвой, как «да». Жертва начинает строить отношения, еще не понимая, что делает это </text:span><text:span text:style-name="_30__20_Text"><text:span text:style-name="T19">одна</text:span></text:span><text:span text:style-name="T19"> и </text:span><text:span text:style-name="_30__20_Text"><text:span text:style-name="T19">для него</text:span></text:span><text:span text:style-name="T19">. Постепенно эта живость и </text:span><text:soft-page-break/><text:span text:style-name="T19">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span></text:p>
      <text:p text:style-name="P8">Меня никто не звал — я сама. То, что он мне задал вопрос именно в такой форме, свидетельствует о том, что он просто «умыл руки». Я приняла решение.</text:p>
      <text:p text:style-name="P8">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8">И да, оргазма не было.</text:p>
      <text:h text:style-name="P76" text:outline-level="1"><text:s/><text:bookmark-start text:name="Glava_4__Zachiem_platit__bol_shie_"/>Глава 4. <text:line-break/>Зачем платить больше?<text:bookmark-end text:name="Glava_4__Zachiem_platit__bol_shie_"/></text:h>
      <text:p text:style-name="P8">Он жил в пригороде. Снимал однушку за больше, чем половину своей мизерной ставки. <text:span text:style-name="T37">Фрилансил</text:span><text:note text:id="ftn2" text:note-class="footnote"><text:note-citation text:label="*">*</text:note-citation><text:note-body><text:p text:style-name="Footnote"><text:span text:style-name="T8">Фрилансер</text:span> (от англ. <text:span text:style-name="T29">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text:p>
      <text:p text:style-name="P8">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Любоff/on». Мне стало мало.</text:p>
      <text:p text:style-name="P22"><text:soft-page-break/><text:span text:style-name="T19">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19">себе</text:span></text:span><text:span text:style-name="T19"> купил по пути ко мне, но всегда угощался. Моя мама как-то спросила: «А что он приносит? Конфеты, вино?...» Я ответила:</text:span></text:p>
      <text:list xml:id="list36606546" text:continue-numbering="true" text:style-name="диалог">
        <text:list-item>
          <text:p text:style-name="P94">Ничего.</text:p>
        </text:list-item>
        <text:list-item>
          <text:p text:style-name="P94">Как? Что, приходит с пустыми руками?!</text:p>
        </text:list-item>
        <text:list-item>
          <text:p text:style-name="P94">Мам, ну мы же взрослые люди, все все понимают. К чему эта показуха?</text:p>
        </text:list-item>
      </text:list>
      <text:p text:style-name="P8">Ох, как мама была права!</text:p>
      <text:p text:style-name="P8">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8">На не застекленном балконе была криво натянутая веревка, на которой сушились его постиранные вещи. Сушились они, я полагаю, долго, ибо развешаны они были кучей одна на одной, <text:soft-page-break/>смятые, и напоминали половые тряпки у уборщиц в подсобках.</text:p>
      <text:p text:style-name="P8">В комнате, если было видно (по разводам), что пытались убирать, то по 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P8">К слову, трахались мы первый раз на серо-бежевой махровой простыне, некогда бледно-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8">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P8">Помню, когда я постирала это плед, то выслушала от милого претензии, ведь у этого невзрачного пледика, как оказалось, была целая история. На нем перетрахались все и со всеми... Это было сказано с шуточной интонацией. Мне и в го<text:soft-page-break/>лову не могло придти, что это правда. А это оказалась правда...</text:p>
      <text:p text:style-name="P8">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P8">Единственное, что в его доме было чистым, так это компьютерный стол, за которым он фрилансил и шпилил<text:note text:id="ftn3" text:note-class="footnote"><text:note-citation text:label="*">*</text:note-citation><text:note-body><text:p text:style-name="Footnote"><text:span text:style-name="T8">Шпилить</text:span> <text:span text:style-name="T1">(от нем. </text:span><text:span text:style-name="T30">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8">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P40"><text:soft-page-break/>* * *</text:p>
      <text:p text:style-name="P8">Первое время все было хорошо. Обнимая меня он часто говорил:</text:p>
      <text:list xml:id="list36603262" text:continue-numbering="true" text:style-name="диалог">
        <text:list-item>
          <text:p text:style-name="P94">Блин, Каминская, я не могу поверить, что это ты!</text:p>
        </text:list-item>
      </text:list>
      <text:p text:style-name="P8">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8">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text:p>
      <text:p text:style-name="P8">Не могу сказать, что он упирался, но внятное «да» я услышала только после вот этих моих аргументов. И мы нашли квартиру. Я продолжала принимать решения и строила отношения, не подозревая, какая будет «благодарность».</text:p>
      <text:p text:style-name="P8"><text:soft-page-break/>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8">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за которые, по его словам — он меня полюбил. Теперь они вызывали у него отвращение и стыд.</text:p>
      <text:p text:style-name="P8">К слову, уже тогда можно было сообразить, что он совершенно безынициативен. При том что он экономист по образованию, он совершенно не считал деньги. Кто-то может сказать, что он просто не хотел съезжаться. Нет. Хотел. Просто не хотел прилагать усилия.</text:p>
      <text:p text:style-name="P8">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text:soft-page-break/>Ведь этой похвалой и всяческими комплиментами он побуждал меня принимать все новые решения, и, как следствие — ответственность за эти решения ложились на мои плечи.</text:p>
      <text:h text:style-name="P76" text:outline-level="1"><text:s/><text:bookmark-start text:name="Glava_5__Introviert"/>Глава 5. <text:line-break/>Интроверт<text:bookmark-end text:name="Glava_5__Introviert"/></text:h>
      <text:p text:style-name="P39">Но одна лишь склонность к интроверсии не сделает из вас мыслителя.</text:p>
      <text:p text:style-name="P47">Автор неизвестен</text:p>
      <text:p text:style-name="P8">Нашим отношениям примерно месяца два, и мы столкнулись с притирками. У нас были разные графики и виделись мы реже, чем хотелось бы. В один прекрасный момент я соскучилась и захотела вот-так-вот просидеть в обнимку наедине в «ничегонеделании», как, например, месяц назад, когда, обнимая меня, все еще не мог в это поверить.</text:p>
      <text:p text:style-name="P8"><text:soft-page-break/>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6625253" text:continue-numbering="true" text:style-name="диалог">
        <text:list-item>
          <text:p text:style-name="P94">Мы же живем вместе, что тебе еще надо?!</text:p>
        </text:list-item>
      </text:list>
      <text:p text:style-name="P8">Люди с нарциссическим расстройством личности очень поглощены идеей о собственной свободе от любых правил. Называя себя «интровертом», он лишь пытался оправдать свое равнодушие, которое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8">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8"><text:soft-page-break/>Он хочет побыть один потому, что он — интроверт. Очень удобно. Но при этом, почему-то, это утверждение не мешает ему комфортно проводить время в больших компаниях, легко знакомиться с новыми людьми, активно участвовать в оживленных беседах и при этом веселиться без ущерба своей «отшельнической» натуре.</text:p>
      <text:p text:style-name="P8">На свой вопрос «почему?» он искал ответы не в той области.</text:p>
      <text:p text:style-name="P8">Интроверт! Будучи первезным нарциссом,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8">Зато, если ему что-нибудь от меня надо — мы будем говорить до трех ночи, и ему наплевать, что я зеваю 20 раз в минуту и мне рано вставать на работу. Для него это важно. Я не могла просто <text:soft-page-break/>встать и уйти, как он обычно делал. Обидеть его, означало сделать себе же хуже, но об этом позже.</text:p>
      <text:p text:style-name="P8">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по праздникам». В общем, сказка закончилась. Я его хотела постоянно. Но стоило мне подойти к нему, как я слышала:</text:p>
      <text:list xml:id="list36609321" text:continue-numbering="true" text:style-name="диалог">
        <text:list-item>
          <text:p text:style-name="P94">Ты же знаешь — я интроверт. Давай потом.</text:p>
        </text:list-item>
      </text:list>
      <text:p text:style-name="P40">* * *</text:p>
      <text:p text:style-name="P8">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обществе.</text:p>
      <text:p text:style-name="P8">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text:soft-page-break/>ятие и поведение, заставляя взаимодействовать с этими факторами.</text:p>
      <text:p text:style-name="P8">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нас миром.</text:p>
      <text:p text:style-name="P8">Все это говорит о том, что никто не может быть исключительным интровертом, или экстравертом — это неточное преувеличение. Скорее социопатом или социофилом.</text:p>
      <text:p text:style-name="P8">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8">Не интроверт и не экстраверт. Ни вы, ни я, ни кто бы то ни было. Это просто банальные отговорки с единственной целью — оправдать склонность или свое поведение в данный конкретный момент времени.</text:p>
      <text:p text:style-name="P8"><text:soft-page-break/>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0">* * *</text:p>
      <text:p text:style-name="P8">Не прошло и пару месяцев, как мы съехались, как однажды, придя домой с ночной смены, я увидела на его включенном компьютере фотографию во весь экран. Он спал, и, по всей видимости, забыл ее закрыть.</text:p>
      <text:p text:style-name="P8">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8">Я не знаю, была ли это картинка из интернета или фото «постельной» сцены с одной из его бывших, но суть была ясна. Он развлекался сам с со<text:soft-page-break/>бой, как прыщавый подросток, когда у него есть девушка.</text:p>
      <text:p text:style-name="P22"><text:span text:style-name="T19">На мой вопрос: «Как это понимать?», он ответил, что это ничего не значит, и, как и всегда, замял эту тему так, </text:span><text:span text:style-name="T25">что </text:span><text:span text:style-name="_30__20_Text"><text:span text:style-name="T25">я даже не поняла, как он так просто ушел от объяснений</text:span></text:span><text:span text:style-name="T25">!</text:span></text:p>
      <text:p text:style-name="P8">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7">К слову, в последствии я ловила его еще пару раз за этим увлекательным делом...</text:p>
      <text:p text:style-name="P22"><text:span text:style-name="T19">Так или иначе, его отношение и поведение тогда говорило мне о том, что </text:span><text:span text:style-name="_30__20_Text"><text:span text:style-name="T19">со мной что-то не так</text:span></text:span><text:span text:style-name="T19">, н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перевешивая их на несчастных жертв.</text:span></text:p>
      <text:p text:style-name="P8"><text:soft-page-break/>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мешательство! Еще вчера все было хорошо, но уже сегодня что-то не так.</text:p>
      <text:p text:style-name="P22"><text:span text:style-name="T19">Что не так? Что-то во мне? Ну да, раз </text:span><text:span text:style-name="_30__20_Text"><text:span text:style-name="T19">он</text:span></text:span><text:span text:style-name="T19">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22"><text:span text:style-name="T19">И я задавала и задавала себе эти вопросы, не представляя даже куда смотреть, где искать на них ответы. И нашла — я недостаточно хороша для него</text:span><text:span text:style-name="_30__20_Text"><text:span text:style-name="T19">, надо стараться стать лучше!</text:span></text:span><text:span text:style-name="T19"> Для него.</text:span></text:p>
      <text:p text:style-name="P8">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text:soft-page-break/>мужик под боком, а я недолюбленная! Похожу к нему, целую, и слышу:</text:p>
      <text:list xml:id="list36624493" text:continue-numbering="true" text:style-name="диалог">
        <text:list-item>
          <text:p text:style-name="P94">У меня создается впечатление, будто тебе кроме секса и обнимашек больше ничего не нужно!</text:p>
        </text:list-item>
      </text:list>
      <text:p text:style-name="P8">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2"><text:span text:style-name="T19">Конечно меня это обижало, и я обижалась, но — </text:span><text:span text:style-name="T24">старалась</text:span><text:span text:style-name="T19"> быть еще лучше, чтоб не расстраивать, чтоб не злить. Я уже старалась реже подходить, но, чем реже я </text:span><text:span text:style-name="T19">проявляла свои желания, тем крепче он привыкал к тому, что</text:span><text:span text:style-name="T25"> </text:span><text:span text:style-name="_30__20_Text"><text:span text:style-name="T25">мне ничего не нужно — я</text:span></text:span><text:span text:style-name="T19"> же молчу!</text:span></text:p>
      <text:p text:style-name="P8">Но 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2"><text:span text:style-name="T19">Получается, что кто-то </text:span><text:span text:style-name="_30__20_Text"><text:span text:style-name="T19">одна</text:span></text:span><text:span text:style-name="T19"> из нас хочет близости, стремясь к нормальным отношениям, прояв</text:span><text:soft-page-break/><text:span text:style-name="T19">ляет инициативу, ничего не получает, остается каждый раз отвергнутая, и еще получает сверху поток упреков за то, что надоедает.</text:span></text:p>
      <text:p text:style-name="P17">Казалось бы, такое поведение в отношениях встречается сплошь и рядом. Практически в каждой семье и с ее стороны и с его может начаться такого рода игнор. <text:span text:style-name="T13">Существует множество факторов, в связи с которыми п</text:span>оловая жизнь не вызывает уже былого трепета, как, например, в конфетно-цветочный период...</text:p>
      <text:p text:style-name="P17">Может случиться так, что охваченной стрессами после рождения ребенка или рабочими форс-мажорами женщине не до интима, как говорится.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7">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7"><text:soft-page-break/>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7">Защитник, воин и — самец. Удовлетворяя свою женщину, мужчина чувствует свою силу, свое мужское начало, что удовлетворяет и его самого.</text:p>
      <text:p text:style-name="P17">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конфетно-цветочный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7">Да, именно в этот период я оказалась виноватой, наказаной, даже не получив то, чего хотела. Как это унизительно просить близости в отношениях! Такой неприятный осадок всегда оставался. Так мы и жили. Я хотела его, потому, что любила и <text:soft-page-break/>мне его было слишком мало. А он хотел побыть один, потому что:</text:p>
      <text:list xml:id="list36602924" text:continue-numbering="true" text:style-name="диалог">
        <text:list-item>
          <text:p text:style-name="P94">Мы же живем вместе, что тебе еще надо?!</text:p>
        </text:list-item>
      </text:list>
      <text:p text:style-name="P8">Или:</text:p>
      <text:list xml:id="list36604624" text:continue-numbering="true" text:style-name="диалог">
        <text:list-item>
          <text:p text:style-name="P94">Ты же знаешь - я интроверт.</text:p>
        </text:list-item>
      </text:list>
      <text:p text:style-name="P8">И правда, мы ведь вместе, казалось бы... Но в этом и ирония. Отталкивая меня он все сильнее меня притягивал теми редкими моментами, в которых проявлял ко мне внимание. Дрессировка: «Вот тебе кусочек. Больше пока нет. Будет — дам еще. Сиди и жди.»</text:p>
      <text:p text:style-name="P8">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порождает постоянные сомнения и поиски ответов. Напряжение.</text:p>
      <text:p text:style-name="P40"><text:soft-page-break/>* * *</text:p>
      <text:p text:style-name="P8">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просто он сейчас... немного занят...</text:p>
      <text:p text:style-name="P8">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8">Я ждала, когда он сам захочет, но даже в том случае не могла в полной мере насладиться этой близостью из-за негативных ассоциаций. Это было моим знакомством с когнитивным диссонансом — я хотела с ним близости, потому что любила и не хотела, ведь он меня отвергал, одновременно.</text:p>
      <text:p text:style-name="P8">В последние пару месяцев отношений секса просил уже он, и я ловила себя на мысли, что теперь я ссылаюсь на «головную боль» или действительно устала, что раньше не мешало мне кувыр<text:soft-page-break/>каться с ним в постели, а наоборот — было «лекарством».</text:p>
      <text:p text:style-name="P8">Мысли о близости с ним ассоциировались у меня с негативом, он перестал меня возбуждать и каждый раз, когда дело к тому шло, я просто находила себе другое занятие, объясняя это тем, что сначала нужно сделать все дела, а потом уже развлекаться.</text:p>
      <text:p text:style-name="P40">* * *</text:p>
      <text:p text:style-name="P8">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 А ведь я все еще не понимала, что происходит.</text:p>
      <text:p text:style-name="P22"><text:span text:style-name="T19">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 И я погрузилась в долгие раздумья на тему</text:span><text:span text:style-name="T25">: «Ч</text:span><text:span text:style-name="_30__20_Text"><text:span text:style-name="T25">то со мной не </text:span></text:span><text:soft-page-break/><text:span text:style-name="_30__20_Text"><text:span text:style-name="T25">так?»</text:span></text:span><text:span text:style-name="T25">.</text:span><text:span text:style-name="T19"> Что-то выпало из моего внимания и я не понимала, что именно.</text:span></text:p>
      <text:p text:style-name="P8">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дуэта...</text:p>
      <text:p text:style-name="P8">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Мы стали критически мало времени проводить вместе. Благо, что не дошло дело до «волшебной палочки» по голове.</text:p>
      <text:p text:style-name="P8">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8">Появились первые признаки недосказанности и, так сказать, мутности. Расшифровывая его поведение сейчас, я понимаю, что уже тогда он начал врать, часто заставлял меня его ждать, и этим <text:soft-page-break/>ожиданием вырабатывал все новые и новые позывы зависимости от его общества.</text:p>
      <text:p text:style-name="P8">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8">Это было странно, но уже тогда я неосознанно понимала, что я в его жизни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text:p>
      <text:p text:style-name="P8">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40"><text:soft-page-break/>* * *</text:p>
      <text:p text:style-name="P8">Хочу заметить, что многие люди любят увлечься чем-то и побыть наедине с собой. Я тож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 или просто отдохнуть мозгами.</text:p>
      <text:p text:style-name="P22"><text:span text:style-name="T19">Это нормально. Но! Когда это занятие отбирает </text:span><text:span text:style-name="_30__20_Text"><text:span text:style-name="T19">все</text:span></text:span><text:span text:style-name="T19"> свободное время, отношения перестают быть здоровыми и начинают приносить боль.</text:span></text:p>
      <text:p text:style-name="P22"><text:span text:style-name="T19">Когда один из партнеров </text:span><text:span text:style-name="_30__20_Text"><text:span text:style-name="T19">слишком часто</text:span></text:span><text:span text:style-name="T19"> предпочитает заняться чем-то своим, нежели общим делом 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и станет толчком для начала этапа выяснений отношений.</text:span></text:p>
      <text:p text:style-name="P8">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text:soft-page-break/>его один шаг был для меня, как два. Я просила его не идти так быстро, но он игнорировал мои просьбы, заставляя меня догонять его.</text:p>
      <text:p text:style-name="P8">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 Психология говорит, что манера широко шагать свойственна экстравертам.</text:p>
      <text:p text:style-name="P8">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text:p>
      <text:p text:style-name="P8">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text:soft-page-break/>чтения или музыки, и заводил внезапно появившуюся интересную тему!</text:p>
      <text:p text:style-name="P8">Он стал все чаще уходить от прямых ответов. Его аргументы стали слабыми. Он уклонялся от решения любых проблем. Стал чаще обижаться, когда я его просила что-то сделать, или открытым текстом заявлял, что я нарушаю его покой.</text:p>
      <text:p text:style-name="P22"><text:span text:style-name="T19">Мои просьбы стали восприниматься в «штыки». Уже тогда он мог пообещать что-то сделать, но</text:span><text:span text:style-name="T25"> </text:span><text:span text:style-name="_30__20_Text"><text:span text:style-name="T25">не сдерживал свое слово в самый последний момент</text:span></text:span><text:span text:style-name="T25">.</text:span><text:span text:style-name="T19"> Это порождало во мне ощущение, что меня обманули и вызывало чувство обиды, хоть он и красноречиво описывал причины.</text:span></text:p>
      <text:p text:style-name="P22"><text:span text:style-name="T19">Я жду его дома, потому что он заставляет меня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text:span><text:span text:style-name="T19">не единичный случай. Так было практически каждый день, когда у</text:span><text:span text:style-name="T25"> </text:span><text:span text:style-name="_30__20_Text"><text:span text:style-name="T25">нас</text:span></text:span><text:span text:style-name="T25"> </text:span><text:span text:style-name="T19">были договоренности.</text:span></text:p>
      <text:p text:style-name="P8">О изменениях в планах он всегда говорил с сожалением, <text:span text:style-name="T4">показывая</text:span>, что и сам расстроен, получал мое понимание и занимался своими делами. <text:soft-page-break/>«Всегда» — единственное слово, которое описывает частоту таких таких случаев.</text:p>
      <text:p text:style-name="P8">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8">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0">* * *</text:p>
      <text:p text:style-name="P8">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8"><text:soft-page-break/>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характера, будь то хобби или музыкальные вкусы.</text:p>
      <text:p text:style-name="P22"><text:span text:style-name="T19">Мы выбираем жанры, характер развлечений и </text:span><text:span text:style-name="_30__20_Text"><text:span text:style-name="T19">людей</text:span></text:span><text:span text:style-name="T19">, сущность которых нам, так или иначе, близка или подходит по ряду качеств, руководствуясь своим отношением к этим качествам и, соответственно, выбираем людей, суждения которых похожи на наши.</text:span></text:p>
      <text:p text:style-name="P8">Мы выбираем сами, как нам реагировать, и эта реакция основывается как раз на ряде убеждений и принципов, которые формируют наши характеры.</text:p>
      <text:p text:style-name="P8">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Ведь похожего человека легче понять.</text:p>
      <text:p text:style-name="P22"><text:span text:style-name="T37">И вот тут стоит напомнить об эмпатии. Ведь, говоря простыми словами, эмпатия — это понимание </text:span><text:soft-page-break/><text:span text:style-name="T37">и, своего рода, </text:span><text:span text:style-name="_30__20_Text"><text:span text:style-name="T37">способность поставить себя на место другого.</text:span></text:span><text:span text:style-name="T37"> А схожесть в данном случае облегчает процесс понимания для обеих сторон, и вероятность найти объяснение поступкам и действиям увеличивается.</text:span></text:p>
      <text:p text:style-name="P17">В моих отношениях сначала было также. Я выбрала человека, который продемонстрировал мне невероятную схожесть между нами. Я считала, что мы нашли друг друга в этом огромном мире. Но потом все начало меняться, и, вместо понимания, я столкнулась в эгоистичностью с его стороны, что исключало возможность понять и объяснить его действия уже с моей стороны. </text:p>
      <text:p text:style-name="P17">Меня призывали понять, что обстоятельства изменились, и я ставила себя на его место. Но при этом вызывали чувство во мне чувство вины, если я протестовала, что отбирало у меня возможность выбирать, как к этому относиться.</text:p>
      <text:p text:style-name="P8">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7"><text:soft-page-break/>Стоит ли говорить,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text:p>
      <text:p text:style-name="P8">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8">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7">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8">Представьте, что вас кто-то поранил. Кто-то, кого вы очень любите. И вы знаете... вы верите... вы хотите верить, что это — случайность. Просто <text:soft-page-break/>небольшое недоразумение... Ранка кровоточит и болит, но этот кто-то бинтиком так опа... и замотал, и сказал: «Пустяки. Там ничего нет. Не выдумывай.»</text:p>
      <text:p text:style-name="P8">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от боли и срываешь этот бинт.</text:p>
      <text:p text:style-name="P8">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8">Любой нормальный человек в отношениях —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text:soft-page-break/>же все в порядке!» Ну и конечно — поиск своей вины. Он отвлекал от выяснений отношений на какое-то время.</text:p>
      <text:p text:style-name="P8">Потом возникало желание поговорить, обсудить это недоразумение, и,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8">В ходе разговора я получала свое «заслуженное»:</text:p>
      <text:list xml:id="list36614652" text:continue-numbering="true" text:style-name="диалог">
        <text:list-item>
          <text:p text:style-name="P94">Что ты выдумываешь?</text:p>
        </text:list-item>
      </text:list>
      <text:p text:style-name="P8">Или:</text:p>
      <text:list xml:id="list36618547" text:continue-numbering="true" text:style-name="диалог">
        <text:list-item>
          <text:p text:style-name="P94">Ты поражаешь меня своей иррациональностью!</text:p>
        </text:list-item>
      </text:list>
      <text:p text:style-name="P8">И шла в угол зализывать свои ранки и думать, как сделать так, чтоб теперь за эту иррациональность простили.</text:p>
      <text:p text:style-name="P8">Эта манипуляция виной и ответственностью за чувства другого была, пожалуй, самой действен<text:soft-page-break/>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text:p>
      <text:p text:style-name="P8">Но и это было тактическим методом, который лишь «сбивал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8">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8">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text:soft-page-break/>заботами, взвалив на мои плечи еще и ответственность за них.</text:p>
      <text:p text:style-name="P40">* * *</text:p>
      <text:p text:style-name="P8">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8">Проведем параллель.</text:p>
      <text:p text:style-name="P4">Немногословность.</text:p>
      <text:p text:style-name="P8">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4">Пунктуальность.</text:p>
      <text:p text:style-name="P8"><text:soft-page-break/>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4">Педантичность.</text:p>
      <text:p text:style-name="P8">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text:p>
      <text:p text:style-name="P8">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text:p>
      <text:p text:style-name="P8"><text:soft-page-break/>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себе отчет и часто все делал «на автомате». Так что, нет — педантизм ему не свойственен.</text:p>
      <text:p text:style-name="P4">Независимость в суждениях.</text:p>
      <text:p text:style-name="P8">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4">Сила воли.</text:p>
      <text:p text:style-name="P8">Если я правильно понимаю, то здесь речь идет о самодисциплине, способности преодолевать препятствия на пути к достижению своих целей.</text:p>
      <text:p text:style-name="P8">Цель: стать качком.</text:p>
      <text:p text:style-name="P8"><text:soft-page-break/>Действия: покупка абонемента и дорогой брендовой спортивной сумки (стоимостью, как годовой абонемент).</text:p>
      <text:p text:style-name="P8">Достижение: спортивная сумка превратилась в дорожную, абонемент использовался лишь в течении месяца.</text:p>
      <text:p text:style-name="P8">Цель: стать водителем байка.</text:p>
      <text:p text:style-name="P8">Действия: ходил на курсы по вождению.</text:p>
      <text:p text:style-name="P8">Достижение: курсы не закончил.</text:p>
      <text:p text:style-name="P8">Этот список можно продолжить, но зачем, когда итак все ясно?</text:p>
      <text:p text:style-name="P4">Самоанализ.</text:p>
      <text:p text:style-name="P8">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8">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Ведь самоанализ по <text:soft-page-break/>определению подразумевает результат и не может стоять в одном ряду с ленью.</text:p>
      <text:p text:style-name="P40">* * *</text:p>
      <text:p text:style-name="P8">Рассматривая характеристику нарциссической личности, стоит отметить и положительные качества этого индивида, такие,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лся от них, и переключался на поиски новых ресурсов.</text:p>
      <text:p text:style-name="P8">Он уходит оттуда, где его не ценят. Он не способен смириться с непризнанностью. Поэтому цель, которую он себе поставил, как правило, не была достигнута, но, в его интерпретации виноваты другие — помешали. Зачастую, речь идет о том человеке, который не оценил или занизил его способности.</text:p>
      <text:p text:style-name="P17">Итак, размышляя об этом уже сейчас, могу предположить, что именно тогда моя любовь к <text:soft-page-break/>нему стала иллюзией. Я вспоминала каким было его отношение ко мне и любила эти воспоминания.</text:p>
      <text:p text:style-name="P17">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7">Только сейчас, оглядываясь назад, я понимаю, что моя влюбленность уже тогда превратилась в зависимость.</text:p>
      <text:p text:style-name="P17">Только сейчас я задаю себе вопрос: «Я влюбилась в его отношение ко мне или в красивую демонстрацию?»</text:p>
      <text:p text:style-name="P17">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8"/>
      <text:p text:style-name="P49">«Большинство людей не видят ловушки, в которой находятся.»</text:p>
      <text:p text:style-name="P37">Роберт Кийосаки</text:p>
      <text:p text:style-name="P37"><text:soft-page-break/></text:p>
      <text:p text:style-name="P8">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6610989" text:continue-numbering="true" text:style-name="диалог">
        <text:list-item>
          <text:p text:style-name="P94">Не мешай мне жить, женщина! — якобы в шутку, часто говорил он.</text:p>
        </text:list-item>
      </text:list>
      <text:p text:style-name="P8">Но, как мы знаем, в каждой шутке есть доля шутки, а остальное — правда.</text:p>
      <text:p text:style-name="P40">* * *</text:p>
      <text:p text:style-name="P8">И тут нас приглашают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8">При моих попытках провести с ним время, он, ссылаясь на «важные дела», каждый раз спрашивал меня, почему я не могу провести время без <text:soft-page-break/>него? Логично, не так ли? Да, если не учитывать факт того, что я постоянно его ожидала.</text:p>
      <text:p text:style-name="P8">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8">Он часто фрилансил, но еще чаще — <text:s/>шпилил. Когда я предлагала провести время вместе, он напоминал мне, что интроверт, и продолжал заниматься своими делами.</text:p>
      <text:list xml:id="list36614506" text:continue-numbering="true" text:style-name="диалог">
        <text:list-item>
          <text:p text:style-name="P94">Погуляй без меня. — говорил он.</text:p>
        </text:list-item>
      </text:list>
      <text:p text:style-name="P8">И вот, когда я так и сделала — не стала настаивать и пошла гулять сама,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P40"><text:soft-page-break/>* * *</text:p>
      <text:p text:style-name="P8">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8">Он подкармливал меня надеждой и обещаниями, введя в еще большую зависимость — в состояние ожидания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8">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text:p>
      <text:p text:style-name="P8"><text:soft-page-break/>Надев маску жертвы, он упреками вызвал во мне чувство вины за то, что я «бросила его одного», а так в отношениях не поступают! Либо вместе, либо никак.</text:p>
      <text:p text:style-name="P8">И что мы видим — снова противоречия. «Почему ты не можешь провести время без меня!?» - «Как ты могла оставить меня одного!?»</text:p>
      <text:p text:style-name="P8">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бегства» от этого безумия, в которое он меня погружал с каждым днем все глубже и глубже, что закрепляло его позиции <text:span text:style-name="T37">хозяина</text:span> и увеличивало его власть надо мной.</text:p>
      <text:p text:style-name="P40"><text:soft-page-break/>* * *</text:p>
      <text:p text:style-name="P8">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text:p>
      <text:p text:style-name="P8">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7">Вы также можете предположить, что он меня не любил, и будете правы. Он лишен этой способности, но ее хорошо компенсирует другая — изображение великого чувства. И поверьте мне, изображал он так, что я бы и сейчас, наверное, поверила.</text:p>
      <text:p text:style-name="P17">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text:soft-page-break/>высказывал мне крайне обидные замечания и упреки.</text:p>
      <text:p text:style-name="P8"><text:span text:style-name="T37">Однажды после ссоры, когда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азрыдался, описы</text:span><text:span text:style-name="T37">вая как сильно меня любит. </text:span>Так что нет. Я склонна полагать, что ему это было нужно. Он утверждался за счет таких вот действий, за счет меня и моей любви.</text:p>
      <text:p text:style-name="P8">Да, в этой главе речь идет о нарциссизме, а это, к сожалению, часто встречающееся явление. Практически все отношения, связанные с жестокой манипуляцией, психологическим садизмом, пассивной агрессией и абьюзом — ведут к теме о нарциссизме.</text:p>
      <text:p text:style-name="P8">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это ненормально, <text:soft-page-break/>он устраивал демонстрацию своей большой любви ко мне, и я его прощала.</text:p>
      <text:p text:style-name="P8">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в себе и обесценивая мою значимость.</text:p>
      <text:p text:style-name="P8">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text:p>
      <text:h text:style-name="P76" text:outline-level="1"><text:s/><text:bookmark-start text:name="Glava_6__Straziki"/>Глава 6. <text:line-break/>Стразики<text:bookmark-end text:name="Glava_6__Straziki"/></text:h>
      <text:p text:style-name="P8">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так, будто на моем лице не косметика, а дерьмо. Меня начали менять. Менять под себя.</text:p>
      <text:p text:style-name="P8">Не нравится? А никто не спрашивает — вещь на то и вещь, чтоб ею пользовались и настраивали под себя. А ведь он любит копаться в настройках. Все, что у него есть — настроено под него. Он ме<text:soft-page-break/>няет хоткеи<text:note text:id="ftn4" text:note-class="footnote"><text:note-citation text:label="*">*</text:note-citation><text:note-body><text:p text:style-name="Footnote"><text:span text:style-name="T8">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 делает все, чтоб было удобней пользоваться. И я, как вы понимаете, говорю не только о девайсах<text:note text:id="ftn5" text:note-class="footnote"><text:note-citation text:label="**">**</text:note-citation><text:note-body><text:p text:style-name="Footnote"><text:span text:style-name="T8">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8">Его, вроде бы, безобидные замечания были ни чем иным, как попыткой понизить мою самооценку. Он знал, что я к нему прислушиваюсь еще с тех пор, когда наши отношения были еще дружескими. Ведь раньше, когда он высказывал свою точку зрения, она была логичной и конструктивной. Но теперь все изменилось.</text:p>
      <text:p text:style-name="P8">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8"><text:soft-page-break/>«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8">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боялась упреков, совершенно забыв о значимости собственного мнения.</text:p>
      <text:p text:style-name="P8">Да, я ждала одобрения, пока он проецировал на мне свою точку зрения, не принимая во внимание мою. Еще одна манипуляция — заставить прислушив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8"><text:soft-page-break/>Таким образом он обеспечил себе мою зависимость от его мнения, и, как следствие — подготовил почву для новых манипуляций.</text:p>
      <text:p text:style-name="P8">Как обычно бывает в любых отношениях — вот говорит тебе человек, что ты что-то делаешь не так. А ты отвечаешь — «спасибо» потому, что знаешь, что он желает тебе только добра, хочет, что бы стал лучше. Ты доверяешь ему, потому что это близкий тебе человек, который любит тебя...</text:p>
      <text:p text:style-name="P8">Я так тоже думала. Но все равно не могла понять, что такого в моих действиях, внешности не так, и почему на меня сыпятся постоянные замечания?</text:p>
      <text:p text:style-name="P8">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text:p>
      <text:p text:style-name="P8">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0"><text:soft-page-break/>* * *</text:p>
      <text:p text:style-name="P8">Знаете, это при новом знакомстве, когда завязываются отношения, оба пытаются скрыть свои недостатки, казаться хорошими, делать то, что нравится второму... А когда знаешь человека уже много лет — выделываться тут не перед кем. Глаза видели, что выбирали. И ты и тебя знают, как «облупленного».</text:p>
      <text:p text:style-name="P8">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6599942" text:continue-numbering="true" text:style-name="диалог">
        <text:list-item>
          <text:p text:style-name="P94">О боже! Что это?</text:p>
        </text:list-item>
      </text:list>
      <text:p text:style-name="P8">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list xml:id="list36594489" text:continue-numbering="true" text:style-name="диалог">
        <text:list-item>
          <text:p text:style-name="P94"><text:soft-page-break/>Уже лучше.</text:p>
        </text:list-item>
      </text:list>
      <text:p text:style-name="P8">Ну это уже куда не шло!..</text:p>
      <text:p text:style-name="P8">Или:</text:p>
      <text:list xml:id="list36597836" text:continue-numbering="true" text:style-name="диалог">
        <text:list-item>
          <text:p text:style-name="P94">Нормально.</text:p>
        </text:list-item>
      </text:list>
      <text:p text:style-name="P8">Я чувствовала себя неуютно на протяжении всего вечера и не могла в полной мере расслабиться. Помните, я выше писала про «Эксперимент пошаговых действий»? Вот он во всей своей красе и неоспоримости! И продолжение следует.</text:p>
      <text:p text:style-name="P8">Итак, по прошествии романтической эйфории, с которой начинаются любые отношения, наступает вторая фаза — фаза «улучшения». Манипуляторы используют этот прием для устранения у жертвы собственной манеры поведения и стиля, стирая все границы между ним и жертвой. В этот момент объект его манипуляций уже находится в полной психологической зависимости.</text:p>
      <text:p text:style-name="P40"><text:soft-page-break/>* * *</text:p>
      <text:p text:style-name="P8">Одновременно с попытками изменить манеру моего поведения, мой стиль и ход мыслей, в ход пошел круг друзей. Моих друзей. Постепенно он стал намекать, что мои друзья неинтересные и с ними не о чем поговорить. Начали проскакивать вопросы типа:</text:p>
      <text:list xml:id="list36600325" text:continue-numbering="true" text:style-name="диалог">
        <text:list-item>
          <text:p text:style-name="P94">Почему ты с ними общаешься?</text:p>
        </text:list-item>
      </text:list>
      <text:p text:style-name="P8">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text:p>
      <text:p text:style-name="P8">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P22"><text:span text:style-name="T19">Следующим этапом, как вы поняли, является </text:span><text:span text:style-name="_30__20_Text"><text:span text:style-name="T25">изоляция жертвы от ее привычного окружения</text:span></text:span><text:span text:style-name="T25">.</text:span><text:span text:style-name="T19"> До него у меня </text:span><text:span text:style-name="T19">был свой собственный мир, который, как и меня, начали обесценивать и отменять. Мой </text:span><text:soft-page-break/><text:span text:style-name="T19">мир — в нем комфортно и уютно, я знала, что мои близкие в любой момент окажут мне помощь и поддержку — такие вот у меня друзья. Были.</text:span></text:p>
      <text:p text:style-name="P8">Отчетливо помню первую ссору. Накануне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P8">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6618433" text:continue-numbering="true" text:style-name="диалог">
        <text:list-item>
          <text:p text:style-name="P94">Либо тех, либо тех!</text:p>
        </text:list-item>
        <text:list-item>
          <text:p text:style-name="P94">Но я хочу видеть всех в этот день! Это мой день. Это мои друзья...</text:p>
        </text:list-item>
        <text:list-item>
          <text:p text:style-name="P94"><text:soft-page-break/>Это плохая идея. Как ты себе это представляешь твоих и моих друзей вместе? Тебе надо выбрать!</text:p>
        </text:list-item>
      </text:list>
      <text:p text:style-name="P8">Хочу отметить, что речь не шла о том, чтобы пригласить моих друзей.</text:p>
      <text:p text:style-name="P8"/>
      <text:p text:style-name="P54">«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54">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text:soft-page-break/>ее ритм, но так, чтобы ей было с вами интересно.»</text:p>
      <text:p text:style-name="P37">В. Адамчик, «Манипулятор. Секреты успешной манипуляции человеком»</text:p>
      <text:p text:style-name="P37"/>
      <text:p text:style-name="P8">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в заблуждение путем обмана.</text:p>
      <text:p text:style-name="P17">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0">* * *</text:p>
      <text:p text:style-name="P8">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text:soft-page-break/>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P22"><text:span text:style-name="_30__20_Text"><text:span text:style-name="T19">Если</text:span></text:span><text:span text:style-name="T19"> я приглашу, </text:span><text:span text:style-name="_30__20_Text"><text:span text:style-name="T19">то</text:span></text:span><text:span text:style-name="T19"> это повлечет дискомфорт. Это двойное послание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8">То есть, расшифровывая его фразу, можно увидеть что он заботится о комфорте, при этом осуждает мой подход к делу, но подтекстом является запрет: «Я не хочу, чтобы ты приглашала всех друзей».</text:p>
      <text:p text:style-name="P8">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text:soft-page-break/>текстов нет. Подтекстом также может являться мимика, жесты, поза или интонация.</text:p>
      <text:p text:style-name="P8">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8">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8">Другими словами, при воспитании ребенка родители выдвигали сразу два одновременно невыполнимых или противоречивых послания:</text:p>
      <text:list xml:id="list36609229" text:continue-numbering="true" text:style-name="диалог">
        <text:list-item>
          <text:p text:style-name="P94">Стой там — иди сюда.</text:p>
        </text:list-item>
        <text:list-item>
          <text:p text:style-name="P94">Я приказываю тебе не выполнять моих приказов.</text:p>
        </text:list-item>
      </text:list>
      <text:p text:style-name="P8"><text:soft-page-break/>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0">* * *</text:p>
      <text:p text:style-name="P8">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text:span text:style-name="T37">(по большей части)</text:span>, как и он, деструктивного окружения.</text:p>
      <text:p text:style-name="P8">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text:p>
      <text:p text:style-name="P8">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8"><text:soft-page-break/>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ведь он меня обидел, отбирая право распоряжаться приглашенными <text:span text:style-name="T37">в единственный в году мой личный праздник,</text:span> а потому, что он наверняка хотел меня поздравить.</text:p>
      <text:p text:style-name="P8">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8">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text:p>
      <text:p text:style-name="P8">Я разревелась. Будучи уже на взводе от негативных мыслей, получить такую дозу счастья было слишком резким перепадом. Как из парной в снег. <text:soft-page-break/>Естественно, я обо 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P8">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8">Харриет Брейкер идентифицировала этот способ манипулирования, как «положительное подкрепление». К нему относится:</text:p>
      <text:list xml:id="list9082970907870899437" text:style-name="L5">
        <text:list-item>
          <text:p text:style-name="P97">похвала, поверхностное очарование, поверхностное сочувствие, чрезмерные извинения;</text:p>
        </text:list-item>
        <text:list-item>
          <text:p text:style-name="P97">деньги, одобрение, подарки;</text:p>
        </text:list-item>
        <text:list-item>
          <text:p text:style-name="P97">внимание, выражения лица, такое как притворный смех или улыбка;</text:p>
        </text:list-item>
        <text:list-item>
          <text:p text:style-name="P97">общественное признание.</text:p>
        </text:list-item>
      </text:list>
      <text:p text:style-name="P8"><text:soft-page-break/>В целом, это плюшки, которые способны вызвать лишь позитивные эмоции. Но, в отличии от нормального поведения, манипуляторы играют такими положительными действиями на чувствах других людей, вводят в заблуждение с целью собственной выгоды.</text:p>
      <text:p text:style-name="P8">Несомненно, этот способ является самым быстрым для достижения желаемого результата. В книге будут часто встречаться краткие описания методов манипулирования. В одной из последних глав я опишу эти методы более подробно.</text:p>
      <text:p text:style-name="P40">* * *</text:p>
      <text:p text:style-name="P8">День рождения я провела в одиночестве на берегу озера за городом с бутылкой пива и пачкой каких-то снеков. Потому что он работал, а друзей я так и не позвала, дабы не развивать конфликт. Это же важно для него. Я-то переживу...</text:p>
      <text:p text:style-name="P8">Но что он сделал потом? Он организовал поход на картинг, якобы в честь моего дня рождения. И <text:soft-page-break/>пригласил — своих друзей. Моих в списке приглашенных, конечно же, не было.</text:p>
      <text:p text:style-name="P8">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8">На бланке статистики победителей,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8">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text:soft-page-break/>нутри все, с чем я несогласна и получался грандиозный скандал.</text:p>
      <text:h text:style-name="P76" text:outline-level="1"><text:s/><text:bookmark-start text:name="Glava_7__Z____Zabota"/>Глава 7. <text:line-break/>З — Забота<text:bookmark-end text:name="Glava_7__Z____Zabota"/></text:h>
      <text:p text:style-name="P39">В пустой душе и в сердце эгоиста не может быть божественной любви.</text:p>
      <text:p text:style-name="P47">Автор неизвестен</text:p>
      <text:p text:style-name="P8">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8">Я весила 45 кг, и не могла набрать вес, хоть и ела все подряд. В остальном жалоб не было. Пока <text:soft-page-break/>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6611111" text:continue-list="list36609229" text:style-name="диалог">
        <text:list-item>
          <text:p text:style-name="P94">Что-то ты бледненькая, тебе плохо? — спросила она.</text:p>
        </text:list-item>
        <text:list-item>
          <text:p text:style-name="P94">Да, — ответила я, — иначе бы меня здесь не было.</text:p>
        </text:list-item>
      </text:list>
      <text:p text:style-name="P8">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ние по неизвестным мне причинам, и она просто отвела меня в лабораторию и взяла кровь с пальца. Наши больницы не могут похвастаться оперативностью, т.к. я все еще ждала пока меня примет врач, когда пришли результаты.</text:p>
      <text:p text:style-name="P8">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text:soft-page-break/>в стационар уровень гемоглобина был 64 г/л, из-за чего я могла потерять сознание просто поворачивая голову.</text:p>
      <text:p text:style-name="P8">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8">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8">Меня отправили домой. Назначили лечение, прописали железосодержащую диету и сказали воздержаться от любых нагрузок на протяжении полугода.</text:p>
      <text:p text:style-name="P8">Это был кошмар. Мой образ жизни из подвижного и насыщенного в раз превратился в сидение дома и «ничегонеделание». Потому, что нельзя. <text:soft-page-break/>Через три месяца я уже выла по волчьи от скуки и однообразия.</text:p>
      <text:p text:style-name="P8">Помню, как решилась выйти в магазин одна, впервые за все время. Маркет был через дорогу, да и не сказать, что я возвращалась с тяжестями, но в лифт я заходила уже на ощупь.</text:p>
      <text:p text:style-name="P8">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8">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P8">Сначала мы обсудили материальный вопрос, в котором обоюдным решением было повременить с <text:soft-page-break/>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и работу поискать... Это было пару раз. Он не заставлял меня, и не упрекал, но подтекст был именно таким.</text:p>
      <text:p text:style-name="P8">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я не приношу дохода, хотя и знал, что будь моя воля, я бы не сидела дома. Тем не менее, под действием таких невзрачных намеков, я сходила на несколько собеседований.</text:p>
      <text:p text:style-name="P8">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8"><text:soft-page-break/>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P8">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P8">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и даже потенциально не являюсь домохозяйкой.</text:p>
      <text:p text:style-name="P8">Потому, что он знал мне цену, но хотел подчинить меня. Еще какую-то неделю назад я зарабатывала больше, чем он. Я поездила по Европе, отдыхала на морях, постоянно радовала себя об<text:soft-page-break/>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8">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рутины.</text:p>
      <text:p text:style-name="P8">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44">* * *</text:p>
      <text:p text:style-name="P8">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text:soft-page-break/>прибавился еще нормированный офисный график. Но разделения по быту не было, ведь он уже привык, что эти обязательства лежат на мне.</text:p>
      <text:p text:style-name="P8">Пару раз я просила его о помощи и пыталась слегка распределить обязанности. Что-то вроде:</text:p>
      <text:list xml:id="list36599593" text:continue-numbering="true" text:style-name="диалог">
        <text:list-item>
          <text:p text:style-name="P94">Мне так было бы приятно, если бы ты встретил меня с работы с ужином...</text:p>
        </text:list-item>
      </text:list>
      <text:p text:style-name="P8">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готовил кушать, но могу сказать, что такие его «подвиги» на пальцах можно пересчитать. За три-то года!</text:p>
      <text:p text:style-name="P8">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8"><text:soft-page-break/>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44">* * *</text:p>
      <text:p text:style-name="P8">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8">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8">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text:soft-page-break/>за столом. Нога тут же отекла, острая боль... В общем стало понятно сразу — перелом.</text:p>
      <text:p text:style-name="P8">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8">Сразу после операции меня привезли домой. Когда начал отходить наркоз, мне было очень больно, и обезболивающие не справлялись, но я даже не могу представить, что было бы без них.</text:p>
      <text:p text:style-name="P8">Хорошо, что в то время он работал тоже удаленно и был всегда дома, — думала я! И вот лежу я в постели и страдаю. На что мой парень, внимание — просто прекращает со мной разговаривать!</text:p>
      <text:p text:style-name="P8">Он не был злым, или обиженным. Он не был растерянным или сильно занятым. Он. Просто. Перестал. Со. Мной. Разговаривать.</text:p>
      <text:p text:style-name="P8"><text:soft-page-break/>Я совершенно не знала, что мне делать, кроме как, пытаться увидеть свою значимость для него. Как мне было выяснить, чего я стою, когда я в раз превратилась в сплошное сомнение в себе?</text:p>
      <text:p text:style-name="P8">Я испытывала страх, что это безразличие ко мне — свидетельство того, что он принял решение со мной расстаться. Я была беспомощнее некуда. Физически и психологически.</text:p>
      <text:p text:style-name="P8">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8">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8">Хорошо, что моя сестра жила в соседнем доме и приходила меня купать, потому, что самой это сделать было практически нереально. А он игно<text:soft-page-break/>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P8">Но он не испытал сожаления к моим страданиям.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8">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сломала ногу, и была наказана за этот проступок.</text:p>
      <text:p text:style-name="P8">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8"><text:soft-page-break/>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text:span text:style-name="T37">Что я буду</text:span> оправдывать его отношение ко мне собственными ошибками, погружаясь в бесконечные их поиски. <text:span text:style-name="T37">Иначе я была бы ему не нужна.</text:span> Я изматывала себя до сумасшествия, пытаясь найти, где же я ошиблась.</text:p>
      <text:p text:style-name="P8">Не могу до сих пор в полной мере понять, что это было. Не могу поверить в такое развнодушие к близкому человеку. Что это? Защитная реакция на трудности или это равнодушие ко мне из-за травмы была подтекстом чего-то большего?</text:p>
      <text:p text:style-name="P8">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P8">Постепенно неуверенность в себе переросла в самогнобление — со мной одни проблемы и он <text:soft-page-break/>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text:p>
      <text:p text:style-name="P8">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8">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 Потом он начал делать вид, что меня просто не существует.</text:p>
      <text:p text:style-name="P22"><text:span text:style-name="T19">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19">только себе</text:span></text:span><text:span text:style-name="T19"> и доедал последнее, что было в холодильнике.</text:span></text:p>
      <text:p text:style-name="P8"><text:soft-page-break/>Чувство ущербности, которое переполняло меня, настолько обострилось, что я просто начала себя ненавидеть. Сейчас я была беспомощнее некуда.</text:p>
      <text:p text:style-name="P8">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8">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8">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text:soft-page-break/>ния собственного эмоционального и бытового комфорта, не более.</text:p>
      <text:p text:style-name="P8">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44">* * *</text:p>
      <text:p text:style-name="P8">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text:p>
      <text:p text:style-name="P8">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8"><text:soft-page-break/>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8">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8"/>
      <text:p text:style-name="P54">«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37">Личко А.Е., «Синдром неустойчивого поведения»</text:p>
      <text:p text:style-name="P37"><text:soft-page-break/></text:p>
      <text:p text:style-name="P8">Итак, я с рюкзачком на костылях выходила каждый вечер в магазин, брала себе каких-то сосисок, потому что голодная, пива, чтоб уснуть, и сигарет.</text:p>
      <text:p text:style-name="P8">Эта форма психологического насилия называется неглект. Абьюзеры используют пошатнувшееся состояние здоровья жертвы и намеренно его усугубляют. Он знал, что мне нельзя опускать ногу, но спокойно смотрел, как я одеваюсь и ковыляю в магазин.</text:p>
      <text:p text:style-name="P8">Кровь опускалась в ногу, и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8">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P8"><text:soft-page-break/>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6622528" text:continue-numbering="true" text:style-name="диалог">
        <text:list-item>
          <text:p text:style-name="P94">Я еду! — сказала она и приехала.</text:p>
        </text:list-item>
      </text:list>
      <text:p text:style-name="P8">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8">Что касается меня, то я уже все 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text:p>
      <text:p text:style-name="P8">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44"><text:soft-page-break/>* * *</text:p>
      <text:p text:style-name="P8">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8">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8">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8"><text:soft-page-break/>Это сложно описать, но это было очень болезненно.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8">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8">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text:p>
      <text:p text:style-name="P8">Я раздавлена, унижена и нет пути назад. Это пропасть и я на дне. Но до дна было еще очень далеко. Я была уверена, что хуже уже некуда, но я ошибалась.</text:p>
      <text:p text:style-name="P8"><text:soft-page-break/>В полном отчаянии я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8">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пива, и потом, если не передумаю, то просто сделаю это и дело с концом.</text:p>
      <text:p text:style-name="P8">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8">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text:soft-page-break/>зима, я курила, пила пиво, рядом стояли костыли и было чуть за полночь.</text:p>
      <text:p text:style-name="P8">Мне было холодно, но я так 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P8">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8">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но, сестра была в шоке, ведь с виду наши отношения казались чуть ли не идеальными, а тут такое...</text:p>
      <text:p text:style-name="P8">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text:p>
      <text:p text:style-name="P8"><text:soft-page-break/>Условием моего возвращения было его признание мне в любви. Да — мы жили уже как полтора года вместе, но до этого времени он ни разу не сказал мне, что любит меня.</text:p>
      <text:p text:style-name="P8">«Если любишь, то скажи мне это,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text:p>
      <text:p text:style-name="P8">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text:span text:style-name="T37">... К тому же признание возлагало на него ничего себе какие обязательства!..</text:span> Кстати, на практике ничего не поменялось, кроме того, что список отсутствующих качеств его личности все пополнялся.</text:p>
      <text:p text:style-name="P40"><text:soft-page-break/>* * *</text:p>
      <text:p text:style-name="P8">Я не могла уйти. Он всегда поворачивал все так, что мало того, что я терпела, я просила «добавки». Он мог сказать: «Одень шапку, на улице мороз», но открыть на ночь окно в спальне, не смотря на то, что я с мокрой головой. Я просила закрыть, а он обижался. И я молчала.</text:p>
      <text:p text:style-name="P8">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text:p>
      <text:p text:style-name="P22"><text:span text:style-name="T19">Это была моя ошибка, пожалуй самая горькая для меня, ведь в то время, как я </text:span><text:span text:style-name="T25">и</text:span><text:span text:style-name="_30__20_Text"><text:span text:style-name="T25">скала в себе причины</text:span></text:span><text:span text:style-name="T25"> наших разногласий, </text:span><text:span text:style-name="_30__20_Text"><text:span text:style-name="T25">он продолжал паразитировать</text:span></text:span><text:span text:style-name="T25"> на</text:span><text:span text:style-name="T19"> моей к нему привязанности. Я строила отношения, в то время, как он ими пользовался.</text:span></text:p>
      <text:h text:style-name="P76" text:outline-level="1"><text:s/><text:bookmark-start text:name="Glava_8__Sama__kotik"/>Глава 8. <text:line-break/>Сама, котик<text:bookmark-end text:name="Glava_8__Sama__kotik"/></text:h>
      <text:p text:style-name="P8">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text:p>
      <text:p text:style-name="P8">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P8"><text:soft-page-break/>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Я была источником неприятной информации. Я раздражала его одним своим присутствием.</text:p>
      <text:p text:style-name="P8">Он не бросал меня, не рвал со мной отношения, он возвращал меня каждый раз, когда я уходила. Он просил меня не бросать его. И гнобил своим поведением, добившись моего доверия тому, что «такого больше не повторится». Это психологическое насилие, которое лишает жертву возможности донести абьюзеру свои переживания.</text:p>
      <text:p text:style-name="P8">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8">«Я желаю тебе добра»,</text:p>
      <text:p text:style-name="P8">«Для тебя так будет лучше».</text:p>
      <text:p text:style-name="P8"><text:soft-page-break/>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0">* * *</text:p>
      <text:p text:style-name="P8">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36594473" text:continue-numbering="true" text:style-name="диалог">
        <text:list-item>
          <text:p text:style-name="P94">Я вчера ходил в кино.</text:p>
        </text:list-item>
      </text:list>
      <text:p text:style-name="P8">Мы едем в за город отдыхать, он скажет:</text:p>
      <text:list xml:id="list36620724" text:continue-numbering="true" text:style-name="диалог">
        <text:list-item>
          <text:p text:style-name="P94">Я еду...</text:p>
        </text:list-item>
      </text:list>
      <text:p text:style-name="P22"><text:soft-page-break/><text:span text:style-name="T19">Он скажет, что в гостях был — он, хотя ходили мы вместе. Меня в этих обсуждениях на тему «Как прошли мои выходные» не было, разговаривай он с мамой, боссом или друзьями. Был </text:span><text:span text:style-name="_30__20_Text"><text:span text:style-name="T19">он</text:span></text:span><text:span text:style-name="T19">, и он красноречиво об этом расскажет, не упоминая обо мне.</text:span></text:p>
      <text:p text:style-name="P8">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2"><text:span text:style-name="T19">Эт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19">нас</text:span></text:span><text:span text:style-name="T19">, где я стояла на втором месте, а не в одной иерархии с ним. Я — дополнение.</text:span></text:p>
      <text:p text:style-name="P22"><text:span text:style-name="T19">Еще раз повторю это противное </text:span><text:span text:style-name="T25">«</text:span><text:span text:style-name="_30__20_Text"><text:span text:style-name="T25">я до сих пор не понимаю</text:span></text:span><text:span text:style-name="T25">»</text:span><text:span text:style-name="T19">,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text:span><text:soft-page-break/><text:span text:style-name="T19">чем свидетельствует выше и ниже сказанное. Без него ничего не решалось, да и с половой тряпкой и за мытьем посуды его никто никогда не видел...</text:span></text:p>
      <text:p text:style-name="P8">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и через пять минут из-за мелочи мог пошутить:</text:p>
      <text:list xml:id="list36604738" text:continue-numbering="true" text:style-name="диалог">
        <text:list-item>
          <text:p text:style-name="P94">Что, ручки из жопы? — при друзьях, да с такой радостью на лице, будто его ребенок сделал первые шаги.</text:p>
        </text:list-item>
      </text:list>
      <text:p text:style-name="P44">* * *</text:p>
      <text:p text:style-name="P8">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text:soft-page-break/>два одинаковых подарка в два разных моих дня рождения.</text:p>
      <text:p text:style-name="P8">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P8">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я, который я отмечала впервые, будучи с ним в отношениях. Его не было. Он забрал у меня этот день.</text:p>
      <text:p text:style-name="P8">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8">Да, я хотела семью, но у меня не было навязчивой идеи выйти замуж. На тот момент на моем счету было три отвергнутых предложения руки и <text:soft-page-break/>сердца. Хотела бы — вышла. Но мне важно знать за кого, ведь я собираюсь строить семью, а не просто проводить время...</text:p>
      <text:p text:style-name="P8">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8">И я была уверена — он все спланировал и, под видом романтического ужина, на этот раз — сделает мне предложение. Не может же он подарить два одинаковых подарка?! Может...</text:p>
      <text:p text:style-name="P8">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list xml:id="list36617154" text:continue-numbering="true" text:style-name="диалог">
        <text:list-item>
          <text:p text:style-name="P94">Ого, ты что, предложение делаешь?</text:p>
        </text:list-item>
      </text:list>
      <text:p text:style-name="P8">Он засмеялся и ответил:</text:p>
      <text:list xml:id="list36605115" text:continue-numbering="true" text:style-name="диалог">
        <text:list-item>
          <text:p text:style-name="P114"><text:soft-page-break/><text:span text:style-name="_30__20_Text"><text:span text:style-name="T19">Конечно</text:span></text:span><text:span text:style-name="T19"> нет! Мы тут запутались...</text:span></text:p>
        </text:list-item>
      </text:list>
      <text:p text:style-name="P8">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44">* * *</text:p>
      <text:p text:style-name="P8">Часто его просьбы были провокацией и сопровождались:</text:p>
      <text:list xml:id="list36596885" text:continue-numbering="true" text:style-name="диалог">
        <text:list-item>
          <text:p text:style-name="P94">Слабо? Ты сможешь!</text:p>
        </text:list-item>
      </text:list>
      <text:p text:style-name="P22"><text:span text:style-name="T19">Откажись я, это означало бы, что я открыто призн</text:span><text:span text:style-name="_30__20_Text"><text:span text:style-name="T19">а</text:span></text:span><text:span text:style-name="T19">юсь, что не смогу, хотя смогла бы, но просто не хочу. Ну и конечно — разочарование на его лице.</text:span></text:p>
      <text:p text:style-name="P8">К тому времени, как он прокачал на мне все уже известные приемы — это было одним из худ<text:soft-page-break/>ших его наказаний. Он мог даже ничего не говорить, но его выражение лица было слишком красноречивым, чтобы согласиться с тем, что я себе все накручиваю.</text:p>
      <text:p text:style-name="P8">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8">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8">Кстати, родители, хотите покалечить ребенку психику — говорите ему почаще: «Я думал, ты справишься»...</text:p>
      <text:p text:style-name="P8"><text:soft-page-break/>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text:p>
      <text:p text:style-name="P8">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8">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8">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Но, видя, что близкому тебе человеку <text:soft-page-break/>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2"><text:span text:style-name="T19">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19">ты,</text:span></text:span><text:span text:style-name="T19"> на самом деле, хочешь.</text:span></text:p>
      <text:p text:style-name="P8">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8">Но будьте готовы заплатить за эту его доброту... собой, потому именно себя вы лишитесь, возможно, раз и навсегда, если не начнете действовать.</text:p>
      <text:p text:style-name="P8">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text:soft-page-break/>себе лишь ненавязчивый, но всегда аргументированный совет.</text:p>
      <text:p text:style-name="P17">Ой, мы лишь на полпути к развязке, а я уже на «ты» перешла...</text:p>
      <text:p text:style-name="P44">* * *</text:p>
      <text:p text:style-name="P8">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6611624" text:continue-numbering="true" text:style-name="диалог">
        <text:list-item>
          <text:p text:style-name="P94">Давай сама, котик. Я не хочу/занят/мне ничего нужно/там дождь/голова болит...</text:p>
        </text:list-item>
      </text:list>
      <text:p text:style-name="P8">Или его коронное:</text:p>
      <text:list xml:id="list36616643" text:continue-numbering="true" text:style-name="диалог">
        <text:list-item>
          <text:p text:style-name="P94">Давай, но без меня...</text:p>
        </text:list-item>
      </text:list>
      <text:p text:style-name="P8">Не говоря уже о разных бытовых штуках, и плевать, мужская это работа по дому или женская. Это всегда «сама».</text:p>
      <text:p text:style-name="P8">Мне на ногу рухнул шкаф, который он отморозился разбирать, и даже не помог мне. Шкаф упал и сломал мне два пальца на ноге (у меня было <text:soft-page-break/>много переломов). А в больницу с этими двумя переломами я поехала... А? — Сама!</text:p>
      <text:list xml:id="list36608748" text:continue-numbering="true" text:style-name="диалог">
        <text:list-item>
          <text:p text:style-name="P94">Ты что, сама не справишься? Я тебе такси вызову...</text:p>
        </text:list-item>
      </text:list>
      <text:p text:style-name="P8">Он был не на работе. Он вызвал мне машину и остался дома играть по сети с друзьями!</text:p>
      <text:p text:style-name="P8">А как дойти до такси?!</text:p>
      <text:p text:style-name="P8">Как выйти из такси и дойти до входа в больницу?!</text:p>
      <text:p text:style-name="P8">Дойти до регистратуры?!</text:p>
      <text:p text:style-name="P8">Найти кабинет врача?!</text:p>
      <text:p text:style-name="P8">Дойти до рентгена?!</text:p>
      <text:p text:style-name="P8">Обратно к врачу?!</text:p>
      <text:p text:style-name="P8">До такси?!</text:p>
      <text:p text:style-name="P8">До квартиры?!</text:p>
      <text:p text:style-name="P8">Учитывая ступеньки, двери?!..</text:p>
      <text:p text:style-name="P8">Это же нога, а не рука! Но зачем об этом думать?!</text:p>
      <text:list xml:id="list36621497" text:continue-numbering="true" text:style-name="диалог">
        <text:list-item>
          <text:p text:style-name="P94"><text:soft-page-break/>Ты же у меня баба сильная, справишься сама...</text:p>
        </text:list-item>
      </text:list>
      <text:p text:style-name="P8">«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8">Вспоминая историю из предыдущей главы, у меня даже и в мыслях не было оставаться дома. Я не стала брать больничный и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8">Но я не об этом. Я введу к тому, что каждый раз, если что-то шло не так, на мне лежала вся ответственность, и, как следствие — вина. Как, например, с этим шкафом.</text:p>
      <text:list xml:id="list36600816" text:continue-numbering="true" text:style-name="диалог">
        <text:list-item>
          <text:p text:style-name="P94">Зачем ты вообще туда полезла!? Ты этим занималась, значит и виновата ты. Я же ничего не сделал!</text:p>
        </text:list-item>
      </text:list>
      <text:p text:style-name="P8"><text:soft-page-break/>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2"><text:span text:style-name="T19">Этот прием манипулирования называется </text:span><text:span text:style-name="_30__20_Text"><text:span text:style-name="T19">виктимблейминг</text:span></text:span><text:span text:style-name="T19">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19">это было моим решением</text:span></text:span><text:span text:style-name="T19">, это давало ему право освободить </text:span><text:span text:style-name="T19">себя от ответственности за меня и заботы обо мне, ведь я получила, как он считал, по заслугам.</text:span></text:p>
      <text:p text:style-name="P8">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Это все, потому что я черный?», и если ответом является да, то это тоже виктимблейминг.</text:p>
      <text:p text:style-name="P8">Как-то к нам пришли гости — наш друг и его знакомый, который оказался нашим соседом и <text:soft-page-break/>снимал квартиру через дорогу от нас. Он зашел в квартиру, осмотрелся и говорит, мол:</text:p>
      <text:list xml:id="list36606758" text:continue-numbering="true" text:style-name="диалог">
        <text:list-item>
          <text:p text:style-name="P94">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8">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text:p>
      <text:p text:style-name="P8">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8">Конкуренция? Зависть? Да. Это соперничество, которое тщательно скрывалось под маской равнодушия. Он всегда был недостаточно признан, или <text:soft-page-break/>недостаточно успешен, но при этом не считал нужным прилагать какие-то усилия.</text:p>
      <text:p text:style-name="P8">Свои неудачи он списывал со своего счета, перекладывая на неблагоприятные обстоятельства или на «плохих» людей. Его вины никогда, ни при каких условиях не было.</text:p>
      <text:p text:style-name="P8">Потом с новым другом я долго смеялась, рассказывая, как тот уродливый шкаф рухнул мне на ногу!</text:p>
      <text:p text:style-name="P44">* * *</text:p>
      <text:p text:style-name="P8">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8">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6620010" text:continue-numbering="true" text:style-name="диалог">
        <text:list-item>
          <text:p text:style-name="P94"><text:soft-page-break/>Автобусом?! Лучше бы ты мне не говорила!..</text:p>
        </text:list-item>
      </text:list>
      <text:p text:style-name="P8">Я потратила 4 часа на поиски. Я дошла до восьмой страницы гугла. Сделала несколько десятков звонков — а он остался недоволен!</text:p>
      <text:p text:style-name="P22"><text:span text:style-name="T19">Из-за высокого роста, его ноги никуда не помещаются. Я не предусмотрела. Я виновата. Теперь он будет мучиться </text:span><text:span text:style-name="_30__20_Text"><text:span text:style-name="T19">из-за меня</text:span></text:span><text:span text:style-name="T19"> несколько часов, и нет мне прощения. На меня возложили ответственность за его муки и вину </text:span><text:span text:style-name="T19">за его страдания, совершенно упустив из вида заслуги и старания.</text:span></text:p>
      <text:p text:style-name="P8">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text:p>
      <text:p text:style-name="P8">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8">Естественно никакого «спасибо» я не слышала, разве что при друзьях, и то редко. Главным усло<text:soft-page-break/>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list xml:id="list36620195" text:continue-numbering="true" text:style-name="диалог">
        <text:list-item>
          <text:p text:style-name="P94">Спасибо, котик, все было очень вкусно/круто/весело...</text:p>
        </text:list-item>
      </text:list>
      <text:p text:style-name="P8">В такие редкие моменты я светилась от счастья и все умилялись и твердили, какая мы замечательная пара!</text:p>
      <text:p text:style-name="P8"/>
      <text:p text:style-name="P54">«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37">Ирина Мельниченко, «Мудаки и игра на публику»</text:p>
      <text:p text:style-name="P37"/>
      <text:p text:style-name="P40"><text:soft-page-break/>* * *</text:p>
      <text:p text:style-name="P8">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8">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не могла понять, почему.</text:p>
      <text:list xml:id="list36608225" text:continue-numbering="true" text:style-name="диалог">
        <text:list-item>
          <text:p text:style-name="P94">Почему каждый раз после вечеринок мы с тобой опять ссоримся? — злился он.</text:p>
        </text:list-item>
      </text:list>
      <text:p text:style-name="P8">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8">Будучи первезным нарциссом, он играл на публику, и с виду казался заботливым, любящим, <text:soft-page-break/>внимательным, и — я была счастлива. А возвратившись домой, заботу и внимание отбирали, как конфету у ребенка и я сходила с ума. Дома для него меня не было. Было только:</text:p>
      <text:list xml:id="list36598949" text:continue-numbering="true" text:style-name="диалог">
        <text:list-item>
          <text:p text:style-name="P94">Сама, котик...</text:p>
        </text:list-item>
        <text:list-item>
          <text:p text:style-name="P94">Я интроверт и хочу побыть наедине с собой...</text:p>
        </text:list-item>
      </text:list>
      <text:p text:style-name="P8">Ох как часто он это повторял! Да и в целом, он делал всегда то, что хочет он. Исключением была только необходимость ходить на работу. Дома было: «я занят/шпилю/нет настроения/давай потом/давай сама, ты же у меня баба сильная»...</text:p>
      <text:p text:style-name="P8">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P8">Дело в его мышлении. Он сердился, как сердятся когда что-то не получается. Я периодически открывала рот, он мне его затыкал, надеясь, что <text:soft-page-break/>доходчиво объяснил мне, как делать не надо, но я не унималась и все-равно что-то доказывала. И он злился. Он же так долго «настраивал» меня, и психовал, когда я моя «система» давала сбой, или когда настройки слетали.</text:p>
      <text:p text:style-name="P8">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обида и молчание (пассивная агрессия).</text:p>
      <text:p text:style-name="P8">Представьте себе отношения, в которых девушке нужна помощь суженного, и он помогает, потом она просит его внимания, и он ее обнимает и целует, по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8">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6623829" text:continue-numbering="true" text:style-name="диалог">
        <text:list-item>
          <text:p text:style-name="P94"><text:soft-page-break/>Да сколько же можно!? Тебе что, больше заняться нечем?</text:p>
        </text:list-item>
      </text:list>
      <text:p text:style-name="P8">Ему было категорично неинтересно разбираться в моих потребностях. Как для первезного нарцисса, для него не существует иных потребностей, нежели его собственные. Он игнорировал мои желания и пресекал их, навешивая ярлыки «вечно во всем недовольной стервы».</text:p>
      <text:p text:style-name="P8">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6" text:outline-level="1"><text:s/><text:bookmark-start text:name="Glava_9__My_tak_obshchaiemsia"/>Глава 9. <text:line-break/>Мы так общаемся<text:bookmark-end text:name="Glava_9__My_tak_obshchaiemsia"/></text:h>
      <text:p text:style-name="P39">Скажи мне, кто твой друг и я скажу кто ты.</text:p>
      <text:p text:style-name="P47">Еврипид</text:p>
      <text:p text:style-name="P8">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text:p>
      <text:p text:style-name="P8">В разговоре никто не соблюдал чувство такта и не проявлял уважения. Они постоянно друг друга <text:soft-page-break/>перебивали и спорили. Они просто мерились достоинствами. А это — соперничество.</text:p>
      <text:p text:style-name="P8"/>
      <text:p text:style-name="P54">«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54">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37">Я.А. Волкова, «Деструктивное общение: к определению понятия»</text:p>
      <text:p text:style-name="Цитата_20_-_20_автор"><text:span text:style-name="_31__20_Text"><text:span text:style-name="T19"/></text:span></text:p>
      <text:p text:style-name="P22"><text:soft-page-break/><text:span text:style-name="T19">Его </text:span><text:span text:style-name="_30__20_Text"><text:span text:style-name="T19">лучший друг</text:span></text:span><text:span text:style-name="T19">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говоря, неуютно находиться в такой компании.</text:span></text:p>
      <text:p text:style-name="P8">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8">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ните. Но стоило мне высказать свое мнение, на него накидывались, как волки на дичь.</text:p>
      <text:p text:style-name="P8">Перебивая друг друга и меня, они заваливали вопросами, и, не давая на них ответить, задавали <text:soft-page-break/>следующие. А когда я говорила, что это же просто мнение — они продолжали провоцировать спор, целью которого было переубедить и заставить принять чью-то из них точку зрения.</text:p>
      <text:p text:style-name="P8">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8">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8">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8">Мне было не комфортно. Я люблю рассуждать, получать новую информацию, анализировать, а не мериться писями. Такой подавляющий или импе<text:soft-page-break/>ративный диалог выстраивает взаимодействие, основанное на унижении и высмеивании точки зрения собеседника.</text:p>
      <text:p text:style-name="P8"/>
      <text:p text:style-name="P54">«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text:p>
      <text:p text:style-name="P54">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37">Я. А. Волкова, «Деструктивное общение в когнитивно-дискурсивнов аспекте»</text:p>
      <text:p text:style-name="Цитата_20_-_20_автор"><text:span text:style-name="Default_20_Paragraph_20_Font"><text:span text:style-name="T23"><text:s/></text:span></text:span></text:p>
      <text:p text:style-name="P8"><text:soft-page-break/>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8">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7">Стоит ли привести пример такого «дружеского» общения? Пожалуй, да!</text:p>
      <text:p text:style-name="P17">Одного из них бросила девушка. Ну, собственно, обычная житейская ситуация. Друг был в печали — они несколько лет были вместе, а тут такое! Он очень переживал. И пока он переживал, его друзья со всей присущей им иронией, пытались его «утешить»:</text:p>
      <text:list xml:id="list36596738" text:continue-numbering="true" text:style-name="диалог">
        <text:list-item>
          <text:p text:style-name="P85"><text:soft-page-break/>Тю! Ты серьезно?! Посмотри на себя! Это был вопрос времени! Она слишком хороша для тебя! Хватит нюни распускать!..</text:p>
        </text:list-item>
      </text:list>
      <text:p text:style-name="P44">* * *</text:p>
      <text:p text:style-name="P8">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text:p>
      <text:p text:style-name="P8">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8"><text:soft-page-break/>Однажды мы компанией праздновали Новый год. Сидим ночью, все уже порядком выпившие, и тут его Странный друг говорит:</text:p>
      <text:list xml:id="list36599484" text:continue-numbering="true" text:style-name="диалог">
        <text:list-item>
          <text:p text:style-name="P114"><text:span text:style-name="T19">Если на земле не останется ни одной </text:span><text:span text:style-name="_30__20_Text"><text:span text:style-name="T19">бабы</text:span></text:span><text:span text:style-name="T19">, иметь первым мы будем тебя.</text:span></text:p>
        </text:list-item>
      </text:list>
      <text:p text:style-name="P8">И адресовано это было ни кому иному, а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text:p>
      <text:p text:style-name="P8">Я выждала пару минут обсуждений, в надежде, что он хоть как-то отреагирует и попытается поставить своих друзей на место, но он слушал и —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6618121" text:continue-numbering="true" text:style-name="диалог">
        <text:list-item>
          <text:p text:style-name="P114"><text:span text:style-name="T19">Ну он же у нас самый красивый, вот его и пустим первым по кругу...</text:span><text:span text:style-name="Default_20_Paragraph_20_Font"><text:span text:style-name="T23"> </text:span></text:span></text:p>
        </text:list-item>
      </text:list>
      <text:p text:style-name="P8">Когда он не ответил и на это, то я начала сомневаться, что встречаюсь с состоявшейся лично<text:soft-page-break/>стью. Ха... Ничего страшного, уже этой же ночью меня поставят на место за эти мысли!</text:p>
      <text:p text:style-name="P8"/>
      <text:p text:style-name="P54">«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54">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37">Я. А. Волкова, «Деструктивное общение в когнитивно-дискурсивном аспекте»</text:p>
      <text:p text:style-name="P37"/>
      <text:p text:style-name="P8">Позже, как и всегда, когда заходили подобного рода разговоры, а они заходили довольно часто, я аккуратно ему намекала, что это неправильно. И:</text:p>
      <text:list xml:id="list36599845" text:continue-numbering="true" text:style-name="диалог">
        <text:list-item>
          <text:p text:style-name="P94">Неужели тебе нравятся такое общение!?</text:p>
        </text:list-item>
      </text:list>
      <text:p text:style-name="P22">Ответ всегда был один:</text:p>
      <text:list xml:id="list36596612" text:continue-numbering="true" text:style-name="диалог">
        <text:list-item>
          <text:p text:style-name="P94"><text:soft-page-break/>Ты слишком остро реагируешь. Мы так общаемся...</text:p>
        </text:list-item>
      </text:list>
      <text:p text:style-name="P8">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8">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8">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text:soft-page-break/>в момент, когда тот очень пафосно начинал что-то наваливать).</text:p>
      <text:p text:style-name="P8">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text:p>
      <text:p text:style-name="P8">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8">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text:soft-page-break/>его друг, а я — великодушной защитницей. Он нашел, кому пожаловаться.</text:p>
      <text:p text:style-name="P44">* * *</text:p>
      <text:p text:style-name="P8">Вернемся к делу. Основных тем у них было несколько:</text:p>
      <text:list xml:id="list2277722277913675051" text:style-name="L6">
        <text:list-item>
          <text:p text:style-name="P98">Женские жопы;</text:p>
        </text:list-item>
        <text:list-item>
          <text:p text:style-name="P98">Как изменить девушке/жене и сделать так, чтоб об этом никто не узнал;</text:p>
        </text:list-item>
        <text:list-item>
          <text:p text:style-name="P98">Печальная история о том, как одна их общая подруга «дала» им всем, кроме одного, чем жестоко задела самолюбие оного;</text:p>
        </text:list-item>
        <text:list-item>
          <text:p text:style-name="P98">Размер мужского достоинства;</text:p>
        </text:list-item>
        <text:list-item>
          <text:p text:style-name="P98">HOTS<text:note text:id="ftn6" text:note-class="footnote"><text:note-citation text:label="*">*</text:note-citation><text:note-body><text:p text:style-name="Footnote"><text:span text:style-name="T29">HOTS (Heroes of the Storm) – </text:span><text:span text:style-name="T13">компьютерная игра, разработанная </text:span><text:span text:style-name="T29">Blizzard Entertainment.</text:span></text:p></text:note-body></text:note>;</text:p>
        </text:list-item>
        <text:list-item>
          <text:p text:style-name="P98">Ну и конечно — обсуждения отсутствующих за их спиной не в лучшей форме.</text:p>
        </text:list-item>
      </text:list>
      <text:p text:style-name="P8">Не могу не вспомнить ни одну пьянку, где бы они не оскорбляли за глаза. Естественно, когда <text:soft-page-break/>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8"/>
      <text:p text:style-name="P54">«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37">Я. А. Волкова, «Деструктивное общение в когнитивно-дискурсивнов аспекте»</text:p>
      <text:p text:style-name="Цитата_20_-_20_автор"><text:span text:style-name="Default_20_Paragraph_20_Font"><text:span text:style-name="T23"/></text:span></text:p>
      <text:p text:style-name="P8">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8"><text:soft-page-break/>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P8">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8">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8">—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8"><text:soft-page-break/>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8">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и — портит другу репутацию своим похабным отношением к работе и внешним видом...</text:p>
      <text:p text:style-name="P8">Конечно, такие отношения не могут существовать вечно. Но, так как для моего суженного друзья являются лишь средствами по достижению собственных целей — инструментами, то он может выбирать, какие инструменты ему могут еще пригодиться, а какие — нет.</text:p>
      <text:p text:style-name="P8">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8">Когда они между собой начали ссориться, потекло, как говорится, дерьмо по трубам. Он гово<text:soft-page-break/>рил, что не будет общаться с одним другом, пока тот общается с други другом, хотя за день до этого сказал, что не собирается никого тянуть на свою сторону и ставить глупые ультиматумы.</text:p>
      <text:p text:style-name="P8">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p text:style-name="P44">* * *</text:p>
      <text:p text:style-name="P22"><text:span text:style-name="T19">Так вот, все это о </text:span><text:span text:style-name="_30__20_Text"><text:span text:style-name="T19">его</text:span></text:span><text:span text:style-name="T19"> окружении, именно о </text:span><text:span text:style-name="_30__20_Text"><text:span text:style-name="T19">его</text:span></text:span><text:span text:style-name="T19"> друзьях. Но есть еще другое окружение — наше. Это те ребята, которых мы повстречали уже будучи в паре. То </text:span><text:span text:style-name="T19">есть, наши общие друзья. Их он обрабатывал по-другому, немного аккуратней. Если </text:span><text:span text:style-name="_30__20_Text"><text:span text:style-name="T19">своим</text:span></text:span><text:span text:style-name="T19"> друзьям он говорил:</text:span></text:p>
      <text:list xml:id="list36599622" text:continue-list="list36596612" text:style-name="диалог">
        <text:list-item>
          <text:p text:style-name="P94">Она неадекватная...</text:p>
        </text:list-item>
      </text:list>
      <text:p text:style-name="P22"><text:span text:style-name="T19">И дальше по тексту, то </text:span><text:span text:style-name="_30__20_Text"><text:span text:style-name="T19">нашим</text:span></text:span><text:span text:style-name="T19"> друзьям говорилось все в другой форме:</text:span></text:p>
      <text:list xml:id="list36612637" text:continue-numbering="true" text:style-name="диалог">
        <text:list-item>
          <text:p text:style-name="P94"><text:soft-page-break/>Я ее люблю, но...</text:p>
        </text:list-item>
      </text:list>
      <text:p text:style-name="P8">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и он от этого страдает, но все равно любит.</text:p>
      <text:p text:style-name="P8">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P22"><text:span text:style-name="T19">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19">снова</text:span></text:span><text:span text:style-name="T19"> что-то делает не так», то есть — постоянно что-то делает не так.</text:span></text:p>
      <text:p text:style-name="P8">Кап-кап и по капельке я, сама того не ведая, стала в глазах людей неправильной. А он — мучеником. А друзья — его щитами и поддержкой. Ведь <text:soft-page-break/>у него проблема — я! И цель — казаться не тем, кем он является, на самом деле, равнодушным и эгоистичным зверем, в костюме несчастной овечки.</text:p>
      <text:p text:style-name="P8">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P8">Я об этом узнала позже, уже когда апофеоз отношений был достигнут. Именно поэтому я хотела бы обратить ваше внимание на этот аспект взаимодействия и деления окружения.</text:p>
      <text:p text:style-name="P8">«Мои друзья — наши друзья». Где его друзья, по большей части, такие же деструктивные, как и он. Они априори с ним согласны. А наши друзья — те люди, уважение и понимание которых нужно заслужить. А человек, которого уважать сложно, но ему очень хочется быть уважаемым — будет стремиться скрыть свои пороки под маской «хоро<text:soft-page-break/>шего парня». Жаль, что не путем самосовершенствования, а враньем и сокрытием своего настоящего «я» и настоящих намерений.</text:p>
      <text:p text:style-name="P8">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44">* * *</text:p>
      <text:p text:style-name="P8">Не могу не вставить пару слов о его семье... Точнее — 4 слова:</text:p>
      <text:list xml:id="list3110908266159242135" text:style-name="L7">
        <text:list-item>
          <text:p text:style-name="P99">Все</text:p>
        </text:list-item>
        <text:list-item>
          <text:p text:style-name="P99">Друг</text:p>
        </text:list-item>
        <text:list-item>
          <text:p text:style-name="P99">Друга</text:p>
        </text:list-item>
        <text:list-item>
          <text:p text:style-name="P99">Ненавидят</text:p>
        </text:list-item>
      </text:list>
      <text:p text:style-name="P8">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таки неплохой тост. <text:soft-page-break/>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8">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8">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8">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text:soft-page-break/>ный и, не смотря на ее возраст, энергичный человек. Она умная и современная, здравомыслящая и простая.</text:p>
      <text:p text:style-name="P8">Вся ситуация с его родными поменялась прямо пропорционально при последующем общении.</text:p>
      <text:p text:style-name="P8">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звонил родителям, осуждая их за их категоричность.</text:p>
      <text:p text:style-name="P8">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P8">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text:soft-page-break/>заверила ее, что он перезвонит, как только увидит от нее пропущенные вызовы.</text:p>
      <text:p text:style-name="P8">После разговора с ней, я тут же набрала его и попросила перезвонить маме. Я сказала, что только что мне пришлось соврать ей наглым образом, чем втянула себя в их конфликты и попросила хотя бы попытаться наладить отношения с родителями.</text:p>
      <text:p text:style-name="P8">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P8">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P8">Следующая встреча с его родителями была тоже по поводу. Бабушка отмечала свой юбилей и я, как девушка внука, была в числе приглашенных. <text:soft-page-break/>На то время я немного поменяла свой стиль и образ. К многочисленным пирсингам и небольшой татуировке на руке прибавились выбритые виски.</text:p>
      <text:p text:style-name="P8">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P8">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6616263" text:continue-list="list36612637" text:style-name="диалог">
        <text:list-item>
          <text:p text:style-name="P94">Да перестань! Они же простые ребята — даже внимание не обратят...</text:p>
        </text:list-item>
      </text:list>
      <text:p text:style-name="P8">И я заплела косу.</text:p>
      <text:p text:style-name="P8">Потом он мне расскажет, за что и как сильно меня ненавидят его родители, ведь я имела столько наглости прийти в «таком виде» на их семей<text:soft-page-break/>ный праздник. Таким образом, помимо моего окружения он отгородил меня и от своего, демонстративно, при мне же, якобы защищая меня от гнева своих родителей.</text:p>
      <text:p text:style-name="P8">Слишком сильно, в хорошем смысле, я впечатлила всех на свадьбе его брата, что противоречит всей его тактике обесценивания меня, и ему откровенно говоря было во-первых: просто интересна реакция его родных на мой стиль, а во-вторых: не выгодно их уважение ко мне.</text:p>
      <text:p text:style-name="P8">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8">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8"><text:soft-page-break/>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P8">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list xml:id="list36626161" text:continue-numbering="true" text:style-name="диалог">
        <text:list-item>
          <text:p text:style-name="P100">Мам, я сделал свой выбор, и не собираюсь менять это решение. Она нормальная! Ну что ты начинаешь?!</text:p>
        </text:list-item>
      </text:list>
      <text:p text:style-name="P2">И обязательно при мне. Я даже боюсь представить, что там были за разговоры, когда я не слышала. Конечно, и у этих действий была своя цель. Цель номер один: изобразить свою заботу обо мне. Ведь он заступается за меня, что тогда меня радовало и мне было приятно. Цель номер два: продемонстрировать их неприязнь ко мне, чтоб я понимала на сколько сильно они меня не любят.</text:p>
      <text:p text:style-name="P2">Было обидно, конечно. Но знаете, я сразу сказала, что это все и выеденного яйца не стоит. Было бы гораздо хуже, если бы они меня считали <text:soft-page-break/>глупой, а выбритые виски это только повод посмеяться над убежденными старомодными людьми, которые застряли в прошлом веке...</text:p>
      <text:h text:style-name="P76" text:outline-level="1"><text:s/><text:bookmark-start text:name="Glava_10__Eto_nie_ia"/>Глава 10. <text:line-break/>Это не я<text:bookmark-end text:name="Glava_10__Eto_nie_ia"/></text:h>
      <text:p text:style-name="P39">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39">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19"><text:s/></text:span></text:span><text:span text:style-name="T19">Хайек Ф.</text:span></text:p>
      <text:p text:style-name="P2"><text:soft-page-break/>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2">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сделать похабно какую-то работу, чтоб больше не просили. Первые признаки инфантильности.</text:p>
      <text:p text:style-name="P2">Т. к. в этот период я болела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2">Второй этап — это тот период, когда я уже стала работать, как и он — нормированный будничный график. Но при это он сидел и шпилил, придя с <text:soft-page-break/>работы, в то время, как я, уставшая после рабочего дня стояла у плиты. Это было нормой.</text:p>
      <text:p text:style-name="P2">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2">Это было смешно, но очень раздражало —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P2">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гать мебель, *разбирать шкафы*, но и этого тоже не было. В быту, как и в остальном, он был чистой воды потребитель и паразит. Там, где он появлялся, всегда был <text:soft-page-break/>срач. Он все ломал или пачкал, или портил, потом мог сказать просто:</text:p>
      <text:list xml:id="list36595712" text:continue-numbering="true" text:style-name="диалог">
        <text:list-item>
          <text:p text:style-name="P100">Это не я.</text:p>
        </text:list-item>
      </text:list>
      <text:p text:style-name="P2">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2">Казалось бы, простая бытовуха. Но это был кошмар.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text:p>
      <text:p text:style-name="Text_20_body"><text:soft-page-break/><text:span text:style-name="T19">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text:span text:style-name="_30__20_Text"><text:span text:style-name="T19">говорить</text:span></text:span><text:span text:style-name="T19"> сколько угодно, но когда </text:span><text:span text:style-name="T19">приходило время </text:span><text:span text:style-name="_30__20_Text"><text:span text:style-name="T19">делать</text:span></text:span><text:span text:style-name="T19">, ему всегда что-то «мешало». Но чаще всего было:</text:span></text:p>
      <text:list xml:id="list36619363" text:continue-numbering="true" text:style-name="диалог">
        <text:list-item>
          <text:p text:style-name="P100">Обещал? Я этого не помню, а если я не помню, значит этого не было.</text:p>
        </text:list-item>
      </text:list>
      <text:p text:style-name="P2">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text:p>
      <text:p text:style-name="P2">Я не помню ни дня, чтоб он пришел домой вовремя, как и обещал. Всегда находились отговорки или он просто мог потерять счет времени.</text:p>
      <text:p text:style-name="P2">Когда дело касалось его работы, я просила его:</text:p>
      <text:p text:style-name="P2">— Не обещай, пока не будешь уверен.</text:p>
      <text:p text:style-name="P2">Но он обещал, я знала, что на вечер планы, а на деле сидела в полном одиночестве. Уже ведь поздно что-то менять и кому-то звонить. Моя на<text:soft-page-break/>ивность очевидна. За три года можно было уже понять, что его обещания ничего не стоят, и что я всегда буду на втором месте по важности.</text:p>
      <text:p text:style-name="P2">Каждый раз это было что-то «поважнее» данного мне обещания, и он не мог. При этом он никогда не просил прощения за несдержанное слово.</text:p>
      <text:p text:style-name="P2">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text:p>
      <text:p text:style-name="P2">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P2">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text:soft-page-break/>внимания, признания, как он упрекал меня в надоедливости.</text:p>
      <text:p text:style-name="P2">Он никогда не виноват, а если вдруг его вина становится очевидной — это мелочь, которая не стоит внимания. Ему все сходило с рук.</text:p>
      <text:p text:style-name="P44">* * *</text:p>
      <text:p text:style-name="P2">Как-то я поехала в другой город. На похороны. Это был долгий путь и в целом очень тяжелая поездка. Меня не было две недели.</text:p>
      <text:p text:style-name="P2">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Словом, не квартира, а притон.</text:p>
      <text:p text:style-name="P2">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6617349" text:continue-numbering="true" text:style-name="диалог">
        <text:list-item>
          <text:p text:style-name="P100"><text:soft-page-break/>Когда ты уже вернешься?</text:p>
        </text:list-item>
      </text:list>
      <text:p text:style-name="P2">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2">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44">* * *</text:p>
      <text:p text:style-name="P2">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text:soft-page-break/>пенился, и у человека в какой-то момент началась истерика от того, что он никак не мог его смыть.</text:p>
      <text:p text:style-name="P2">Я помню, как он начал нервно так кричать, и делал движение, похожее на «биться головой о стену». Все продолжалось несколько минут, пока все просто не начали ржать, и пока он не понял что это просто шутка его друзей.</text:p>
      <text:p text:style-name="P2">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text:p>
      <text:p text:style-name="P2">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2"><text:soft-page-break/>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от еды одежде, пачкал, мусорил, разливал, и каждый раз я слышала:</text:p>
      <text:list xml:id="list36606064" text:continue-numbering="true" text:style-name="диалог">
        <text:list-item>
          <text:p text:style-name="P100">Это не я...</text:p>
        </text:list-item>
      </text:list>
      <text:p text:style-name="P2">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36598582" text:continue-numbering="true" text:style-name="диалог">
        <text:list-item>
          <text:p text:style-name="P100">Мне не обязательно стирать трусы каждый день!</text:p>
        </text:list-item>
      </text:list>
      <text:p text:style-name="Text_20_body"><text:span text:style-name="T19">Мне приходилось просить его чистить уши, потому, что </text:span><text:span text:style-name="_30__20_Text"><text:span text:style-name="T19">мне было стыдно</text:span></text:span><text:span text:style-name="T19">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text:span></text:p>
      <text:p text:style-name="P2">Я сидела со спиртом и ватной палочкой, подавляя рвотные позывы, и делала все, что могла, чтобы его вид был более или менее опрятным.</text:p>
      <text:p text:style-name="P2"><text:soft-page-break/>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text:p>
      <text:p text:style-name="P2">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text:p>
      <text:p text:style-name="P2">Он спал, ходил на природу, ходил по дому и на работу в одной и той же одежде, за месяц занашивая до дыр новые вещи, и на предложение:</text:p>
      <text:list xml:id="list36615429" text:continue-numbering="true" text:style-name="диалог">
        <text:list-item>
          <text:p text:style-name="P100">Пойдем купим тебе что-нибудь новое.</text:p>
        </text:list-item>
      </text:list>
      <text:p text:style-name="P2">Он отвечал:</text:p>
      <text:list xml:id="list36593710" text:continue-numbering="true" text:style-name="диалог">
        <text:list-item>
          <text:p text:style-name="P100">У меня все есть, мне ничего не надо.</text:p>
        </text:list-item>
      </text:list>
      <text:p text:style-name="P2">И ходил мятый и грязный, как бомж, а я просто не могла за этим уследить.</text:p>
      <text:p text:style-name="P2">Я уходила раньше его, и приходила раньше. Я встречала его в ужасе от того, в каком виде он по<text:soft-page-break/>шел на ра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pan text:style-name="T19">Это было еще одно чувство вины. Но в отличии от всех остальных, навязанных мне, это был стыд. </text:span><text:span text:style-name="_30__20_Text"><text:span text:style-name="T19">Мне было стыдно</text:span></text:span><text:span text:style-name="T19"> от того, я не справляюсь, как его девушка, и мой мужчина не выглаженный и не накрахмаленный, как я бы этого хотела.</text:span></text:p>
      <text:p text:style-name="P2">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моей проблемой — его все устраивало. Он стыда за свой внешний вид не испытывал.</text:p>
      <text:p text:style-name="P40"><text:soft-page-break/>* * *</text:p>
      <text:p text:style-name="Text_20_body"><text:span text:style-name="T19">А вы знали, что </text:span><text:span text:style-name="_30__20_Text"><text:span text:style-name="T19">неряшливость является одним из симптомов психического отклонения</text:span></text:span><text:span text:style-name="T19">? 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2">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6618282" text:continue-numbering="true" text:style-name="диалог">
        <text:list-item>
          <text:p text:style-name="P100">Котик, поставь, пожалуйста кружку в раковину, можешь не мыть...</text:p>
        </text:list-item>
      </text:list>
      <text:p text:style-name="P2">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P2"><text:soft-page-break/>Вот так все просто. Этот способ манипуляцией чувством вины. Он строил из себя «жертву» после малейшего замечания, озвучивая это простой фразой:</text:p>
      <text:list xml:id="list36610624" text:continue-numbering="true" text:style-name="диалог">
        <text:list-item>
          <text:p text:style-name="P100">Я не буду тебе ничего доказывать.</text:p>
        </text:list-item>
      </text:list>
      <text:p text:style-name="P2">Я не достойна его объяснений, ответов. Он не считал нужным объясниться или выслуш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list xml:id="list36618891" text:continue-numbering="true" text:style-name="диалог">
        <text:list-item>
          <text:p text:style-name="P100">Это не я...</text:p>
        </text:list-item>
        <text:list-item>
          <text:p text:style-name="P100">Если я этого не помню, значит этого не было.</text:p>
        </text:list-item>
        <text:list-item>
          <text:p text:style-name="P100">Я имею право хранить молчание.</text:p>
        </text:list-item>
        <text:list-item>
          <text:p text:style-name="P100">Я ничего не обещал.</text:p>
        </text:list-item>
      </text:list>
      <text:p text:style-name="P44"><text:soft-page-break/>* * *</text:p>
      <text:p text:style-name="P2">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2">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2">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2">Разбудить его так и не удалось, но на утро он, конечно же, ничего не помнил. У него и в мыслях <text:soft-page-break/>не было — попросить прощение за испорченный праздник.</text:p>
      <text:list xml:id="list36595699" text:continue-numbering="true" text:style-name="диалог">
        <text:list-item>
          <text:p text:style-name="P100">Я ничего не помню. А, если я ничего не помню — значит этого не было. — улыбаясь, повторял он.</text:p>
        </text:list-item>
      </text:list>
      <text:p text:style-name="P2">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44">* * *</text:p>
      <text:p text:style-name="Text_20_body"><text:span text:style-name="T19">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19">триггера</text:span></text:span><text:span text:style-name="T19">.</text:span></text:p>
      <text:p text:style-name="P2">Однажды со мной кое что приключилось — на меня напали. Мне было 17 лет и, с тех пор, года три я боялась находиться наедине с мужчиной. Даже друзей я не могла 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2"><text:soft-page-break/>Конечно он знал об этом, но очень часто подкрадывался незаметно и пугал меня! И — смеялся над тем, как я подпрыгиваю и ору, как меня начинает трусить. Для него это была смешная шутка.</text:p>
      <text:p text:style-name="P2">Он знал, что я год после того инцидента ходила с ножом, чтоб отрезать тому мудаку его достоинство, на случай, если встречу его. Но он смеялся, потому, что по его словам, я выгляжу забавной, когда мне страшно...</text:p>
      <text:p text:style-name="P2">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text:p>
      <text:p text:style-name="P2">Или он понимал? Я не могу ответить на этот вопрос. Делал он это специально или нет — он это делал, хотя мог бы не делать, ведь я его неоднократно об этом просила.</text:p>
      <text:p text:style-name="P2">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text:soft-page-break/>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2">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2">Он упрекал меня в том, что я кричу на него просто так, ведь он не виноват в том, что когда-то кто-то пытался меня изнасиловать, и обижался на мою злость. Это ведь не он тогда напугал меня. Он просто пошутил...</text:p>
      <text:p text:style-name="P44">* * *</text:p>
      <text:p text:style-name="P2">Вот еще одна история. Очередная ссора из-за того, что он «вырвал» из контекста такую мою фразу: «У меня нет семьи». Речь шла о знакомой ему женщине, с которой он пытался меня сравни<text:soft-page-break/>вать, навязывая ее точку зрения, мол вот она так считает...</text:p>
      <text:p text:style-name="P2">Я ответила, что мы с ней совершенно разные — она гораздо старше, ее жизнь кардинально отличается от моей. Как я могу рассуждать, как она, не имея ее опыта, статуса, положения?!</text:p>
      <text:p text:style-name="P2">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2">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2">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P2">Он ушел спать на кухню в своем засаленном спальнике, игнорируя мои попытки уговорить его <text:soft-page-break/>не выделываться и спать в постели. Помню я ему еще подушку принесла.</text:p>
      <text:p text:style-name="P2">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P2">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2"/>
      <text:p text:style-name="P48">«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48">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text:soft-page-break/>Все мои попытки отстраниться, уйти, сбежать это страх и бессилие.</text:p>
      <text:p text:style-name="P48">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48">В судьбу я не верю, я верю только в свои силы. Если ты считаешь, что сил больше нет — я не вправе тебе ничего навязывать.»</text:p>
      <text:p text:style-name="P48"/>
      <text:p text:style-name="P2">«Невооруженным» взглядом очень сложно увидеть подвох в этом, казалось бы, безобидном письме. Вот и я тогда купилась и простила. «Отрезвев» и прочитав его уже сейчас, когда многое прояснилось, я попробую раскрыть скрытый смысл этих фраз.</text:p>
      <text:p text:style-name="P3">«У нас все прекрасно»</text:p>
      <text:p text:style-name="P2">Это ложь. Мы постоянно ссоримся. У нас все плохо настолько, что мы решили расстаться.</text:p>
      <text:p text:style-name="P2"><text:span text:style-name="T10">Цель</text:span>: сбить с толку с первой фразы, которая совершенно противоречит сложившейся ситуации. Ведь мы приняли решение разорвать отношения.</text:p>
      <text:p text:style-name="P3"><text:soft-page-break/>«У нас отлично получается»</text:p>
      <text:p text:style-name="P5">Что получается? Жить? Строить семью? Делать друг-друга счастливыми? Заботиться друг о друге? Не понятно...</text:p>
      <text:p text:style-name="P2"><text:span text:style-name="T10">Цель</text:span>: внушить утверждение, что ошибок не было. Все идет по плану, как и должно быть.</text:p>
      <text:p text:style-name="P3">«Нас любят. В нас верят»</text:p>
      <text:p text:style-name="Text_20_body"><text:span text:style-name="T19">На первый взгляд ничего странного. Мы кому-то нравимся — это же хорошо. Но, на самом деле, это — </text:span><text:span text:style-name="_30__20_Text"><text:span text:style-name="T19">триангуляция</text:span></text:span><text:span text:style-name="T19"> — метод, в котором манипуляторы оперируют </text:span><text:span text:style-name="T19">чужими, а порой даже выдуманными мнениями, приводя их, как аргументы, с которыми не поспоришь.</text:span></text:p>
      <text:p text:style-name="P2">Это сбивает с толку, тем, что нас действительно считают замечательной парой. Но, на самом деле, это видимость, что мы замечательные. У нас много проблем, которые еще тогда не выносились на всеобщий суд.</text:p>
      <text:p text:style-name="P2">Но его устраивало не то, что мы хорошая пара, ведь это не так — у нас слишком много проблем, а то, что мы создаем видимость хорошей пары.</text:p>
      <text:p text:style-name="P2"><text:soft-page-break/>В этом утверждении он объединил нас в одно целое. Ты и я — мы пара, и нас — любят. То есть — и я хороший, и ты.</text:p>
      <text:p text:style-name="P2"><text:span text:style-name="T10">Цель</text:span>: утвердиться в позиции — я такой же хороший, как и ты, что отрицает — я плохой, я тебя обидел.</text:p>
      <text:p text:style-name="P3">«Верю в тебя. Ты большая умница и нужно быть слепым, чтоб не заметить это»</text:p>
      <text:p text:style-name="P2">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когда все плохо, ведь у них заканчиваются инструменты воздействия.</text:p>
      <text:p text:style-name="Text_20_body"><text:span text:style-name="T19">Этот метод называется </text:span><text:span text:style-name="_30__20_Text"><text:span text:style-name="T19">манипуляцией тщеславием (положительное подкрепление)</text:span></text:span><text:span text:style-name="T19">. Когда жертву хвалят, отмечая ее заслуги и достоинства — шанс получить желаемое увеличивается. Люди очень наивны и порой не понима</text:span><text:span text:style-name="T19">ют, что это не похвала, а наживка, которую они заглатывают без малейших сомнений и опасений.</text:span></text:p>
      <text:p text:style-name="P2"><text:soft-page-break/><text:span text:style-name="T10">Цель</text:span>: ввести в заблуждение похвалой, что ослабляет жертву в ее позиции сопротивления.</text:p>
      <text:p text:style-name="P3">«Никто не говорил, что будет легко»</text:p>
      <text:p text:style-name="P2">И снова триангуляция, но уже более обобщающая. Тебе никто не обещал, что все будет гладко. Будет сложно. Смирись.</text:p>
      <text:p text:style-name="P2"><text:span text:style-name="T10">Цель</text:span>: внушить жертве, что сложности, которыми он ее изматывает — нормальны, оперируя тем, что, якобы, все так живут.</text:p>
      <text:p text:style-name="P3">«Я не согласен рушить все из-за какой-то фигни. Это несправедливо»</text:p>
      <text:p text:style-name="P2">Еще пару часов назад он сказал мне собирать вещи, а теперь несогласен все рушить...</text:p>
      <text:p text:style-name="Text_20_body"><text:span text:style-name="T19">Это не просьба не рушить и не раскаяние в своих ошибках. Это констатация факта несогласия, которая не несет в себе попыток все исправить. В добавок ко всему, это </text:span><text:span text:style-name="_30__20_Text"><text:span text:style-name="T19">манипуляция чувством вины</text:span></text:span><text:span text:style-name="T19"> — он надевает маску «жертвы» обвиняет меня в несправедливости уже моих действий.</text:span></text:p>
      <text:p text:style-name="P2"><text:span text:style-name="T10">Цель</text:span>: своим отказом от собственного решения показать жертве, что ответственность уже за ее <text:soft-page-break/>несправедливое решение расстаться лежит отныне на ее плечах.</text:p>
      <text:p text:style-name="P3">«Я не верну назад всех гадостей, которые тебе пришлось услышать»</text:p>
      <text:p text:style-name="P2">Он не чувствует свою вину за сказанное и демонстрирует это, иначе бы он сказал: «Жаль, что не могу вернуть...», но при этом он жалеет жертву за услышанное: «Тебе пришлось».</text:p>
      <text:p text:style-name="P2"><text:span text:style-name="T10">Цель</text:span>: сбить с толку жалостью к жертве, не сожалея о сказанном.</text:p>
      <text:p text:style-name="P3">«Все мои попытки отстраниться, уйти, сбежать это страх и бессилие»</text:p>
      <text:p text:style-name="Text_20_body"><text:span text:style-name="_30__20_Text"><text:span text:style-name="T19">Манипуляция жалостью</text:span></text:span><text:span text:style-name="T19"> — посмотри, как мне страшно!</text:span></text:p>
      <text:p text:style-name="P2"><text:span text:style-name="T10">Цель</text:span>: вызвать жалость, сострадание и понимание, что притупляет желание жертвы дать отпор и стоять на своем.</text:p>
      <text:p text:style-name="P3">«Да, это все описывается простой фразой — "я люблю тебя"»</text:p>
      <text:p text:style-name="P2"><text:soft-page-break/>Контрольный выстрел в голову — признание в любви. Якобы — ведь это не обращение, если вы заметили.</text:p>
      <text:p text:style-name="P2">Это <text:span text:style-name="T1">фраза</text:span> «я тебя люблю». Она взята в кавычки, как цитата неизвестного автора и, на самом деле, она ничего не «описывает». Это не признание жертве. Иначе бы это звучало так, например: «Я просто тебя люблю и не могу себя взять в руки...» Или как-то так...</text:p>
      <text:p text:style-name="P2"><text:span text:style-name="T10">Цель</text:span>: ввести в заблуждение завуалированным признанием, дабы ослабить попытки жертвы к сопротивлению.</text:p>
      <text:p text:style-name="P3">«Любящий человек способен делать глупости»</text:p>
      <text:p text:style-name="P2">Не он — любящий. Речь идет о каком-то незнакомом человеке, стало быть об авторе той самой <text:span text:style-name="T1">фразы</text:span>. Это любящий человек влюблен и делает глупости. Эта реплика также может трактоваться как триангуляция.</text:p>
      <text:p text:style-name="P2"><text:span text:style-name="T10">Цель</text:span>: попытка оправдаться за счет общепринятого мнения.</text:p>
      <text:p text:style-name="P3"><text:soft-page-break/>«Если ты поймешь, что история заканчивается здесь — да будет так»</text:p>
      <text:p text:style-name="P2"><text:span text:style-name="T10">Цель</text:span><text:span text:style-name="T11">:</text:span> заставить жертву нести ответственность, демонстрируя свое смирение.</text:p>
      <text:p text:style-name="P3">«В судьбу я не верю, я верю только в свои силы»</text:p>
      <text:p text:style-name="P2">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действием, направленным на то, чтобы все исправить. И даже не демонстрацией приложения усилий.</text:p>
      <text:p text:style-name="P2">Цель: сбить с толку завуалированным обманчивым утверждением — я прилагаю все усилия.</text:p>
      <text:p text:style-name="P3">«Если ты считаешь, что сил больше нет — я не вправе тебе ничего навязывать»</text:p>
      <text:p text:style-name="P2">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2"><text:soft-page-break/><text:span text:style-name="T10">Цель</text:span>: либо заставить жертву признать, что она слаба, либо заставить доказать, что это не так.</text:p>
      <text:p text:style-name="P2">Итак, что у нас получается:</text:p>
      <text:p text:style-name="P2"/>
      <text:p text:style-name="P48">«У нас все прекрасно и я знаю, что ты хочешь в это верить, даже не смотря на то, что еще пару часов назад я не хотел тебя ни видеть, ни слышать — у нас все хорошо.</text:p>
      <text:p text:style-name="P48">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48">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48">Я такой же хороший как и ты, поэтому нас любят и в нас верят. Я верю, что ты примешь верное решение, ведь ты же умница и не <text:soft-page-break/>станешь рушить наши отношения! А если разрушишь, то не умница.</text:p>
      <text:p text:style-name="P48">Никто не говорил, что будет легко. Все говорят, будет сложно и ты должна с этим смириться. Этого не избежать — так все сказали, они знают лучше.</text:p>
      <text:p text:style-name="P48">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P48">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48">Я растерян и не знаю, что мне делать. Мне страшно и я обессилен. Ты не можешь быть такой бесчувственной и бросить меня, когда ты мне так нужна!</text:p>
      <text:p text:style-name="P48"><text:soft-page-break/>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48">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48">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text:p>
      <text:p text:style-name="P48">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text:soft-page-break/>дальнейшую судьбу, если я не могу тобой управлять.»</text:p>
      <text:p text:style-name="P48"/>
      <text:p text:style-name="P2">Впечатляет, не правда ли? Я не зря включила это письмо именно в эту главу. Ведь все, что там описано можно сказать этими тремя словами: «это не я».</text:p>
      <text:h text:style-name="P76" text:outline-level="1"><text:s/><text:bookmark-start text:name="Glava_11__Trio"/>Глава 11. <text:line-break/>Трио<text:bookmark-end text:name="Glava_11__Trio"/></text:h>
      <text:p text:style-name="P2">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6607772" text:continue-numbering="true" text:style-name="диалог">
        <text:list-item>
          <text:p text:style-name="P100">Лучшая измена та, о которой никто ничего не знает!</text:p>
        </text:list-item>
      </text:list>
      <text:p text:style-name="P2">И обсуждали они это при мне и при своих девушках и женах. Я человек не ревнивый, так что я отшучивалась, мол:</text:p>
      <text:list xml:id="list36623628" text:continue-numbering="true" text:style-name="диалог">
        <text:list-item>
          <text:p text:style-name="P100">Спасибо, что сказали... Буду знать!</text:p>
        </text:list-item>
      </text:list>
      <text:p text:style-name="P2"><text:soft-page-break/>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6601049" text:continue-numbering="true" text:style-name="диалог">
        <text:list-item>
          <text:p text:style-name="P100">И, будь уверен, я это сделаю...</text:p>
        </text:list-item>
      </text:list>
      <text:p text:style-name="P2">Я думаю, что именно это его останавливало — моя готовность поступить так же. Как-то он спросил у меня, что я сделаю, если узнаю, что он мне изменил.</text:p>
      <text:list xml:id="list36623766" text:continue-numbering="true" text:style-name="диалог">
        <text:list-item>
          <text:p text:style-name="P100">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сама изменю, а потом подробности расскажу...</text:p>
        </text:list-item>
      </text:list>
      <text:p text:style-name="P2">И я действительно не знала. Теперь знаю, но тогда — нет...</text:p>
      <text:p text:style-name="P2">Бывало, идем по улице, а он такой:</text:p>
      <text:list xml:id="list36617244" text:continue-numbering="true" text:style-name="диалог">
        <text:list-item>
          <text:p text:style-name="P100">Смотри, какая жопа!</text:p>
        </text:list-item>
      </text:list>
      <text:p text:style-name="P2">Смотрю... ну жопа, а мне другие нравятся. Слегка большие, кругленькие такие, как мячики, тут <text:soft-page-break/>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2"/>
      <text:p text:style-name="P5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5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37">Шейнов В. П., «Скрытое управление человеком»</text:p>
      <text:p text:style-name="Цитата_20_-_20_автор"><text:span text:style-name="Default_20_Paragraph_20_Font"><text:span text:style-name="T23"><text:s/></text:span></text:span></text:p>
      <text:p text:style-name="P2"><text:soft-page-break/>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2">— Смотри какая спинка... И куртка у него классная, надо и тебе такую купить...</text:p>
      <text:p text:style-name="P2">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2">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45"><text:soft-page-break/>* * *</text:p>
      <text:p text:style-name="P2">Постепенно его намеки и акцентирование внимания на удовлетворении его больного либидо переросли в новую тему — «трио».</text:p>
      <text:p text:style-name="P2">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2">Конечно, я говорила в шутку, но старалась, чтоб прозвучало это, как можно убедительнее. Так смешно вспоминать его удивленное лицо:</text:p>
      <text:list xml:id="list36623047" text:continue-numbering="true" text:style-name="диалог">
        <text:list-item>
          <text:p text:style-name="P100">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2">Не, ну вы поняли? А я значит представляю! Насчет третьей девочки он говорил, что даже прикасаться к ней не будет:</text:p>
      <text:list xml:id="list36608712" text:continue-numbering="true" text:style-name="диалог">
        <text:list-item>
          <text:p text:style-name="P100"><text:soft-page-break/>Я просто на вас посижу посмотрю...</text:p>
        </text:list-item>
      </text:list>
      <text:p text:style-name="P2">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2">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P2">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реакцию.</text:p>
      <text:p text:style-name="P2">Что тут сказать? Любила — безумно. Боготворила — да. Дорожила — да. Ну не ревнивая я!</text:p>
      <text:p text:style-name="P2">Реагировала я всегда спокойно, подыгрывала шутками и, как я сейчас понимаю — уничтожала <text:soft-page-break/>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2">Он надеялся, что я настолько сильно его люблю, что не брошу его из-за «такой мелочи», как измена или секс с другой девочкой. Он знал, что останется безнаказанным, но он ошибался.</text:p>
      <text:p text:style-name="P2">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2">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19">Обычно такое давление происходит в тот момент, когда жертва совершенно не способна сопротивляться, и она понимает, что она — ничто, </text:span><text:soft-page-break/><text:span text:style-name="T19">совершенно обесцененное существо, которым </text:span><text:span text:style-name="_30__20_Text"><text:span text:style-name="T19">пользуются, но при этом не бросают</text:span></text:span><text:span text:style-name="T19">. И факт измены ее идеализированного мучителя уходит на второй план, лишь бы он оставался рядом и не рвал отношения с жертвой.</text:span></text:p>
      <text:p text:style-name="P2">На этой стадии жертва много раз слышала:</text:p>
      <text:list xml:id="list36609720" text:continue-numbering="true" text:style-name="диалог">
        <text:list-item>
          <text:p text:style-name="P100">Да кому ты нужна, кроме меня?! — и понимала, что и правда, ведь в ней столько недостатков! Она ведь постоянно в чем-то виновата...</text:p>
        </text:list-item>
        <text:list-item>
          <text:p text:style-name="P100">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100">Маша/Петя вообще не понимает, почему я с тобой до сих пор не развелся! — и правда, почему? Ведь я все делаю неправильно — недостаточно хорошо зарабатываю, невкусно готовлю, безвкусно одеваюсь, говорю глупые вещи и постоянно чем-то недовольна...</text:p>
        </text:list-item>
      </text:list>
      <text:p text:style-name="P2">Список можно продолжать.</text:p>
      <text:p text:style-name="P2">Итак, жертва, некогда прекрасная, веселая, жизнерадостная и ухоженная личность (личность <text:soft-page-break/>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2">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Text_20_body"><text:span text:style-name="T19">В процессе </text:span><text:span text:style-name="_30__20_Text"><text:span text:style-name="T19">отмены</text:span></text:span><text:span text:style-name="T19">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2">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text:soft-page-break/>ры, проделывая все свои трюки с живым человеком.</text:p>
      <text:p text:style-name="P2">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0">* * *</text:p>
      <text:p text:style-name="P2">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text:p>
      <text:p text:style-name="P2">Я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2"><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P2">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2">А когда у меня уже не было сил, я передавала эстафету, и все заканчивалось. Не скоро, н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P2">Я знала, что ему хорошо, и мне было хорошо. В эмоциональном плане. На уровне чувств. Искренне...</text:p>
      <text:p text:style-name="P2"><text:soft-page-break/>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list xml:id="list36618051" text:continue-numbering="true" text:style-name="диалог">
        <text:list-item>
          <text:p text:style-name="P100">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2">Это, к слову, цитата из записанного мною на диктофон нашего разговора. Но об этом позже. И это... — на земле больше семи миллиардов человек населения. Ну да ладно.</text:p>
      <text:p text:style-name="P2">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6" text:outline-level="1"><text:s/><text:bookmark-start text:name="Glava_12__Nie_noi"/>Глава 12. <text:line-break/>Не ной<text:bookmark-end text:name="Glava_12__Nie_noi"/></text:h>
      <text:p text:style-name="P2">Если со всеми остальными недостатками я могла смириться, то с одним я мириться не хотела. По быту — да. Я задавала себе вопросы:</text:p>
      <text:list xml:id="list36624394" text:continue-numbering="true" text:style-name="диалог">
        <text:list-item>
          <text:p text:style-name="P100">Я могу с этим жить? — Да.</text:p>
        </text:list-item>
        <text:list-item>
          <text:p text:style-name="P100">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list-item>
      </text:list>
      <text:p text:style-name="P2">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text:p>
      <text:p text:style-name="P2"><text:soft-page-break/>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list xml:id="list36593721" text:continue-numbering="true" text:style-name="диалог">
        <text:list-item>
          <text:p text:style-name="P100">Не ной.</text:p>
        </text:list-item>
        <text:list-item>
          <text:p text:style-name="P100">Мне неинтересно это слушать.</text:p>
        </text:list-item>
        <text:list-item>
          <text:p text:style-name="P100">Это ты виновата, это ты допустила.</text:p>
        </text:list-item>
        <text:list-item>
          <text:p text:style-name="P100">Разберись с этим сама...</text:p>
        </text:list-item>
      </text:list>
      <text:p text:style-name="P2">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text:p>
      <text:p text:style-name="P2">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text:soft-page-break/>поддержки меня в трудную ситуацию, что часто сопровождалось его:</text:p>
      <text:list xml:id="list36621078" text:continue-numbering="true" text:style-name="диалог">
        <text:list-item>
          <text:p text:style-name="P100">А я тут при чем?!</text:p>
        </text:list-item>
      </text:list>
      <text:p text:style-name="P2">Или:</text:p>
      <text:list xml:id="list36622192" text:continue-numbering="true" text:style-name="диалог">
        <text:list-item>
          <text:p text:style-name="P100">Почему я должен это выслушивать?!</text:p>
        </text:list-item>
      </text:list>
      <text:p text:style-name="P2">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text:p>
      <text:p text:style-name="P2">Но мы, к сожалению, говорим о деструктивных отношениях.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P2">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и навсегда потеряла возможность с ним познакомиться и узнать какой он.</text:p>
      <text:p text:style-name="P2">Эта моя горечь проявлялась тогда, когда я, например, смотрела фильмы. В сценах «отец-ре<text:soft-page-break/>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6619775" text:continue-numbering="true" text:style-name="диалог">
        <text:list-item>
          <text:p text:style-name="P100">Я сейчас выключу, если ты не успокоишься! Хватит нюни распускать — это же просто фильм!</text:p>
        </text:list-item>
      </text:list>
      <text:p text:style-name="P2">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что я разозлила его своим нытьем.</text:p>
      <text:p text:style-name="P40"><text:s/>* * *</text:p>
      <text:p text:style-name="P2">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text:soft-page-break/>лос и даже размер задницы — вот сколько я за нее выслушала!</text:p>
      <text:p text:style-name="P2">В итоге он тоже оттуда ушел, как и я. И речь шла о его непосредственной начальнице, как и о моем непосредственном начальнике. Он ушел, и я ушла.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6610101" text:continue-numbering="true" text:style-name="диалог">
        <text:list-item>
          <text:p text:style-name="P100">Хватит ныть! Соберись, тряпка!</text:p>
        </text:list-item>
      </text:list>
      <text:p text:style-name="P2">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44">* * *</text:p>
      <text:p text:style-name="P2">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text:soft-page-break/>могла стать причиной его «депрессии», «головной боли», «грусти», где главной целью было получить утешение.</text:p>
      <text:p text:style-name="P2">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P2">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2">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text:soft-page-break/>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2">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text:p>
      <text:p text:style-name="P2">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2">Я ему рассказывала, что, в принципе-то, ничего делать и не надо, — подойти и обнять, всего-то делов.</text:p>
      <text:list xml:id="list36617696" text:continue-numbering="true" text:style-name="диалог">
        <text:list-item>
          <text:p text:style-name="P83"><text:span text:style-name="T19">Объятия, — говорила я, — это как стена, которая ограждает меня от всех проблем и дарит чувство защищенности, что особенно помогает в </text:span><text:soft-page-break/><text:span text:style-name="T19">минуты, когда тяже</text:span><text:span text:style-name="T19">ло. Просто обними и все... Я не жду советов и не прошу тебя что-то решить за меня...</text:span></text:p>
        </text:list-item>
      </text:list>
      <text:p text:style-name="P2">И 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P2">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2">Он не позволяет вам проявлять чувства и блокирует их при малейшей попытке.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2">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text:p>
      <text:p text:style-name="P45"><text:soft-page-break/>* * *</text:p>
      <text:p text:style-name="P2">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pan text:style-name="T19">Он берет стакан, набирает воды, запивает таблетку и просто </text:span><text:span text:style-name="_30__20_Text"><text:span text:style-name="T19">бросает</text:span></text:span><text:span text:style-name="T19"> стакан в раковину, в которой лежит еще </text:span><text:span text:style-name="T19">не помытая посуда! Этот жест повествовал, стало быть, о невыносимой головной боли, и на мой вопрос: «Зачем ты </text:span><text:span text:style-name="T19">кинул стакан в раковину?» он ответил, что не понимал, что делает из-за очень сильной головной боли.</text:span></text:p>
      <text:p text:style-name="P2">А сейчас вспоминаем мои походы с рюкзачком на костылях за сосисками, и, заодно, — шкаф и: «Ты что, сама не доедешь?»</text:p>
      <text:p text:style-name="P2">Ну конечно! Это же головная боль! Что может быть хуже?!</text:p>
      <text:p text:style-name="P40"><text:soft-page-break/>* * *</text:p>
      <text:p text:style-name="P2">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2">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36597287" text:continue-numbering="true" text:style-name="диалог">
        <text:list-item>
          <text:p text:style-name="P100">Тебе что совсем наплевать на мои проблемы?! ВОТ ТАК ВСЕГДА! Иди спи. Главное, чтоб тебе было хорошо...</text:p>
        </text:list-item>
      </text:list>
      <text:p text:style-name="P2">И я сидела, куняла, но слушала, потому, что я ему нужна. Ему тяжело и для него это важно, и — я его люблю... А со своими проблемами разбира<text:soft-page-break/>лась сама. И всегда это сопровождалось его «заботливым»:</text:p>
      <text:list xml:id="list36624114" text:continue-numbering="true" text:style-name="диалог">
        <text:list-item>
          <text:p text:style-name="P100">Хватит ныть! Соберись, тряпка!</text:p>
        </text:list-item>
      </text:list>
      <text:p text:style-name="Text_20_body"><text:span text:style-name="T19">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19">ему это неинтересно</text:span></text:span><text:span text:style-name="T19">, говорил, что </text:span><text:span text:style-name="_30__20_Text"><text:span text:style-name="T19">я выношу ему мозг</text:span></text:span><text:span text:style-name="T19">. Он поучительно наваливал, что мне нужно меняться и быть сильной, и всегда показывал спину, обвиняя меня в сверхчувствительности.</text:span></text:p>
      <text:p text:style-name="P2">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2">Даже сейчас мне говорят друзья, когда уже весь это ад закончился:</text:p>
      <text:list xml:id="list36613995" text:continue-numbering="true" text:style-name="диалог">
        <text:list-item>
          <text:p text:style-name="P100">Ты же девочка, ты должна быть слабой... (в понимании женственности).</text:p>
        </text:list-item>
      </text:list>
      <text:p text:style-name="P2"><text:soft-page-break/>У меня один ответ:</text:p>
      <text:list xml:id="list36613727" text:continue-numbering="true" text:style-name="диалог">
        <text:list-item>
          <text:p text:style-name="P100">Я не могу себе этого позволить!</text:p>
        </text:list-item>
      </text:list>
      <text:p text:style-name="P2">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2">Если бы я расслабилась в этих отношениях, то, боюсь, от меня вообще ничего не осталось бы.</text:p>
      <text:p text:style-name="P2">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2">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скажет, что плакать нет смысла, это ни к чему...</text:p>
      <text:p text:style-name="P2">Но все это — достаточно сильные переживания, с которыми очень сложно справиться одному. Мне <text:soft-page-break/>не нужны были решения или советы, нет. Но мне часто охватывало ощущение, что я одинока в своем горе. По сути, мне даже носовой платок подать было не кому.</text:p>
      <text:p text:style-name="P2">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2">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2">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2">Я поняла, что совершенно не разбираюсь в людях, я, человек, который ни разу в своей жизни не изменял, не предавал, внимательный и жертвен<text:soft-page-break/>ный, каждый раз натыкаюсь на слабаков... Да что уж там, сама виновата. Стало быть дело во мне, раз мне все на голову садятся. Слишком я доверчивая...</text:p>
      <text:p text:style-name="P2">Так что пора бы взять себя в руки и перестать ныть!..</text:p>
      <text:h text:style-name="P76" text:outline-level="1"><text:s/><text:bookmark-start text:name="Glava_13__Nieadiekvatnaia"/>Глава 13. <text:line-break/>Неадекватная<text:bookmark-end text:name="Glava_13__Nieadiekvatnaia"/></text:h>
      <text:p text:style-name="P39">Если вдруг вы стали для кого-то плохим, значит много хорошего было сделано для этого человека!</text:p>
      <text:p text:style-name="P47">Фаина Раневская</text:p>
      <text:p text:style-name="P35">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2">Одно из любимых его направлений — экзистенциально-феноменологическая психиатрия, которая <text:soft-page-break/>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2">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pan text:style-name="T25">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5">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6">Он проделал очень много работы за всю свою жизнь. И вот одна из них.</text:p>
      <text:p text:style-name="P2">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2"><text:soft-page-break/>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6607389" text:continue-numbering="true" text:style-name="диалог">
        <text:list-item>
          <text:p text:style-name="P100">Я никогда не говорил это!</text:p>
        </text:list-item>
      </text:list>
      <text:p text:style-name="P2">И вот вы начинаете сомневаться в том, что слышали.</text:p>
      <text:list xml:id="list36600853" text:continue-numbering="true" text:style-name="диалог">
        <text:list-item>
          <text:p text:style-name="P100">Тебе кажется, что ты переживаешь!</text:p>
        </text:list-item>
      </text:list>
      <text:p text:style-name="P2">И вы сомневаетесь, что ваши переживания реальны.</text:p>
      <text:list xml:id="list36625120" text:continue-numbering="true" text:style-name="диалог">
        <text:list-item>
          <text:p text:style-name="P100">С тобой что-то в последнее время происходит... Нет нет, это не усталость. Может нервный срыв?</text:p>
        </text:list-item>
      </text:list>
      <text:p text:style-name="P2">И вы сомневаетесь в том, что с вами все в порядке.</text:p>
      <text:list xml:id="list36606940" text:continue-numbering="true" text:style-name="диалог">
        <text:list-item>
          <text:p text:style-name="P100">Это была не твоя идея, а моя...</text:p>
        </text:list-item>
      </text:list>
      <text:p text:style-name="P2">И вы сомневаетесь в своей памяти.</text:p>
      <text:p text:style-name="P2">Даже такое распространенное выражение, как «делать из мухи слона», является прекрасным примером внушения того, что переживания не об<text:soft-page-break/>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2">Вспомните и скажите, что вам не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 разному.</text:p>
      <text:p text:style-name="P2">У нас разное восприятие, разная роль в тех или иных обстоятельствах. Нормальный человек попытается вас понять, но абьюзер выскажет вслух сомнение в отношении вас и вы начинаете сомневаться в себе. Повторив это вам несколько раз, происходит внушение, и вот вы уже убеждены, что он прав.</text:p>
      <text:list xml:id="list36603150" text:continue-numbering="true" text:style-name="диалог">
        <text:list-item>
          <text:p text:style-name="P100">Ну не говорил, так не говорил...</text:p>
        </text:list-item>
      </text:list>
      <text:p text:style-name="P40"><text:soft-page-break/>* * *</text:p>
      <text:p text:style-name="Text_20_body"><text:span text:style-name="T19">Знаете, я не просто так пишу об этом. Это описание моей жизни на протяжении нескольких лет. </text:span><text:span text:style-name="_30__20_Text"><text:span text:style-name="T19">Психоз порождает психоз.</text:span></text:span><text:span text:style-name="T19"> Патологическое стремление моего пар</text:span><text:span text:style-name="T19">ня </text:span><text:span text:style-name="T19">к доминантному покровительству, является психозом, который вводил меня в состояние ненормальности.</text:span></text:p>
      <text:p text:style-name="Text_20_body"><text:span text:style-name="T19">Например, он ясно давал понять, что он имеет право на свободу действий. Он четко расписывал по слогам </text:span><text:span text:style-name="T19">каждый раз, что для него важен его собственный комфорт. И это здорово, Да? Мы </text:span><text:span text:style-name="_30__20_Text"><text:span text:style-name="T19">все</text:span></text:span><text:span text:style-name="T19"> имеем право на свободу действий. Согласны? Ключевое слово — «все»!</text:span></text:p>
      <text:p text:style-name="Text_20_body"><text:span text:style-name="T19">Он так не считал. </text:span><text:span text:style-name="_30__20_Text"><text:span text:style-name="T19">Он</text:span></text:span><text:span text:style-name="T19">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2">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text:soft-page-break/>цать мою боль в ноге после операции и упрекать меня за слабость.</text:p>
      <text:p text:style-name="P2">Он будет биться головой о стену после тяжелого телефонного разговора, но упрекнет меня в оплакивании моего отца.</text:p>
      <text:p text:style-name="P2">Он прав, и будет утверждать, что я, на самом деле, с ним согласна.</text:p>
      <text:list xml:id="list36620410" text:continue-numbering="true" text:style-name="диалог">
        <text:list-item>
          <text:p text:style-name="P100">Ты преувеличиваешь — не болит у тебя ничего, ведь так?</text:p>
        </text:list-item>
      </text:list>
      <text:p text:style-name="P2">И я в замешательстве.</text:p>
      <text:p text:style-name="P2">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2">Такие атрибуты общения, как внушение и попытки переубедить жертву в правильности реальности могут и влияют на восприятие жертвы самой <text:soft-page-break/>себя. Под воздействием такого внушения начинается болезненный процесс перестройки сознания.</text:p>
      <text:p text:style-name="P2">Этот полный непонимания процесс стартует с сопротивления и отторжения:</text:p>
      <text:list xml:id="list36615901" text:continue-numbering="true" text:style-name="диалог">
        <text:list-item>
          <text:p text:style-name="P100">Как же так? Я же слышала!</text:p>
        </text:list-item>
      </text:list>
      <text:p text:style-name="P2">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36604087" text:continue-numbering="true" text:style-name="диалог">
        <text:list-item>
          <text:p text:style-name="P100">Я снова все напутала.</text:p>
          <text:p text:style-name="P129"/>
        </text:list-item>
      </text:list>
      <text:p text:style-name="P53">«Для того чтобы сидеть в клетке, не всегда нужны прутья.»</text:p>
      <text:p text:style-name="P37">Рональд Дэвид Лэйнг, «Политика семьи»</text:p>
      <text:p text:style-name="P37"/>
      <text:p text:style-name="P2">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2"><text:soft-page-break/>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text:p>
      <text:p text:style-name="P2">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2">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2">Я доказывала и доказывала:</text:p>
      <text:list xml:id="list36611926" text:continue-numbering="true" text:style-name="диалог">
        <text:list-item>
          <text:p text:style-name="P100"><text:soft-page-break/>Но ведь было же!</text:p>
        </text:list-item>
      </text:list>
      <text:p text:style-name="P2">Но мне повторяли и повторяли:</text:p>
      <text:list xml:id="list36605283" text:continue-numbering="true" text:style-name="диалог">
        <text:list-item>
          <text:p text:style-name="P100">Да что ты опять придумываешь?! Тебе что, драмы не хватает?</text:p>
        </text:list-item>
      </text:list>
      <text:p text:style-name="P2">Мне было трудно понять... Да что там, мне было сложно представить, что меня специально вводят в эти заблуждения, сбивают с толку...</text:p>
      <text:p text:style-name="P2">Самым, на мой взгляд, убедительным было не то, <text:span text:style-name="T1">что</text:span> он говорил, а то, <text:span text:style-name="T1">как</text:span> он это говорил. Уверенная подача и его взгляд, в котором читалось: «Это ты сейчас серьезно говоришь?!» — как разряды током.</text:p>
      <text:p text:style-name="P2">В случае моей непреклонности, он, обычно, использовал контрманевр. Ты уверена? — На тебе разряд! — Ах ты настаиваешь?</text:p>
      <text:list xml:id="list36624944" text:continue-numbering="true" text:style-name="диалог">
        <text:list-item>
          <text:p text:style-name="P100">Ты так говоришь, потому, что тебе на меня наплевать!</text:p>
        </text:list-item>
      </text:list>
      <text:p text:style-name="P2">И он уже высказывал свое сомнение не в правильности моего отношения к теме, а в моих чувствах к нему. И вот я доказываю, что нет — не <text:soft-page-break/>наплевать, что я люблю его, а он просто не так меня понял, но он уже и слышать не хочет:</text:p>
      <text:list xml:id="list36595937" text:continue-numbering="true" text:style-name="диалог">
        <text:list-item>
          <text:p text:style-name="P100">Ты неадекватная, я не собираюсь продолжать с тобой разговор!</text:p>
        </text:list-item>
      </text:list>
      <text:p text:style-name="P2">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Всегда это подавалось как благие намерения. Жаль, что я тогда не понимала — все его благие намерения направлены на его собственное благополучие.</text:p>
      <text:p text:style-name="P2">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2">Я перепробовала все, но ничего не действов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2"><text:soft-page-break/>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6620223" text:continue-numbering="true" text:style-name="диалог">
        <text:list-item>
          <text:p text:style-name="P100">С тобой невозможно разговаривать. Поговорим, когда ты успокоишься!</text:p>
        </text:list-item>
      </text:list>
      <text:p text:style-name="P2">Любая попытка поговорить начиналась с того, что стоило мне открыть рот, как мои аргументы тут же опровергались. Он перебивал, задавал вопросы, и, не давая на них ответить, задавал следующие, и так до бесконечности.</text:p>
      <text:p text:style-name="P2">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2">В процессе такого прессинга, он мог вспомнить о какой-то прошлой ситуации, например:</text:p>
      <text:list xml:id="list36604866" text:continue-numbering="true" text:style-name="диалог">
        <text:list-item>
          <text:p text:style-name="P100">Ты уже так вела себя на прошлой неделе.</text:p>
        </text:list-item>
      </text:list>
      <text:p text:style-name="P2">Я пыталась оправдаться, и говорила, что в той ситуации были те же причины:</text:p>
      <text:list xml:id="list36624790" text:continue-numbering="true" text:style-name="диалог">
        <text:list-item>
          <text:p text:style-name="P100"><text:soft-page-break/>Потому что тогда, как и сегодня, ты меня перебивал и не давал мне сказать...</text:p>
        </text:list-item>
      </text:list>
      <text:p text:style-name="P2">И тут же получала в ответ «подзатыльник», например:</text:p>
      <text:list xml:id="list36614000" text:continue-numbering="true" text:style-name="диалог">
        <text:list-item>
          <text:p text:style-name="P100">Почему ты постоянно возвращаешься к старым конфликтам!?</text:p>
        </text:list-item>
      </text:list>
      <text:p text:style-name="P2">Что вводило меня в еще большее заблуждение, ведь он же сам вспомнил о той прошлой ситуации!</text:p>
      <text:p text:style-name="P2">Ну и конечно:</text:p>
      <text:list xml:id="list36604183" text:continue-numbering="true" text:style-name="диалог">
        <text:list-item>
          <text:p text:style-name="P100">Поговорим, когда ты успокоишься!</text:p>
        </text:list-item>
      </text:list>
      <text:p text:style-name="P2">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2">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text:soft-page-break/>бальному мнению, я должна была сидеть и молчать в тряпочку, тогда у нас все будет хорошо.</text:p>
      <text:p text:style-name="P2">Невербальному? О да! Он знал, что я никогда не «нападаю» первая. Он никогда не говорил мне вслух что-то вроде: «Заткнись» или «Закрой свой рот», так как понимал, что это — открытая агрессия. Скажи он мне что-то подобное, я бы отреагировала — начала бы защищаться. Он бы понимал, что не прав. Такое отношение я бы не потерпела.</text:p>
      <text:p text:style-name="P2">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0">* * *</text:p>
      <text:p text:style-name="P2">Но на что стоило обратить тогда свое внимание?</text:p>
      <text:p text:style-name="P2"><text:soft-page-break/>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2">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2">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2">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text:soft-page-break/>воцировал меня на защитную реакцию — злость, но при этом сам не предлагал ничего в замен, кроме беспрерывного потока упреков.</text:p>
      <text:p text:style-name="P2">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2">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2">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2"><text:soft-page-break/>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2">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2">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2">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2"><text:soft-page-break/>Я стала дерганная, нервная, неуравновешенная, в то время, как он одевал маску незаслуженно-обиженного праведника и шел к друзьям лечить свое пострадавшее эго.</text:p>
      <text:p text:style-name="P2">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6626172" text:continue-numbering="true" text:style-name="диалог">
        <text:list-item>
          <text:p text:style-name="P100">Да все считают, что ты неадекватная!</text:p>
        </text:list-item>
      </text:list>
      <text:p text:style-name="P2">Или:</text:p>
      <text:list xml:id="list36607863" text:continue-numbering="true" text:style-name="диалог">
        <text:list-item>
          <text:p text:style-name="P100">Все знают, что ты истеричка!</text:p>
        </text:list-item>
      </text:list>
      <text:p text:style-name="P2">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44"><text:soft-page-break/>* * *</text:p>
      <text:p text:style-name="Text_20_body"><text:span text:style-name="T19">Вот реальный тому пример. В последнюю нашу поездку в другой город мы всю дорогу ругались, обсуждая </text:span><text:span text:style-name="_30__20_Text"><text:span text:style-name="T19">замявшийся накануне конфликт</text:span></text:span><text:span text:style-name="T19"> из-за брачного контракта, </text:span><text:span text:style-name="T19">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text:span></text:p>
      <text:p text:style-name="P2">Вид у него был виноватый, он меня обним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2">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2">У меня началась паника. Я хотела бежать. Со мной такого еще никогда не было. Я не сдаюсь и <text:soft-page-break/>всегда иду до конца, а тут у меня появилось острое желание просто выйти с машины на ходу!</text:p>
      <text:p text:style-name="P2">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2">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2">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6624264" text:continue-numbering="true" text:style-name="диалог">
        <text:list-item>
          <text:p text:style-name="P100">Мне это неприятно! Как ты не понимаешь?!</text:p>
        </text:list-item>
      </text:list>
      <text:p text:style-name="P2">Это все, что я могла сделать — повторять снова и снова и плакать все сильнее и сильнее. Все <text:soft-page-break/>было спланировано. Он не зря меня уговаривал ехать с ним.</text:p>
      <text:p text:style-name="P2">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text:p>
      <text:p text:style-name="P2">Ему было откровенно неприятно мое присутствие, и он рассказывал мне об этом всю дорогу. Как можно быть таким жестоким?!...</text:p>
      <text:p text:style-name="P2">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2">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2">По приезду мы остановились у одного из его лучших друзей. И — о чудо! Стоило нам выйти из <text:soft-page-break/>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2">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16">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Условием его печальных повествований о моих издевательствах над ним было мое отсутствие.</text:p>
      <text:p text:style-name="P16">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text:soft-page-break/>счет моей неадекватности и недовольства ими моего ненормального поведения.</text:p>
      <text:p text:style-name="P2"/>
      <text:p text:style-name="P5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53">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P37">Ирина Мельниченко, «Мудаки и игра на публику»</text:p>
      <text:p text:style-name="Цитата_20_-_20_автор"><text:span text:style-name="Default_20_Paragraph_20_Font"><text:span text:style-name="T23"><text:s/></text:span></text:span></text:p>
      <text:p text:style-name="P40"><text:soft-page-break/>* * *</text:p>
      <text:p text:style-name="P2">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2">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2">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2">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text:soft-page-break/>очередной абсурд или просто всплеск гормонов — я открывала рот и говорила.</text:p>
      <text:p text:style-name="P2">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2">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text:p>
      <text:p text:style-name="P2">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2"><text:soft-page-break/>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44">* * *</text:p>
      <text:p text:style-name="P2">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2">Наши общие друзья пригласили нас в гости.</text:p>
      <text:p text:style-name="P2">В этот день было несколько нюансов — ему нужно было съездить по делам на пару часов, и, утром заболел мой кот. Я отнесла кота в ветклинику, ему сделали укол. Нужно было подождать, пока лекарство подействует.</text:p>
      <text:p text:style-name="P2">Мы договорились, что, если к тому времени, как он решит все свои дела, коту станет лучше, я пой<text:soft-page-break/>ду с ним в гости, а если нет, то я останусь дома. Ключевое слово — договорились.</text:p>
      <text:p text:style-name="P2">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2">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6623114" text:continue-numbering="true" text:style-name="диалог">
        <text:list-item>
          <text:p text:style-name="P100">Я на полчасика. — сказал он мне примерно в 3 часа дня в ответ на мое удивление. </text:p>
        </text:list-item>
      </text:list>
      <text:p text:style-name="P2">А домой пришел в полночь. Потом я узнаю, почему он не взял меня с собой. Но об этом чуть позже.</text:p>
      <text:p text:style-name="P2">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2">И вот брожу я по району — звонит:</text:p>
      <text:list xml:id="list36603115" text:continue-numbering="true" text:style-name="диалог">
        <text:list-item>
          <text:p text:style-name="P100"><text:soft-page-break/>Я уже дома. А ты где? - по голосу было понятно, что он улыбается.</text:p>
        </text:list-item>
        <text:list-item>
          <text:p text:style-name="P100">Я гуляю.</text:p>
        </text:list-item>
      </text:list>
      <text:p text:style-name="P2">Бросает трубку. Прям просто кладет трубку!</text:p>
      <text:p text:style-name="P2">Я погуляла еще примерно полчаса и пошла домой. Сидел он с видом, будто бы я ему в борщ насрала. Естественно, не говоря ни слова. На утро — молчание. То есть, как всегда — он обиделся на обиду.</text:p>
      <text:p text:style-name="P2">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2">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36617168" text:continue-numbering="true" text:style-name="диалог">
        <text:list-item>
          <text:p text:style-name="P100">Слушай, напои его, пусть хоть расслабится, но давай так, чтоб он домой пришел пьяненький и <text:soft-page-break/>веселый, но на ногах! — я смеялась, бармен смеялся, и сказал, что я классная...</text:p>
        </text:list-item>
      </text:list>
      <text:p text:style-name="Text_20_body"><text:span text:style-name="T19">Но речь о том, что сейчас мы </text:span><text:span text:style-name="_30__20_Text"><text:span text:style-name="T19">договорились</text:span></text:span><text:span text:style-name="T19">! Он этот факт проигнорировал. Мало того, что он перечеркнул все мои планы на этот день, заставив меня его ждать еще полчасика, и еще полчасика..., так еще и постоянными отсрочками не позволял мне запланировать что-то без него.</text:span></text:p>
      <text:p text:style-name="P2">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2">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6619387" text:continue-numbering="true" text:style-name="диалог">
        <text:list-item>
          <text:p text:style-name="P100">Помнишь, утром коту вкололи лекарство?</text:p>
        </text:list-item>
        <text:list-item>
          <text:p text:style-name="P100">Помню.</text:p>
        </text:list-item>
        <text:list-item>
          <text:p text:style-name="P100"><text:soft-page-break/>Помнишь, как ты собирался по делам, и мы договорились, что ты меня наберешь и узнаешь, как обстоят дела и, если все хорошо, то я поеду с тобой?</text:p>
        </text:list-item>
        <text:list-item>
          <text:p text:style-name="P100">Помню. Мы договорились, что ты останешься дома с котом, потому, что не можешь его оставить больного одного дома.</text:p>
        </text:list-item>
        <text:list-item>
          <text:p text:style-name="P100">Да, но с небольшой поправкой — пока не буду уверена в том, что лекарство подействовало, и ему легче.</text:p>
        </text:list-item>
        <text:list-item>
          <text:p text:style-name="P100">Я тебя неправильно понял...</text:p>
        </text:list-item>
        <text:list-item>
          <text:p text:style-name="P100">А что конкретно ты не так понял? Тебе нужно было просто набрать меня, когда ты освободишься и узнать, пойду я с тобой или нет?</text:p>
        </text:list-item>
        <text:list-item>
          <text:p text:style-name="P100">Я подумал, что если коту плохо, то ты никуда не пойдешь.</text:p>
        </text:list-item>
        <text:list-item>
          <text:p text:style-name="P100">Но мы договорились, что если ему станет лучше, то я пойду. Было?</text:p>
        </text:list-item>
        <text:list-item>
          <text:p text:style-name="P100">Было.</text:p>
        </text:list-item>
        <text:list-item>
          <text:p text:style-name="P100">Так почему ты не позвонил?</text:p>
        </text:list-item>
        <text:list-item>
          <text:p text:style-name="P100"><text:soft-page-break/>Я тебя не так понял...</text:p>
          <text:p text:style-name="P100"/>
        </text:list-item>
      </text:list>
      <text:p text:style-name="P5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5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37">С. А. Зелинский, «Психотехнологии гипнотического манипулирования сознанием»</text:p>
      <text:p text:style-name="P37"/>
      <text:p text:style-name="P2">И эта техника прекрасно прослеживается здесь:</text:p>
      <text:list xml:id="list36612516" text:continue-numbering="true" text:style-name="диалог">
        <text:list-item>
          <text:p text:style-name="P83"><text:span text:style-name="T25">Помнишь, мы договорились, что ты меня наберешь и узнаешь, как обстоят дела и, </text:span><text:span text:style-name="_30__20_Text"><text:span text:style-name="T25">если все хорошо, то я поеду</text:span></text:span><text:span text:style-name="T25"> с тобой? — говорю я.</text:span></text:p>
        </text:list-item>
        <text:list-item>
          <text:p text:style-name="P83"><text:soft-page-break/><text:span text:style-name="T19">Помню. Мы договорились, что ты </text:span><text:span text:style-name="_30__20_Text"><text:span text:style-name="T19">останешься дома</text:span></text:span><text:span text:style-name="T19"> с котом, потому, что не можешь его оставить больного одного дома. — отвечают мне.</text:span></text:p>
        </text:list-item>
      </text:list>
      <text:p text:style-name="P2">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факт своей неправоты.</text:p>
      <text:p text:style-name="P2">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2">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2"><text:soft-page-break/>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2">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2">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2">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text:soft-page-break/>обиды и злости одновременно, что меня аж трусило. Он добился того, чего хотел. Я взбесилась.</text:p>
      <text:p text:style-name="P2">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2">Я его попробовала, но пить не захотела потому, что ком в горле стоял. И просто, вот так стоя, вылила его и бросила на пол одноразовый стаканчик, со словами: «делиться надо!»</text:p>
      <text:p text:style-name="P2">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2">Догадаетесь, что он сделал? Нет? О!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2">Он снимал и повторял:</text:p>
      <text:list xml:id="list36611877" text:continue-numbering="true" text:style-name="диалог">
        <text:list-item>
          <text:p text:style-name="P100"><text:soft-page-break/>О, какая молодец! И после этого ты будешь говорить, что ты нормальная? Давай-давай, продолжай!</text:p>
        </text:list-item>
      </text:list>
      <text:p text:style-name="P2">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2">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2">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2"><text:soft-page-break/>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2">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2">Вы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text:p>
      <text:p text:style-name="P2">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text:soft-page-break/>поехал в гости без меня. Кто ищет ответы, тот их находит.</text:p>
      <text:p text:style-name="P2">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6" text:outline-level="1"><text:s/><text:bookmark-start text:name="Glava_14__Vozhak"/>Глава 14. <text:line-break/>Вожак<text:bookmark-end text:name="Glava_14__Vozhak"/></text:h>
      <text:p text:style-name="P39">Для неверных нет любви, для порочных нет радости.</text:p>
      <text:p text:style-name="P47">Мария Корелли, «Скорбь Сатаны»</text:p>
      <text:p text:style-name="P2">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2">К слову, Странный друг был боссом и мой парень был ему нужен. Организовали что-то вроде компании, не по бумагам конечно, без бухгалте<text:soft-page-break/>рии и учета и без четкого плана на развитие... Но называли они это «компанией».</text:p>
      <text:p text:style-name="P2">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6595821" text:continue-numbering="true" text:style-name="диалог">
        <text:list-item>
          <text:p text:style-name="P100">Так легче переносить такой напряженный график, — говорил он мне.</text:p>
        </text:list-item>
      </text:list>
      <text:p text:style-name="P2">Дома его постоянно не было, и я снова за ним заскучала.</text:p>
      <text:list xml:id="list36599092" text:continue-numbering="true" text:style-name="диалог">
        <text:list-item>
          <text:p text:style-name="P100">Выдели хоть выходные для меня! — просила я.</text:p>
        </text:list-item>
        <text:list-item>
          <text:p text:style-name="P100">Хотя бы день!</text:p>
        </text:list-item>
        <text:list-item>
          <text:p text:style-name="P100">Хотя бы вечер!..</text:p>
        </text:list-item>
      </text:list>
      <text:p text:style-name="P2">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text:soft-page-break/>нечно, ненависть была взаимной, ведь я отвлекаю его ценного раба от работы!</text:p>
      <text:p text:style-name="P2">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2">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2">Вместо моего парня домой возвращалось его тело. Всегда в состоянии опьянения, всегда злое и уставшее.</text:p>
      <text:p text:style-name="P2">— Тебе нужно отдохнуть! — твердила я уже через неделю такого графика.</text:p>
      <text:p text:style-name="P2">Но мне ясно давали понять, что у меня нет права голоса. Я должна была сидеть и молчать. И, как всегда — ждать. Несомненно он попал под влия<text:soft-page-break/>ние своего Странного друга. Тот умел убеждать, как и мой благоверный меня — давя на слабые места.</text:p>
      <text:p text:style-name="P2">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P2">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2">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2">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2"><text:soft-page-break/>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2">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2">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list xml:id="list36610876" text:continue-numbering="true" text:style-name="диалог">
        <text:list-item>
          <text:p text:style-name="P100">Я съем кусочек пиццы и домой. — сказал он мне в 9 вечера.</text:p>
        </text:list-item>
      </text:list>
      <text:p text:style-name="P2">А домой вернулся под утро.</text:p>
      <text:p text:style-name="P2">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2"><text:soft-page-break/>Во всех случаях, где была третья сторона — он выбирал третью сторону, отодвигая меня на второй план и мне это в край надоело!</text:p>
      <text:p text:style-name="P2">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2">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44">* * *</text:p>
      <text:p text:style-name="P2">На работу я поехала от сестры. Здесь нужно обратить внимание на последовательность событий, которые будут происходить дальше. Это важно.</text:p>
      <text:p text:style-name="P2">Он позвонил днем и предложил вечером поговорить и обсудить наши проблемы. Сам! Первый раз! <text:soft-page-break/>Я этому приятно удивилась, так как это было совершенно нехарактерно для него. Очередной подвох, которого я не заметила.</text:p>
      <text:p text:style-name="P2">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2">Он взял листок бумаги и спросил меня, сколько у меня пунктов. Я ответила — семь. Он что-то написал, и отложил в сторону. Еще один ловкий ход.</text:p>
      <text:p text:style-name="P2">Открыв мою писанину, он мгновенно разозлился:</text:p>
      <text:list xml:id="list36604287" text:continue-numbering="true" text:style-name="диалог">
        <text:list-item>
          <text:p text:style-name="P100">Все не так! Я ожидал совсем другого! Ты все неправильно сделала!</text:p>
        </text:list-item>
        <text:list-item>
          <text:p text:style-name="P100">А что конкретно тебя не устраивает — манера письма?</text:p>
        </text:list-item>
        <text:list-item>
          <text:p text:style-name="P100">Здесь просто — все не так!!!</text:p>
        </text:list-item>
      </text:list>
      <text:p text:style-name="Text_20_body"><text:span text:style-name="T19">Да. Вместо того, чтобы обратить внимание на то, </text:span><text:span text:style-name="_30__20_Text"><text:span text:style-name="T19">что</text:span></text:span><text:span text:style-name="T19"> написано — он же сам предложил, он обра</text:span><text:soft-page-break/><text:span text:style-name="T19">тил внимание на то, </text:span><text:span text:style-name="_30__20_Text"><text:span text:style-name="T19">как</text:span></text:span><text:span text:style-name="T19"> написано. Он в очередной раз соскользнул с темы, не вникнув в суть. И, вместо того, чтоб думать, как </text:span><text:span text:style-name="T19">вести дальнейший диалог, я сидела, смотрела на его недовольное лицо и пыталась понять, а как же надо было написать?</text:span></text:p>
      <text:p text:style-name="P2">Потом он преподнес мне свой список. Точно не помню формулировку, но смысл был такой:</text:p>
      <text:list xml:id="list4452486550135331070" text:style-name="L8">
        <text:list-item>
          <text:p text:style-name="P101">У меня</text:p>
        </text:list-item>
        <text:list-item>
          <text:p text:style-name="P101">Идеальная</text:p>
        </text:list-item>
        <text:list-item>
          <text:p text:style-name="P101">Девушка</text:p>
        </text:list-item>
        <text:list-item>
          <text:p text:style-name="P101">Которую</text:p>
        </text:list-item>
        <text:list-item>
          <text:p text:style-name="P101">Я очень</text:p>
        </text:list-item>
        <text:list-item>
          <text:p text:style-name="P101">Сильно</text:p>
        </text:list-item>
        <text:list-item>
          <text:p text:style-name="P101">Люблю</text:p>
        </text:list-item>
      </text:list>
      <text:p text:style-name="P2">Понимаете, да? Этим он выставил меня той самой «вечно всем недовольной стервой». Типа мне все не так, а он всем доволен, значит проблемы во мне.</text:p>
      <text:p text:style-name="P2">Через несколько минут он уничтожил мою психику ко всем чертям.</text:p>
      <text:p text:style-name="P2"><text:soft-page-break/>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2">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я.</text:p>
      <text:p text:style-name="P2">В самом начале моего повествования были такие слова:</text:p>
      <text:p text:style-name="P2"/>
      <text:p text:style-name="Quotations">«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3"><text:s/></text:span></text:span></text:p>
      <text:p text:style-name="P2">Именно к этим словам он и прицепился. Именно на них обсуждение закончилось.</text:p>
      <text:p text:style-name="P2">Тут очень важный момент. Что бы понять всю суть этого конфликта, нужно представить себе все, что я сейчас опишу.</text:p>
      <text:p text:style-name="P2"><text:soft-page-break/>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19">Нужно отметить, что </text:span><text:span text:style-name="_30__20_Text"><text:span text:style-name="T19">я его таким никогда не видела</text:span></text:span><text:span text:style-name="T19">. У него были «шальные» глаза и он просто агрессивно накинулся на меня с вопросами, но не дал ответить ни на один из них.</text:span></text:p>
      <text:p text:style-name="P2">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2">Я не успевала за ним. За ходом мысли. Я не успевала реагировать на этот поток агрессии, что меня и сбило с толку — я не понимала, что ее вызвало.</text:p>
      <text:p text:style-name="P2">«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16"><text:soft-page-break/>Психологический термин, который описывает данное поведение, звучит как «Паратимия<text:note text:id="ftn7"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2"/>
      <text:p text:style-name="P53">«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5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53"><text:soft-page-break/>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37">С. А. Зелинский, «Методы, приемы и способы манипуляций. (Современные психотехнологии манипулирования)»</text:p>
      <text:p text:style-name="P37"/>
      <text:p text:style-name="P2">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2">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2"><text:soft-page-break/>На удивление для самой себя я была спокойна, даже слишком. Но, как оказалось — это был еще один тактический ход.</text:p>
      <text:p text:style-name="P2"/>
      <text:p text:style-name="P53">«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5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37">С. А. Зелинский, «Методы, приемы и способы манипуляций. (Современные психотехнологии манипулирования)»</text:p>
      <text:p text:style-name="P37"><text:soft-page-break/></text:p>
      <text:p text:style-name="P2">Когда я спокойным тоном попросила его расслабиться и не перебивать меня, мол, мы ведь разговариваем.</text:p>
      <text:list xml:id="list36601182" text:continue-list="list36604287" text:style-name="диалог">
        <text:list-item>
          <text:p text:style-name="P100">Я не собираюсь с тобой ссориться, — сказала я. — Мы же хотим помириться! А ты обращаешься со мной, как с шавкой, и затыкаешь мне рот.</text:p>
        </text:list-item>
      </text:list>
      <text:p text:style-name="P2">Он просто вышел из комнаты...</text:p>
      <text:p text:style-name="P2">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2">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2">Сценарий поменялся и, казалось, он был к этому не готов. Но это был очередной тактический <text:soft-page-break/>ход. Его действия я смогла себе объяснить совсем недавно.</text:p>
      <text:p text:style-name="P2">Он вышел из комнаты, оделся и пошел к выходу обуваться.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2">Это были самые странные и страшные минуты наших отношений.</text:p>
      <text:p text:style-name="P2">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2">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2">Он побежал к окну.</text:p>
      <text:p text:style-name="P2"><text:soft-page-break/>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2">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text:p>
      <text:p text:style-name="P2">Я начала причитать, даже не помню в слух или про себя, мол — что ты делаешь? Я висела на нем, прилагая все усилия, чтобы он не упал и, в тот момент, в моей голове что-то заклинило. Это был самый настоящий нервный срыв.</text:p>
      <text:p text:style-name="P2">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кричать:</text:p>
      <text:list xml:id="list36603606" text:continue-numbering="true" text:style-name="диалог">
        <text:list-item>
          <text:p text:style-name="P100">Помогите! Кто-нибудь! Помогите!</text:p>
        </text:list-item>
      </text:list>
      <text:p text:style-name="P2"><text:soft-page-break/>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6597883" text:continue-numbering="true" text:style-name="диалог">
        <text:list-item>
          <text:p text:style-name="P100">Помогите! Кто-нибудь! Я не знаю, что мне делать! Он сейчас упадет! Я не удержу...</text:p>
        </text:list-item>
      </text:list>
      <text:p text:style-name="P2">А она стояла и я видела по ее лицу — ей страшно. Я тогда даже не задумалась, как она вообще ночью зимой оказалась под нашими окнами? Но уже позже, когда включу свои мозги, то все пойму.</text:p>
      <text:p text:style-name="P2">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P2">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2"><text:soft-page-break/>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2">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2">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2">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2">Я не подумала:</text:p>
      <text:list xml:id="list36618708" text:continue-numbering="true" text:style-name="диалог">
        <text:list-item>
          <text:p text:style-name="P100"><text:s/>Что же мне делать? Я знаю! Нужно содрать татуировку, чтоб он не напоминала мне о нем!</text:p>
        </text:list-item>
      </text:list>
      <text:p text:style-name="P2">Нет. Совершенно не осознавая, что делаю, я царапала и царапала. Я акцентирую ваше внимание <text:soft-page-break/>на том, что я помню только ход событий, но мыслей в тот момент в моей голове не было.</text:p>
      <text:p text:style-name="P2">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2">Потом он вернулся. Не один — он привел своих друзей посмотреть на все это шоу. Я была еще «жива», и меня нужно было «добить».</text:p>
      <text:p text:style-name="P2">У него получилось — я была в полном неадеквате!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6602276" text:continue-numbering="true" text:style-name="диалог">
        <text:list-item>
          <text:p text:style-name="P100">Что ты с ним сделала? — спрашивали они. — Он сказал, что ты взбесилась, что ты кричала, что он хотел уйти, а ты не пускала...</text:p>
        </text:list-item>
      </text:list>
      <text:p text:style-name="P2">А я не понимала. Я повторяла, что не понимаю, что происходит. Повторяла и повторяла. Я плака<text:soft-page-break/>ла, дрожала и задыхалась. Закончилось тем, что они вызвонили сестру и она забрала меня со всеми моими вещами к себе.</text:p>
      <text:p text:style-name="P40">* * *</text:p>
      <text:p text:style-name="P2">Вся эта ситуация — свидетельство того, что адекватности в наших отношениях нет. Но была одна маленькая несостыковка — Жена Странного друга под нашими окнами.</text:p>
      <text:p text:style-name="P2">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pan text:style-name="T19">Итак, ему нужны были доказательства своих жалоб и он все спланировал. Он, впервые </text:span><text:span text:style-name="_30__20_Text"><text:span text:style-name="T19">сам</text:span></text:span><text:span text:style-name="T19"> </text:span><text:span text:style-name="_30__20_Text"><text:span text:style-name="T19">позвонил</text:span></text:span><text:span text:style-name="T19"> мне и </text:span><text:span text:style-name="_30__20_Text"><text:span text:style-name="T19">сам предложил</text:span></text:span><text:span text:style-name="T19"> поговорить о наших проблемах, хотя </text:span><text:span text:style-name="_30__20_Text"><text:span text:style-name="T19">всегда</text:span></text:span><text:span text:style-name="T19"> отлынивал от любых выяснений отношений.</text:span></text:p>
      <text:p text:style-name="P2"><text:soft-page-break/>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2">Весь разговор занял не больше 2-3-х минут, а ведь Жена уже ждала под окнами! До начала разговора он отправил ей сигнал <text:span text:style-name="T29">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2">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2">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P2"><text:soft-page-break/>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2">Много ума не надо, чтобы <text:span text:style-name="T1">сделать вид</text:span>. На тот момент он уже давно жаловался на меня и мое поведение, но 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а я агрессором.</text:p>
      <text:p text:style-name="P2">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2">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2"><text:soft-page-break/>Это как с тем кофе, что я вылила под ноги. На записи видно, что я не в себе, но причины такого поведения никто не зафиксировал...</text:p>
      <text:p text:style-name="P2">Дальше, как мы знаем, я сама все сделала, а именно — сломала ключ. Он прекрасно знал, что Жена Странного друга уже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 выйти в окно.</text:p>
      <text:p text:style-name="P2">Попытка выйти в окно была очень убедительной, а я — очень наивной, ведь это было не более, не менее, чем заранее отрепетированное шоу.</text:p>
      <text:p text:style-name="P2">Все шло по ег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и никуда я не денусь.</text:p>
      <text:p text:style-name="P2">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2"><text:soft-page-break/>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2">Я — агрессор. Он жертва.</text:p>
      <text:p text:style-name="P2">Я кричу — он страдает.</text:p>
      <text:p text:style-name="P2">Он хочет уйти — я не пускаю.</text:p>
      <text:p text:style-name="P2">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2">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2">Они заслужили увидеть это зрелище. Они ведь выслушали столько его жалоб! Сколько было сказано обвинений в мой адрес!</text:p>
      <text:p text:style-name="P2"><text:soft-page-break/>Блюдо готово — уважаемые гости, прошу к столу!</text:p>
      <text:p text:style-name="Text_20_body"><text:span text:style-name="T19">Он привел свидетелей для подтверждения всех своих жалоб и застал меня — в </text:span><text:span text:style-name="_30__20_Text"><text:span text:style-name="T19">Совершенно Неадекватном Состоянии</text:span></text:span><text:span text:style-name="T19">.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2">Он прятался за их спинами от меня, как от зверя, насилию которого он больше не может противостоять... и его защищали. Все, как он и запланировал.</text:p>
      <text:p text:style-name="P44">* * *</text:p>
      <text:p text:style-name="P2">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text:p>
      <text:p text:style-name="P2"><text:soft-page-break/>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2">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2">Мне не разрешали анализировать его действия. Мне приказывали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2">Уроборос, который поедает свой хвост. Это — бесконечный цикл, который невозможно было остановить. По крайней мере, мне это было не под силу.</text:p>
      <text:p text:style-name="P2"><text:soft-page-break/>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text:p>
      <text:p text:style-name="P2">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6" text:outline-level="1"><text:s/><text:bookmark-start text:name="Glava_15__Ad"/>Глава 15. <text:line-break/>Ад<text:bookmark-end text:name="Glava_15__Ad"/></text:h>
      <text:p text:style-name="P39">И, улыбаясь, мне ломали крылья,</text:p>
      <text:p text:style-name="P39">Мой хрип порой похожим был на вой,</text:p>
      <text:p text:style-name="P39">И я немел от боли и бессилья</text:p>
      <text:p text:style-name="P39">И лишь шептал: «Спасибо, что живой».</text:p>
      <text:p text:style-name="P47">А. Высоцкий</text:p>
      <text:p text:style-name="P2">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text:soft-page-break/>дома, то сойду с ума от одиночества и безысходности, в которое меня окунули.</text:p>
      <text:p text:style-name="P2">Через две недели из-за некоторых обстоятельств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2">Я стучалась «во все двери» — ходила в гости к друзьям, нянчилась с их детками, по субботам помогала друзьям и работала в их кофейне. Пошла на бокс. Он облегчал мое состояние, ведь так я выплескивала на грушу, как говорится — всю желчь и негативные эмоции.</text:p>
      <text:p text:style-name="P2">Начала брать уроки гитары. Я завела дневник и старалась описать все мысли, что были в моей голове. Вот первая запись:</text:p>
      <text:p text:style-name="P2"/>
      <text:p text:style-name="P48">«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text:soft-page-break/>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48"/>
      <text:p text:style-name="P2">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2">«Фантомные боли»... Его мир слишком крепко прирос ко мне, что в какой-то момент я просто взвыла от боли и одиночества. Людям, которые не испытывали моральную боль на физическом уровне — я вам завидую белой завистью. Это меняет.</text:p>
      <text:p text:style-name="P2">Это не перелом, не головная боль... Эта боль не сравнится с зубной. Это боль в области груди как ожег — острая, ноющая и полностью берущая верх над всеми чувствами. Я ничего не ощущала, кроме боли. Сон, голод, страх — нет. Только боль.</text:p>
      <text:p text:style-name="P2">У меня было 9 переломов, 4 операции, я теряла близких мне людей, которых до сих пор не могу <text:soft-page-break/>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2">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2">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2">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2"><text:soft-page-break/>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2">Так, как я вела всегда активный образ жизни, когда жир «ушел», моя фигура была похожа на комплекцию взрослеющего жилистого мальчика.</text:p>
      <text:p text:style-name="P44">* * *</text:p>
      <text:p text:style-name="P2">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2">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6620959" text:continue-numbering="true" text:style-name="диалог">
        <text:list-item>
          <text:p text:style-name="P100">Забери меня, рак, я больше не хочу жить...</text:p>
        </text:list-item>
      </text:list>
      <text:p text:style-name="P2"><text:soft-page-break/>Было адски больно, будто меня сжигали заживо.</text:p>
      <text:p text:style-name="P2">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2">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2">Я писала и звонила ему. Я пыталась попросить прощение, но он заблокировал меня на всех ресурсах, с помощью которых я могла до него достучаться. Тогда я пыталась связаться с ним с помощью общих друзей, в следствии чего попала в бан<text:note text:id="ftn8" text:note-class="footnote"><text:note-citation text:label="*">*</text:note-citation><text:note-body><text:p text:style-name="Footnote"><text:span text:style-name="T8">Бан</text:span> <text:span text:style-name="T1">(от англ. ban)</text:span> — лишение или ограничение каких-либо прав пользователя, например, создание и/или отправление сообщений.</text:p></text:note-body></text:note> и на их девайсах.</text:p>
      <text:p text:style-name="P2">Я испытывала чувство глубокого одиночества, понимая, что от меня все отвернулись, кроме, конечно, моей сестры, моей лучшей подруги и моего <text:soft-page-break/>лучшего друга, которые очень со мной намучились за все это время моего страдания, но при этом были всегда рядом.</text:p>
      <text:p text:style-name="P2">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2">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2">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2">Потом, спустя некоторое время, когда я поняла, что не вернусь к нему, я разобрала и подключила свой компьютер. И обнаружила, что мне на мес<text:soft-page-break/>сенджер<text:note text:id="ftn9" text:note-class="footnote"><text:note-citation text:label="**">**</text:note-citation><text:note-body><text:p text:style-name="Footnote"><text:span text:style-name="T8">Мессенджер</text:span> <text:span text:style-name="T1">(от </text:span><text:span text:style-name="T14">ст.</text:span><text:span text:style-name="T30">-фр</text:span><text:span text:style-name="T14">анц</text:span><text:span text:style-name="T30">.</text:span><text:span text:style-name="T1"> </text:span><text:span text:style-name="T30">message — </text:span><text:span text:style-name="T14"><text:s/>в</text:span><text:span text:style-name="T1">ыпускать, посылать)</text:span> — приложение для обмена мгновенными сообщениями.</text:p></text:note-body></text:note> прислал сообщение его этот Странный друг. И очень удивилась, ведь мы ненавидели друг друга!</text:p>
      <text:p text:style-name="P2">На этом череда моих удивлений не закончилась, ибо открыв чат с ним, я поняла, что сообщение это было адресовано не мне, а моему мучителю.</text:p>
      <text:p text:style-name="P2">Мой парень залогинился<text:note text:id="ftn10" text:note-class="footnote"><text:note-citation text:label="*">*</text:note-citation><text:note-body><text:p text:style-name="Footnote"><text:span text:style-name="T8">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2">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44"><text:soft-page-break/>* * *</text:p>
      <text:p text:style-name="P2">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2">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мужчиной, и познакомились мы тогда, когда она как раз переживала разрыв с ним.</text:p>
      <text:p text:style-name="P2">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2">Запомните этот момент. Я позже объясню, к чему я веду.</text:p>
      <text:p text:style-name="P2"><text:soft-page-break/>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6612784" text:continue-numbering="true" text:style-name="диалог">
        <text:list-item>
          <text:p text:style-name="P100">А где тот браслет, который я тебе подарила?</text:p>
        </text:list-item>
      </text:list>
      <text:p text:style-name="P2">Он ответил, что не помнит, и что, скорее всего, потерял его.</text:p>
      <text:p text:style-name="P2">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2">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2">Человеком она оказалась приятным и интересным. Но тот факт, что спустя две недели наш герой хвастался лучшему другу о ночных времяпро<text:soft-page-break/>вождениях с ней, поверг меня в самую настоящую панику.</text:p>
      <text:p text:style-name="P2">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2">Я очень захотела посмотреть ему в глаза. Отчетливо помню, что это желание появилось у меня сразу после прочтения той переписки.</text:p>
      <text:p text:style-name="P2">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2">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2"><text:soft-page-break/>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2">Я была в ее глазах загнанным зверем, и, стало быть, моя любовь была настолько сильной, что со стороны пугала.</text:p>
      <text:p text:style-name="P2">О чем она думала? Думала, что я захочу его порезать так же, как порезала себе руку? Я держала его всем своим весом, чтоб он, ни в коем случае не упал, не поранился, не разбился, чтобы придти и поранить? Где логика?!</text:p>
      <text:p text:style-name="P2">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2">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2"><text:soft-page-break/>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2">Тогда она обыскивала зависимое слабое безвольное ничтожество, которое отчаянно хотело заслужить милость хозяина.</text:p>
      <text:p text:style-name="P2">Тщательно осмотрев меня, она его позвала.</text:p>
      <text:p text:style-name="P44">* * *</text:p>
      <text:p text:style-name="P2">Вспоминаю и улыбаюсь! Вот это мастерство! Сначала он не хотел выходить ко мне. Он боялся меня. Но согласился, конечно же, не без условий.</text:p>
      <text:p text:style-name="P2">О нет, он не обыскал меня — это уже сделала Жена его Странного друга. Он сказал, что 24 этаж — это очень высоко, на случай, если я захочу его столкнуть... Мне нужно было спуститься вниз, только тогда он согласен со мной разговаривать.</text:p>
      <text:p text:style-name="P2"><text:soft-page-break/>Я не увидела в его глазах то, чег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2">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2">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2">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16"><text:soft-page-break/>Это высказанное вслух сомнение. Это всего лишь два коротких простых слова. Но давайте попробуем понять, какой смысл они несут.</text:p>
      <text:p text:style-name="P16"/>
      <text:p text:style-name="P51">«Ты причинила мне боль. Я тебя люблю, но моя любовь к тебе причиняет мне боль. Я больше не могу быть с тобой, зная, что ты способна лишь делать мне больно.</text:p>
      <text:p text:style-name="P51">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2">Он дал мне надежду, потому, что знал, что я его очень люблю. Этим «не знаю» он продолжал держать меня «на привязи», заставляя меня пытаться стать для него еще лучше, еще умнее и с еще более отчаянной самоотверженностью пытаться заслужить его прощение...</text:p>
      <text:p text:style-name="P2">И я ждала. Изо дня в день я ждала, пока он наконец не поймет, пока его «не знаю» не превратится в «да» или «нет». Опять ждала. Это ожида<text:soft-page-break/>ние было настолько напряженным для меня, что я просто сходила с ума.</text:p>
      <text:p text:style-name="P2">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2">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6609285" text:continue-numbering="true" text:style-name="диалог">
        <text:list-item>
          <text:p text:style-name="P100">Больше я не допущу такой ошибки!</text:p>
        </text:list-item>
      </text:list>
      <text:p text:style-name="P2">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P2">Это был крах. Я была в плачевном состоянии и не слушала никого, ни сестру, которая просила меня оставить все как есть и не унижаться, ни <text:soft-page-break/>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list xml:id="list36602935" text:continue-numbering="true" text:style-name="диалог">
        <text:list-item>
          <text:p text:style-name="P100">Он любит! Я спрашивала, и он не сказал «нет»!!!</text:p>
        </text:list-item>
      </text:list>
      <text:p text:style-name="P2">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0">* * *</text:p>
      <text:p text:style-name="P2">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text:soft-page-break/>расстоянии, прикармливая надеждой, каждый раз блокируя новый канал связи.</text:p>
      <text:p text:style-name="P2">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P2">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Мне советовали проспаться.</text:p>
      <text:p text:style-name="P2">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6" text:outline-level="1"><text:s/><text:bookmark-start text:name="Glava_16__Nosce_te_ipsum"/>Глава 16. <text:line-break/>Nosce te ipsum<text:bookmark-end text:name="Glava_16__Nosce_te_ipsum"/></text:h>
      <text:p text:style-name="P2">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2">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2"><text:span text:style-name="T1">Случайно</text:span> проболтался?..</text:p>
      <text:p text:style-name="P2">Понимая, сколько времени ему идти, я мигом вызвала такси и поехала к нему.</text:p>
      <text:p text:style-name="P2">Я просидела на коврике для обуви под дверью где-то с час. Очень сильно захотела в туалет, но <text:soft-page-break/>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19">Потом, побежав наверх, я стала звонить в дверь, на случай, если он за это время уже вернулся. Но мне никто не открыл. Дома его еще не было. Тогда я услышала какой-то звук, но подумала, что мне </text:span><text:span text:style-name="_30__20_Text"><text:span text:style-name="T19">показалось</text:span></text:span><text:span text:style-name="T19">.</text:span></text:p>
      <text:p text:style-name="P2">Я ждала его еще примерно час, выходила на общий балкон покурить и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2">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2">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text:soft-page-break/>центра пешком. И я попросила водителя вернуться.</text:p>
      <text:p text:style-name="P2">Таксист оказался приятным человеком и очень неравнодушным, несмотря на молодой возраст. Я спросила его, не спешит ли он:</text:p>
      <text:list xml:id="list36598547" text:continue-numbering="true" text:style-name="диалог">
        <text:list-item>
          <text:p text:style-name="P100">Мне нужно с кем-нибудь поговорить...</text:p>
        </text:list-item>
      </text:list>
      <text:p text:style-name="P2">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P2">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2">Я запомнила это вечер, как вечер откровений с неравнодушным незнакомцем. Я с теплом вспоминаю его, хоть он скорее всего и не подозревает, <text:soft-page-break/>как много для меня сделал, просто выслушав меня.</text:p>
      <text:p text:style-name="P2">И вот он мне говорит:</text:p>
      <text:list xml:id="list36625508" text:continue-numbering="true" text:style-name="диалог">
        <text:list-item>
          <text:p text:style-name="P100">А это не он идет?</text:p>
        </text:list-item>
      </text:list>
      <text:p text:style-name="P2">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2">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2">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2">Забавно, ведь позже у меня получится свести все эти обстоятельства в одну целую картину. Всему ведь есть объяснение, не так ли?</text:p>
      <text:p text:style-name="P2"><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Ведь ему сказали, что я уехала, но никто не знал, что я вернулась...</text:p>
      <text:p text:style-name="P2">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2">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P2">Nosce te ipsum – 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text:p>
      <text:p text:style-name="P2">Он цитирует глубокую фразу, но его поступки, которыми сопровождается это выражение идут в разрез с ее смыслом. Это не просто сбивало меня с <text:soft-page-break/>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2">Попробую сформулировать мысли, которые тогда орудовали в моей голове:</text:p>
      <text:list xml:id="list36623671" text:continue-numbering="true" text:style-name="диалог">
        <text:list-item>
          <text:p text:style-name="P100">Я очень его люблю. Я хочу быть с ним. Я хочу, чтоб мы были счастливы вместе. Я не хочу, чтобы он страдал, но не знаю как это сделать...</text:p>
        </text:list-item>
      </text:list>
      <text:p text:style-name="P2">Сейчас мне становится страшно — это ведь была я! Эта история обо мне! Я смотрю в прошлое, и мне сложно осознать, что это была я... Что я не сопротивлялась такому насилию. Что я просила еще...</text:p>
      <text:p text:style-name="P2">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2">Прошло меньше года, а я ловлю себя на мысли, что я совсем другая. Не та, какую он бы хотел видеть — безвольная, а та я, которая была до него <text:soft-page-break/>— сильная, упрямая, самодостаточная. И мне действительно сложно понять, как я могла тогда такое допустить...</text:p>
      <text:p text:style-name="P2">В том разговоре он рассказал мне, как меня ненавидят его родители и перекрутил слова моей сестры. По его словам, даже она его поддерживала и была согласна с тем, что я веду себя неправильно.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2">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2">Что я могу сказать — я повелась и нет мне оправдания.</text:p>
      <text:p text:style-name="P2">Я не упоминала об этом раньше, ждала подходящего момента... Наверное это он. Я его слушала и в голове у меня была одна мысль, которая там <text:soft-page-break/>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2">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2">Он безжалостно «добивал» мою психику, втаптывая меня в землю огромным молотом своих издевательств.</text:p>
      <text:p text:style-name="P2">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2">—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2"><text:soft-page-break/>Он высказал свою уверенность в том, что в этом случае между нами не может ничего быть, и — попросил уйти. Ба-бах.</text:p>
      <text:p text:style-name="P44">* * *</text:p>
      <text:p text:style-name="P2">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2">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2">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2"><text:soft-page-break/>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2">К слову, я понимала это, но сидеть спокойно не могла, меня трусило изнутри, заставляя качаться, и я не могла остановиться.</text:p>
      <text:p text:style-name="P2">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6604188" text:continue-numbering="true" text:style-name="диалог">
        <text:list-item>
          <text:p text:style-name="P100">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2">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text:soft-page-break/>но, так что забирать мы ее не будем а просто уколим успокоительное.»</text:p>
      <text:p text:style-name="P2">Они пообещали мне, что я буду спать 6 часов. Я поспала около 3-х часов и была им безумно за это благодарна. Наконец это был здоровый крепкий сон.</text:p>
      <text:p text:style-name="P2">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2">И вот я — «безжалостная мучительница», которой внушили, что она больна, принимает решение лечиться, в то время, как он — «несчастная жертва» моего поведения, зализывает свои раны. Я была уверена, что со мной не все в порядке и обратилась к специалисту за помощью, в надежде вылечиться.</text:p>
      <text:p text:style-name="P2">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2"><text:soft-page-break/>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P2">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2">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слушал и ни разу не перебил.</text:p>
      <text:p text:style-name="P2">Так начался долгий процесс восстановления. Я удалила все фотографии и переписки, его номер. Я ходила на бокс, потихоньку начала есть и наби<text:soft-page-break/>рать вес, стала лучше спать. Работа вернулась в офис, и я уже не была одна, а постоянно находилась среди людей.</text:p>
      <text:p text:style-name="P2">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6" text:outline-level="1"><text:s/><text:bookmark-start text:name="Glava_17__Ia_vsie_ponial"/>Глава 17. <text:line-break/>Я все понял<text:bookmark-end text:name="Glava_17__Ia_vsie_ponial"/></text:h>
      <text:p text:style-name="P2">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2">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2">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2"><text:soft-page-break/>Я не понимала, что бы это могло значить:</text:p>
      <text:list xml:id="list36609107" text:continue-numbering="true" text:style-name="диалог">
        <text:list-item>
          <text:p text:style-name="P100">Я хочу провести с тобой ночь, но тебе это вряд ли понравится...</text:p>
        </text:list-item>
      </text:list>
      <text:p text:style-name="P2">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2">На сообщение я ответила, что не девочка на побегушках и не прибегу по первому зову.</text:p>
      <text:list xml:id="list36599863" text:continue-numbering="true" text:style-name="диалог">
        <text:list-item>
          <text:p text:style-name="P100">Тебе что, потрахаться не с кем? — спросила я его.</text:p>
        </text:list-item>
      </text:list>
      <text:p text:style-name="P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2">По пути на место встречи мне нужно было кое-куда наведаться. Скоро Новый год, и я решила сделать себе подарок — заказала акустическую гитару. Забрав свой заказ я полетела на крыльях любви к милому.</text:p>
      <text:p text:style-name="P2"><text:soft-page-break/>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19">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text:span text:style-name="_30__20_Text"><text:span text:style-name="T19">ждала</text:span></text:span><text:span text:style-name="T19">. Конечно же он опоздал.</text:span></text:p>
      <text:p text:style-name="P2">Он пришел, и на его лице считывалась неуверенность с примесью страха. Он, как и я, не знал, чего ожидать от этой встречи. Поэтому пришел он подготовленный.</text:p>
      <text:p text:style-name="P2">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P2">Завязался разговор. Я отметила про себя, будто разговариваю с незнакомым мне человеком. Сейчас я это могу объяснить, ведь он, на самом деле, <text:soft-page-break/>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2">Факт остает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2">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2">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2">Итак, пока наш герой, распинаясь, пытался мне что-то рассказывать, я сидела, как снежная королева и получала удовольствие от того, что он уже <text:soft-page-break/>почти кричит, ведь в баре играет музыка, а я со своей стороны успешно делаю вид полного безразличия.</text:p>
      <text:p text:style-name="P2">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он сказал, что «влюбился в меня заново»!</text:p>
      <text:p text:style-name="P2">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2">Я помню, что помимо эйфории, у меня остался осадок от этого его признания. Но ведь он меня любит! Еще пару недель назад я была в полном <text:soft-page-break/>отчаянии и даже мечтать не могла о таком повороте событий. Но сейчас, мысля трезво и здраво, я могу расшифровать эту его фразу.</text:p>
      <text:p text:style-name="P2">«Раньше тебя любить было не за что, а теперь есть за что». Ну ведь правильно же? Смысл именно такой получается?</text:p>
      <text:p text:style-name="P2">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6601193" text:continue-numbering="true" text:style-name="диалог">
        <text:list-item>
          <text:p text:style-name="P100">Ты очень хорошо выглядишь.</text:p>
        </text:list-item>
        <text:list-item>
          <text:p text:style-name="P100">Я очень за тобой соскучился.</text:p>
        </text:list-item>
        <text:list-item>
          <text:p text:style-name="P100">Я рад, что ты согласилась со мной встретиться.</text:p>
        </text:list-item>
      </text:list>
      <text:p text:style-name="P2">Все это свидетельствовало о том, что он тоже рад — и я была рада вдвойне. Он спросил меня, чем я занимаюсь, и я начала перечислять:</text:p>
      <text:list xml:id="list36624119" text:continue-numbering="true" text:style-name="диалог">
        <text:list-item>
          <text:p text:style-name="P83"><text:soft-page-break/><text:span text:style-name="T19">По понедельникам, средам и пятницам я хожу на бокс, по субботам работаю в кофейне, по воскресеньем </text:span><text:span text:style-name="T19">договорилась с другом заниматься уроками игры на гитаре, четверги оставила для встреч с друзьями...</text:span></text:p>
        </text:list-item>
        <text:list-item>
          <text:p text:style-name="P100">А по вторникам? — спросил он.</text:p>
        </text:list-item>
        <text:list-item>
          <text:p text:style-name="P100">А по вторникам я хожу на сеансы к психологу...</text:p>
        </text:list-item>
      </text:list>
      <text:p text:style-name="P2">Он был удивлен. Я видела на его лице — радость. Тогда я еще, по наивности своей, объясняла это тем, что он рад за <text:span text:style-name="T1">меня</text:span>, ведь я наконец-то решила избавиться от своего недуга — чрезмерной эмоциональности! Наконец-то набралась ума!..</text:p>
      <text:p text:style-name="P2">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2"><text:soft-page-break/>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2">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2">Крючок, который я вырвала с мясом еще пару недель назад, сейчас заглатывала еще с большим аппетитом, а он в это время еще больше наслаждался победой в собственной игре. О, да! Игра еще не закончилась.</text:p>
      <text:h text:style-name="P76" text:outline-level="1"><text:s/><text:bookmark-start text:name="Glava_18__A_zachiem_vam_Ona_"/>Глава 18. <text:line-break/>А зачем вам Она?<text:bookmark-end text:name="Glava_18__A_zachiem_vam_Ona_"/></text:h>
      <text:p text:style-name="P2">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P2">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text:soft-page-break/>нил свое доминирующее положение, ведь я вела его к настоящему Профессионалу.</text:p>
      <text:p text:style-name="P2">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без лишних ушей, услышать и вторую версию.</text:p>
      <text:p text:style-name="P2">Накануне встречи я позвонила ему и предупредила, что буду не одна и могу выйти выпить кофе, например, пока они раззнакомятся. Доктор со мной согласился, и мы договорились, что около получаса ему должно хватить.</text:p>
      <text:p text:style-name="P2">Я переживала, правда. Любимый демонстрировал мне свое желание все исправить, а я искренне на все это велась. И — была несказанно счастлива.</text:p>
      <text:p text:style-name="P2">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text:soft-page-break/>лишь об одном — я не понимаю, почему это происходит, я не понимаю, почему он не говорит мне, что меня не любит, но, если любит, то почему отталкивает.</text:p>
      <text:p text:style-name="P2">Я не понимаю, почему он блокирует все мои попытки с ним связаться, но при каждой новой идет на диалог и «кормит» надеждой. 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2">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2">Доктор уже знает, что я снова подсела на крючок, ведь он видит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2"><text:soft-page-break/>Мы здороваемся с ним, проходим в кабинет, и тут я уже «намылилась» уходить, дабы оставить их наедине, но доктор сказал мне:</text:p>
      <text:list xml:id="list36615125" text:continue-numbering="true" text:style-name="диалог">
        <text:list-item>
          <text:p text:style-name="P100">Останьтесь, Яна...</text:p>
        </text:list-item>
      </text:list>
      <text:p text:style-name="P2">Я не стала возражать, хоть и растерялась —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2">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не ошибся.</text:p>
      <text:p text:style-name="P2">Сколько полилось обвинений! Я вспоминаю и просто поражаюсь всей этой картиной, уже со стороны, конечно. Мы сидим на диване, я веду себя сдержанно, он — обнимает меня, держит меня за руку и так нежно поглаживает.</text:p>
      <text:p text:style-name="P2">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text:soft-page-break/>ору. Что он боится меня, и ему кажется, что когда я плачу и истеричу, то способна причинить ему физический вред!</text:p>
      <text:p text:style-name="P2">В общем, весь его монолог ничем не отличался от его обвинений и раньше. Он, упуская причины, минут сорок описывал мое неадекватное поведение. Он не стеснялся называть вещи «своими именами» и звучало много обидных слов в мой адрес.</text:p>
      <text:p text:style-name="P2">Рассказывал он все это доктору без стеснения, не высказывая ни чувства вины со своей стороны, ни чувства ответственности и совершенно упуская свою значимость в этом вопросе. В то время, как я сижу рядом с ним...</text:p>
      <text:p text:style-name="P2">Ну и конечно, при этом он нежно, успокаивающе поглаживал мою руку, слегка приобняв, не останавливался в своем повествовании.</text:p>
      <text:p text:style-name="P2">Мне сразу сказали — не перебивать, а если я с чем-то несогласна — делать заметки в блокноте, чтобы потом к ним вернуться и обсудить. Я сидела молча и слушала. 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P2"><text:soft-page-break/>И тут милый вспомнил о той самой ночи, когда я резала себе руку. Он не мог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2">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2">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2">Я хлюпнулась в объятия своего обвинителя, ведь он знал, что это лучшее для меня лекарство. Я успокоилась, а мой любимый продолжил свой <text:soft-page-break/>рассказ, и все не унимался приводить примеры, подыгрывая интонацией и мимикой.</text:p>
      <text:p text:style-name="P2">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6614630" text:continue-numbering="true" text:style-name="диалог">
        <text:list-item>
          <text:p text:style-name="P100">А скажите мне, пожалуйста, зачем вам Яна?</text:p>
        </text:list-item>
        <text:list-item>
          <text:p text:style-name="P100">В смысле: «зачем мне Яна»? <text:span text:style-name="T13">Я ее люблю!</text:span></text:p>
        </text:list-item>
        <text:list-item>
          <text:p text:style-name="P100">Вот вы говорите, что Яна очень плохая: обижает вас и неправильно себя ведет. Делает вас несчастным. Так зачем она вам?</text:p>
        </text:list-item>
      </text:list>
      <text:p text:style-name="P16">Доктор продолжал задавать подобные вопросы. Мой милый пытался на них отвечать красиво, но у него ничего не получалось. Но, на самом деле, я не помню о чем шла речь дальше.</text:p>
      <text:p text:style-name="P16">«Я ее люблю!..»</text:p>
      <text:p text:style-name="P2">Больно осознавать, что тогда мне этого было достаточно. Просто слов. Без действий. Слов, противоречащих его поведению и отношению ко мне. Я сидела и не могла поверить в свое счастье — он меня любит!</text:p>
      <text:p text:style-name="P2"><text:soft-page-break/>Дальше я смутно помню, чем закончился тот сеанс. Доктор начал задавать ему подобные вопросы, а видела, как мой любимый приходит в ступор после каждого и не может ответить с присущей ему неоправданной уверенностью.</text:p>
      <text:p text:style-name="P2">Но это были вполне обоснованные беспристрастные попытки доктора научными методами позволить человеку открыться.</text:p>
      <text:p text:style-name="P2">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2">Было очень много эмоций, и, по видимому, все, что происходило потом было не настолько важным, чтоб это запомнить. И вот мы это сделали. Общими усилиями — его и моими, мы помирились.</text:p>
      <text:p text:style-name="P2">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text:soft-page-break/>мально, но ты должна быть мне благодарной, за то, что я люблю тебя вот такую ущербную.</text:p>
      <text:p text:style-name="P2">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2">К следующему вторнику оказалось, что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2">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list xml:id="list36619818" text:continue-numbering="true" text:style-name="диалог">
        <text:list-item>
          <text:p text:style-name="P100">С вами все в полном порядке, — сказал он, — но вот Его я бы хотел видеть.</text:p>
        </text:list-item>
      </text:list>
      <text:p text:style-name="P2">Доктор сказал, что набирает какую-то группу, и ему, моему благоверному, не помешало бы похо<text:soft-page-break/>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2">Тут хотелось бы немного порассуждать. Давайте прикинем, почему доктор не попросил у меня его телефон и не пригласил его участвовать в группе лично?</text:p>
      <text:p text:style-name="P2">Доктор понимал, что в таком случае у меня не будет возможности воочию наблюдать, как он от этих занятий увиливает. К тому же, было сказано, что больше не нуждаюсь в этой терапии, подтекстом чего является: «Проблема не в вас». Но при этом высказывает желание работать с моим парнем, подтекстом чего является: «Проблема в нем».</text:p>
      <text:p text:style-name="P2">Тогда я совершенно не придала этому значение, но эта ситуация, тем не менее, отложилась в моей памяти и теперь, спустя время, за которое я нашла множество ответов для себя, я понимаю к чему доктор вел.</text:p>
      <text:p text:style-name="P2"><text:soft-page-break/>Он всячески давал мне понять, с кем я имею дело, но врачебная этика запрещает делать это напрямую.</text:p>
      <text:h text:style-name="P76" text:outline-level="1"><text:s/><text:bookmark-start text:name="Glava_19__Ia_podumaiu"/>Глава 19. <text:line-break/>Я подумаю<text:bookmark-end text:name="Glava_19__Ia_podumaiu"/></text:h>
      <text:p text:style-name="P2">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text:p>
      <text:p text:style-name="P2">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2">Я уже не боялась высказаться, по другому реагировала на замечания — не склоняла голову, а отвечала на них решительно, блокируя его попытки пошатнуть мою уверенность.</text:p>
      <text:p text:style-name="P2"><text:soft-page-break/>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2">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P2">Время шло. Близилась наша третья годовщина отношений. Я отчаянно пыталась делать вид, что ни о чем не подозреваю — он собирался сделать мне предложение. Но он спалился, так что сюрпризом для меня это не было.</text:p>
      <text:p text:style-name="P2">Судя по всему, он рассказал о своем намерении нескольким нашим друзьям. Не всем — нескольким. Особенным людям. Помните, «мое окружение — наше окружение»? И они мне проболтались.</text:p>
      <text:p text:style-name="P2">Мы решаем поехать в горы и как следует отметить этот день, ну а так, как я «типа» не знала, что там будет, предложила поехать с нашей уже <text:soft-page-break/>сбитой компанией. Я, он и три наших подруги. Компания собралась приятная и душевная.</text:p>
      <text:p text:style-name="P2">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P2">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2">Бедные девочки в горах пятью зажигалками зажигали с сотню свечей «Marry me» и огромное сердце, пока он курил со мной на террасе. Он снова ничего не сделал. Девочки даже сами купили эти свечи, и он до сих пор должен им деньги... Так мило!..</text:p>
      <text:p text:style-name="P2">Это было очень красиво, он подошел ко мне, стал на колени и открыл коробочку. Я, конечно же, разрыдалась. Я думала, что готова к этому, но <text:soft-page-break/>оказалось нет. Я плакала от счастья, ведь это было волшебно.</text:p>
      <text:p text:style-name="P2">Я всегда представляла себе это действо. С детства. Вот придет мой принц, скажет: «Выходи за меня», а я сделаю вид, что задумалась и скажу: «Я подумаю...» Потом через секунду отвечу: «Да!» и брошусь на шею, расцелую.... Но вот это — «я подумаю» почему то всегда хотела сказать... Что тут скажешь? Девочки...</text:p>
      <text:p text:style-name="P2">И вот я стою и рыдаю от счастья. Он спрашивает меня, выйду ли я за него. Я говорю: «Я подумаю...», как в своей заветной мечте...</text:p>
      <text:p text:style-name="P2">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2">Одна доля секунды. Я и сейчас наслаждаюсь этими воспоминаниями. Но ему это — не понравилось. Ничего страшного — через пару минут он отомстит мне за эту мою «выходку».</text:p>
      <text:p text:style-name="P2"><text:soft-page-break/>Естественно я, как и мечтала, тут же сказала — «Да!» Кинулась ему на шею и мы целовались. Свечи догорали, это все снимала его, уже и моя, Университетская Подруга, и мне казалось, что я самый счастливый человек на планете. Минуты две...</text:p>
      <text:p text:style-name="P2">Конечно, все были на эмоциях и пошли курить. Мы собираемся на террасе, я трепещу от счастья, мы закуриваем и я спрашиваю...</text:p>
      <text:list xml:id="list36616366" text:continue-numbering="true" text:style-name="диалог">
        <text:list-item>
          <text:p text:style-name="P100">Котик, а когда ты принял такое решение — на мне жениться?</text:p>
        </text:list-item>
        <text:list-item>
          <text:p text:style-name="P100">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list-item>
      </text:list>
      <text:p text:style-name="P2">Вот так. Он открытым текстом сказал, что я очень плохо себя вела, и он каждый раз передумывал. Веди я себя хорошо, он бы уже давно сделал этот шаг, но я все портила...</text:p>
      <text:p text:style-name="P2">Это была красивая сказка из двух минут счастья, которую сразу же уничтожили. Чего он хотел добиться? Опять заставить меня чувствовать свою <text:soft-page-break/>вину? Унизить, чтобы я не расслаблялась? Вы ведь уже поняли, что он на протяжении всего времени держал меня в напряжении.</text:p>
      <text:p text:style-name="P2">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P2">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P2">а) мне это не нравится;</text:p>
      <text:p text:style-name="P2">б) это ненормально.</text:p>
      <text:p text:style-name="P2">Очень помню тот день и ту эмоцию. Могу ее описать, как будто бы у меня включился инстинкт самосохране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2"><text:soft-page-break/>Что тут скажешь — к сестре уже так просто не сбежишь. И я стала думать головой, а не слепым любящим сердцем.</text:p>
      <text:p text:style-name="P2">Я невеста. Это непривычно!</text:p>
      <text:list xml:id="list36602674" text:continue-numbering="true" text:style-name="диалог">
        <text:list-item>
          <text:p text:style-name="P100">Ну и когда же мы поженимся? — спросила я.</text:p>
        </text:list-item>
        <text:list-item>
          <text:p text:style-name="P100">Давай летом. — предложил он.</text:p>
        </text:list-item>
      </text:list>
      <text:p text:style-name="P2">Отличная идея.</text:p>
      <text:p text:style-name="P2">Я не знаю, как мы вообще до лета дожили.</text:p>
      <text:h text:style-name="P76" text:outline-level="1"><text:s/><text:bookmark-start text:name="Glava_20__Mien_shie_niuansov"/>Глава 20. <text:line-break/>Меньше нюансов<text:bookmark-end text:name="Glava_20__Mien_shie_niuansov"/></text:h>
      <text:p text:style-name="P2">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2">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2">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2"><text:soft-page-break/>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2">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2">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P2">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2">Он несколько часов рассказывал мне, что брачный контракт — это круто, что «все американцы <text:soft-page-break/>так живут». А я не могла понять, что ему со мной делить? Недвижимость? Нет. Бизнес? Детей? Нет.</text:p>
      <text:p text:style-name="P2">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2">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6597166" text:continue-numbering="true" text:style-name="диалог">
        <text:list-item>
          <text:p text:style-name="P100">Так будет меньше нюансов при разводе! — сказал он мне.</text:p>
        </text:list-item>
      </text:list>
      <text:p text:style-name="P2">Я не выдержала и сказала, что если он хочет «подстраховаться», то пусть составляет сам этот договор, но чтоб моего имени там не было:</text:p>
      <text:list xml:id="list36601756" text:continue-numbering="true" text:style-name="диалог">
        <text:list-item>
          <text:p text:style-name="P100">Пиши, я такой-то такой-то, при разводе получаю все, что нажил сам в этом браке, а я подпишу. Но скажи мне — зачем тогда мне выходить за тебя, если мы с тобой еще не расписаны, а ты уже <text:soft-page-break/>готовишься к разводу и делишь еще не нажитое имущество?!</text:p>
        </text:list-item>
      </text:list>
      <text:p text:style-name="P2">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2">Он был взбешен. Я потом горько поплатилась за эту свою «выходку». Завтра меня попытаются снова выгнать из дома.</text:p>
      <text:p text:style-name="P40">* * *</text:p>
      <text:p text:style-name="P31">У меня сохранилась переписка, где на следующий день он идет на попятную — забирает свои слова обратно:</text:p>
      <text:list xml:id="list36603746" text:continue-numbering="true" text:style-name="диалог">
        <text:list-item>
          <text:p text:style-name="P100">...Я не хотел никогда никаких бумажек. Вчера это был просто разговор, из которого ты нашифровала!</text:p>
        </text:list-item>
        <text:list-item>
          <text:p text:style-name="P83"><text:span text:style-name="T19">Просто разговор заканчивается на фразе «мне не приятен этот разговор», — отвечаю я, — а </text:span><text:soft-page-break/><text:span text:style-name="T19">не длится до трех ночи со словами «да как ты не понимаешь?..» учи</text:span><text:span text:style-name="T19">тывая факт того, что мне рано вставать. Так что ничего я себе не нашифровывала.</text:span></text:p>
        </text:list-item>
        <text:list-item>
          <text:p text:style-name="P100">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100">Меня такое отношение мягко говоря не устраивает! Что-то ты часто уходишь от своих сказанных слов! С аргументом: «Я ляпнул не подумав»...</text:p>
        </text:list-item>
        <text:list-item>
          <text:p text:style-name="P100">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83"><text:span text:style-name="T19">Если бы этот разговор был </text:span><text:span text:style-name="_30__20_Text"><text:span text:style-name="T19">до</text:span></text:span><text:span text:style-name="T19"> твоего предложения — сказала бы!</text:span></text:p>
        </text:list-item>
        <text:list-item>
          <text:p text:style-name="P100">Поэтому я не понимаю, почему ты так упорно ее пытаешься пропихнуть. Когда причина не в этом.</text:p>
        </text:list-item>
        <text:list-item>
          <text:p text:style-name="P100"><text:soft-page-break/>Короче, хватит. Мне надоело. Мне тут работать надо... — попыталась я закончить этот бред.</text:p>
        </text:list-item>
      </text:list>
      <text:p text:style-name="P2">Что мы видим?</text:p>
      <text:p text:style-name="P3">«Я не хотел никогда никаких бумажек.»</text:p>
      <text:p text:style-name="P2">Он пытается убедить меня в том, что я услышала не то, что услышала.</text:p>
      <text:p text:style-name="P3">«Но думать, что я всерьез намерен с тобой договор заключать это плохая причина... Когда причина не в этом.»</text:p>
      <text:p text:style-name="P16">«Всерьез намерен?»... А что, можно быть намеренным не всерьез?</text:p>
      <text:p text:style-name="P16">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Получается, что мне еще повезло?!</text:p>
      <text:p text:style-name="P16">В то же время, фраза «Когда причина не в этом» несет в себе смысл, что есть, якобы, какая-то <text:span text:style-name="T1">другая неизвестная причина</text:span>, которая, на <text:soft-page-break/>самом деле, является <text:span text:style-name="T4">истиной причиной</text:span> того, что я сняла кольцо! Но самое главное — о которой я ничего не знаю, и за которую от меня требуют извинений!..</text:p>
      <text:p text:style-name="P16">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16">Я ничего не упустила? Ах да — куда я только смотрела?!</text:p>
      <text:p text:style-name="P3">«Вчера это был просто разговор, из которого ты нашифровала.»</text:p>
      <text:p text:style-name="P2">Ну понятно. Ту он пытается внушить мне, что я ненормальная, выдумываю то, чего, на самом деле, не было... Все стандартно.</text:p>
      <text:p text:style-name="P3">«Думал проснется — может дойдет.»</text:p>
      <text:p text:style-name="P2">Обвинение в тупости: до тебя не доходит, ведь ты тупая.</text:p>
      <text:p text:style-name="P3">«Скажет, чет реально мне пригорело. А нет. Набрала аргументов и говна на лопате на! Главное что ты права.»</text:p>
      <text:p text:style-name="P2"><text:soft-page-break/>Обвинение в иррациональности, тупости, конфликтности, необоснованности в суждениях. Ну и, конечно, маска «жертвы»: поливаешь меня говном.</text:p>
      <text:p text:style-name="P3">«Главное, что ты права.»</text:p>
      <text:p text:style-name="P2">Двойной смысл, который «кричит» о том, что я не права, осуждает в иррациональности.</text:p>
      <text:p text:style-name="P3">«А чего ты не сказала «нет», мне чисто интересно? Дай угадаю. Ты про бумажки не знала?»</text:p>
      <text:p text:style-name="P2">Попытка съехать с темы и заставить меня оправдываться: если ты хотела сказать «нет» - надо было говорить «нет», чтобы теперь не искать глупые отговорки.</text:p>
      <text:p text:style-name="P3">«Дурацкие разговоры были всегда.»</text:p>
      <text:p text:style-name="P2">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3"><text:soft-page-break/>«Поэтому я не понимаю, почему ты так упорно ее пытаешься пропихнуть.»</text:p>
      <text:p text:style-name="P2">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44">* * *</text:p>
      <text:p text:style-name="P2">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2">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забрать свои слова назад, и, мало того, обвинить другого человека, за последствия.</text:p>
      <text:p text:style-name="P2"><text:soft-page-break/>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19">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 все еще сопротивляется. Ведь мы уже знаем, что </text:span><text:span text:style-name="_30__20_Text"><text:span text:style-name="T19">причины</text:span></text:span><text:span text:style-name="T19"> подобных моих действий его не интересуют.</text:span></text:p>
      <text:p text:style-name="P2">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list xml:id="list36594267" text:continue-numbering="true" text:style-name="диалог">
        <text:list-item>
          <text:p text:style-name="P100">Когда вещи заберешь? — пишет он в тот же день.</text:p>
        </text:list-item>
        <text:list-item>
          <text:p text:style-name="P100">Сегодня, — отвечаю я, на что он отвечает:</text:p>
        </text:list-item>
        <text:list-item>
          <text:p text:style-name="P100">Целую в шею...</text:p>
        </text:list-item>
      </text:list>
      <text:p text:style-name="P2">Понимаете, что происходит!? Он выгоняет меня, я с этим соглашаюсь, но он тут же, получив мое <text:soft-page-break/>согласие, делает «шаг на встречу», с единственной целью — зацепить меня. Напоминает ту историю: «Нас любят. В нас верят... Ты умница...» не так ли?</text:p>
      <text:p text:style-name="P2">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P2">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6616659" text:continue-numbering="true" text:style-name="диалог">
        <text:list-item>
          <text:p text:style-name="P100">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list-item>
      </text:list>
      <text:p text:style-name="P2">Мне должно быть стыдно, наверное, за то, что я такая слабачка и не смогла еще на первых порах <text:soft-page-break/>прекратить эти отношения, еще тогда, когда он запретил мне приглашать друзей на мой день рождения.</text:p>
      <text:p text:style-name="P2">За то, что вернулась к нему, когда он переступал через меня две недели после операции.</text:p>
      <text:p text:style-name="P2">Когда он говорил со мной о измене и пытался склонить меня к групповухе.</text:p>
      <text:p text:style-name="P2">Из-за того, что я на протяжении трех лет просила у него прощение за его жестокое обращение со мной...</text:p>
      <text:p text:style-name="P2">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2">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крепенько уснула, а он разбудил меня, чтобы покормить. Принес мне окрошку в постель. Так заботливо кормил меня с ложки...</text:p>
      <text:p text:style-name="P2"><text:soft-page-break/>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2">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6" text:outline-level="1"><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5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text:soft-page-break/>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37">Анджей Сапковский, «Крещение огнём»</text:p>
      <text:p text:style-name="P37"/>
      <text:p text:style-name="P2">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2">Да, у него отменная память. Еще он любит фильм «Святые из трущоб», где хорошие парни борются со злом. В самом начале первой части звучат такие слова:</text:p>
      <text:p text:style-name="P2"/>
      <text:p text:style-name="P53">«Мы все должны бояться злых людей. Но есть другое зло, которого мы должны бояться еще больше. Это зло — равнодушие хороших людей.»</text:p>
      <text:p text:style-name="P37">Х/Ф «Святые из Бундока»</text:p>
      <text:p text:style-name="P37"><text:soft-page-break/></text:p>
      <text:p text:style-name="P2">Я это к чему. Конечно не просто так. Я акцентирую ваше внимание на том, что манипуляторы «показывают», а что «прячут». Именно этим он меня купил. Такими словами он покорил меня! Я считала, что нашла единомышленника, родственную душу...</text:p>
      <text:p text:style-name="P2">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Поэтому с разными людьми, в разных компаниях вы слышите разные версии мнений вашего партнера.</text:p>
      <text:p text:style-name="P2">Он говорит то, что в конкретный момент выгоднее всего сказать, и получает свою награду — признание в нем достойного человека окружающими.</text:p>
      <text:p text:style-name="P2">Мой лучший друг как-то заметил и сказал мне об этом. Он достаточно хорошо его знал, чтобы заметить подвох — его действия с его поступками не совпадают. Ситуация была какая-то незначительная. Это был простой разговор, в ходе которого <text:soft-page-break/>стало ясно — мнение, которое он высказывает не его.</text:p>
      <text:p text:style-name="P2">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2">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2">Проблема его провала в том, что он не заботится о завтрашнем дне. Ему важно быть уважаемым здесь и сейчас.</text:p>
      <text:p text:style-name="P2">Жажда быть уважаемым и признанным, и безудержное стремление самоутвердиться — есть основа поведения абьюзера. В данном случае — <text:soft-page-break/>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0">* * *</text:p>
      <text:p text:style-name="P2">Жена Странного друга... Не могу о ней не вспомнить, ведь она оказалась ключевым персонажем в этой истории.</text:p>
      <text:p text:style-name="P2">Я была на нее обижена, ведь она в тяжелый для меня период заблокировала мой номер и обыскивала меня, как сумасшедшую...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2">Так вот, я была на нее очень зла. Я говорила о том, что друзья так не поступают, как она. Если <text:soft-page-break/>она хочет со мной дружить, то пусть сначала поймет, что такое дружба.</text:p>
      <text:list xml:id="list36601028" text:continue-numbering="true" text:style-name="диалог">
        <text:list-item>
          <text:p text:style-name="P100">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2">На что он мне отвечал, что она просто пессимистка и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2">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мне в куртку, когда я ее обняла. Ее здорово потрепало, как и меня еще <text:soft-page-break/>пару месяцев назад, когда я попросила вызвать себе скорую.</text:p>
      <text:p text:style-name="P2">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2">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36606115" text:continue-numbering="true" text:style-name="диалог">
        <text:list-item>
          <text:p text:style-name="P100">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2">Я очень возмущалась тому факту, что пока ее муж жил с моим парнем, та девочка часто у них <text:soft-page-break/>подночевывала, при том, что у нее есть парень!.. Ну это полный абсурд. Что за люди?!...</text:p>
      <text:p text:style-name="P2">В общем, мы разобщались и начали дружить. Как-то мы втроем сидели у нас, как всегда о чем-то общались и она мне говорит, мол:</text:p>
      <text:list xml:id="list36623601" text:continue-numbering="true" text:style-name="диалог">
        <text:list-item>
          <text:p text:style-name="P100">Давай завтра созвонимся и обсудим (уже не помню что)...</text:p>
        </text:list-item>
        <text:list-item>
          <text:p text:style-name="P100">Давай, — отвечаю я, — только ты сначала мой номер из черного списка удали — потом и созвонимся...</text:p>
        </text:list-item>
      </text:list>
      <text:p text:style-name="Text_20_body"><text:span text:style-name="T19">И тут я увидела ее </text:span><text:span text:style-name="T25">Л</text:span><text:span text:style-name="_30__20_Text"><text:span text:style-name="T25">ицо</text:span></text:span><text:span text:style-name="T25">...</text:span><text:span text:style-name="T19"> Она совершенно не понимала, о чем я говорю. А мой суженый сидел на полу на подушках, пафосно так курил, и на выдохе так сказал:</text:span></text:p>
      <text:list xml:id="list36603513" text:continue-numbering="true" text:style-name="диалог">
        <text:list-item>
          <text:p text:style-name="P100">Это я тебя заблокировал у нее на телефоне.</text:p>
        </text:list-item>
      </text:list>
      <text:p text:style-name="P2">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2"><text:soft-page-break/>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2">То есть он выставил ее предателем в моих глазах и сделал так, что она об этом даже не догадывалась. А знаете почему? Нет? А я вам скажу — потому что она тогда была моим основным каналом связи с ним — раз, и она была свидетелем его похождений за время нашего разрыва — два.</text:p>
      <text:p text:style-name="P2">Ему было невыгодно, чтобы мы поддерживали связь, ведь тогда бы я узнала, как, по его словам он «познаёт себя». Но об этом позже.</text:p>
      <text:p text:style-name="P2">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2"><text:soft-page-break/>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й нездоровой настойчивости.</text:p>
      <text:p text:style-name="P2">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2">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44">* * *</text:p>
      <text:p text:style-name="P2">Стоит упомянуть, что близилось лето, в планах было съездить в отпуск и сыграть свадьбу, а для <text:soft-page-break/>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2">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2">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2">Но это оказалось очередным увиливанием, ведь, когда он получил свои деньги, то я услышала следующее:</text:p>
      <text:p text:style-name="P2"><text:soft-page-break/>— «Ведьмак 3»<text:note text:id="ftn11"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2">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2">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2">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4"><text:soft-page-break/>* * *</text:p>
      <text:p text:style-name="P2">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2">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2">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2">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2"><text:soft-page-break/>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6617212" text:continue-numbering="true" text:style-name="диалог">
        <text:list-item>
          <text:p text:style-name="P100">Да, мать, ты такая сильная! Я бы так не смогла...</text:p>
        </text:list-item>
        <text:list-item>
          <text:p text:style-name="P100">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list-item>
        <text:list-item>
          <text:p text:style-name="P100">Я бы не смогла простить, но ты молодец!</text:p>
        </text:list-item>
        <text:list-item>
          <text:p text:style-name="P100">Что простить?</text:p>
        </text:list-item>
        <text:list-item>
          <text:p text:style-name="P100">Ну, он ведь трахал двух баб...</text:p>
        </text:list-item>
      </text:list>
      <text:p text:style-name="P2">Она продолжала что-то говорить, а я «застряла» на этой фразе. Даже не знаю сколько времени прошло, когда я спросила:</text:p>
      <text:list xml:id="list36613342" text:continue-numbering="true" text:style-name="диалог">
        <text:list-item>
          <text:p text:style-name="P100">Что значит — трахал двух баб?</text:p>
        </text:list-item>
      </text:list>
      <text:p text:style-name="P2">Знаете выражение — все опустилось? Время остановилось. Казалось, я погрузилась в вакуум, где ничего не происходит. Что-то внутри сжалось <text:soft-page-break/>и замерло в тупом спазме. В голове только эхо ее последних слов, как под водой — «он трахал двух баб»...</text:p>
      <text:p text:style-name="P2">Я посмотрела на нее. Она, такая маленькая, потрепанная жизнью, сидела и смотрела на мена такими испуганно-удивленными глазами... Она не знала.</text:p>
      <text:p text:style-name="P2">Я ей как-то говорила о том, что он мне все рассказал, и она думала, что «все» значит все! Ее аж вжало с подушки, на которых мы сидели. Пару минут, и у меня получилось совладать со ступором, который меня сковал.</text:p>
      <text:p text:style-name="P2">Многое проснилось.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list xml:id="list36607730" text:continue-numbering="true" text:style-name="диалог">
        <text:list-item>
          <text:p text:style-name="P100">Рассказывай. Рассказывай все!</text:p>
        </text:list-item>
      </text:list>
      <text:p text:style-name="P2">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2"><text:soft-page-break/>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2">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44">* * *</text:p>
      <text:p text:style-name="P2">Ох, я узнала еще кое что в тот вечер от нее. И это был еще один удар для меня. Я поняла, что живу с предателем, с жестоким человеком. А именно вот, что я узнала:</text:p>
      <text:p text:style-name="P2">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2"><text:soft-page-break/>Его Жена тяжело переживала эту его попытку «наладить отношения». Будучи человеком рассудительным, спокойным и умным, она понимала, что такие методы <text:s/>«все исправить» делают только хуже.</text:p>
      <text:p text:style-name="P2">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2">В то время, как ее муж призывал ее успокоиться, убеждал, что все это временно, что он просто устал и ему нужно время отдохнуть, сам закрутил роман с сотрудницей.</text:p>
      <text:p text:style-name="P2">У большинства женщин очень развита интуици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6605883" text:continue-numbering="true" text:style-name="диалог">
        <text:list-item>
          <text:p text:style-name="P100">Все в порядке;</text:p>
        </text:list-item>
        <text:list-item>
          <text:p text:style-name="P100">Ты себе накручиваешь;</text:p>
        </text:list-item>
        <text:list-item>
          <text:p text:style-name="P100">Ты придумываешь драму на пустом месте;</text:p>
        </text:list-item>
        <text:list-item>
          <text:p text:style-name="P100"><text:soft-page-break/>Ты паришься без причины...</text:p>
        </text:list-item>
        <text:list-item>
          <text:p text:style-name="P100">и так далее по тексту выше/ниже — стандартные фразочки.</text:p>
        </text:list-item>
      </text:list>
      <text:p text:style-name="P2">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2">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2">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2">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text:p>
      <text:p text:style-name="P2"><text:soft-page-break/>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2">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2">Он забыл, что я умею прощать. Он постоянно напоминал мне о ней и каждый раз получал дозу моих негативных отзывов о ней, и — был спокоен, зная, что я не поступлюсь принципами. Он немного ошибся — переборщил с уговорами, с красноречивым описанием ее состояния и ее желания наладить со мной общение.</text:p>
      <text:p text:style-name="P2">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2"><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ждала меня под подъездом, что свидетельствовало о ее большом желании наладить со мной отношения.</text:p>
      <text:p text:style-name="P2">Я ее простила, как оказалось, за то, чего она не делала. Мне жаль.</text:p>
      <text:p text:style-name="P2">Дальше она стала нашим частым гостем, и я проводила с ней прекрасные вечера, в один из которых, я даже не помню как —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2">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16">А теперь попробуйте себе представить ее состояние. Она в браке с человеком, которого любит, с <text:soft-page-break/>которым строит будущее. Пытается строить. Вдруг что-то идет наперекосяк и совсем ничего не понятно. Как человек любящий, скорее всего, она догадывалась, но отгоняла эти свои догадки и сходила с ума от непонимания.</text:p>
      <text:p text:style-name="P16">К этой информации об измене мужа ее никто не 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16">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44">* * *</text:p>
      <text:p text:style-name="P2">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text:p>
      <text:p text:style-name="P2"><text:soft-page-break/>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2">Он недооценил меня.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P2">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2">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2"><text:soft-page-break/>Не сложно догадаться, что в этом сообщении был посыл попрятать «лишние» вещи от моего поля зрения. Именно поэтому я тогда ничего не заметила. От меня все скрыли. Все пазлы стали на свои места уже гораздо позже.</text:p>
      <text:p text:style-name="P2">Не могу удержаться и не продублировать его любимую цитату:</text:p>
      <text:p text:style-name="P2"/>
      <text:p text:style-name="P5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text:soft-page-break/>добр к себе и своему непосредственному окружению.»</text:p>
      <text:p text:style-name="P37">Анджей Сапковский, «Крещение огнём»</text:p>
      <text:p text:style-name="P37"/>
      <text:p text:style-name="P2">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text:span text:style-name="T37">как например мне, под видом: «мы делаем друг-друга несчастными», или Жене Странного друга, под видом: «Все в порядке. Не накручивай. Все наладится!..».</text:span></text:p>
      <text:p text:style-name="P2">Но поверьте мне и моему горькому опыту, вы априори в проигрыше в своих попытках воззвать к его человечности.</text:p>
      <text:p text:style-name="P2">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2">Ее Странный муж отрицал ее эмоции, мой парень, будучи ее другом, отрицал ее эмоции. Она <text:soft-page-break/>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2">Наши с ней ситуации похожи, и несложно объяснить и это — ее муж и мой несостоявшийся муж был лучшими друзьями. Не исключено, что они это все спланировали и отрабатывали каждый на своей бабе...</text:p>
      <text:p text:style-name="P44">* * *</text:p>
      <text:p text:style-name="P2">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6600011" text:continue-numbering="true" text:style-name="диалог">
        <text:list-item>
          <text:p text:style-name="P100">Что с тобой? — спросил он, когда заметил, что со мной что-то не так.</text:p>
        </text:list-item>
      </text:list>
      <text:p text:style-name="P2">Я сослалась на плохой сон. Мне нужно было обо всем трезво подумать, а перед принятием важных решений не нужно горячиться, к тому же, то что я <text:soft-page-break/>узнала придало мне немного сил и уверенности. Но все, что мне было нужно — это хорошенько все взвесить.</text:p>
      <text:p text:style-name="P2">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6608543" text:continue-numbering="true" text:style-name="диалог">
        <text:list-item>
          <text:p text:style-name="P100">И что тебе приснилось? — спросил он.</text:p>
        </text:list-item>
        <text:list-item>
          <text:p text:style-name="P100">Мне приснилось, что ты меня обманываешь... — я взяла себя в руки и посмотрела ему прямо в глаза. Я хотела увидеть реакцию и увидела.</text:p>
        </text:list-item>
        <text:list-item>
          <text:p text:style-name="P100">В смысле: «обманываю»? Что я тебе изменил?</text:p>
        </text:list-item>
        <text:list-item>
          <text:p text:style-name="P100">Да, — ответила я, — с темноволосой девочкой.</text:p>
        </text:list-item>
        <text:list-item>
          <text:p text:style-name="P100">Прекрати, это всего лишь сон, нам пора собираться. Не накручивай себе.</text:p>
        </text:list-item>
      </text:list>
      <text:p text:style-name="P2"><text:soft-page-break/>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note text:id="ftn12"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19">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19">посмеялся</text:span></text:span><text:span text:style-name="T19">, обнял меня и попытался успокоить, мол — это всего лишь сон.</text:span></text:p>
      <text:list xml:id="list36625561" text:continue-numbering="true" text:style-name="диалог">
        <text:list-item>
          <text:p text:style-name="P100">Это тебе в голову солнышко припекло...</text:p>
        </text:list-item>
      </text:list>
      <text:p text:style-name="P2">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16">К тому же, с нами были друзья, перед которыми он вел делал то, что у него получалось лучше всего — строил из себя замечательного парня, ко<text:soft-page-break/>торый готовится вступить в брак с «любимой» девушкой.</text:p>
      <text:p text:style-name="P2">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2">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ится идея, как вывести его на чистую воду.</text:p>
      <text:p text:style-name="P40">* * *</text:p>
      <text:p text:style-name="P2">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таки подбивал клинья к своей Универ<text:soft-page-break/>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2">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2">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темы и на обвинение меня в иррациональности.</text:p>
      <text:p text:style-name="P2">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ответов. Записать разговор, как оказалось, вполне действенный способ лишить его этой возможности.</text:p>
      <text:p text:style-name="P2"><text:soft-page-break/>Несколько минут он упрашивал меня выключить диктофон, потом сдался, со словами:</text:p>
      <text:list xml:id="list36613627" text:continue-numbering="true" text:style-name="диалог">
        <text:list-item>
          <text:p text:style-name="P100">Хрен с тобой — записывай... Ты вокруг меня плетешь какую-то западню...</text:p>
        </text:list-item>
      </text:list>
      <text:p text:style-name="P2">Вот так. Разговор еще не начался, а меня уже обвиняют. Маска «жертвы» уже красуется на его «благородном» лице.</text:p>
      <text:p text:style-name="P2">Приготовьтесь к тотальному абсурду, ведь я даже не знаю, получится ли у меня описать весь тот бред, который извергали его лживые уста.</text:p>
      <text:p text:style-name="P2">Разговор начался с моего вопроса:</text:p>
      <text:list xml:id="list36604632" text:continue-numbering="true" text:style-name="диалог">
        <text:list-item>
          <text:p text:style-name="P100">Есть ли что-то, что я должна знать, как твоя девушка, как твоя будущая жена? То, что может в будущем причинить мне боль?</text:p>
        </text:list-item>
      </text:list>
      <text:p text:style-name="P2">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2">Зная, как он относится даже к самым безобидным бытовым замечаниям, вместо обвинений и <text:soft-page-break/>упреков я задала вопрос. И этот простой вопрос сразу ввел его в состояние защиты. Но я не нападала.</text:p>
      <text:p text:style-name="P2">Вот несколько его реплик:</text:p>
      <text:list xml:id="list36597491" text:continue-numbering="true" text:style-name="диалог">
        <text:list-item>
          <text:p text:style-name="P83"><text:span text:style-name="T19">Я очень часто задумывался о том, что мне одиноко и мне хотелось бы с кем-нибудь переспать, </text:span><text:span text:style-name="T24">но эти попытки не увенчались успехом</text:span><text:span text:style-name="T19">. Назовем это так...</text:span></text:p>
        </text:list-item>
      </text:list>
      <text:p text:style-name="P2">«Назовем это так». Как? Попытки? А они все-таки были? Не увенчались успехом? С чьей стороны? На что мне ответили:</text:p>
      <text:list xml:id="list36620671" text:continue-numbering="true" text:style-name="диалог">
        <text:list-item>
          <text:p text:style-name="P83"><text:span text:style-name="T19">Ну, тут не бывает почти. Либо было, либо не было, и под </text:span><text:span text:style-name="_30__20_Text"><text:span text:style-name="T19">было</text:span></text:span><text:span text:style-name="T19"> можно интерпретировать какую бы то ни было близость в виде: поцелуйчиков, обнимашечек, ну не знаю, массаж — раньше это тоже считалось...</text:span></text:p>
        </text:list-item>
      </text:list>
      <text:p text:style-name="P2">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list xml:id="list36601973" text:continue-numbering="true" text:style-name="диалог">
        <text:list-item>
          <text:p text:style-name="P100">Да, я потрахаться хотел! И мне было плохо, а это, говорят, помогает. Ну, собственно, это крае<text:soft-page-break/>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2">«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2">В этой реплике он применяет сразу три приема.</text:p>
      <text:p text:style-name="P2"><text:span text:style-name="T8">Признание</text:span> — хотел потрахаться. Что звучит довольно честно, да?</text:p>
      <text:p text:style-name="P2"><text:span text:style-name="T8">Попытка оправдаться</text:span> — мужская полигамность. Что сразу избавляет его от чувства вины.</text:p>
      <text:p text:style-name="P2"><text:span text:style-name="T8">Попытка навесить ярлык</text:span>, скрытый упрек — ревность. Мимо — я не ревнивая.</text:p>
      <text:p text:style-name="P2"><text:soft-page-break/>Сказал правду, прикрыл ее общественным мнением и тут же упрекнул меня, завуалированно внушая мне, что я просто ревную.</text:p>
      <text:p text:style-name="P44">* * *</text:p>
      <text:p text:style-name="P2">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6615738" text:continue-numbering="true" text:style-name="диалог">
        <text:list-item>
          <text:p text:style-name="P100">Мне было стыдно от мысли о том, что эта информация может докатиться до нее... — сказал он.</text:p>
        </text:list-item>
      </text:list>
      <text:p text:style-name="P2">А ведь это лишь пятая минута разговора! Да, это всё цитаты записи. Без преувеличений и неточностей — все как есть.</text:p>
      <text:p text:style-name="P2">И что мы видим? Это третий человек. «Добровольный помощник» в его манипуляциях, который <text:soft-page-break/>даже не подозревает об этом, как и том, что его используют.</text:p>
      <text:p text:style-name="P2">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19">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text:span text:style-name="_30__20_Text"><text:span text:style-name="T19">относится к ней лучше, чем ко мне</text:span></text:span><text:span text:style-name="T19">. Он продемонстрировал мне контраст его чувств ко мне и его чувств к ней — более глубокое уважение.</text:span></text:p>
      <text:p text:style-name="P2">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важнее положение его подруги в этой ситуации. Не важно, как и мое, а важнее, чем мое!</text:p>
      <text:p text:style-name="P2">Вот диалог с его другом, к которому он обратился за советом по ухаживанию за ней:</text:p>
      <text:list xml:id="list36616621" text:continue-numbering="true" text:style-name="диалог">
        <text:list-item>
          <text:p text:style-name="P100"><text:soft-page-break/>Я тонко намекну, так сказать. И либо намек будет услышан, либо нет. — пишет он.</text:p>
        </text:list-item>
        <text:list-item>
          <text:p text:style-name="P100">А ты рассматривал вариант, что тебя просто попробуют, а потом скажут, что это было так — просто для души отдохнуть?</text:p>
        </text:list-item>
        <text:list-item>
          <text:p text:style-name="P83"><text:span text:style-name="T19">Это невозможный вариант. Я склонен считать, что мы хорошо друг друга понимаем. И такой расклад (</text:span><text:span text:style-name="T24">дружеский секс — </text:span><text:span text:style-name="_30__20_Text"><text:span text:style-name="T24">примеч. авт.</text:span></text:span><text:span text:style-name="T19">)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2">Давайте разберем его текст.</text:p>
      <text:p text:style-name="P3">«Я тонко намекну, так сказать. И либо намек будет услышан, либо нет.»</text:p>
      <text:p text:style-name="P2">Даже не знаю, что добавить, ведь итак видно, что он даже не собирается напрягаться... Он намекнет, и — либо да, либо нет. Он в любом случае «умывает руки». <text:span text:style-name="T37">Я даже не удивлюсь, если это намек — что-то вроде «Останешься?» или «Если я приеду, то буду приставать»...</text:span></text:p>
      <text:p text:style-name="P2"><text:soft-page-break/>При этом ему даже не важно получить ответ. Ему важно, чтоб его намек «был услышан». Ну тут все ясно...</text:p>
      <text:p text:style-name="P3">«Я склонен считать, что мы хорошо друг друга понимаем.»</text:p>
      <text:p text:style-name="P2">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3">«И такой расклад — это просто абсурд.»</text:p>
      <text:p text:style-name="P2">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3">«Тут либо дружить, либо больше. А дружеский секс — это явно не та идея, которая тут уместна. Фу. Даже думать о такой не хочу.»</text:p>
      <text:p text:style-name="Text_20_body"><text:span text:style-name="T19">Кто-то, читая эти строки, понимает чего он хочет, на самом деле? «Я хочу быть с ней» напри</text:span><text:soft-page-break/><text:span text:style-name="T19">мер, или «Я хочу большего с ней», или «Просто дружба с ней меня не устраивает»?.. Здесь ни слова о его желаниях. </text:span><text:span text:style-name="_30__20_Text"><text:span text:style-name="T19">Либо — либо</text:span></text:span><text:span text:style-name="T19">, или никак.</text:span></text:p>
      <text:p text:style-name="P2">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2">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2">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2">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text:soft-page-break/>даже защищать его и оправдывать, давать советы, как поступить, зная о ситуации только со его слов.</text:p>
      <text:p text:style-name="P16">Помимо меня, я знаю еще двоих девушек, кто подвергся его влиянию: Бывшая до меня и Университетская подруга. Мы все подходим под это описание...</text:p>
      <text:p text:style-name="P40">* * *</text:p>
      <text:p text:style-name="P2">Стоит отметить, что я когда-то была на месте каждой из них.</text:p>
      <text:p text:style-name="P2">Говоря о девушке Бывшей до меня, <text:span text:style-name="T13">я упоминала, что о</text:span>на «неадекватная истеричка, которой только обнимашки и нужны». Помните?</text:p>
      <text:p text:style-name="P2">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2">Это стандартное поведение. Так, зачатую и происходит. Он внедряет нового человека в свои <text:soft-page-break/>манипуляции, демонстрирует жертве свое глубокое уважение к этому человеку, подтекстом чего является скрытая провокация на конкуренцию.</text:p>
      <text:p text:style-name="P2">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text:p>
      <text:p text:style-name="P2">То есть, простыми словами его посыл:</text:p>
      <text:list xml:id="list36594439" text:continue-numbering="true" text:style-name="диалог">
        <text:list-item>
          <text:p text:style-name="P100">Мне было стыдно от мысли о том, что эта информация может докатиться до нее...</text:p>
        </text:list-item>
      </text:list>
      <text:p text:style-name="P2">Будет звучать так:</text:p>
      <text:p text:style-name="P2"/>
      <text:p text:style-name="P51">«Она меня понимает, а ты нет. Кто ты вообще такая, чтобы втягивать ее в наши разборки? Ты не должна этого делать!</text:p>
      <text:p text:style-name="P51">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1">Единственное, чего я хочу — это уберечь ее от тебя и твоих предрассудков, так как <text:soft-page-break/>она дорога мне, а ты ведешь себя неправильно, упоминая о ней в наших конфликтах.»</text:p>
      <text:p text:style-name="P48"/>
      <text:p text:style-name="P2">Он плавно вводит ее в отношения, как опору для своих деструктивных действий, скрывая от нее и от своей жертвы истинные намерения — манипуляция обеими.</text:p>
      <text:p text:style-name="P2">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2">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2">А теперь давайте вспомним хронологию:</text:p>
      <text:p text:style-name="P3">Знакомство.</text:p>
      <text:p text:style-name="P2">Он познакомил меня со своей Бывшей девушкой, незадолго, как расстаться с ней.</text:p>
      <text:p text:style-name="P2"><text:soft-page-break/>И меня со своей Университетской Подругой он познакомил, когда у нас все стало очень плохо, а именно за две недели, как выгнать меня из дома.</text:p>
      <text:p text:style-name="P3">Длительность отношений.</text:p>
      <text:p text:style-name="P2">Они встречались около трех лет.</text:p>
      <text:p text:style-name="P2">Мы встречались почти три года.</text:p>
      <text:p text:style-name="P3">Процесс замены.</text:p>
      <text:p text:style-name="P2">В тот день, когда мы впервые поцеловались, оказалось, что его отношения еще не закончены.</text:p>
      <text:p text:style-name="P2">Когда мы разошлись, он подбивал клинья к своей подруге, в то время, как мне говорил, что не может меня забыть и все еще любит.</text:p>
      <text:p text:style-name="P3">Возвращение.</text:p>
      <text:p text:style-name="P2">Со своей Бывшей девушкой он сошелся примерно через два месяца после расставания, поняв, что со мной ничего не будет.</text:p>
      <text:p text:style-name="P2">И меня он бросил, а через два месяца, получив отказ своей подруги, вернулся ко мне.</text:p>
      <text:p text:style-name="P3">Длительное общение.</text:p>
      <text:p text:style-name="P2"><text:soft-page-break/>Я знала его почти 10 лет, перед тем, как у нас завязались отношения.</text:p>
      <text:p text:style-name="P2">И его Подруга знает его с университета, то есть уже более/около 10-ти лет.</text:p>
      <text:p text:style-name="P3">Маска жертвы.</text:p>
      <text:p text:style-name="P2">Я знала его, как хорошего парня, которому попалась «не та» девушка, и жалела его.</text:p>
      <text:p text:style-name="P2">Я не удивлюсь, если его подруга знает меня, как человека, который делал его несчастным. И — жалеет его.</text:p>
      <text:p text:style-name="P3">Обработка.</text:p>
      <text:p text:style-name="P2">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P2">И мое мнение о его Бывшей девушке, было тщательно обработано так, чтобы я не воспринимала <text:soft-page-break/>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P2">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2">Я не удивлюсь, если они сейчас вместе, и все, что она знает о моих с ним отношениях, это то, что я «неадекватная» и мне «только обнимашки и нужны»...</text:p>
      <text:p text:style-name="P2">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text:soft-page-break/>все это рассказала, то я бы ей, мягко говоря, не поверила.</text:p>
      <text:p text:style-name="P2">Ни она, ни я, никто не виноват. И в целом, в этой книге нет виновных. Все по-своему правы. У каждого своя логика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P2">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44"><text:soft-page-break/>* * *</text:p>
      <text:p text:style-name="P2">Вернемся к нашему с ним разговору.</text:p>
      <text:p text:style-name="P2">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2">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2">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6611614" text:continue-numbering="true" text:style-name="диалог">
        <text:list-item>
          <text:p text:style-name="P83"><text:soft-page-break/><text:span text:style-name="T19">Не имеет никакого значения, кто принял решение (</text:span><text:span text:style-name="T24">разойтись — </text:span><text:span text:style-name="_30__20_Text"><text:span text:style-name="T24">прим. авт.</text:span></text:span><text:span text:style-name="T19">)... — сказал он, искренне считая, что это достойный аргумент.</text:span></text:p>
        </text:list-item>
      </text:list>
      <text:p text:style-name="P2">Но я уже все понимала.</text:p>
      <text:p text:style-name="P2">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6622586" text:continue-numbering="true" text:style-name="диалог">
        <text:list-item>
          <text:p text:style-name="P100">Давай мы договоримся, что мы не будем спорить о том, чья боль сильнее... — ответил он.</text:p>
        </text:list-item>
      </text:list>
      <text:p text:style-name="P2">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2">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2">—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text:soft-page-break/>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2">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2">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2">И вот, спустя долгое время я переслушала эту запись. Да. Ложь пугает, а правда восхищает — одновременно. Все по-другому. Я слышу то, что он сказал, а не то, что он хотел, чтобы я услышала. Это те же слова, но, уже зная о его методах, эти слова несут для меня совершенно иной смысл.</text:p>
      <text:p text:style-name="P2"><text:soft-page-break/>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2">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 Нужно лишь вспомнить, кто ты.</text:p>
      <text:p text:style-name="P2">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2">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3"><text:soft-page-break/>«Смысл в отсутствии авторитета...»</text:p>
      <text:p text:style-name="P2">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19">В таких моментах он </text:span><text:span text:style-name="T22">«задумывался об идее отсутствия авторитета в области его отношения ко мне»</text:span><text:span text:style-name="T19">, но совершено не знал, как его заслужить. Поэтому он показывал спину, зная, что я его очень люблю. Что я попытаюсь наладить отношения </text:span><text:span text:style-name="_30__20_Text"><text:span text:style-name="T19">сама</text:span></text:span><text:span text:style-name="T19">.</text:span></text:p>
      <text:p text:style-name="P2">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3">«Мое отношение к тебе является частью моего отношения к миру...»</text:p>
      <text:p text:style-name="P2">Тут поспорить не с чем. Все, кто его окружают — лишь декорации, как и я. Инструменты для до<text:soft-page-break/>стижения его целей.</text:p>
      <text:p text:style-name="P2">На одних можно скинуть вину и ответственность за последствия своих деструктивных действий.</text:p>
      <text:p text:style-name="P2">За счет других можно получить желаемое, грамотно манипулируя ими, чем и ограничивались его действия.</text:p>
      <text:p text:style-name="P2">За счет третьих можно самоутверждаться, унижая их, ставя себя выше их, приписывая себе их заслуги, которые по праву принадлежат не ему.</text:p>
      <text:p text:style-name="P2">Кому-то можно пожаловаться, за чьим-то мнением можно спрятаться...</text:p>
      <text:p text:style-name="P2">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3">«Какая-то ответственность, забота, но не в абсолюте, а в той степени, в которой я это делаю...»</text:p>
      <text:p text:style-name="P2"><text:soft-page-break/>«Какая-то» — прекрасное описание его деструктивных действий!</text:p>
      <text:p text:style-name="P2">«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2"><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3">«Я абсолютно безоружен в разговоре с тобой»</text:p>
      <text:p text:style-name="P2">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2">Когда моя правота оказывалась очевидной, он отступал прикидываясь жертвой агрессора. Я де<text:soft-page-break/>лала свой ход, а ему нечем было бить... Но каждый раз я попадала в засаду его интриг, и проигрывала.</text:p>
      <text:p text:style-name="P3">«Я не имею никаких инструментов, которые способны были бы повлиять на тебя...»</text:p>
      <text:p text:style-name="P2">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44">* * *</text:p>
      <text:p text:style-name="P2">Идем дальше.</text:p>
      <text:list xml:id="list36610003" text:continue-numbering="true" text:style-name="диалог">
        <text:list-item>
          <text:p text:style-name="P100">Моя позиция очень проста — я ничего такого не делал. — сказал он в ходе разговора.</text:p>
        </text:list-item>
      </text:list>
      <text:p text:style-name="P2">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text:soft-page-break/>Но я безумно рада, что решила записать это все на диктофон.</text:p>
      <text:p text:style-name="P2">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6602365" text:continue-numbering="true" text:style-name="диалог">
        <text:list-item>
          <text:p text:style-name="P83"><text:span text:style-name="T19">Мои действия, поступки, слова и моя жизнь не являются достаточным в нужной степени аргументом для того, чтобы проявлять ко мне доверие и в ход вступают </text:span><text:span text:style-name="T19">события, которые произошли в тот момент, когда люди уже, как бы, в общем-то, не вместе... — очередная его реплика.</text:span></text:p>
        </text:list-item>
      </text:list>
      <text:p text:style-name="P2">Действия, направленные на унижение и достижение собственной выгоды. Поступки, которых не было.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2"><text:soft-page-break/>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были не вместе.</text:p>
      <text:p text:style-name="P16">Представьте себе его разочарование!</text:p>
      <text:p text:style-name="P16">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е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16">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6599970" text:continue-numbering="true" text:style-name="диалог">
        <text:list-item>
          <text:p text:style-name="P83"><text:soft-page-break/><text:span text:style-name="T19">Я тебе могу так сказать, в свою очередь, что я, как бы, в очередной раз убеждаюсь в том, что </text:span><text:span text:style-name="_30__20_Text"><text:span text:style-name="T19">быть честным очень легко</text:span></text:span><text:span text:style-name="T19">!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span></text:p>
        </text:list-item>
      </text:list>
      <text:p text:style-name="P2">О! Это моя любимая реплика!</text:p>
      <text:p text:style-name="P2">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2">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19">Мы видим, что он верит в то, что честен. Он говорит об этом спокойно, ровно, размеренно и без угрызений совести: «Б</text:span><text:span text:style-name="_30__20_Text"><text:span text:style-name="T19">ыть честным очень легко</text:span></text:span><text:span text:style-name="T24">!</text:span><text:span text:style-name="T19">». </text:span><text:soft-page-break/><text:span text:style-name="T19">В то время, как я уже достаточно знаю, чтобы понимать — он лжет.</text:span></text:p>
      <text:p text:style-name="P44">* * *</text:p>
      <text:list xml:id="list36594121" text:continue-numbering="true" text:style-name="диалог">
        <text:list-item>
          <text:p text:style-name="P100">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100">Я счастлива, когда все открыто, все прозрачно, но ты начинаешь защищаться, хотя на тебя никто не нападает...</text:p>
        </text:list-item>
        <text:list-item>
          <text:p text:style-name="P100">Меня оскорбляют твои мысли, о том, что даже после того, как я сделал тебе предложение... — он замялся, но продолжил. — И тем не менее нахожусь по подозрением.</text:p>
        </text:list-item>
      </text:list>
      <text:p text:style-name="P2">Вот такой интересный диалог. Как на это можно отреагировать? Мало того, что это не относится к делу, он, как и всегда — оскорблен. Чем? Смотрим внимательнее, я перефразирую:</text:p>
      <text:p text:style-name="P2"><text:soft-page-break/></text:p>
      <text:p text:style-name="P48">«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48">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48"/>
      <text:p text:style-name="P2">Едем дальше.</text:p>
      <text:list xml:id="list36606405" text:continue-numbering="true" text:style-name="диалог">
        <text:list-item>
          <text:p text:style-name="P100">Мои действия абсолютно ясны. Я честен перед законом. — сказал он.</text:p>
        </text:list-item>
      </text:list>
      <text:p text:style-name="P2">О чем говорит эта фраза? Она не дает никаких объяснений. Но, если присмотреться, то можно увидеть, что он имел в виду — измена и подобное вышеописанное его поведение <text:span text:style-name="T1">не карается законом</text:span><text:span text:style-name="T4">, равно как и</text:span> зависть и ложь... </text:p>
      <text:p text:style-name="Text_20_body"><text:soft-page-break/><text:span text:style-name="T19">Понимаете? Он считает, что </text:span><text:span text:style-name="_30__20_Text"><text:span text:style-name="T19">это</text:span></text:span><text:span text:style-name="T19">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2">Дальше он начинает намекать на то, что я завела этот разговор, потому что нашла другого:</text:p>
      <text:list xml:id="list36603760" text:continue-numbering="true" text:style-name="диалог">
        <text:list-item>
          <text:p text:style-name="P83"><text:span text:style-name="T19">В моем, как бы, мире человек застрахован от этого (</text:span><text:span text:style-name="T24">от подобных разговоров и вопросов. — </text:span><text:span text:style-name="_30__20_Text"><text:span text:style-name="T24">примеч. авт.</text:span></text:span><text:span text:style-name="T19">)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4">лучше чем я</text:span><text:span text:style-name="T19">, и возможно, ты его даже уже нашла...</text:span></text:p>
        </text:list-item>
      </text:list>
      <text:p text:style-name="P2">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2">Попробую расшифровать эту реплику:</text:p>
      <text:p text:style-name="P2"><text:soft-page-break/></text:p>
      <text:p text:style-name="P48">«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48"/>
      <text:p text:style-name="P2">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P2">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2">В завершение вставлю еще один его спич. Без объяснений:</text:p>
      <text:list xml:id="list36601292" text:continue-numbering="true" text:style-name="диалог">
        <text:list-item>
          <text:p text:style-name="P100">Я осознал одну простую истину — я не имею кредита доверия, и не имею... как это называет<text:soft-page-break/>ся.... слово такое хорошее.... Авторитета в твоих глазах...</text:p>
        </text:list-item>
      </text:list>
      <text:p text:style-name="P2">И в качестве нашего диалога:</text:p>
      <text:list xml:id="list36609048" text:continue-numbering="true" text:style-name="диалог">
        <text:list-item>
          <text:p text:style-name="P100">Ты понимаешь, что существует определенная ответственность, которая, извини, ложится на твои плечи?! — спрашивает он.</text:p>
        </text:list-item>
        <text:list-item>
          <text:p text:style-name="P100">Какого рода ответственность? — спрашиваю я.</text:p>
        </text:list-item>
        <text:list-item>
          <text:p text:style-name="P100">Доверие.</text:p>
        </text:list-item>
      </text:list>
      <text:p text:style-name="P2">В его понимании я должна была, обязана была — ему доверять. Не смотря ни на что! Не принимая во внимание все, что он сказал и сделал до этого разговора! Я существую, чтобы доверять ему. Вот как он считал.</text:p>
      <text:p text:style-name="P2">Деструктивные индивидуумы очень самолюбивы. Как мы уже поняли — авторитет — важная составляющая их существования. Я должна была верить. Я поверила...</text:p>
      <text:p text:style-name="P44"><text:soft-page-break/>* * *</text:p>
      <text:p text:style-name="P2">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2">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2">Я уже легла спать, когда он стал бить двери, швырять какие-то предметы, явно обращая мое внимание на свое недовольство.</text:p>
      <text:p text:style-name="Text_20_body"><text:span text:style-name="T19">Сначала я подумала, что просто он что-то уронил, но когда поняла, что это просто нездоровые психи, вышла к нему и </text:span><text:span text:style-name="_30__20_Text"><text:span text:style-name="T19">снова включила диктофон</text:span></text:span><text:span text:style-name="T19">!</text:span></text:p>
      <text:p text:style-name="P2">Он потерял самообладание, в то время, как я была непоколебима. На этой записи он скажет:</text:p>
      <text:list xml:id="list36595400" text:continue-numbering="true" text:style-name="диалог">
        <text:list-item>
          <text:p text:style-name="P100">Все ох*енно! Главное, что хорошо тебе! Вот это самое главное! — он почти плакал.</text:p>
        </text:list-item>
      </text:list>
      <text:p text:style-name="P2"><text:soft-page-break/>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2">Такая ситуация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ему меньше всего хочется, чтоб мне было хорошо». И подтекст — запрет: «Тебе нельзя идти спать, ты должна извиниться за свое поведение»...</text:p>
      <text:list xml:id="list36624620" text:continue-numbering="true" text:style-name="диалог">
        <text:list-item>
          <text:p text:style-name="P100">Я не могу с этим спокойно, смириться. — причитал он.</text:p>
        </text:list-item>
        <text:list-item>
          <text:p text:style-name="P100">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list-item>
      </text:list>
      <text:p text:style-name="P2">Вы понимаете? Нет? Попробую перефразировать:</text:p>
      <text:p text:style-name="P2"/>
      <text:p text:style-name="P48"><text:soft-page-break/>«Из-за тебя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48">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48">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48"/>
      <text:p text:style-name="P2">Вот еще несколько его реплик:</text:p>
      <text:list xml:id="list36602645" text:continue-numbering="true" text:style-name="диалог">
        <text:list-item>
          <text:p text:style-name="P100">Я теперь не могу спать из-за этого. Ты хочешь, чтоб я тебе начал какие-то претензии высказывать? У меня нет никаких претензий!</text:p>
        </text:list-item>
      </text:list>
      <text:p text:style-name="P2"><text:soft-page-break/>Он в печали. По идее, он уже задумался, как бы выставить меня виноватой. Но какая досада — у него «нет претензий». Диктофон включен и у него связаны руки. Я держу себя в руках — у него связаны руки.</text:p>
      <text:list xml:id="list36625746" text:continue-numbering="true" text:style-name="диалог">
        <text:list-item>
          <text:p text:style-name="P100">Мне нечего тебе сейчас ответить. Меня это бесит то, что я живу в мире, где мне задают такие вопросы!</text:p>
        </text:list-item>
      </text:list>
      <text:p text:style-name="P2">Беда-печаль. Какой жестокий мир! Моя попытка прояснить для себя ситуацию — жестокость по отношению к нему. И он несчастен.</text:p>
      <text:list xml:id="list36599086" text:continue-numbering="true" text:style-name="диалог">
        <text:list-item>
          <text:p text:style-name="P83"><text:span text:style-name="T19">Ну, раз ты такой счастливый человек, который знает, как себя успокоить в таких ситуациях (</text:span><text:span text:style-name="T24">его реакция на то, что я легла спать — </text:span><text:span text:style-name="_30__20_Text"><text:span text:style-name="T24">примеч. авт.</text:span></text:span><text:span text:style-name="T19">) — я несчастный, и я не знаю, как мне себя успокоить в таких ситуациях. </text:span><text:span text:style-name="_30__20_Text"><text:span text:style-name="T19">И уж точно не лицезрением тебя, спокойно спящей и получившей все свои ответы на свои вопросы</text:span></text:span><text:span text:style-name="T19">!!!</text:span></text:p>
        </text:list-item>
      </text:list>
      <text:p text:style-name="Text_20_body"><text:span text:style-name="T19">У него горе, ведь мне хорошо. «</text:span><text:span text:style-name="_30__20_Text"><text:span text:style-name="T19">И уж точно не лицезрением тебя, спокойно спящей</text:span></text:span><text:span text:style-name="T19">» - говорит о том, что этот исход для него неприемлем. Это истерика! Было бы </text:span><text:span text:style-name="T19">гораздо лучше для него, если </text:span><text:soft-page-break/><text:span text:style-name="T19">бы я металась в невменяемых конвульсиях, как было всегда, ведь тогда бы он мог </text:span><text:span text:style-name="T19">со всей присущей ему жестокостью обвинить меня в моем неадекватном поведении и показать спину.</text:span></text:p>
      <text:p text:style-name="P2">—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2">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6595664" text:continue-numbering="true" text:style-name="диалог">
        <text:list-item>
          <text:p text:style-name="P100">Ой... не надо из меня клеить обиженного. Я не обижен! Я взбешен! Я в ярости!!!...</text:p>
        </text:list-item>
      </text:list>
      <text:p text:style-name="P2">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6" text:outline-level="1"><text:s/><text:bookmark-start text:name="Glava_22__Gori_v_adu"/>Глава 22. <text:line-break/>Гори в аду<text:bookmark-end text:name="Glava_22__Gori_v_adu"/></text:h>
      <text:p text:style-name="P39">Весна покажет кто где срал.</text:p>
      <text:p text:style-name="P47">Народная поговорка</text:p>
      <text:p text:style-name="P2">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2">Бессмысленно, как по мне, скрывать ложь. Поверьте моему горькому опыту — дерьмо всегда всплывает. На то оно и дерьмо.</text:p>
      <text:p text:style-name="P2">Как это было.</text:p>
      <text:p text:style-name="P2"><text:soft-page-break/>Я решила прибраться. Я люблю заниматься уборкой под свою любимую музыку. Можно поорать и так веселее. Но у меня не было колонок.</text:p>
      <text:p text:style-name="P2">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проверять или вынюхивать, как ищейка. Тем более — рыться по перепискам — вообще не мое! К тому же, я его любила и верила.</text:p>
      <text:p text:style-name="P2">Вся моя музыка лежит на одном ресурсе. Я зашла на свою страницу через его профайл, но не увидела там нужной ссылки.</text:p>
      <text:p text:style-name="P2">Пересела за свой комп, чтобы проверить настройки доступа — все было в порядке — моя музыка видна всем. Тогда я решила скопировать адрес страницы с музыкой, отправить милому в сообщении, и, уже с его профайла, пройти по прямой ссылке на нужную мне страницу.</text:p>
      <text:p text:style-name="P2">Открываю его сообщения и вижу: мое сверху и еще одно, непрочитанное, от некой барышни. Зна<text:soft-page-break/>ете, как в мессенджерах — видна лишь часть последнего сообщения? Так и тут. Вот эта часть:</text:p>
      <text:list xml:id="list36607861" text:continue-numbering="true" text:style-name="диалог">
        <text:list-item>
          <text:p text:style-name="P100">А ты сегодня в парадном белье?...</text:p>
        </text:list-item>
      </text:list>
      <text:p text:style-name="Text_20_body"><text:span text:style-name="T19">Как бы так выразиться без матов, чтобы в полной мере передать мое... удивление? Я оху... Я очень оооочень очень </text:span><text:span text:style-name="_30__20_Text"><text:span text:style-name="T19">удивилась</text:span></text:span><text:span text:style-name="T19"> и была прям в шоке! Но их чат не открыла.</text:span></text:p>
      <text:p text:style-name="P2">Моей целью не было найти что-то. Я слишком самодостаточная, чтобы рыться в чужих переписках. А тут такое.</text:p>
      <text:p text:style-name="P2">Я напомню, что разговор, который я записала на диктофон был в среду, а сегодня — четверг. Я набираю любимого:</text:p>
      <text:list xml:id="list36605792" text:continue-numbering="true" text:style-name="диалог">
        <text:list-item>
          <text:p text:style-name="P83"><text:span text:style-name="T19">Привет, слушай, я тут с твоего компа хотела музыку свою поставить и кое-что увидела. А кто такая ТТ (</text:span><text:span text:style-name="T24">инициалы той барышни</text:span><text:span text:style-name="T19">)?</text:span></text:p>
        </text:list-item>
        <text:list-item>
          <text:p text:style-name="P100">Ой, да я ее еще с университета знаю, — сказал он и его ответ сопровождался нервными смешками, — а что?</text:p>
        </text:list-item>
        <text:list-item>
          <text:p text:style-name="P100">Она тебе сообщение прислала: «А ты сегодня в парадном белье?» Это как понимать?</text:p>
        </text:list-item>
        <text:list-item>
          <text:p text:style-name="P100"><text:soft-page-break/>Ой! Да ты можешь вообще все прочитать, — он был растерян, и, по видимому, это первое, что пришло в его голову. В его глупую голову.</text:p>
        </text:list-item>
      </text:list>
      <text:p text:style-name="P16">Хотя больше склоняюсь к тому, что он был уверен, что и из этой ситуации сможет выйти безнаказанным.</text:p>
      <text:p text:style-name="P2">Команда «газы» дана. Я открываю их чат и читаю...</text:p>
      <text:p text:style-name="P2">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2">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2">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2"><text:soft-page-break/>Это единственный человек в моей жизни, под которым я прогнулась.</text:p>
      <text:p text:style-name="P16">Это единственный человек в моей жизни, которому я призналась в любви.</text:p>
      <text:p text:style-name="P2">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text:p>
      <text:p text:style-name="P2">По датам было видно, что почти неделю назад, когда мы ехали отдыхать палатками, она предлагала ему встретиться и он сожалел, что не в городе. Он говорил мне:</text:p>
      <text:list xml:id="list36600524" text:continue-numbering="true" text:style-name="диалог">
        <text:list-item>
          <text:p text:style-name="P100">Что ты придумываешь?! Ты что шуток не понимаешь?</text:p>
        </text:list-item>
        <text:list-item>
          <text:p text:style-name="P100">У тебя есть пару минут, чтобы поменять все пароли... — <text:span text:style-name="T37">я просто устала.</text:span> Мне надоело церемониться.</text:p>
        </text:list-item>
      </text:list>
      <text:p text:style-name="P2">Я начала рыть. И нарыла.</text:p>
      <text:p text:style-name="P2"><text:soft-page-break/>Я знала, что это конец, но мне нужно было больше доказательств. Зачем? - спросите вы.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2">Чтобы избавиться от всех иллюзий и надежд, которыми я с его подачи пичкала себя ежесекундно. Чтоб понимать — я это не придумала, это не догадки...</text:p>
      <text:p text:style-name="P2">Первый раз за все время у меня появился реальный шанс во всем разобраться, а главное — убедиться наконец, что я — нормальная.</text:p>
      <text:p text:style-name="P2">Мне нужно было немного. Просто еще что-то, чтоб я понимала, что это не единичный случай.</text:p>
      <text:p text:style-name="P2">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16"><text:soft-page-break/>Надо же. Совпадение или интуиция? Я же ее никогда не видела!</text:p>
      <text:p text:style-name="P2">Нашла, уже для Жены Странного друга, доказательство его предательства, с датами и отослала ей скриншоты<text:note text:id="ftn13" text:note-class="footnote"><text:note-citation text:label="*">*</text:note-citation><text:note-body><text:p text:style-name="Footnote"><text:span text:style-name="T8">Скриншот</text:span> <text:span text:style-name="T1">(от англ. </text:span><text:span text:style-name="T30">Screenshot</text:span><text:span text:style-name="T1">)</text:span><text:span text:style-name="T4"> — изображение, показывающее в точности то, что видит пользователь на экране монитора.</text:span></text:p></text:note-body></text:note>, в то время, как он ночевал у нее, ведь я не пустила его домой.</text:p>
      <text:p text:style-name="P2">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19">Ох, боюсь я, эта книга станет началом новых разборок. Но мне все равно. </text:span><text:span text:style-name="_30__20_Text"><text:span text:style-name="T19">Я готова ответить за все сказанное здесь</text:span></text:span><text:span text:style-name="T19">.</text:span></text:p>
      <text:p text:style-name="P2">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44"><text:soft-page-break/>* * *</text:p>
      <text:p text:style-name="P2">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2">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2">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2">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2"><text:soft-page-break/>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2">Он рассказывал им, что год назад я была не права, и два года назад тоже, что я вообще плохая во всех смыслах и отношениях... И тут внимание: «Я ее никогда не любил!»</text:p>
      <text:p text:style-name="Text_20_body"><text:span text:style-name="T19">Если еще зимой, когда я жила у сестры, она считала, что это я испортила наши отношения своей </text:span><text:span text:style-name="_30__20_Text"><text:span text:style-name="T19">эмоциональностью</text:span></text:span><text:span text:style-name="T19">, то сейчас, пересказывая мне его слова, она обняла меня и попросила прощение. Он открылся. Его прижали к стенке и он показал свою личину. Всем.</text:span></text:p>
      <text:p text:style-name="P2">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2">Мало того, по той переписке было понятно — мой благоверный не просто знал об измене, но и толкал друга на эту измену.</text:p>
      <text:p text:style-name="P2"><text:soft-page-break/>На утро, когда она его спросила, почему он ей врал, он ответил, что ему нужны были деньги и он боялся, что ее муж не заплатит зарплату, если узнает, что из-за него все всплыло.</text:p>
      <text:p text:style-name="P2">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2">Он не был обязан ей помогать, но мог. Дело выбора.</text:p>
      <text:p text:style-name="P44">* * *</text:p>
      <text:p text:style-name="P2">На следующий день мне написала ТэТэ на личный номер:</text:p>
      <text:p text:style-name="P2"/>
      <text:p text:style-name="P48">«Он в панике по поводу происходящего. И я чувствую себя, отчасти, виноватой. Не знаю что именно ты там прочла, но это несерьезно...</text:p>
      <text:p text:style-name="P48"><text:soft-page-break/>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8">Ему ведь не все равно... Не возьмусь говорить о высоких чувствах, но то, что не все-равно, это точно.»</text:p>
      <text:p text:style-name="P48"/>
      <text:list xml:id="list36620277" text:continue-numbering="true" text:style-name="диалог">
        <text:list-item>
          <text:p text:style-name="P100">Ты мужу переписку показывала? — спросила я.</text:p>
        </text:list-item>
        <text:list-item>
          <text:p text:style-name="P100">Нет. — отвечает ТТ. — <text:span text:style-name="T1">Я подчищаю переписку, если там нет ничего важного</text:span>...</text:p>
        </text:list-item>
      </text:list>
      <text:p text:style-name="P2">Эх. Что тут скажешь? А много чего. Разберем ее тираду:</text:p>
      <text:p text:style-name="P3">Он в панике по поводу происходящего.</text:p>
      <text:p text:style-name="P5">Ну очевидней некуда. Он поплакался ей и я стала агрессором в ее глазах. Бедный несчастный, стал «жертвой» моих обвинений! Конечно, она сразу бросилась его защищать.</text:p>
      <text:p text:style-name="P3">«И я чувствую себя, отчасти, виноватой.»</text:p>
      <text:p text:style-name="P2"><text:soft-page-break/>Смотрим и любуемся, как замужняя девушка, которая не стеснялась: писать «старому знакомому», что «если мне надо подрочить...»;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2">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text:p>
      <text:p text:style-name="P3">«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2">«Тоже»? Мы не знакомы. Она меня не знает, но называет мою реакцию на его похождения — местью?.. Что тут скажешь? Они нашли друг друга.</text:p>
      <text:p text:style-name="P2">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2"><text:soft-page-break/>И дальше она пытается напугать меня — «собственные горечь и сожаление» — вот чего я, по ее мнению, добилась.</text:p>
      <text:p text:style-name="P2">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3">«Ему ведь не все равно... Не возьмусь говорить о высоких чувствах, но то, что не все-равно, это точно.»</text:p>
      <text:p text:style-name="P2">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16">Но и тут кое что было для меня непонятным — откуда у нее мой номер?!</text:p>
      <text:p text:style-name="P2">Я не ошиблась - оказалось, это он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2"><text:soft-page-break/>Что бы что?!</text:p>
      <text:p text:style-name="P2">После этого выпада я попросила его о двух вещах — чтоб мне больше не писали его шал... девочки, и чтобы он на выходных вывез свои вещи. Под ноль.</text:p>
      <text:p text:style-name="P2">Я устала, но для меня было наградой наконец-то со всем разобраться. Я очень рада, что все это произошло до того, как я вышла за него замуж, и, слава высшим силам, не родила ему ребенка, о котором совсем недавно он со мной разговаривал.</text:p>
      <text:p text:style-name="P44">* * *</text:p>
      <text:p text:style-name="P2">Последними его словами мне, сказанными в живую, глядя мне в глаза были:</text:p>
      <text:p text:style-name="P2">— Пошла в п*зду!</text:p>
      <text:p text:style-name="P2">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2"><text:soft-page-break/>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2">В этом разговоре он мне сказал несколько вот таких предложений:</text:p>
      <text:list xml:id="list36624265" text:continue-numbering="true" text:style-name="диалог">
        <text:list-item>
          <text:p text:style-name="P100">А я, блять, рад, что ты страдаешь от этой конченой квартиры...</text:p>
        </text:list-item>
        <text:list-item>
          <text:p text:style-name="P100">Да ты просто самое низкое, блять, существо!</text:p>
        </text:list-item>
        <text:list-item>
          <text:p text:style-name="P100">Через месяц, когда ты съебешь к ебеням, блять, нахуй из моей жизни из этого дома, из квартиры куда угодно, блять, хоть в ад провались...</text:p>
        </text:list-item>
        <text:list-item>
          <text:p text:style-name="P100">Провались в ад, блять, к дьяволу самому и целуй его в задницу...</text:p>
        </text:list-item>
        <text:list-item>
          <text:p text:style-name="P100">Уебуй нахуй из моей жизни!</text:p>
        </text:list-item>
      </text:list>
      <text:p text:style-name="P2">И моя любимая:</text:p>
      <text:list xml:id="list36607108" text:continue-numbering="true" text:style-name="диалог">
        <text:list-item>
          <text:p text:style-name="P100"><text:soft-page-break/>Видимо, Каминская, ты его заслуживаешь — <text:span text:style-name="_30__20_Text"><text:span text:style-name="T8">вот такого вот уродца, как я</text:span></text:span>!</text:p>
        </text:list-item>
      </text:list>
      <text:p text:style-name="P2">О, да, я записала и этот разговор. Эта запись, как и все остальные, для меня является неопровержимым доказательством его деструктивности.</text:p>
      <text:p text:style-name="P2">Я наконец доказала себе, что я не сумасшедшая! Я все делала правильно! Я — хорошая, а не ничтожество, которое он хотел из меня вылепить своей «любовью». Но и это еще не конец.</text:p>
      <text:p text:style-name="P44">* * *</text:p>
      <text:p text:style-name="P2">На следующее утро он прислал сообщение. В отличии от предыдущего посыла, содержание в нем было следующее:</text:p>
      <text:p text:style-name="P2"/>
      <text:p text:style-name="P48">«Прости что нагрубил и наговорил гадостей. Я уже сам не ведаю что творю. Но не провоцируй меня, пожалуйста.</text:p>
      <text:p text:style-name="P48">Прости миллион раз, я столько гадостей наговорил, что ненавижу себя. Я сомневался миллион раз после ссор, но я бы не позволил <text:soft-page-break/>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48">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48">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48">Я не обманывал тебя. Ты просто хотела услышать не то, о чем спрашивала.»</text:p>
      <text:p text:style-name="P48"/>
      <text:p text:style-name="P2">Ну что, разбираем?</text:p>
      <text:p text:style-name="P3">«Прости, что нагрубил и наговорил гадостей. Я уже сам не ведаю что творю.»</text:p>
      <text:p text:style-name="P2">Ого! Он просит прощение! Вот это поворот, хотя...</text:p>
      <text:p text:style-name="P2"><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3">«<text:span text:style-name="T4">Но</text:span> не провоцируй меня, пожалуйста.»</text:p>
      <text:p text:style-name="P16">Что что? Там было «прости»? Где?</text:p>
      <text:p text:style-name="P2">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2">Только вот не понятно, что в его понимании означает «провокация» - моя реакция на его низкие поступки? Очередное доказательство того, что его ожидания не оправдались — я не склонила голову.</text:p>
      <text:p text:style-name="P3">«Прости миллион раз, я столько гадостей наговорил, что ненавижу себя.»</text:p>
      <text:p text:style-name="P2">Выглядит очень искренне, не так ли?</text:p>
      <text:p text:style-name="P2">Он снова просит прощение. Он ненавидит себя. Очевидно, что ему очень плохо. Он перечисляет все катаклизмы, которые происходят с его состоя<text:soft-page-break/>нием. Снова констатирует факты, снова лишь повествует, как ему плохо, но не жаль. Он снова давит на жалость.</text:p>
      <text:p text:style-name="P3">«Я сомневался миллион раз после ссор, но я бы не позволил себе интриг у тебя за спиной.»</text:p>
      <text:p text:style-name="P5">В чем же он сомневался? В том, что сможет сделать меня счастливой? Что сможет дать мне то немногое, что я просила — уважать меня и мое мнение, быть ответственным за свои действия, которые касаются меня, быть рядом...</text:p>
      <text:p text:style-name="P2">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2">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2"><text:span text:style-name="T9">Но</text:span>, даже не смотря на эти сомнения, он бы «не позволил себе интриг»! О! Он бы ни-ког-да так не <text:soft-page-break/>поступил — говорит он в этом сообщении, но ведь позволил же.</text:p>
      <text:p text:style-name="P2">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2">И вот мы окунаемся в омут когнитивного диссонанса: «Я бы не позволил себе того, что позволил.»</text:p>
      <text:p text:style-name="P2">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3">«И, когда сомнения ушли, я понял, чего хочу и сделал предложение.»</text:p>
      <text:p text:style-name="P2">Сомнения ушли... Куда-то подевались. Встали и вышли в окно его пустого сердца. И он решил сделать меня его женой.</text:p>
      <text:p text:style-name="P2">Я, не смотря ни на что, была с ним. Любила не за что-то, а просто так. Терпела его выходки, его неуважение. Заботилась, не прося награды. Погу<text:soft-page-break/>ляв два месяца по «легким» девочкам, он понял, что (его цитата):</text:p>
      <text:p text:style-name="P48">«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P2">Получив несколько <text:span text:style-name="T1">отказов, </text:span><text:span text:style-name="T4">и</text:span>менно это он написал нашему общему другу перед тем, как, тогда зимой, вернуть меня.</text:p>
      <text:p text:style-name="P3">«Но эта чертова ТТ и переписка... И вот больше ты мне не веришь.»</text:p>
      <text:p text:style-name="P16">«Чертова»?.. Чего? Как раз под стать!</text:p>
      <text:p text:style-name="P2">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2">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text:soft-page-break/>ственного патологического желания потешить свое больное либидо.</text:p>
      <text:p text:style-name="Text_20_body"><text:span text:style-name="T19">И вот результаты такого отношения: разочарование жертвы, недоверие, что, несомненно, </text:span><text:span text:style-name="_30__20_Text"><text:span text:style-name="T19">расстраивает его</text:span></text:span><text:span text:style-name="T19">. Он тут же надевает маску «жертвы» и сожалеет, но не о том, что наделал, а о том, что вещь сломалась и больше не выполняет функцию «верить».</text:span></text:p>
      <text:p text:style-name="P3">«Прости. Ты очень хорошо умеешь выводить меня из равновесия.»</text:p>
      <text:p text:style-name="P2">Какими бы аморальными ни были причины, поведение жертвы, ее реакция на это поведение автоматически трансформируется в ее вину. В его интерпретации. Он не чувствует и не почувствует никогда своей вины, не признает своих ошибок.</text:p>
      <text:p text:style-name="P16">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3"><text:soft-page-break/>«Ты так громко ругалась от этого всего и все эти разговоры о тряпке и о немужике — это невероятно демотивирует.»</text:p>
      <text:p text:style-name="P16">«Демотивирует»? То есть я его еще и мотивировать должна была?! Ох...</text:p>
      <text:p text:style-name="P2">Вместо того, чтобы попросить прощение у меня лично, он попросил ТэТэ сделать это за него. Он спрятался под юбкой этой барышни...</text:p>
      <text:p text:style-name="P2">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2">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3">«Я понимаю, что тебе больно. Я недостаточно внимателен. Рассеян и позволяю то, чего не должен.»</text:p>
      <text:p text:style-name="P2">Все его действия, как он считает — результат его невнимательности и рассеянности! Но ведь это <text:soft-page-break/>же не смертные грехи!.. Понимаете? Он снова пытается отрицать важность его действий и серьезность допущенных ошибок — из-за рассеянности...</text:p>
      <text:p text:style-name="P3">«Твоя реакция настолько ужасна, ты не представляешь, как с тобой трудно справиться.»</text:p>
      <text:p text:style-name="P5">Не «мои действия ужасны», а «твоя реакция». Тут мне добавить нечего.</text:p>
      <text:p text:style-name="P3">Я не обманывал тебя.</text:p>
      <text:p text:style-name="P2">Я даже не знаю, кого он продолжает убеждать в этом — меня или себя?</text:p>
      <text:p text:style-name="P3">Ты просто хотела услышать не то, о чем спрашивала.</text:p>
      <text:p text:style-name="P2">Ну и в завершение, наконец-то, правда: «Я говорил то, что ты хотела слышать, но в этот раз ты это (правду), слышать не хотела, ведь она бы тебя расстроила, огорчила... Поэтому я сказал ложь, чтобы тебя не расстраивать...»</text:p>
      <text:p text:style-name="P2"/>
      <text:p text:style-name="P48">«Я считаю, что должен попросить прощение, не-смотря на то, что я не отдавал отчет <text:soft-page-break/>своим действиям, но ведь ты меня спровоцировала на все эти грубости, что услышала в свой адрес! Это не я. Сидела бы молча — все было бы хорошо.</text:p>
      <text:p text:style-name="P48">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48">Я сомневался во всем — в тебе и твоих способностях, в том, что ты меня любишь, в том, что мне придется с этим жить, в том, что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48">Но вот эта чертова ТТ и переписка... И ты больше мне не веришь.</text:p>
      <text:p text:style-name="P48">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48"><text:soft-page-break/>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48">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48">Но я бы никогда не позволил себе того, что позволил!</text:p>
      <text:p text:style-name="P48">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48">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48"><text:soft-page-break/>Я не обманывал тебя. Я же не обещал тебе, что буду верен! Напротив, я постоянно говорил тебе об изменах, о том, что все мужчины полигамны. Я думал, ты готова. Но, наверное, нужно было сначала окольцевать тебя, чтоб тебе было сложнее уйти...</text:p>
      <text:p text:style-name="P48">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48"/>
      <text:p text:style-name="P2">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2">Все что я услышала, а там сорок минут разговора... Все эти маты, вместо извинений, вся эта отчаянная жестокость.... а потом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которая, в прямом смысле слова, опустошила меня.</text:p>
      <text:p text:style-name="P2"><text:soft-page-break/>Да, я выпила успокоительное, и на следующий день, от бессилия, так и не смогла пойти на работу. Это было принятие факта его жестокости и отторжение любви.</text:p>
      <text:p text:style-name="P2">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2">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6" text:outline-level="1"><text:s/><text:bookmark-start text:name="Glava_26__Apofieoz_otnoshienii_s_manipul"/>Глава 23. <text:line-break/>Апофеоз отношений с манипулятором<text:bookmark-end text:name="Glava_26__Apofieoz_otnoshienii_s_manipul"/></text:h>
      <text:p text:style-name="P39">Кто хочет жить, кто весел, кто не тля —</text:p>
      <text:p text:style-name="P39">Готовьте ваши руки к рукопашной!</text:p>
      <text:p text:style-name="P47"><text:bookmark-start text:name="Glava_23__Zdorova_"/>А. Высоцкий<text:bookmark-end text:name="Glava_23__Zdorova_"/></text:p>
      <text:p text:style-name="P2">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2"><text:soft-page-break/>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2">«Почему? За что?» — задавала я себе эти вопросы и боль разъедала мою душу.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2">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2">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text:soft-page-break/>Осталось найти еще один ответ на вопрос — я нормальная или нет.</text:p>
      <text:p text:style-name="P2">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2">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text:soft-page-break/>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2">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2">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2">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2"><text:soft-page-break/>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2">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2">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19">На восьмой день </text:span><text:span text:style-name="_32__20_Text"><text:span text:style-name="T27">заключения, то есть лечения </text:span></text:span><text:span text:style-name="T19">у меня случилась истерика. Я требовала привести ко мне врача, ссылаясь на то, что таблетки могу пить и дома. В итоге </text:span><text:span text:style-name="T19">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2"><text:soft-page-break/>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2">- Здорова! Иди отсюда...</text:p>
      <text:p text:style-name="P2">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2">Кажется всего-то — 3 года, да?.. Подумаешь! Но что такое 3 года? Это 36 месяцев. Это около 1000 дней. Около 25 920 часов. <text:span text:style-name="T37">Это 1 555 200 минут и все это время я была под напряжением...</text:span></text:p>
      <text:p text:style-name="P2"><text:soft-page-break/>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2">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2">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P2">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text:soft-page-break/>логических позывов изменить себя, стать лучше. Они идут по врачам, в то время, как сами манипуляторы не упускают момента, чтобы позлорадствовать над раненой душой.</text:p>
      <text:p text:style-name="Text_20_body"><text:span text:style-name="T19">Мои друзья рассказали мне реакцию моего бывшего парня, когда он узнал, что я лежу в лечебнице для душевно больных. Он смеялся и сказал, что т</text:span><text:span text:style-name="_30__20_Text"><text:span text:style-name="T19">ам мне самое место: «Д</text:span></text:span><text:span text:style-name="T19">авно пора было...»</text:span></text:p>
      <text:p text:style-name="P2">Ему это здорово подняло настроение. Странно, но я не могу вспомнить, чтоб он когда-то так искренне радовался каким-то простым вещам. А нет, помню:</text:p>
      <text:list xml:id="list36596160" text:continue-numbering="true" text:style-name="диалог">
        <text:list-item>
          <text:p text:style-name="P100">Что, ручки из жопы?</text:p>
        </text:list-item>
      </text:list>
      <text:p text:style-name="P2">Или:</text:p>
      <text:list xml:id="list36608416" text:continue-numbering="true" text:style-name="диалог">
        <text:list-item>
          <text:p text:style-name="P100">О, продолжай! Я же говорил, что ты неадекватная... — повторял он, снимая на камеру меня, доведенную до состояние сумасшествия...</text:p>
        </text:list-item>
      </text:list>
      <text:p text:style-name="P44"><text:soft-page-break/>* * *</text:p>
      <text:p text:style-name="P2"><text:span text:style-name="T37">Спустя месяц </text:span>я получила его поздравление с днем рождения. Оно начиналось со слов: «Ну шо, кобыла...» Это было весело. Не знаю, правильно ли я сделала, или нет, но я запостила<text:note text:id="ftn14" text:note-class="footnote"><text:note-citation text:label="*">*</text:note-citation><text:note-body><text:p text:style-name="Footnote">Постить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 в сообщении:</text:p>
      <text:p text:style-name="P2"/>
      <text:p text:style-name="P48">«Ахах! И это запостила! Тебя даже дурка не исправит, ты просто безнадежна.</text:p>
      <text:p text:style-name="P48">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48"/>
      <text:p text:style-name="P2">То есть, скриншот на моей стене с его посланием «Ну шо, кобыла...» - это клевета! Мой не правдивый аргумент?..<text:span text:style-name="T37"> Но ведь это не аргумент! Это был скриншот его сообщения!..</text:span></text:p>
      <text:p text:style-name="P16"><text:soft-page-break/>Ну и неудачная метафора — школьная драка.</text:p>
      <text:p text:style-name="P16">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16">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16">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16">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16"><text:soft-page-break/>А в 17 лет это умение помогло мне избежать изнасилования — я отчаянно отбивалась, понимая, что кричать не выход и нужно экономить силы.</text:p>
      <text:p text:style-name="P2">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2"/>
      <text:p text:style-name="P48">«Это письмо не начнется со слова я или со слова ты или даже мы. И тут не будет ни обращений ни гадостей.</text:p>
      <text:p text:style-name="P48">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48">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48"><text:soft-page-break/>Почему нельзя проститься? Разойтись? Сколько еще нужно крови? Очень хочется чтоб это закончилось.</text:p>
      <text:p text:style-name="P48">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48">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8">P.S.: Прости, что обозвал.</text:p>
      <text:p text:style-name="P48">С прошедшим тебя. Будь счастлива.»</text:p>
      <text:p text:style-name="P48"/>
      <text:p text:style-name="P2">Эээээ, постойте... что?! Что это было?</text:p>
      <text:p text:style-name="P3">«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2"><text:soft-page-break/>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2">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2">Совершенный когнитивный диссонанс — «Шо, кобыла...» и «...каждый понимает, что хочет просто быть счастливым.»</text:p>
      <text:p text:style-name="P3">«Можно очень многое сказать об ошибках. Они продолжают допускаться уже за пределами ситуации.»</text:p>
      <text:p text:style-name="P2">О чьих ошибках? Кто их допускает? Что сказать-то?...</text:p>
      <text:p text:style-name="P16">Под «ошибкой» он подразумевает мой пост? Или свое сообщение? Не понятно...</text:p>
      <text:p text:style-name="P3">«Не знаю, какие слова или какие действия нужны для того, чтоб прекратить наконец эту <text:soft-page-break/>боль. История не может закончится, пока кто-то продолжает воевать. Зачем?»</text:p>
      <text:p text:style-name="P2">И я не знаю... Я бы ответила, скорее — молчание и бездействие с его стороны, но явно не «шо, кобыла...»</text:p>
      <text:p text:style-name="P16">«Воевать»... Кто воюет? Я? Я только отбиваюсь, отказываясь терпеть его оскорбления даже за «пределами ситуации».</text:p>
      <text:p text:style-name="P16">И правда — зачем эти оскорбления?!</text:p>
      <text:p text:style-name="Text_20_body"><text:span text:style-name="T37">Я решила, пусть все это видят. Ведь он считает свое поведение нормальным. Ну так, зачем прятаться в моей личке — айда на </text:span><text:span text:style-name="_32__20_Text"><text:span text:style-name="T41">сцену... то есть на </text:span></text:span><text:span text:style-name="T37">стену!</text:span></text:p>
      <text:p text:style-name="P3">«Почему нельзя проститься? Разойтись? Сколько еще нужно крови? Очень хочется чтоб это закончилось.»</text:p>
      <text:p text:style-name="P2">Почему нельзя? Можно! Просто — не нужно писать гадости... Но по-моему, он все еще не может смириться с тем, что его, такого хорошего, выгнали в шею.</text:p>
      <text:p text:style-name="P3"><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2">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text:p>
      <text:p text:style-name="P2">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3">«Никто не хочет лишать кого-то покоя.»</text:p>
      <text:p text:style-name="P2">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2">Зачем писать мне оскорбления, а потом вот это? У меня слишком много вопросов...</text:p>
      <text:p text:style-name="P3"><text:soft-page-break/>«Все хотят идти дальше и жить счастливо. Почему этого просто не сделать?»</text:p>
      <text:p text:style-name="P2">Ну вот и я спрашиваю — почему? Что мешает? Точка была поставлена, так зачем напоминать о себе? Зачем эти гадости? Что, недосамоутвердился еще за три года-то?</text:p>
      <text:p text:style-name="P3">«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16">Больше месяца прошло! Я уж обрадовалась, что он о моем существовании забыл! Сижу, никого не трогаю — приходит сообщение «Шо, кобыла»...</text:p>
      <text:p text:style-name="P2">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3">«Прости, что обозвал.»</text:p>
      <text:p text:style-name="P2">Ну и, конечно, не смог удержаться и не забрать свои слова обратно. «Прости», можно сказать человеку в транспорте, которому ты наступил на <text:soft-page-break/>ногу — ты нечаянно и тебе жаль. Но прости, после слов «Ну шо, кобыла...» — не понимаю.</text:p>
      <text:p text:style-name="P2">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2">Он написал это письмо только потому, что то сообщение я выставила на всеобщее обозрение. А это письмо — ни что иное, как паника.</text:p>
      <text:p text:style-name="P2">Ему срочно нужно было оправдаться, срочно нужно было что-то сделать, чтобы смыть с себя мою «клевету»...</text:p>
      <text:p text:style-name="P2">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0">* * *</text:p>
      <text:p text:style-name="P2">Что теперь?</text:p>
      <text:p text:style-name="Text_20_body"><text:soft-page-break/><text:span text:style-name="T19">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 вам необходимо осознать, что вами манипулируют (или манипулировали), избавиться от иллюзий и зарубить себе на носу — </text:span><text:span text:style-name="_31__20_Text"><text:span text:style-name="T19">ВЫ НИ В ЧЕМ НЕ ВИНОВАТЫ</text:span></text:span><text:span text:style-name="T19">!</text:span></text:p>
      <text:p text:style-name="P2">Осознание факта манипуляций даст вам ответ на большинство ваших вопросов, таких, как:</text:p>
      <text:list xml:id="list36618154" text:continue-numbering="true" text:style-name="диалог">
        <text:list-item>
          <text:p text:style-name="P100">Что происходит?</text:p>
        </text:list-item>
        <text:list-item>
          <text:p text:style-name="P100">Почему он так поступает?</text:p>
        </text:list-item>
      </text:list>
      <text:p text:style-name="P2">Ответ очень прост — потому, что этот человек — манипулятор. Он заманил вас в зависимость обманным путем. Он нарочно выдает себя за другого, не ценит вас, не дорожит вами, ни во что вас не ставит. Поэтому делает все, чтоб вы были несчастными.</text:p>
      <text:p text:style-name="P2">Ему от этого хорошо. С этим надо смириться. Это будет видно, если/когда вы озвучите свое желание разорвать с абьюзером отношения.</text:p>
      <text:p text:style-name="P2"><text:soft-page-break/>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P2"><text:span text:style-name="T37">Для него вы —</text:span>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P2">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2">Это будет очень сложно сделать —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text:soft-page-break/>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2">Он этого и добивался, но это не есть правда! Это он так придумал и внушил вам.</text:p>
      <text:p text:style-name="P2">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2">Это его рук дело! Это он вас такой сделал. Манипулятор, первезный нарцисс, зверь по имени абьюзер. Это было его планом! Это нужно понять, признать и сделать решительный ход.</text:p>
      <text:p text:style-name="P2">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2"><text:soft-page-break/>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P2">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2">Не верите? Проверьте!</text:p>
      <text:p text:style-name="P2">При этом вас лично, скорее всего, он будет поливать грязью. Так, чтоб никто не слышал. Чтоб наедине. Не говорите с ним! Игнорируйте! Если прям надо поговорить — просите друга/маму/кого угодно — присутствовать, <text:span text:style-name="T37">включите диктофон.</text:span></text:p>
      <text:p text:style-name="P2">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2"><text:soft-page-break/>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2">И есть остальные мои друзья, которые утверждали, что он меня любит и ему жаль. Даже после того, как прослушали запись, где еще пару дней назад он оскорблял меня самыми последними словами, они говорили, что он плакал, рассказывая о любви ко мне, совершенно не принимая во внимание услышанные в мой адрес оскорбления с этой записи...</text:p>
      <text:p text:style-name="P2">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2">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text:soft-page-break/>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P2">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2">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text:span text:style-name="T37">В худшем случае — наймите адвоката.</text:span></text:p>
      <text:p text:style-name="P16">Но послушайте меня — не идите с ним на контакт! Если он не признает, что у него серьезные проблемы, то <text:s/>по-хорошему не получится. Он будет изводить вас, и вашего ребенка, пока не <text:soft-page-break/>найдет новую жертву. Только его согласие на терапию должно быть для вас признаком того, что еще не все потеряно. Но это в худшем случае.</text:p>
      <text:p text:style-name="P2">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text:span text:style-name="T37">рассказы общих знакомых о его новой паре...</text:span></text:p>
      <text:p text:style-name="P2">Это нормально для него и хорошо для вас, ведь это означает, что скоро он от вас отстанет. Но пока это лишь провокация вас на действия — игнорируйте ее. Он это делает своими руками и специально, <text:span text:style-name="T37">чтобы увидеть вашу реакцию, и убедиться в том, что он вам до сих пор небезразличен!</text:span></text:p>
      <text:p text:style-name="P16">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есть практически на всех девайсах.</text:p>
      <text:p text:style-name="P16">Да, вам будет интересно «как же он там без вас?!» Отлично! Он замечательно себя чувствует! Смиритесь! Это даже лучше, ведь он вас уже вряд <text:soft-page-break/>ли когда-либо побеспокоит. Ни вам с ним, ни ему с вами больше не о чем разговаривать.</text:p>
      <text:p text:style-name="P16">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2">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16">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2">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text:soft-page-break/>ировались уже с чем-то приятным, что не имеет к нему никакого отношения.</text:p>
      <text:p text:style-name="P2">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2">Вспоминайте себя! Пересматривайте свои старые фотографии.</text:p>
      <text:p text:style-name="P2">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2">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2"><text:soft-page-break/>Будьте готовы к тому, что вас не поймут окружающие близкие вам люди! Все будут говорить:</text:p>
      <text:list xml:id="list36610068" text:continue-numbering="true" text:style-name="диалог">
        <text:list-item>
          <text:p text:style-name="P100">Как же ты не заметила это все?! Куда же ты смотрела?!</text:p>
        </text:list-item>
      </text:list>
      <text:p text:style-name="P2">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2">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2">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text:soft-page-break/>будет несчастен, пытаясь удовлетворить себя и забить свои комплексы.</text:p>
      <text:p text:style-name="P2">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text:p>
      <text:p text:style-name="P2">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2">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p text:style-name="P58"/>
      <text:p text:style-name="P59"/>
      <text:p text:style-name="P59"/>
      <text:p text:style-name="P59"/>
      <text:p text:style-name="P59"/>
      <text:p text:style-name="P59"/>
      <text:p text:style-name="P59"/>
      <text:p text:style-name="P59"/>
      <text:p text:style-name="Заголовок_20_часть">Часть 2.<text:line-break/>Что-то вроде справочника...</text:p>
      <text:h text:style-name="P76" text:outline-level="1"><text:s/><text:bookmark-start text:name="Glava_24__Prichiny_manipuliatsii"/>Глава 24. <text:line-break/>Причины манипуляции<text:bookmark-end text:name="Glava_24__Prichiny_manipuliatsii"/></text:h>
      <text:p text:style-name="P2">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P2">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2"><text:soft-page-break/>Осознанны эти действия, или нет, сейчас не важно. Это вопрос, на который могут ответить только специалисты данной области, коим я не являюсь.</text:p>
      <text:p text:style-name="P40">* * *</text:p>
      <text:p text:style-name="P2">Существует две причины психопатии личности:</text:p>
      <text:list xml:id="list8452376254129137496" text:style-name="L9">
        <text:list-item>
          <text:p text:style-name="P102"><text:span text:style-name="T5">врожденная</text:span> патологическая особенность развития нервной системы;</text:p>
        </text:list-item>
        <text:list-item>
          <text:p text:style-name="P102"><text:span text:style-name="T5">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P2">В независимости от особенностей развития, психопатия <text:span text:style-name="T1">всегда</text:span> обусловлена нарушением функции головного мозга <text:span text:style-name="T37">при относительной сохранности интеллекта.</text:span></text:p>
      <text:p text:style-name="P16">Для самих психически неполноценных индивидуумов нестабильность, непропорциональность и <text:soft-page-break/>незрелость чувственно-понятийной системы затрудняет социальную адаптацию.</text:p>
      <text:p text:style-name="P2">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P2">К счастью, есть условия, при которых существует возможность коррекции и сглаживания симпто<text:soft-page-break/>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2">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например, из неправильного воспитания.</text:p>
      <text:p text:style-name="P16">Воспитание правильное можно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16">Давайте попробуем описать переживания и чувства ребенка.</text:p>
      <text:p text:style-name="P16"><text:soft-page-break/>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16">Импульс не реализован. Он остается в памяти, как глубокое разочарование. Но он внутри и ждет нужного времени для новой попытки реализоваться, получить статус завершенного действа. Это можно назвать травматическим опытом или психологическим триггером (я позже расскажу, что это такое).</text:p>
      <text:p text:style-name="P16">Так вот, во взрослом возрасте, возможно, эти воспоминания стираются, как факты из прошлого, которые были, на самом деле. Человек может не помнить, что с ним произошло в детстве, но иметь подсознательное представление о том, как к этому событию относиться. Грубо говоря, это ассоциация.</text:p>
      <text:p text:style-name="P16">Итак, имея представление о каком-либо нереализованном или просто болезненном событии, чув<text:soft-page-break/>ства по отноше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по человеческому подсознанию.</text:p>
      <text:p text:style-name="P16">В этой главе речь пойдет именно об этом.</text:p>
      <text:p text:style-name="P2"/>
      <text:p text:style-name="P2">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2">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тском возрасте это вполне нормально, ведь он познает мир, но родители очень устали после работы и хотят отдохнуть. В такие моменты ребенок слышит:</text:p>
      <text:list xml:id="list36597013" text:continue-list="list36610068" text:style-name="диалог">
        <text:list-item>
          <text:p text:style-name="P100"><text:soft-page-break/>Будешь баловаться, мы тебя этому дяде отдадим/сдадим в полицию/папу позову и он тебя накажет...</text:p>
        </text:list-item>
      </text:list>
      <text:p text:style-name="P2">Другими словами — это воспитание страхом без объяснений, почему так делать нельзя или нужно. Такой подход развивает в ребенке неуверенность в правильности собственных действий.</text:p>
      <text:list xml:id="list36620898" text:continue-numbering="true" text:style-name="диалог">
        <text:list-item>
          <text:p text:style-name="P100">Нельзя.</text:p>
        </text:list-item>
        <text:list-item>
          <text:p text:style-name="P100">Не плачь.</text:p>
        </text:list-item>
        <text:list-item>
          <text:p text:style-name="P100">Ты должен.</text:p>
        </text:list-item>
      </text:list>
      <text:p text:style-name="P2">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text:p>
      <text:p text:style-name="P2">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p>
      <text:p text:style-name="P2"><text:soft-page-break/>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Отражаясь в жертве, ему не так одиноко в этом мире.</text:p>
      <text:p text:style-name="P2">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P2">Желания ребенка игнорировались, потребности и склонности не принимались во внимание.</text:p>
      <text:list xml:id="list36600012" text:continue-numbering="true" text:style-name="диалог">
        <text:list-item>
          <text:p text:style-name="P100">Мама лучше знает...</text:p>
        </text:list-item>
      </text:list>
      <text:p text:style-name="P2">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P2"><text:soft-page-break/>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p>
      <text:p text:style-name="P2">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2">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p>
      <text:p text:style-name="P2">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list xml:id="list36610321" text:continue-numbering="true" text:style-name="диалог">
        <text:list-item>
          <text:p text:style-name="P100"><text:soft-page-break/>У всех дети, как дети, а у нас…</text:p>
        </text:list-item>
        <text:list-item>
          <text:p text:style-name="P100">Почему Петя и Маша могут, а ты нет?</text:p>
        </text:list-item>
      </text:list>
      <text:p text:style-name="P2">Подобные фразы произносились,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text:span text:style-name="T1">старался не быть собой</text:span>.</text:p>
      <text:p text:style-name="P2">Все эти старания были направлены на то, чтобы заслужить поощрение и угодить требовательным маме и папе. Но и этого, как правило, было недостаточно.</text:p>
      <text:list xml:id="list36616810" text:continue-numbering="true" text:style-name="диалог">
        <text:list-item>
          <text:p text:style-name="P100">Ты получил пять по математике? Хорошо, НО ЕСЛИ БЫ ТЫ ЕЩЕ и по английскому пять получил... — часто слышал ребенок от своих воспитателей.</text:p>
        </text:list-item>
      </text:list>
      <text:p text:style-name="P2">Он не верил в свои силы и искал опору в окружающих, зачастую у самых близких ему людей — родителей. К тому же ранняя оценка достижений роди<text:span text:style-name="T43">телей может стать причиной возникновения нарциссизма. Малейшее достижение оценивается уже самим ребенком — я хороший. В последствии </text:span><text:soft-page-break/><text:span text:style-name="T43">вся его жизнь может быть направлена на достижение успеха.</text:span></text:p>
      <text:p text:style-name="P2">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text:p>
      <text:p text:style-name="P2">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text:p>
      <text:p text:style-name="P2">Но неуверенность остается, что заметно по напряженности и нервозности при различных сложных обстоятельствах.</text:p>
      <text:list xml:id="list36598240" text:continue-numbering="true" text:style-name="диалог">
        <text:list-item>
          <text:p text:style-name="P100">Мы думали, что ты справишься...</text:p>
        </text:list-item>
      </text:list>
      <text:p text:style-name="P2">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оказалось недостаточно, <text:soft-page-break/>и родители явно давали ему это понять, не замечая заслуг, лишь неудачи.</text:p>
      <text:p text:style-name="P2">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text:span text:style-name="T1">Мотивирует</text:span>. Возникает потребность во что бы то ни было заполучить это признание, доказать себе и остальным свою значимость.</text:p>
      <text:p text:style-name="P2">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2">В другом случае — человек, наоборот, перестает стараться. Такое воспитание <text:span text:style-name="T1">демотивирует</text:span> его. Его старания не поощрялись и не воспринимались, и он просто перестал прилагать усилия, ведь любое его старание — впустую.</text:p>
      <text:p text:style-name="P2"><text:soft-page-break/>Он становится совершенно неспособным позаботиться о себе, обеспечить себе материальный, бытовой или какой бы то ни было комфорт. В зрелом возрасте он может стать зависимым от алкоголя, наркотиков, и, в связи с собственной недееспособностью, жить, например, за счет пенсии своих стареньких родителей, все еще упрекающих его за ущербность.</text:p>
      <text:p text:style-name="P2">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2"/>
      <text:p text:style-name="P2">Не исключено, что детств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text:soft-page-break/>лизованные в детском возрасте желания. Отсюда отчужденность и транжирство.</text:p>
      <text:p text:style-name="P2">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text:p>
      <text:p text:style-name="P2">Он получал только ту информацию, которую ему давали, осваивал новые знания под 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p>
      <text:p text:style-name="Text_20_body"><text:span text:style-name="T19">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_30__20_Text"><text:span text:style-name="T19">он</text:span></text:span><text:span text:style-name="T19">, но, к сожалению — не знает как. Ведь все решала заботливая мама или строгий папа.</text:span></text:p>
      <text:p text:style-name="P2"><text:soft-page-break/>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p>
      <text:p text:style-name="P2">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возрасте, желания остальных им тоже не учитываются.</text:p>
      <text:p text:style-name="P2">Для него это норма, ведь он так вырос.</text:p>
      <text:p text:style-name="P2">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p>
      <text:list xml:id="list36623155" text:continue-numbering="true" text:style-name="диалог">
        <text:list-item>
          <text:p text:style-name="P100">Мы папе не скажем...</text:p>
        </text:list-item>
      </text:list>
      <text:p text:style-name="P2">Это болезненные ощущения для ребенка. Ему приходится выбирать между двумя людьми, кото<text:soft-page-break/>рых он очень любит, и любит одинаково. Чтобы не обидеть маму, он вступает с ней, в так называемый, сговор против папы. Поддерживает ее и ее мысли, но, при этом, чувствует себя предателем папы. Он находился в постоянном в напряжении.</text:p>
      <text:p text:style-name="P2">Случай, когда родители объединяются против ребенка я даже рассматривать не буду. Понятно и так, что это травмирует детскую психику.</text:p>
      <text:p text:style-name="P2">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text:p>
      <text:p text:style-name="P2">Как бы то ни было, доверие для абьюзера это закрытая область взаимоотношений с окружающими людьми.</text:p>
      <text:p text:style-name="P2">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P2"><text:soft-page-break/>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пляшут послушные марионетки.</text:p>
      <text:p text:style-name="P2">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P2">Неряшливость может возникнуть из-за подражания одному или обоим родителям.</text:p>
      <text:p text:style-name="P2">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p>
      <text:p text:style-name="P2"><text:soft-page-break/>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P2">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p>
      <text:p text:style-name="P2">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2"><text:soft-page-break/>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Потому что» - отсутствует.</text:p>
      <text:p text:style-name="P2">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p>
      <text:p text:style-name="P2">Либо так, либо наказание.</text:p>
      <text:p text:style-name="P2">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P2">— Ты должен уметь постоять за себя...</text:p>
      <text:p text:style-name="P2"><text:soft-page-break/>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list xml:id="list36610450" text:continue-numbering="true" text:style-name="диалог">
        <text:list-item>
          <text:p text:style-name="P100">Сегодня не куплю — завтра куплю...</text:p>
        </text:list-item>
      </text:list>
      <text:p text:style-name="P2">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P2">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text:p>
      <text:p text:style-name="P2">Родители не демонстрировали ему должным образом чистоплотность своего поведения, и ребенок считает такое поведение нормой.</text:p>
      <text:p text:style-name="P2"><text:soft-page-break/>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P2">В такой семье разбить вазу подобно кошмару, который повергал ребенка в панику, и он был готов <text:span text:style-name="T1">на все</text:span>, лишь бы не попасть под тяжелую папину руку.</text:p>
      <text:p text:style-name="P2">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P2">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p>
      <text:list xml:id="list36602664" text:continue-numbering="true" text:style-name="диалог">
        <text:list-item>
          <text:p text:style-name="P100"><text:soft-page-break/>Ты не ценишь меня.</text:p>
        </text:list-item>
        <text:list-item>
          <text:p text:style-name="P100">Ты не любишь меня.</text:p>
        </text:list-item>
        <text:list-item>
          <text:p text:style-name="P100">Тебе со мной не интересно...</text:p>
        </text:list-item>
      </text:list>
      <text:p text:style-name="P2">И обида. Мама надевает «Лицо», хватается за сердце, демонстративно приходит в уныние со словами:</text:p>
      <text:list xml:id="list36621637" text:continue-numbering="true" text:style-name="диалог">
        <text:list-item>
          <text:p text:style-name="P100">Родители не вечны...</text:p>
        </text:list-item>
      </text:list>
      <text:p text:style-name="Text_20_body"><text:span text:style-name="T19">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text:span><text:span text:style-name="_32__20_Text"><text:span text:style-name="T26">в жопу без мыла, пардон,</text:span></text:span><text:span text:style-name="T19"> в душу без стука.</text:span></text:p>
      <text:p text:style-name="P2">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p>
      <text:p text:style-name="P2">Они интересовались жизнью ребенка не потому, что для них важно знать, чем живет их чадо. Им <text:soft-page-break/>было просто любопытно. И в случае, когда ребенок все-таки открывался и завязывался диалог, родители придирались, демонстрируя разочарование.</text:p>
      <text:list xml:id="list7076972640714933686" text:style-name="L10">
        <text:list-item>
          <text:p text:style-name="P103">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list-item>
        <text:list-item>
          <text:p text:style-name="P103">Получил пять по математике — нужно еще и по географии пять. Получил тройку — бестолочь, в кого ты у нас такой!?</text:p>
        </text:list-item>
        <text:list-item>
          <text:p text:style-name="P103">Прибежал на физкультуре вторым из всех классов — почему не первый?</text:p>
        </text:list-item>
      </text:list>
      <text:p text:style-name="P2">И так можно перечислять до бесконечности.</text:p>
      <text:p text:style-name="P2">Это не воспитание, это не обучение. Таким образом они не объясняли причинно-следственную связь. Они констатировали свое мнение, не более, не менее, причиняя ребенку душевную боль запретами и даже не подозревали об этом.</text:p>
      <text:p text:style-name="P2"><text:soft-page-break/>Он не прав, и родителям наплевать — вот что понимал ребенок после таких «душевных» разговоров.</text:p>
      <text:p text:style-name="P2">Если же повествование о жизни шло от родителей, то менее болезненным для ребенка оно не становилось. Это ребенка обязывало и возлагало на него ответственность.</text:p>
      <text:p text:style-name="P2">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P2">Такое воспитание привязало ребенка к родителям очень крепко. Уйти во взрослую жизнь от таких родителей бывает крайне сложно.</text:p>
      <text:list xml:id="list36594566" text:continue-list="list36621637" text:style-name="диалог">
        <text:list-item>
          <text:p text:style-name="P100">Мы — твои друзья, а друзей не бросают...</text:p>
        </text:list-item>
      </text:list>
      <text:p text:style-name="P2">К тому же, такое воспитание преждевременно сделало из ребенка — взрослого, и возложило определенного рода нагрузку на его детскую пси<text:soft-page-break/>хику. Позже, он постарается отыграть назад свое детство, которого у него не было.</text:p>
      <text:p text:style-name="P2">Отсюда хронические безденежье, игромания, бросание университета, алкоголь, наркотики... Разумеется, все это делает человека несамостоятельным <text:span text:style-name="T37">и неприспособленным к нормальной жизни.</text:span></text:p>
      <text:p text:style-name="P2">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P2">Если плохо ему, он не расскажет, из-за чего, он продемонстрирует — как ему плохо, он ни за что не разрешит постороннему человеку лезть в его голову и наругает за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2">Помимо внутрисемейного влияния, родители также могли оказывать влияние на его мнение об окружающих. Например, запрещали дружить с <text:soft-page-break/>кем-то, или постоянно высказывали осторожные сомнения в друзьях чада.</text:p>
      <text:list xml:id="list36618103" text:continue-numbering="true" text:style-name="диалог">
        <text:list-item>
          <text:p text:style-name="P100">Нравится мальчик? Не говори подружкам — отобъют...</text:p>
        </text:list-item>
        <text:list-item>
          <text:p text:style-name="P100">Петя не пошел с тобой гулять? Стало быть тренировка/уроки ему важнее друзей...</text:p>
        </text:list-item>
        <text:list-item>
          <text:p text:style-name="P100">Это тот самый Петя, который во втором классе тебе подножку подставил?.. А... Понятно...</text:p>
        </text:list-item>
      </text:list>
      <text:p text:style-name="P2">Дружба для ребенка — важная часть взросления. Друзья — первые близкие люди, которых ребенок выбирает сам, но при таком воспитании вырабатывается недоверие. Зависимость, отчужденность, безынициативность в общении — вот какими качествами ребенка наградило такое воспитание.</text:p>
      <text:p text:style-name="P2">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text:p>
      <text:p text:style-name="P2"><text:soft-page-break/>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P2">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 оправданы и тяжелы в их возобновлении.</text:p>
      <text:p text:style-name="P2">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Subtitle">* * *</text:p>
      <text:p text:style-name="P2">Довольно часто оказывается, что сам человек не виноват в своей жестокости по отношению к близким.</text:p>
      <text:p text:style-name="P2"><text:soft-page-break/>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я его к окружающим, убеждая себя, что это норма.</text:p>
      <text:p text:style-name="P2">Итак, я постаралась описать пожалуй самые важные причины развития у ребенка психофизических отклонений в связи с неправильным (деструктивным) воспитанием. Но, <text:span text:style-name="T13">на самом деле, семья не дает всех ответов.</text:span> Давайте сравним семьи, которые мы знаем.</text:p>
      <text:p text:style-name="P16">Родители могут быть строгими, а могут и не быть; могут быть любящими или равнодушными, могут быть пьяницами или наркоманами, а могут и не быть таковыми, могут быть постоянно занятыми, а могут уделять достаточно много времени своему ребенку. И ни одна из этих положительных и отрицательных сторон не может гарантировать психическое здоровье ребенка.</text:p>
      <text:p text:style-name="P16">У пьяниц и наркоманов тоже рождаются нормальные дети, а у всецело положительного се<text:soft-page-break/>мейства может родиться бездушная оболочка, которая потом долгие годы будет изводить всех своим совершенно ненормальным поведением, в то время, как несчастные родители пытаются найти где же в воспитании допустили такую роковую ошибку.</text:p>
      <text:p text:style-name="P16">Также, помимо психологического давления, причинами расстройств психики могут быть и другие психологические травмы, такие как потеря кого-то из близких, сексуальное домогательство, серьезный испуг и любое другое психологическое потрясение.</text:p>
      <text:p text:style-name="P56"/>
      <text:p text:style-name="P23"/>
      <text:p text:style-name="P23"/>
      <text:p text:style-name="P23"/>
      <text:p text:style-name="P23"/>
      <text:p text:style-name="P23"/>
      <text:p text:style-name="Заголовок_20_часть">Часть 2.<text:line-break/>Ингридиенты</text:p>
      <text:h text:style-name="P76" text:outline-level="1"><text:s/><text:bookmark-start text:name="Glava_25__Priznaki__priiemy_i_protivosto"/>Глава 25. <text:line-break/>Признаки<text:bookmark-end text:name="Glava_25__Priznaki__priiemy_i_protivosto"/> и последствия манипуляции</text:h>
      <text:p text:style-name="P2">Вы уже наверное заметили, что в этой книге очень много повторений. Не спроста...</text:p>
      <text:p text:style-name="P2">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2">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2">Все, что описано в этой книге можно сказать одной короткой фразой: «Если вы несчастливы с че<text:soft-page-break/>ловеком, он вам не подходит».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2">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2">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2">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2"><text:soft-page-break/>Это его рок. Простить такого легко, если понять, что он всю жизнь будет несчастным.</text:p>
      <text:h text:style-name="P78" text:outline-level="2"><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29">[</text:span>Миллион<text:span text:style-name="T29">]</text:span> шагов как стать успешным карьеристом, <text:span text:style-name="T29">[</text:span>двести тысяч сто<text:span text:style-name="T29">]</text:span> советов как достичь успеха в любви — это основные направления, которые сейчас активно мониторят массы.</text:p>
      <text:p text:style-name="Text_20_body"><text:soft-page-break/>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15" text:note-class="footnote"><text:note-citation text:label="*">*</text:note-citation><text:note-body><text:p text:style-name="Footnote"><text:span text:style-name="T8">Пикап</text:span> (от англ. <text:span text:style-name="T29">pick up —</text:span><text:span text:style-name="T13"> цеплять, подцепить</text:span>) <text:span text:style-name="T29">—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как и последующие, больше учит, если можно так выразиться, зло-жестоким, с точки зрения нравственности, навыкам манипулирования, с помощью которых можно «женщину своей мечты» </text:span><text:span text:style-name="T14">поиметь.</text:span></text:p>
      <text:p text:style-name="P27">Главная цель пикапа — зацепить девушку. Начиная с банального:</text:p>
      <text:list xml:id="list36608572" text:continue-numbering="true" text:style-name="диалог">
        <text:list-item>
          <text:p text:style-name="P116">Вашей маме зять не нужен?</text:p>
        </text:list-item>
      </text:list>
      <text:p text:style-name="P27">И заканчивая какими-то более экстравагантными:</text:p>
      <text:list xml:id="list36609570" text:continue-numbering="true" text:style-name="диалог">
        <text:list-item>
          <text:p text:style-name="P116">Твой отец случайно не хлеб?</text:p>
        </text:list-item>
        <text:list-item>
          <text:p text:style-name="P116">В каком смысле?</text:p>
        </text:list-item>
        <text:list-item>
          <text:p text:style-name="P116">Ту ты такая крошка...</text:p>
        </text:list-item>
      </text:list>
      <text:p text:style-name="P27">Это будет фраза, которая вас может зацепить.</text:p>
      <text:p text:style-name="P27"><text:soft-page-break/>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36599330" text:continue-numbering="true" text:style-name="диалог">
        <text:list-item>
          <text:p text:style-name="P116">Что-то тут сегодня мало народа...</text:p>
        </text:list-item>
      </text:list>
      <text:p text:style-name="P27">Пикаперы считают, что нам скучно. Их этому учат, и они в это свято верят... Нужно сказать, что это правда, ведь мы любим приключения. Мы устали от обыденности! Не обязательно быть Бонни и Клайдом, но поверьте, если новый знакомый вас по-настоящему рассмешит, то вы его, как минимум, запомните.</text:p>
      <text:p text:style-name="P27">Самое печальное то, что шутка, которой он приведет вас в восторг — это его конспект по Пикапу. Сам-то он понимает, что не додумался бы, не подскажи ему наставник-тренер. Он не такой, каким хочет казаться. Он не есть он. Такие рано или поздно открываются. Снимают наконец свою маску и вырываются наружу неуверенным в себе парнем, который не умеет принимать решения, который робок и застенчив, или даже тюфяк.</text:p>
      <text:p text:style-name="P27"><text:soft-page-break/>Шутки заканчиваются, а тренера рядом нет. И он убегает. Исчезает также быстро, как и появился. Он на гастролях, и ему пора выходить на другую сцену и травить все те же шутки, только уже совсемдругой аудитории.</text:p>
      <text:p text:style-name="P27">«Цепляшки» не обязательно должны вызывать восхищение. Но они обязательно должны привлечь ваше внимание.</text:p>
      <text:p text:style-name="P27">Например, вы ждете свою подругу. К вам подходит парень и говорит:</text:p>
      <text:list xml:id="list36610686" text:continue-numbering="true" text:style-name="диалог">
        <text:list-item>
          <text:p text:style-name="P116">Привет.</text:p>
        </text:list-item>
      </text:list>
      <text:p text:style-name="P27">Достаточно спокойно и ненавязчиво, как будто бы обознался. Ответите вы или нет — не важно. И вот он спрашивает:</text:p>
      <text:list xml:id="list36610564" text:continue-numbering="true" text:style-name="диалог">
        <text:list-item>
          <text:p text:style-name="P116">Ты одна тут?</text:p>
        </text:list-item>
      </text:list>
      <text:p text:style-name="P27">И вы говорите, мол:</text:p>
      <text:list xml:id="list36597908" text:continue-numbering="true" text:style-name="диалог">
        <text:list-item>
          <text:p text:style-name="P116">Нет, я с подругой. Она сейчас подойдет...</text:p>
        </text:list-item>
      </text:list>
      <text:p text:style-name="P27">На что он отвечает:</text:p>
      <text:list xml:id="list36621486" text:continue-numbering="true" text:style-name="диалог">
        <text:list-item>
          <text:p text:style-name="P116">Ну ее же сейчас нет. Выйдем на минутку. Поговорить надо...</text:p>
        </text:list-item>
      </text:list>
      <text:p text:style-name="P27"><text:soft-page-break/>Вас это может сбить с толку. Он будет очень уверенным и быстрым. Говорить он будет так быстро, что у вас не будет времени сказать «нет» - он уже развернулся и направился к выходу. Обернулся и спросил:</text:p>
      <text:list xml:id="list36606838" text:continue-numbering="true" text:style-name="диалог">
        <text:list-item>
          <text:p text:style-name="P116">Ну? Ты идешь?</text:p>
        </text:list-item>
      </text:list>
      <text:p text:style-name="Text_20_body"><text:span text:style-name="T17">Это тоже метод, и, как вы поняли, он не обязательно должен восхищать и расслаблять вас. Вы в ступоре, и </text:span><text:span text:style-name="T17">все, что вам остается — следовать его указаниям, а он, в свою очередь, не дает вам время на подумать.</text:span></text:p>
      <text:p text:style-name="P27">И в одном, и во втором случае он нарушает ваши границы. Да, звучит слишком феминистично, но что же тут поделаешь?! Задайте себе вопрос:</text:p>
      <text:list xml:id="list36624023" text:continue-numbering="true" text:style-name="диалог">
        <text:list-item>
          <text:p text:style-name="P116">Комфортно ли мне, или нет?</text:p>
        </text:list-item>
      </text:list>
      <text:p text:style-name="P27">Должно быть комфортно.</text:p>
      <text:p text:style-name="P27">Не бойтесь выглядеть резкой, или сукой — пикаперы именно этого и добиваются. Вроде бы ничего такого плохого не сделал, а ты, такая плохая, его уже послала. Учитесь понимать свои чувства. Поверьте, вы ничего не потеряете, отказавшись вести с ним диалог, но можете потерять, загово<text:soft-page-break/>рив. Как минимум, время и, максимум - достоинство. Внимание какого-то, даже пусть очень привлекательного прохожего, вас ничему не обязывает:</text:p>
      <text:list xml:id="list36605112" text:continue-numbering="true" text:style-name="диалог">
        <text:list-item>
          <text:p text:style-name="P116">Говори тут. Я слушаю.</text:p>
        </text:list-item>
      </text:list>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подобных книгах все чаще стали давать советы, как парням неуверенным стать более уверенными в себе и </text:span><text:span text:style-name="T14">завести отношения</text:span><text:span text:style-name="T13"> с понравившейся девушкой. Правда, только на Западе. У нас дела обстоят несколько иначе.</text:span></text:p>
      <text:p text:style-name="P24">Короче говоря, это учение у нас, в странах СНГ, пока еще, к сожалению, не учит нравственной идеологии:</text:p>
      <text:p text:style-name="P68">«— Давай поиграем в волшебника?</text:p>
      <text:list xml:id="list8597653401421940729" text:style-name="L11">
        <text:list-header>
          <text:p text:style-name="P75"><text:s/>— А это как?</text:p>
          <text:p text:style-name="P75"><text:s/>— Я тебя трахну, и ты исчезнешь.»</text:p>
        </text:list-header>
      </text:list>
      <text:p text:style-name="P38">Филипп Богачев, «Секреты уличных знакомств»</text:p>
      <text:p text:style-name="P24"/>
      <text:p text:style-name="P24"><text:soft-page-break/>Или вот еще один «замечательный» отрывок из той же книги:</text:p>
      <text:p text:style-name="P55">«... У нас заготовлена термоядерная дубинка, чтобы при случае, настучать девушке по голове за плохое поведение...</text:p>
      <text:p text:style-name="P55">Примеры:</text:p>
      <text:p text:style-name="P55">— У тебя очень красивые волосы. Особенно в ушах.</text:p>
      <text:p text:style-name="P55">—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еба в ответ над тобой, до</text:span><text:span text:style-name="T18"> совершенно неправильного, по моему мнению, удара левой снизу...</text:span><text:span text:style-name="T13">»</text:span></text:p>
      <text:p text:style-name="P38">Филипп Богачев, «Секреты уличных знакомств»</text:p>
      <text:p text:style-name="P24"/>
      <text:p text:style-name="P24">«Совершенно неправильным» поведением,как вы понимаете, автор называет вполне логичную реакцию «объекта» на грубости...</text:p>
      <text:p text:style-name="P24"><text:soft-page-break/>Не могу удержаться и не вставить еще одну цитату того же автора. Это аннотация к книге:</text:p>
      <text:p text:style-name="P55"/>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text:span><text:span text:style-name="T13">как избежать досадных ошибок на пути к </text:span><text:span text:style-name="T18">телу</text:span><text:span text:style-name="T13"> женщины...»</text:span></text:p>
      <text:p text:style-name="P38">Филипп Богачев, «Пикап. Самоучитель по соблазнению»</text:p>
      <text:p text:style-name="P38"/>
      <text:p text:style-name="P24">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text:p>
      <text:p text:style-name="P24">К чему я веду?</text:p>
      <text:p text:style-name="P24">К тому, что не стоит исключать вероятность того, что с человеком, который вас обхаживает, может быть все в порядке с психической точки зрения. Парень может оказаться просто пикапером, который возжелал избавиться от своих <text:soft-page-break/>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4">правильно</text:span><text:span text:style-name="T13"> для эффективного результата, предлагая массу техник и обучая самым разнообразным навыкам.</text:span></text:p>
      <text:p text:style-name="P24">Так вот истинного абьюзера этому учить не надо.</text:p>
      <text:p text:style-name="P24">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4">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h text:style-name="P80" text:outline-level="3">Общие диагностические критерии расстройств личности</text:h>
      <text:p text:style-name="Text_20_body"><text:span text:style-name="T9">Общие критерии</text:span>, соответствие с которыми должно быть у всех типов расстройств по версии <text:span text:style-name="T1">Международной классификации болезней (МКБ)</text:span>:</text:p>
      <text:list xml:id="list3972492824613810204" text:style-name="List_20_1">
        <text:list-item>
          <text:p text:style-name="P130">заметная дисгармония в поведении:</text:p>
          <text:list>
            <text:list-item>
              <text:p text:style-name="P132">аффективность<text:note text:id="ftn16" text:note-class="footnote"><text:note-citation text:label="*">*</text:note-citation><text:note-body><text:p text:style-name="Footnote"><text:span text:style-name="T8">Аффективность</text:span> (<text:span text:style-name="T1">от лат. </text:span><text:span text:style-name="T30">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2">возбудимость;</text:p>
            </text:list-item>
            <text:list-item>
              <text:p text:style-name="P132">расстройство контроля побуждений:</text:p>
              <text:list>
                <text:list-item>
                  <text:p text:style-name="P132">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2"><text:soft-page-break/>нарастающее напряжение, возникающее перед совершением действия, повышение физической и психической активности;</text:p>
                </text:list-item>
                <text:list-item>
                  <text:p text:style-name="P132">возникновение ощущения радости и облегчения во время совершения действия.</text:p>
                </text:list-item>
              </text:list>
            </text:list-item>
            <text:list-item>
              <text:p text:style-name="P132">нарушение в процессах восприятия и мышления;</text:p>
            </text:list-item>
            <text:list-item>
              <text:p text:style-name="P132">изменение в стиле отношения к окружающим;</text:p>
            </text:list-item>
          </text:list>
        </text:list-item>
        <text:list-item>
          <text:p text:style-name="P132">хроническое проявление аномального поведения, возникшее давно;</text:p>
        </text:list-item>
        <text:list-item>
          <text:p text:style-name="P132">нарушение адаптации к широкому диапазону личностных и социальных ситуаций в связи с аномальным стилем поведения;</text:p>
        </text:list-item>
        <text:list-item>
          <text:p text:style-name="P132">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2"><text:soft-page-break/>обычно, но не всегда — существенное ухудшение профессиональной и социальной продуктивности.</text:p>
        </text:list-item>
        <text:list-item>
          <text:p text:style-name="P132">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Существует несколько видов расстройств личности. Они могут быть сгруппированы в одну из трех групп-кластеров:</text:p>
      <text:list xml:id="list2844081955385549744" text:style-name="List_20_2">
        <text:list-item>
          <text:p text:style-name="P121">Кластер <text:span text:style-name="T29">A</text:span><text:span text:style-name="T9">:</text:span></text:p>
          <text:list>
            <text:list-item>
              <text:p text:style-name="P123">Параноидное;</text:p>
            </text:list-item>
            <text:list-item>
              <text:p text:style-name="P123">Шизоидное;</text:p>
            </text:list-item>
            <text:list-item>
              <text:p text:style-name="P123">Шизотипическое.</text:p>
              <text:list>
                <text:list-header>
                  <text:p text:style-name="P121"><text:span text:style-name="T9">Для лиц с расстройствами кластера </text:span><text:span text:style-name="T33">A</text:span><text:span text:style-name="T9"> характерны трудности, связанные с взаимодействием с окружающими.</text:span></text:p>
                  <text:p text:style-name="P121"><text:span text:style-name="T18">Их эмоциональное состояние описывается</text:span><text:span text:style-name="T9">, как <text:s/>тревожное, недоверчивое, подозрительное, защитное.</text:span></text:p>
                </text:list-header>
              </text:list>
            </text:list-item>
          </text:list>
        </text:list-item>
        <text:list-item>
          <text:p text:style-name="P121"><text:soft-page-break/>Кластер <text:span text:style-name="T29">B</text:span><text:span text:style-name="T9">:</text:span></text:p>
          <text:list>
            <text:list-item>
              <text:p text:style-name="P123">Антисоциальное;</text:p>
            </text:list-item>
            <text:list-item>
              <text:p text:style-name="P123">Пограничное;</text:p>
            </text:list-item>
            <text:list-item>
              <text:p text:style-name="P123">Истерическое;</text:p>
            </text:list-item>
            <text:list-item>
              <text:p text:style-name="P123">Нарциссическое.</text:p>
              <text:list>
                <text:list-header>
                  <text:p text:style-name="P131"><text:span text:style-name="T9">Лица с расстройствами кластера </text:span><text:span text:style-name="T33">B </text:span><text:span text:style-name="T18">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33">Их эмоциональное состояние описывается, как драматическое, тревожное, непредсказуемое и нестабильное.</text:p>
                </text:list-header>
              </text:list>
            </text:list-item>
          </text:list>
        </text:list-item>
        <text:list-item>
          <text:p text:style-name="P134"><text:span text:style-name="T13">Кластер </text:span><text:span text:style-name="T29">C</text:span><text:span text:style-name="T18">:</text:span></text:p>
          <text:list>
            <text:list-item>
              <text:p text:style-name="P133">Избегающее;</text:p>
            </text:list-item>
            <text:list-item>
              <text:p text:style-name="P133">Зависимое;</text:p>
            </text:list-item>
            <text:list-item>
              <text:p text:style-name="P133">Обсессивно-компульсивное.</text:p>
              <text:list>
                <text:list-header>
                  <text:p text:style-name="P131"><text:span text:style-name="T18">Лица с расстройствами кластера </text:span><text:span text:style-name="T33">C </text:span><text:span text:style-name="T18">испытывают чувства тревоги и страха, которые их по</text:span><text:soft-page-break/><text:span text:style-name="T18">давляют, и с которыми они постоянно борются.</text:span></text:p>
                  <text:p text:style-name="P133">Их поведение описывается, как антиобщественное, <text:s/>замкнутое, неуверенное и чрезвычайно чувствительное.</text:p>
                </text:list-header>
              </text:list>
            </text:list-item>
          </text:list>
        </text:list-item>
      </text:list>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29">sq</text:span> период характер только формируется, <text:span text:style-name="T13">что,</text:span> как мы знаем, сопровождается различными поведенческими экспериментами.</text:p>
      <text:p text:style-name="Text_20_body">Помимо диагноза, определяют также и <text:span text:style-name="T8">степень тяжести расстройства</text:span>. Оценивание происходит на основании выраженности личностных нарушений:</text:p>
      <text:list xml:id="list5246845934700190599" text:style-name="List_20_3">
        <text:list-item>
          <text:p text:style-name="P124"><text:soft-page-break/><text:span text:style-name="T8">отсутствие расстройства личности</text:span> и существенных критериев личностного расстройства;</text:p>
        </text:list-item>
        <text:list-item>
          <text:p text:style-name="P124"><text:span text:style-name="T8">личностное затруднение</text:span> (наличие подпороговых критериев одного или нескольких расстройств личности);</text:p>
        </text:list-item>
        <text:list-item>
          <text:p text:style-name="P124"><text:span text:style-name="T8">простое расстройство личности</text:span> (наличие существенных критериев одного или нескольких расстройств в рамках одного кластера);</text:p>
        </text:list-item>
        <text:list-item>
          <text:p text:style-name="P124"><text:span text:style-name="T8">сложное (диффузное) расстройство личности</text:span> (наличие существенных критериев одного или нескольких расстройств личности в рамках нескольких кластеров);</text:p>
        </text:list-item>
        <text:list-item>
          <text:p text:style-name="P124"><text:span text:style-name="T8">тяжелое расстройство личности</text:span> (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29">Терапия:</text:p>
      <text:p text:style-name="Text_20_body"><text:soft-page-break/>Стандартная терапия для лиц с личностным расстройством направлена не на изменение структуры личности, а на ее смягчение:</text:p>
      <text:list xml:id="list1740077184399188939" text:style-name="L12">
        <text:list-item>
          <text:p text:style-name="P126">компенсация негативных проявлений;</text:p>
        </text:list-item>
        <text:list-item>
          <text:p text:style-name="P126">адаптация к обществу;</text:p>
        </text:list-item>
        <text:list-item>
          <text:p text:style-name="P126">снижение уровня тревожности;</text:p>
        </text:list-item>
        <text:list-item>
          <text:p text:style-name="P126">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1" text:outline-level="3">Параноидное расстройство личности</text:h>
      <text:p text:style-name="P25">Диагностируется при наличии четырех и более критериев, приведенных ниже, а также при проявлении общих критериев расстройств личности:</text:p>
      <text:list xml:id="list1580899709553988349" text:style-name="L13">
        <text:list-item>
          <text:p text:style-name="P117">чрезмерная чувствительность к неудачам и отказам;</text:p>
        </text:list-item>
        <text:list-item>
          <text:p text:style-name="P117">постоянное недовольство окружающими, неумение прощать оскорбления, причинение ущерба, высокомерное поведение;</text:p>
        </text:list-item>
        <text:list-item>
          <text:p text:style-name="P117">подозрительность в эксплуатации и презрении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17"><text:soft-page-break/>воинственно-щепетильное, не соответствующее фактической ситуации отношение к вопросам, связанным с правами личности;</text:p>
        </text:list-item>
        <text:list-item>
          <text:p text:style-name="P117">возобновляющиеся неоправданные подозрения в неверности сексуального партнера;</text:p>
        </text:list-item>
        <text:list-item>
          <text:p text:style-name="P117">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с близким человеком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поведе<text:soft-page-break/>ние этого человека должно соответствовать фантазиям «параноика» о внутреннем мире <text:s/>того человека.</text:p>
      <text:p text:style-name="Text_20_body"><text:span text:style-name="T13">Подозрения «параноика» в злонамеренных мотивах окружающих очень част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7"> в своей голове собственные непристойные мысли, а затем </text:span><text:span text:style-name="T14">проецирует</text:span><text:span text:style-name="T17"> их на остальных.</text:span></text:p>
      <text:p text:style-name="P27">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7">Немаловажной особенностью такого поведения является то, что он </text:span><text:span text:style-name="T13">желает получить подтверждение своим подозрениям. В состоянии эмоционального всплеска, которое противоречит реальной ситуации «параноик» не </text:span><text:span text:style-name="T13">нуждается в подтверждении своих подозрений — он уверен в их истинности и будет настаивать на реальности своих догадок, например:</text:span></text:p>
      <text:p text:style-name="P24"><text:soft-page-break/>Нормальное поведение: Ты мне изменяла?</text:p>
      <text:p text:style-name="Text_20_body"><text:span text:style-name="T13">Параноидное поведение: </text:span><text:span text:style-name="T14">С кем</text:span><text:span text:style-name="T13"> ты мне изменила?</text:span></text:p>
      <text:p text:style-name="P24">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4">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29"><text:span text:style-name="T13">Терапия для параноидальной личности</text:span><text:span text:style-name="T18"> имеет чрезвычайную значимость. Он видит мир в тревожных красках, полным подозрений. Сеансы для него ценная отдушина,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29"><text:soft-page-break/><text:span text:style-name="T13">Важно: </text:span><text:span text:style-name="T18">паранойя, параноидный психоз, параноидная шизофрения и шизофрения к данному расстройству</text:span><text:span text:style-name="T13"> </text:span><text:span text:style-name="T18">не относится!</text:span></text:p>
      <text:h text:style-name="P80" text:outline-level="3">Шизоидное расстройство личности</text:h>
      <text:p text:style-name="P25">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6050398603752171711" text:style-name="L14">
        <text:list-item>
          <text:p text:style-name="P119">сниженная способность или утрата способности получать удовольствие, сопровождающаяся потерей активности в его достижении;</text:p>
        </text:list-item>
        <text:list-item>
          <text:p text:style-name="P119">эмоциональная холодность, ослабление эмоциональных реакций, бесчувствие, безразличие, отрешенность;</text:p>
        </text:list-item>
        <text:list-item>
          <text:p text:style-name="P119">неспособность проявлять как теплые и нежные <text:s/>чувства, так и гнев по отношению к другим людям;</text:p>
        </text:list-item>
        <text:list-item>
          <text:p text:style-name="P119">слабая реакция на похвалу и на критику;</text:p>
        </text:list-item>
        <text:list-item>
          <text:p text:style-name="P119">незначительный интерес к сексуальным контактам;</text:p>
        </text:list-item>
        <text:list-item>
          <text:p text:style-name="P119"><text:soft-page-break/>повышенная склонность к фантазированию и стремление к углубленному познанию собственных мыслей, чувств, переживаний.</text:p>
        </text:list-item>
        <text:list-item>
          <text:p text:style-name="P119">предпочтение уединенной деятельности;</text:p>
        </text:list-item>
        <text:list-item>
          <text:p text:style-name="P119">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19">заметная нечуткость к основным чувственно-понятийным социальным нормам и условиям. Эмоциональная дисгармония.</text:p>
        </text:list-item>
      </text:list>
      <text:p text:style-name="P25"/>
      <text:p text:style-name="P25">«Шизоид» выдерживает значительную дистанцию между собой и окружающими, из-за чего вечно жаждет близости.</text:p>
      <text:p text:style-name="P25">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5"><text:soft-page-break/>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5">Лица с шизоидным расстройством личности склонны к регресии. Это защитный механизм, который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 и защиту.</text:p>
      <text:p text:style-name="P25">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5">Помимо защитного фантазирования, одним из характерных способов защиты для «шизоида» является интеллектуализация — бессознательная <text:soft-page-break/>попытка абстрагироваться от своих чувств. Это позволяет снижать эмоциональное значение происходящего, не теряя с ним связь. То есть он признает за собой эмоции, но недооценивает их силу и значение.</text:p>
      <text:p text:style-name="Text_20_body"><text:span text:style-name="T18">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18"><text:note text:id="ftn17"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18"> с его стороны.</text:span></text:p>
      <text:p text:style-name="P28"><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46"><text:note text:id="ftn18" text:note-class="footnote"><text:note-citation text:label="**">**</text:note-citation><text:note-body><text:p text:style-name="Footnote"><text:span text:style-name="T8">Симптом «дерево и стекло»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5">Даже те шизоидные личности, расстройство которых еще находится в пределах клинической <text:soft-page-break/>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5">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5">Также для «шизоида» характерна высокая работоспособность в узких сферах деятельности, сочитающихся с (сухим) прагматизмом.</text:p>
      <text:p text:style-name="P25">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5">«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text:soft-page-break/>незаинтересованный в нем, непонимающий его, несопереживающий ему.</text:p>
      <text:p text:style-name="P25">«Шизоидам» свойственно игнорирование социальных норм внешнего вида, неопрятность, нечистоплотность.</text:p>
      <text:p text:style-name="P26">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5">«Шизоид», как правило плохо вовлекается в терапию из-за отсутствия эмпатических наклонностей, что является причиной низкой мотивации.</text:p>
      <text:p text:style-name="P25">Терапия может занимать достаточно продолжительное время или из-за постоянного дистанцирования пациента от доктора.</text:p>
      <text:p text:style-name="P29"><text:span text:style-name="T13">Важно:</text:span><text:span text:style-name="T18"> для постановки диагноза «шизоидное расстройство», симптоматика этого расстройства не должна быть прямым следствием шизофрении, </text:span><text:soft-page-break/><text:span text:style-name="T18">биполярного или депрессивного расстройства, или каких-либо других болезней.</text:span></text:p>
      <text:h text:style-name="P81" text:outline-level="3">Диссоциальное (антисоциальное) расстройство личности. Социопатия</text:h>
      <text:p text:style-name="P25">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2013469169348333226" text:style-name="L15">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крайне низкая способность выдерживать фрустрацию<text:note text:id="ftn19" text:note-class="footnote"><text:note-citation text:label="*">*</text:note-citation><text:note-body><text:p text:style-name="P72">Фрустация<text:span text:style-name="T9"> (</text:span><text:span text:style-name="T3">от лат. </text:span><text:span text:style-name="T31">f</text:span><text:span text:style-name="T3">rustratio</text:span><text:span text:style-name="T31"> —</text:span><text:span text:style-name="T15"> обман, тщетное ожидание</text:span><text:span text:style-name="T9">) </text:span><text:span text:style-name="T33">— </text:span><text:span text:style-name="T18">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text:soft-page-break/>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27"><text:span text:style-name="T18">в</text:span> качестве дополнительного признака может выступать постоянная раздражительность и нетерпеливость.</text:p>
        </text:list-item>
      </text:list>
      <text:p text:style-name="P25"/>
      <text:p text:style-name="P25">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text:soft-page-break/>строит отношения с людьми — удовлетворяет собственные желания путем манипулирования.</text:p>
      <text:p text:style-name="P25">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Запросто может рискнуть, не позаботившись ни о безопасности окружающих, ни о своей собственной.</text:p>
      <text:p text:style-name="P25">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5">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5">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5"><text:soft-page-break/>Социопаты не смущаясь лицемерят, лгут и совершаю другие противоправные действия. В большинстве случаев ими движут лишь их собственные интересы, но, как правило, лишь в краткосрочном плане.</text:p>
      <text:p text:style-name="P25">Антисоциальный психопат действует импульсивно. Он не склонен к планированию. Любые ограничения свободы или в достижении своих желаний психопат переживает очень тяжело, препятствует этому любыми возможными способами, не исключая угрозы, рукоприкладство и насилие.</text:p>
      <text:p text:style-name="P25">Любые попытки нарушить/ограничить его свободу или ограничить его действия в достижении собственных желаний воспринимаются им очень тяжело. Противостоять таким действиям окружающих может путем угроз или применением физической силы. Свой отказ от применения физической силы может восприниматься социопатом, как собственная слабость.</text:p>
      <text:p text:style-name="P25">Социопат может производить хорошее впечатление, используя такое поведение для своей выгоды. Он может взаимодействовать с обществом и <text:soft-page-break/>социальным правилам, но не считает нужным делать это просто так.</text:p>
      <text:p text:style-name="P25">Социопат не склонен испытывать угрызения совести, а точнее,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text:s/>систематически их нарушает, что может приводить к арестам.</text:p>
      <text:p text:style-name="P25">Немаловажным является факт того, что социопаты отлично понимают, что такое социальные нормы, но игнорируют их осознанно. Также они плохо умеют контролировать собственную импульсивность.</text:p>
      <text:p text:style-name="P28">Склонен к последовательной безответственности, проявляющейся в неспособности выдерживать определённый режим работы или выполнять финансовые обязательства.</text:p>
      <text:p text:style-name="P28">Одна из основных проблем социопата в том, что он не отдает отчет в своих негативных эмоциях. По сути <text:span text:style-name="T1">он их просто не испытывает</text:span><text:span text:style-name="T4">. Его негатив</text:span><text:soft-page-break/><text:span text:style-name="T4">ные эмоции в большинстве случаев являются реакцией.</text:span></text:p>
      <text:p text:style-name="P128">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128">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28">Согласно определению Эрика Берна, социопаты делятся на два вида:</text:p>
      <text:list xml:id="list36624895" text:continue-list="list3972492824613810204" text:style-name="List_20_1">
        <text:list-item text:start-value="1">
          <text:p text:style-name="P122">Латентный или пассивный социопат.</text:p>
          <text:p text:style-name="P125">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25">В связи с этим его поведение принимает определенный характер не потому, что так <text:soft-page-break/>человечно, а потому, что так описал его краткосрочный идеал (более сильная личность, книга, <text:s/>идея...)</text:p>
        </text:list-item>
        <text:list-item>
          <text:p text:style-name="P122">Активный социопат.</text:p>
          <text:p text:style-name="P125">Лишен каких либо привязанностей, как внутренних, так и внешних. Если активный социопат и может вести себя порядочно или на некоторое время успокоиться, то это лишь маска, надетая для авторитетных для него людей, который в данный момент времени ожидают от него именно такого поведения.</text:p>
          <text:p text:style-name="P125">Вне досягаемости этих людей социопат не может и не считает нужным сдерживаться.</text:p>
        </text:list-item>
      </text:list>
      <text:p text:style-name="P26">Терапия для антисоциальной личности<text:span text:style-name="T9">:</text:span></text:p>
      <text:p text:style-name="P25">В крайне редких случаях обращаются к терапии самостоятельно.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5">В таком случае он может обратиться к терапии, в ходе которой все же противостоит ей, обвиняя <text:soft-page-break/>терапевта в дискредитировании его в глазах окружающих, в следствии чего может вести себя крайне агрессивно.</text:p>
      <text:p text:style-name="P29"><text:span text:style-name="T13">Важно:</text:span><text:span text:style-name="T18">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text:span><text:span text:style-name="T18">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p text:style-name="P63"><text:s/></text:p>
      <text:p text:style-name="P57"/>
      <text:p text:style-name="P25"/>
      <text:p text:style-name="P73">Нарциссизм или нарциссическое расстройство личности рассматривается специалистами как серьезная личностная дисфункция и <text:span text:style-name="T13">имеет следующую характеристику:</text:span></text:p>
      <text:list xml:id="list7858190491008962826" text:style-name="L16">
        <text:list-item>
          <text:p text:style-name="P104">чрезмерная самовлюбленность, тщеславие, необоснованно завышенная самооценка;</text:p>
        </text:list-item>
        <text:list-item>
          <text:p text:style-name="P104">убежденность в собственной уникальности, в превосходстве над остальными людьми;</text:p>
        </text:list-item>
        <text:list-item>
          <text:p text:style-name="P104">завышенное мнение о своих талантах и достижениях;</text:p>
        </text:list-item>
        <text:list-item>
          <text:p text:style-name="P104">сосредоточенность на ожидании фантастического успеха;</text:p>
        </text:list-item>
        <text:list-item>
          <text:p text:style-name="P104">ожидание беспрекословного подчинения окружающих;</text:p>
        </text:list-item>
        <text:list-item>
          <text:p text:style-name="P104">потребность в признании окружающими собственной уникальности;</text:p>
        </text:list-item>
        <text:list-item>
          <text:p text:style-name="P104">неспособность проявлять сочувствие, эгоизм;</text:p>
        </text:list-item>
        <text:list-item>
          <text:p text:style-name="P104"><text:soft-page-break/>выраженная болезненная потребность быть признанным;</text:p>
        </text:list-item>
        <text:list-item>
          <text:p text:style-name="P106"><text:span text:style-name="T13">элитарный</text:span><text:span text:style-name="T13"><text:note text:id="ftn20" text:note-class="footnote"><text:note-citation text:label="*">*</text:note-citation><text:note-body><text:p text:style-name="Footnote"><text:span text:style-name="T8">Элитарность</text:span> — субъективное понятие принадлежности к элитному социально-экономическому статусу.</text:p></text:note-body></text:note></text:span><text:span text:style-name="T13"> стиль общения, поиск отборной части общества, склонность считать себя принадлежащим к ней.</text:span></text:p>
        </text:list-item>
      </text:list>
      <text:p text:style-name="P2">Зигмунд Фрейд считал, что у каждого человека присутствуют признаки нарциссизма и был первым, кто применил этот термин в психологии.</text:p>
      <text:p text:style-name="P2">Рассматривая манипуляцию, как манеру поведения в целом, можно утверждать, что все люди в разной степени обладают чертами характера, описывающими нарциссизм. Однако мы говорим о крайностях и рассматриваем здесь только случаи деструктивного или патологического характера.</text:p>
      <text:p text:style-name="P2">Другими словами, 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простыми, так и великими вещами, не <text:soft-page-break/>испытывая при этом зависти. Ну и, конечно, здоровое себялюбие.</text:p>
      <text:p text:style-name="P2">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мневается и в собственных достижениях, что указывает на комплексы неполноценности и ущербности.</text:p>
      <text:p text:style-name="P2">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2">Голод необходимо утолить, но, к сожалению, компенсация внутреннего опустошения происходит за счет окружающих близких людей. Нарцисс, в силу своего патологического себялюбия, не станет зарабатывать уважение у <text:span text:style-name="T43">«недостойных». Признание и уважение он обычно требует.</text:span></text:p>
      <text:p text:style-name="P9"><text:soft-page-break/>Эта требовательность сопровождается постоянными сравнениями. Собственное самое незначительное достижение приравнивается к героизму, в то время, как ваши весомые заслуги обесцениваются:</text:p>
      <text:list xml:id="list36608224" text:continue-list="list36605112" text:style-name="диалог">
        <text:list-item>
          <text:p text:style-name="P105">Ничего особенного!</text:p>
        </text:list-item>
      </text:list>
      <text:p text:style-name="P9">Под давлением нарцисса жертва может начать стыдиться собственных заслуг, продолжая идеализировать своего деструктивного партнера.</text:p>
      <text:p text:style-name="P9">Так как основная тема книги это деструктивное поведение в паре, в этом разделе я буду описывать нарциссизм, как еще один вариант психологического давления на жертву. Но хочу сказать, что эта тебя очень обширна и имеет отношение ко многим сферам нашей жизни.</text:p>
      <text:p text:style-name="P40">* * *</text:p>
      <text:p text:style-name="P2">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2"><text:soft-page-break/>Нарцисс, как деструктивная личность, не способен к взаимопоощрению. Если мыслить образами, то партнер — это растение, а уважение — это удобрение. Нарцисс же в отношениях больше похож на сорняк, который истощает почву, глубоко прорастая корнями, но доброкачественных плодов не дает.</text:p>
      <text:p text:style-name="P2">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м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2">Выйти из таких отношений, не заработав ни единого комплекса практически нереально.</text:p>
      <text:p text:style-name="P2">Он может сделать вам приятный комплимент, а уже через минуту смешать вас с грязью из-за ка<text:soft-page-break/>кой-то мелочи, которую, возможно, сам же и придумал.</text:p>
      <text:list xml:id="list36620343" text:continue-numbering="true" text:style-name="диалог">
        <text:list-item>
          <text:p text:style-name="P100">Ты выйдешь за меня замуж? — Если бы не твое поведение, мы бы уже давно поженились...</text:p>
        </text:list-item>
      </text:list>
      <text:p text:style-name="P9">Целью такого поведения является, конечно же, признание окружающими собственной значимости. 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44">плинтуса. Его уровень не изменится, но стоит вам поверить в его замечания, он уже стоит на ступеньку выше своей жертвы.</text:span></text:p>
      <text:p text:style-name="P15">Это был чисто гипотетический пример, но я хочу отметить, что среди нарциссов встречаются невероятно успешные люди. </text:p>
      <text:p text:style-name="P14"/>
      <text:p text:style-name="P14"/>
      <text:p text:style-name="P14"/>
      <text:p text:style-name="P14"/>
      <text:p text:style-name="P14"/>
      <text:p text:style-name="P14"><text:soft-page-break/></text:p>
      <text:p text:style-name="P2"><text:span text:style-name="T10">Противостояние</text:span>:</text:p>
      <text:p text:style-name="P2">Конечно, можно попытаться постепенно выводить его из зоны комфорта. Готовьте еду из того, что он принес. Он же добытчик — что добыл, то пусть и ест. В любом случае — перестаньте служить.</text:p>
      <text:p text:style-name="P2">В этом случае техника отзеркаливания хорошо работает. Если ваш партнер лежит, пока вы вкалываете — лягте рядом с ним. Если такой метод может нанести вред, например, вашей карьере, то вам стоит прямо сказать, что вас не устраивает такое отношение.</text:p>
      <text:p text:style-name="P2">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2">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2"><text:soft-page-break/>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2">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2">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78" text:outline-level="2"><text:bookmark-start text:name="Pochiemu_ia_"/>Почему я?<text:bookmark-end text:name="Pochiemu_ia_"/></text:h>
      <text:p text:style-name="P20">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16">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16">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20"><text:soft-page-break/>Нет смысла перечислять все уже перечисленное, чтобы понять — вы не абы кто с улицы, а самодостаточная и интересная личность.</text:p>
      <text:p text:style-name="P16">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0">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 хороши, тем самым поддерживаете его нарциссический выбор, его образ. Все просто.</text:p>
      <text:p text:style-name="P16">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16">Вы — достойная его вниманию вещь, вы красуетесь на «витрине» и он хочет вас заполучить. Купить. И покупает своим обманчивым поведением. <text:soft-page-break/>Вы думаете, что попали в хорошие руки, но вас обманули.</text:p>
      <text:p text:style-name="P20">Сейчас он прощупывает высоту порога вашего сопротивления. Пытается понять, что вы готовы терпеть.</text:p>
      <text:p text:style-name="P2"><text:span text:style-name="T42">Абьюзер выбирает в жертвы личность, </text:span><text:span text:style-name="_30__20_Text"><text:span text:style-name="T37">которой хотел бы быть сам</text:span></text:span><text:span text:style-name="T42">.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37">делая из вас — такого же, как он</text:span></text:span><text:span text:style-name="T42">.</text:span></text:p>
      <text:p text:style-name="P43">* * *</text:p>
      <text:p text:style-name="P16">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text:soft-page-break/>на» и «Скажи мне, кто твой друг, и я скажу, кто ты». Остальные расходятся.</text:p>
      <text:p text:style-name="P16">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text:p>
      <text:p text:style-name="P16">Речь идет об умственных, материальных и духовных аспектах.</text:p>
      <text:p text:style-name="P20">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16">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о себе.</text:p>
      <text:p text:style-name="P20"><text:soft-page-break/>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20">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16">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20">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text:soft-page-break/>шего к большему, что, в худшем случае заканчивается реабилитацией вашей психики. 15 минут.</text:p>
      <text:p text:style-name="P42">* * *</text:p>
      <text:p text:style-name="P20">В следующих разделах этой главы я представлю рекомендации по противостоянию каждому описанному методу манипулирования. Но какой смысл говорить о противостоянии в этом разделе, когда дело уже сделано?</text:p>
      <text:p text:style-name="P20">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16">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text:soft-page-break/>протестов и доводов, что человек, который дал вам этот совет — ошибается.</text:p>
      <text:p text:style-name="P16">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16">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16">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16">Если на эти «одинаковые» вопросы он отвечает по-разному — он врет.</text:p>
      <text:p text:style-name="P16"><text:soft-page-break/>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16">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6607819" text:continue-numbering="true" text:style-name="диалог">
        <text:list-item>
          <text:p text:style-name="P88">Ты просто его не знаешь! — ответила я.</text:p>
        </text:list-item>
      </text:list>
      <text:p text:style-name="P20">И, как вы понимаете, я ошиблась.</text:p>
      <text:p text:style-name="P46">* * *</text:p>
      <text:p text:style-name="P20">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text:soft-page-break/>спокойный взгляд, непринужденная интонация и комфортная поза.</text:p>
      <text:p text:style-name="P16">Давайте вспомним ранее описанный диалог, где я задаю своему бывшему парню вопрос:</text:p>
      <text:list xml:id="list36597763" text:continue-numbering="true" text:style-name="диалог">
        <text:list-item>
          <text:p text:style-name="P90">Есть ли что-то, что я должна знать?..</text:p>
        </text:list-item>
      </text:list>
      <text:p text:style-name="P16">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6617342" text:continue-numbering="true" text:style-name="диалог">
        <text:list-item>
          <text:p text:style-name="P90">Ты вокруг меня плетешь какую-то западню...</text:p>
        </text:list-item>
      </text:list>
      <text:p text:style-name="P16">Это не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16">В последствии, задавая вопросы, намекая и уточняя, я получала все новые ответы:</text:p>
      <text:list xml:id="list36608472" text:continue-numbering="true" text:style-name="диалог">
        <text:list-item>
          <text:p text:style-name="P90">Я ничего такого не делал...</text:p>
        </text:list-item>
        <text:list-item>
          <text:p text:style-name="P90"><text:soft-page-break/>Каждый справляется с болью по разному...</text:p>
        </text:list-item>
        <text:list-item>
          <text:p text:style-name="P90">Я был на четырех свиданиях...</text:p>
        </text:list-item>
        <text:list-item>
          <text:p text:style-name="P90">Да, я трахаться хотел...</text:p>
        </text:list-item>
      </text:list>
      <text:p text:style-name="P20">Чуть больше часа + одинаковые вопросы = море информации — вот такой прекрасный метод узнать правду.</text:p>
      <text:p text:style-name="P20">К слову, сначала он сказал, что был на двух свиданиях, но потом, в ходе разговора запутался, и выдал уже другую цифру — 4.</text:p>
      <text:p text:style-name="P43">* * *</text:p>
      <text:p text:style-name="P20">Но как же не попасться в эту ловушку снова?</text:p>
      <text:p text:style-name="P20">Здесь я бы хотела уделить особое внимание одной очень полезной штуке. Эта штука есть у каждого из нас, но мы почти не умеем ею пользоваться.</text:p>
      <text:p text:style-name="P20">Штука эта достаточно противоречивая и сложная, ибо понять механизм ее работы довольно непросто. Еще сложнее научиться этой штукой поль<text:soft-page-break/>зоваться себе во благо, ведь это очень очень очень полезный инструмент!</text:p>
      <text:p text:style-name="P20">Поговорим об интуиции.</text:p>
      <text:p text:style-name="P16"><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P20">И тут сразу можно задаться вопросом:</text:p>
      <text:list xml:id="list36611424" text:continue-numbering="true" text:style-name="диалог">
        <text:list-header>
          <text:p text:style-name="P91">«Что важнее — интуиция или же все-таки логика?»</text:p>
        </text:list-header>
      </text:list>
      <text:p text:style-name="P20">Логика — сознание — рационализм.</text:p>
      <text:p text:style-name="P20">Интуиция — подсознание — инстинкт.</text:p>
      <text:p text:style-name="P20">Если логика — это анализ сложившейся ситуации, то интуиция — это подсказки «внутреннего голоса».</text:p>
      <text:p text:style-name="P20">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20">Чрезмерная направленность на рациональность неизбежно влечет за собой невосприимчивость к <text:soft-page-break/>«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20">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20">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16"><text:span text:style-name="T4">В учениях Платона</text:span><text:span text:style-name="T4"><text:note text:id="ftn21"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недискурсивного постижения, т. е. без рассуждений. Эпикуреизм<text:note text:id="ftn22"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феномен не</text:span><text:soft-page-break/><text:span text:style-name="T4">посредственного познания. Плотин</text:span><text:span text:style-name="T4"><text:note text:id="ftn23"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мгновенное постижение — озарение.</text:span></text:p>
      <text:list xml:id="list36607043" text:continue-numbering="true" text:style-name="диалог">
        <text:list-item>
          <text:p text:style-name="P88">Я так и знала!</text:p>
        </text:list-item>
      </text:list>
      <text:p text:style-name="P20">Да? И вот интересно — откуда знала? Ответить сложно, но ведь знала же!</text:p>
      <text:p text:style-name="P20">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т. е. недискурсивно), направляет нас на путь истины. Главное условие — прислушаться.</text:p>
      <text:p text:style-name="P20">Итак, если рассматривать описание моих отношений с бывшим партнеро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20"><text:soft-page-break/>Так-то.</text:p>
      <text:p text:style-name="P20">Стало быть, первое и самое главное правило — если кажется, то не кажется! Не пытайтесь оправдывать свои опасения.</text:p>
      <text:p text:style-name="P43">* * *</text:p>
      <text:p text:style-name="P20">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20">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16"><text:soft-page-break/>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16">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20">Понятно, что вы не будете его бить по шее, но мама в детстве так и делала, когда он нашкодит, поэтому он ее прячет.</text:p>
      <text:p text:style-name="P16"><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чтобы понять, какие именно жесты являются нестандартными, нужно понимать привычное поведение тела вашего собеседника.</text:span></text:p>
      <text:p text:style-name="P16">У всех по разному и вариантов — «море», но во всех случаях это будет нестандартное поведение. <text:soft-page-break/>Немного внимательности, и вы заметите его, если оно есть.</text:p>
      <text:p text:style-name="P16">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37">Человек, </text:span><text:span text:style-name="_30__20_Text"><text:span text:style-name="T37">вспоминая</text:span></text:span><text:span text:style-name="T37">,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37">Человек, который </text:span><text:span text:style-name="_30__20_Text"><text:span text:style-name="T42">пытается</text:span></text:span><text:span text:style-name="_30__20_Text"><text:span text:style-name="T37"> придумать</text:span></text:span><text:span text:style-name="T37">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text:span><text:span text:style-name="T37">что первое пришло в голову и не посмотрит на вас, когда придумает.</text:span></text:p>
      <text:p text:style-name="P16"><text:soft-page-break/>Он спрячет от вас взгляд, но будет стараться говорить как можно убедительнее, рассуждая в слух.</text:p>
      <text:p text:style-name="P16">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20">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16">Вот и получается первый совет по противостоянию лжи и ложности в поведении:</text:p>
      <text:p text:style-name="P20">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20"><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20">И вот мы плавно подошли к ситуации, где логически принять решение будет сложно. Но у нас под рукой всегда есть надежный план «Б» — наша верная интуиция.</text:p>
      <text:p text:style-name="P20">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p text:style-name="P43">* * *</text:p>
      <text:p text:style-name="P17"><text:span text:style-name="T4">Сергей Зелинский, известный российский психолог, несколько трудов которого я уже процитировала в этой книге, предлагает перечень</text:span><text:span text:style-name="T7"> </text:span><text:span text:style-name="T5">универсальных способов противостояния манипуляции.</text:span></text:p>
      <text:p text:style-name="P21"><text:soft-page-break/>Основываясь на том, что существует несчетное множество способов оказать психологическое давление и такое множество способов противостоять им и на том факте, что их все и не упомнишь,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1">Предлагаю вашему вниманию результат его неоценимых трудов!</text:p>
      <text:list xml:id="list1684773365228322049" text:style-name="L17">
        <text:list-item>
          <text:p text:style-name="P89">Недоверие.</text:p>
          <text:p text:style-name="P89">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89">Избегание источников раздражителя.</text:p>
          <text:p text:style-name="P89">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89">Ирония, подход с юмором.</text:p>
          <text:p text:style-name="P89"><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89">Мнимое непонимание.</text:p>
          <text:p text:style-name="P89">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89">Критичность мышления.</text:p>
          <text:p text:style-name="P89">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89">Возможность выбора.</text:p>
          <text:p text:style-name="P89">Свобода означает, что вы не в тупике. Для этого необходимо развить в себе способ<text:soft-page-break/>ность увидеть возможные остальные варианты помимо тех, которые вам навязывают.</text:p>
        </text:list-item>
        <text:list-item>
          <text:p text:style-name="P89">Наличие времени на обдумывание.</text:p>
          <text:p text:style-name="P89">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89">Уверенность в себе и больше смелости.</text:p>
          <text:p text:style-name="P89">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89">Самодостаточность.</text:p>
          <text:p text:style-name="P86"><text:span text:style-name="T32">C </text:span><text:span text:style-name="T16">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text:span><text:soft-page-break/><text:span text:style-name="T7">предложенной формулой: Не верь. Не бойся. Не проси.</text:span></text:p>
        </text:list-item>
      </text:list>
      <text:h text:style-name="P76" text:outline-level="1"><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2">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6">Важно понимать, что каждый из описанных здесь методов имеет серьезное влияние и оказывает сильное воздействие на психику жертвы.</text:p>
      <text:p text:style-name="P2">Пока я писала эту главу, я очень сильно нервничала. Мне было сложно размышлять над рекомендациями, как себя вести, если вы вдруг заме<text:soft-page-break/>тили подобного рода отношение к себе со стороны близкого вам человека.</text:p>
      <text:p text:style-name="P6">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Heading_20_2" text:outline-level="2"><text:bookmark-start text:name="Diemonstrativnoie_ighnorirovaniie_sobstv"/>Демонстративное игнорирование собственных обязательств<text:bookmark-end text:name="Diemonstrativnoie_ighnorirovaniie_sobstv"/></text:h>
      <text:p text:style-name="P2">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2"><text:soft-page-break/>Такой человек может не знать, как включается стиральная машина, где находится половая тряпка или где ящик с инструментами.</text:p>
      <text:p text:style-name="P2">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2">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2"><text:span text:style-name="T10">Противостояние</text:span>:</text:p>
      <text:p text:style-name="P2">Пристыдить. Здесь хорошо должна сработать техника триангуляции:</text:p>
      <text:p text:style-name="P2">— Мне пришлось попросить соседа Петю починить кран. Кстати, он сказал, что может тебя научить это делать.</text:p>
      <text:p text:style-name="P2">Это хороший способ заставить вашего партнера, который уходит от своих обязательств «шевелиться». Техника триангуляции, как правило, его ме<text:soft-page-break/>тод, так дайте ему возможность почувствовать себя в вашей шкуре.</text:p>
      <text:p text:style-name="P2">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h text:style-name="P78" text:outline-level="2"><text:bookmark-start text:name="Gazlaitingh_"/>Газлайтинг<text:bookmark-end text:name="Gazlaitingh_"/></text:h>
      <text:p text:style-name="P2">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36626075" text:continue-list="list36607043" text:style-name="диалог">
        <text:list-item>
          <text:p text:style-name="P100">Тебе показалось.</text:p>
        </text:list-item>
        <text:list-item>
          <text:p text:style-name="P100">Ты себе накручиваешь.</text:p>
        </text:list-item>
        <text:list-item>
          <text:p text:style-name="P100">Ничего у тебя не болит.</text:p>
        </text:list-item>
        <text:list-item>
          <text:p text:style-name="P100">Ты сама придумываешь себе проблемы.</text:p>
        </text:list-item>
      </text:list>
      <text:p text:style-name="P2">Или на примере диалога:</text:p>
      <text:p text:style-name="P2">Жертва: Помнишь, ты мне как-то сказал, что &lt;...&gt;?</text:p>
      <text:p text:style-name="P2">Абьюзер: Не было такого. Я такого не говорил.</text:p>
      <text:p text:style-name="P2"><text:soft-page-break/>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2">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2">Такая форма общения действительно может развить серьезные психологические проблемы у жертвы.</text:p>
      <text:p text:style-name="P2">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2">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text:soft-page-break/>связал себя с преступлением, назвался соучастником или признал себя виновным.</text:p>
      <text:p text:style-name="P2">Такое бывает, если жертву запугивают, держат в напряжении, оказывает давление, внушают.</text:p>
      <text:p text:style-name="P2">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2"><text:span text:style-name="T10">Противостояние</text:span>:</text:p>
      <text:p text:style-name="P2">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2">Не развивайте в себе сомнения в своей правоте. Вместо того, чтобы пытаться перепроверить эти факты у себя в голове, сразу делайте выводы:</text:p>
      <text:list xml:id="list36608091" text:continue-numbering="true" text:style-name="диалог">
        <text:list-item>
          <text:p text:style-name="P100">Мне это нравится? — Нет.</text:p>
        </text:list-item>
        <text:list-item>
          <text:p text:style-name="P100">Он сейчас прав? — Нет.</text:p>
        </text:list-item>
        <text:list-item>
          <text:p text:style-name="P100">Я это слышала/видела? — Да.</text:p>
        </text:list-item>
      </text:list>
      <text:p text:style-name="P2"><text:soft-page-break/>Таким образом вы избавитесь от сомнений в реальности этих фактов.</text:p>
      <text:p text:style-name="P2">Отстаивайте свою точку зрения. Описывайте свои чувства:</text:p>
      <text:list xml:id="list36620248" text:continue-numbering="true" text:style-name="диалог">
        <text:list-item>
          <text:p text:style-name="P100">Как это у меня не болит? Еще как болит!</text:p>
        </text:list-item>
      </text:list>
      <text:p text:style-name="P2">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6597352" text:continue-numbering="true" text:style-name="диалог">
        <text:list-item>
          <text:p text:style-name="P100">Ты что, хочешь сказать, что я сумасшедшая?!</text:p>
        </text:list-item>
      </text:list>
      <text:p text:style-name="P40">* * *</text:p>
      <text:p text:style-name="P2">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2">Поэтому важно принять меры в первую очередь для сохранения собственной способности здраво мыслить и избавить свои мысли от зависимости, а <text:soft-page-break/>также необходимо поддерживать самоуважение и самооценку.</text:p>
      <text:p text:style-name="P2">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2">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2">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2">Это очень мне помогло быстро стать на ноги, внимательно изучая все подтексты вербальных и <text:soft-page-break/>невербальных приемов моего парня по отношению ко мне.</text:p>
      <text:p text:style-name="P2">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2">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2">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h text:style-name="P78" text:outline-level="2"><text:bookmark-start text:name="Viskholdingh_"/>Висхолдинг<text:bookmark-end text:name="Viskholdingh_"/></text:h>
      <text:p text:style-name="P2">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2">Абьюзер может игнорировать вас, делая вид, будто не слышит.</text:p>
      <text:p text:style-name="P2">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2"><text:soft-page-break/>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2">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36616730" text:continue-numbering="true" text:style-name="диалог">
        <text:list-item>
          <text:p text:style-name="P90">И это, по твоему, проблема? Ты действительно считаешь, что из-за этого стоит ссориться?</text:p>
        </text:list-item>
      </text:list>
      <text:p text:style-name="P16">И вот вы уже говорите о том, что не хотите ругаться, а просто пытаетесь решить семейный вопрос — он спрыгнул с темы.</text:p>
      <text:list xml:id="list36617616" text:continue-numbering="true" text:style-name="диалог">
        <text:list-item>
          <text:p text:style-name="P90">Я не буду разговаривать об этом. Это полный бред! Ты хоть слышишь себя?</text:p>
        </text:list-item>
      </text:list>
      <text:p text:style-name="P16">И вот вы пытаетесь понять, что же «такого» вы сказали не так — он спрыгнул с темы.</text:p>
      <text:list xml:id="list36622719" text:continue-numbering="true" text:style-name="диалог">
        <text:list-item>
          <text:p text:style-name="P90">В смысле?</text:p>
        </text:list-item>
      </text:list>
      <text:p text:style-name="P16"><text:soft-page-break/>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2">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2"><text:span text:style-name="T10">Противостояние</text:span>:</text:p>
      <text:p text:style-name="P2">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2">Не душите в себе ощущение ненужности:</text:p>
      <text:list xml:id="list36603132" text:continue-numbering="true" text:style-name="диалог">
        <text:list-item>
          <text:p text:style-name="P100">У меня такое впечатление, что тебе просто неинтересно меня слушать.</text:p>
        </text:list-item>
        <text:list-item>
          <text:p text:style-name="P100">Ты каждый раз придумываешь отговорки, чтобы избежать разговоров со мной.</text:p>
        </text:list-item>
        <text:list-item>
          <text:p text:style-name="P100"><text:soft-page-break/>Я тебя поняла. Позвоню маме/подруге/другу, раз тебе неинтересно. Они-то точно меня выслушают.</text:p>
        </text:list-item>
      </text:list>
      <text:p text:style-name="P2">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2">Когда он попытается соскочить с темы, скажите:</text:p>
      <text:list xml:id="list36601367" text:continue-numbering="true" text:style-name="диалог">
        <text:list-item>
          <text:p text:style-name="P100">Кстати, тоже интересный момент, но давай мы его обсудим после. Вернемся к сути.</text:p>
        </text:list-item>
      </text:list>
      <text:p text:style-name="P2">Он не сможет вас упрекнуть в равнодушии к его мнению и вы вернете разговор в нужное русло.</text:p>
      <text:p text:style-name="P2">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2">Отстаивайте свое право быть услышанным и понятым. Это справедливо. Оперируйте тем, что вы в <text:soft-page-break/>паре, а значит несете друг за друга ответственность.</text:p>
      <text:h text:style-name="P78" text:outline-level="2"><text:bookmark-start text:name="__Da__no__________v_dopolnieniie_k_opisa"/>«Да, но &lt;...&gt;»<text:line-break/>(в доп. к описанию висхолдинга)<text:bookmark-end text:name="__Da__no__________v_dopolnieniie_k_opisa"/></text:h>
      <text:p text:style-name="P2">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6598719" text:continue-numbering="true" text:style-name="диалог">
        <text:list-item>
          <text:p text:style-name="P83"><text:span text:style-name="_30__20_Text"><text:span text:style-name="T19">Да</text:span></text:span><text:span text:style-name="T19">, я виноват, </text:span><text:span text:style-name="_30__20_Text"><text:span text:style-name="T19">но</text:span></text:span><text:span text:style-name="T19"> позавчера ты была больше не права, чем я сейчас.</text:span></text:p>
        </text:list-item>
        <text:list-item>
          <text:p text:style-name="P100">Я полностью с тобой согласен, но ты абсолютно не права...</text:p>
        </text:list-item>
      </text:list>
      <text:p text:style-name="P2">Это вводит жертву в заблуждение и, вместо того, чтобы продолжать разговор, пытается понять, согласны с ней или же нет, или что-либо <text:soft-page-break/>объяснить манипулятору, натыкаясь на все новые опровержения с его стороны.</text:p>
      <text:p text:style-name="P2"><text:span text:style-name="T10">Противостояние</text:span>:</text:p>
      <text:p text:style-name="P2">Дайте ему понять, что вы заметили эту тактику и раскусили его:</text:p>
      <text:list xml:id="list36625622" text:continue-numbering="true" text:style-name="диалог">
        <text:list-item>
          <text:p text:style-name="P100">Мама научила меня не воспринимать все, что сказано до слова «Но». Скажи, пожалуйста, ты со мной согласен или нет?</text:p>
        </text:list-item>
        <text:list-item>
          <text:p text:style-name="P90">Милый, я заметила, что ты себе противоречишь. А то что-то я смотрю, у нас диалог не вяжется...</text:p>
        </text:list-item>
      </text:list>
      <text:p text:style-name="P2">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78" text:outline-level="2">Изоляция жертвы от ее окружения</text:h>
      <text:p text:style-name="P2">Это методы первезного нарцисса. Он всячески заполняет ваше время собой и своим окружением.</text:p>
      <text:p text:style-name="P2">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2">Таким образом, вы <text:span text:style-name="T1">пропадаете</text:span> из своей компании, и, уже через какое-то время, его окружение становится вашим.</text:p>
      <text:p text:style-name="P2"><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36617371" text:continue-numbering="true" text:style-name="диалог">
        <text:list-item>
          <text:p text:style-name="P100"><text:soft-page-break/>Твоя Машка как-то странно на меня посмотрела...</text:p>
        </text:list-item>
        <text:list-item>
          <text:p text:style-name="P100">Мне не нравится, что Петя на тебя постоянно смотрит. Я видел, как ты с ним кокетничала...</text:p>
        </text:list-item>
      </text:list>
      <text:p text:style-name="P16">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16">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2">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2"><text:soft-page-break/>Другими словами, вам никто не поверит, что с таким прекрасным человеком могут быть проблемы.</text:p>
      <text:p text:style-name="P2"><text:span text:style-name="T10">Противостояние</text:span>:</text:p>
      <text:p text:style-name="P2">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2">— Я пригласила на выходные Машу и Петю. Будем играть в покер.</text:p>
      <text:p text:style-name="P2">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2">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2"><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78" text:outline-level="2"><text:bookmark-start text:name="Passivnaia_aghriessiia__ighnorirovaniie_"/>Пассивная агрессия<text:line-break/>(игнорирование, обида, внезапный бойкот)<text:bookmark-end text:name="Passivnaia_aghriessiia__ighnorirovaniie_"/></text:h>
      <text:p text:style-name="P2">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2">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2">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text:soft-page-break/>ность и заинтересованность к ним и к вам. Ключевое слово — демонстрировать. Изображать.</text:p>
      <text:p text:style-name="P2">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2">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2">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2">Вы можете звать его несколько раз, а он сделает вид, будто не слышит вас, хотя находиться в одной комнате с вами.</text:p>
      <text:p text:style-name="P2"><text:soft-page-break/>Он часто уходит, делая из вас «козла отпущения». Как вы могли так поступить с ним — попытаться достучаться до него?</text:p>
      <text:p text:style-name="P2">Это бойкот. Пассивная агрессия, которая вводит вас в недоумение. Вы ищете свою вину, но не можете ее найти. В вашей голове только одна мысль:</text:p>
      <text:list xml:id="list36610206" text:continue-numbering="true" text:style-name="диалог">
        <text:list-item>
          <text:p text:style-name="P100">Не может же он просто так взять и обидеться?</text:p>
        </text:list-item>
      </text:list>
      <text:p text:style-name="P2">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36613461" text:continue-numbering="true" text:style-name="диалог">
        <text:list-item>
          <text:p text:style-name="P100">Милый, ну скажи, что не так? Ну прости, если я тебя чем-то обидела!</text:p>
        </text:list-item>
      </text:list>
      <text:p text:style-name="P2">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P2"><text:soft-page-break/>В следующую такую ситуацию вам обязательно напомнят:</text:p>
      <text:list xml:id="list36623594" text:continue-numbering="true" text:style-name="диалог">
        <text:list-item>
          <text:p text:style-name="P100">Опять ты за свое. В прошлый раз было тоже самое!</text:p>
        </text:list-item>
      </text:list>
      <text:p text:style-name="P2">И вы снова не понимаете. И снова просите прощение, и обещаете, что такого больше не повторится! А вам говорят:</text:p>
      <text:list xml:id="list36621620" text:continue-numbering="true" text:style-name="диалог">
        <text:list-item>
          <text:p text:style-name="P100">Ты в прошлый раз тоже говорила, что не повторится!</text:p>
        </text:list-item>
      </text:list>
      <text:p text:style-name="P2">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2">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2"><text:span text:style-name="T10">Противостояние</text:span>:</text:p>
      <text:p text:style-name="P2"><text:soft-page-break/>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36622002" text:continue-numbering="true" text:style-name="диалог">
        <text:list-item>
          <text:p text:style-name="P100">Что, опять? Ну ок...</text:p>
        </text:list-item>
      </text:list>
      <text:p text:style-name="P2">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2">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2">Я хладнокровно резко прямо начала его ставить на место, не принимая его поведение. Он пытался молчать или съехать с темы, но я не унималась.</text:p>
      <text:list xml:id="list36611288" text:continue-numbering="true" text:style-name="диалог">
        <text:list-item>
          <text:p text:style-name="P100">Ну? Что опять? Ну, говори! Чем ты не доволен!? Давай — я недоволен тем, что... Продолжай предложение!</text:p>
        </text:list-item>
      </text:list>
      <text:p text:style-name="P2"><text:soft-page-break/>Он даже сам дал этому моему методу название: «учитель-школьник».</text:p>
      <text:p text:style-name="P2">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2">Знаете, чем отличалась последняя ссора от всех остальных? Я поймала его за руку. Я осознала, что он мне соврал и — начала разочаровываться!</text:p>
      <text:p text:style-name="P2">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2">Так что вот мой совет, как заставить человека прекратить вас игнорировать: осознайте, что вашей вины нет.</text:p>
      <text:p text:style-name="P2">Четко дайте понять, что не принимаете его обиду:</text:p>
      <text:p text:style-name="P2">— Я ничего такого не сделала и не сказала, чтобы ты обиделся! Объясни свое поведение!</text:p>
      <text:p text:style-name="P2"><text:soft-page-break/>Идите до конца, как бы сложно это не было, главное, делайте это спокойно, не повышайте тона, чтоб вас нельзя было упрекнуть в истерике:</text:p>
      <text:list xml:id="list36603254" text:continue-numbering="true" text:style-name="диалог">
        <text:list-item>
          <text:p text:style-name="P100">Я жду ответа и не уйду, пока не получу его! Если ты утверждаешь что я неправа/виновата, то будь добр, объясни мне, в чем?</text:p>
        </text:list-item>
      </text:list>
      <text:p text:style-name="P2">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78" text:outline-level="2"><text:bookmark-start text:name="Eghoizm__Ravnodushiie_"/>Эгоизм. Равнодушие<text:bookmark-end text:name="Eghoizm__Ravnodushiie_"/></text:h>
      <text:p text:style-name="P2">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2"><text:span text:style-name="T10">Противостояние</text:span>:</text:p>
      <text:p text:style-name="P2">Не терпите такого поведения. Он ваш партнер, а значит должен быть с вами и в горе и в радости. Говорите об этом, требуйте:</text:p>
      <text:list xml:id="list36610464" text:continue-numbering="true" text:style-name="диалог">
        <text:list-item>
          <text:p text:style-name="P100">Мне нужна твоя помощь/совет/поддержка!</text:p>
        </text:list-item>
        <text:list-item>
          <text:p text:style-name="P100">Я всегда рядом, когда тебе плохо. Почему ты отстраняешься, когда плохо мне? Я считаю это достаточно серьезной причиной для завершения <text:soft-page-break/>наших отношений. Если я, по-твоему, могу справиться со всем сама, то зачем мне ты?</text:p>
        </text:list-item>
      </text:list>
      <text:p text:style-name="P2">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36609425" text:continue-numbering="true" text:style-name="диалог">
        <text:list-item>
          <text:p text:style-name="P100">Ты что, обиделся? На что? На то, что не можешь оказать мне помощь?</text:p>
        </text:list-item>
      </text:list>
      <text:h text:style-name="P78" text:outline-level="2"><text:bookmark-start text:name="Ighra_na_vashikh_emotsiiakh_ili_psikholo"/>Игра на ваших эмоциях или психологические триггеры<text:bookmark-end text:name="Ighra_na_vashikh_emotsiiakh_ili_psikholo"/></text:h>
      <text:p text:style-name="P2">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2">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text:soft-page-break/>бальную и невербальную картину — информацию о наших внутренних переживаниях.</text:p>
      <text:p text:style-name="P2">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2">Это дает мне полное право утверждать, что у любого нашего эмоционального состояния есть причина.</text:p>
      <text:p text:style-name="P2">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2">Вы делитесь своими переживаниями, в последствии чего чувствуете уязвленность и вину:</text:p>
      <text:list xml:id="list36624671" text:continue-numbering="true" text:style-name="диалог">
        <text:list-item>
          <text:p text:style-name="P100"><text:soft-page-break/>Да, я помню, что ты уже однажды потеряла контроль над ситуацией... Так что не нужно мне рассказывать, что сейчас ты ни при чем...</text:p>
        </text:list-item>
        <text:list-item>
          <text:p text:style-name="P100">Теперь я понимаю, почему Петя решил с тобой расстаться.</text:p>
        </text:list-item>
      </text:list>
      <text:p text:style-name="P2">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2">Или если вы, например, отравились рыбой, лежите и болеете, а вам предлагают отведать селедочки под шубой.</text:p>
      <text:p text:style-name="P2">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2">Мой парень, например, постоянно незаметно подкрадывался сзади и пугал меня, зная, что в <text:soft-page-break/>подростковом возрасте я подверглась попытке сексуального насилия.</text:p>
      <text:p text:style-name="P2">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2">Рекламная индустрия построена на триггерах с целью повышения продаж...</text:p>
      <text:p text:style-name="P2">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2">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2">Суть проблемы в том, что мы боимся отрицательных эмоций. Мы готовы изменить свое поведение, чтобы избежать их. Пользуясь этим, абьюзер <text:soft-page-break/>целенаправленно вводит вас в состояние страха, дабы изменить ваше поведение.</text:p>
      <text:p text:style-name="P2">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2"><text:span text:style-name="T10">Противостояние</text:span>:</text:p>
      <text:p text:style-name="P2">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6599371" text:continue-numbering="true" text:style-name="диалог">
        <text:list-item>
          <text:p text:style-name="P100">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78" text:outline-level="2"><text:bookmark-start text:name="Viktimblieimingh_"/>Виктимблейминг<text:bookmark-end text:name="Viktimblieimingh_"/></text:h>
      <text:p text:style-name="P2">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2">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2">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2">Примерами такой манипуляции являются:</text:p>
      <text:list xml:id="list36623742" text:continue-numbering="true" text:style-name="диалог">
        <text:list-item>
          <text:p text:style-name="P100">Ее бы не изнасиловали, если бы она не надела такое короткое платье.</text:p>
        </text:list-item>
        <text:list-item>
          <text:p text:style-name="P100"><text:soft-page-break/>Тебя не повысили, потому что ты мало старалась, тебе нужно было усерднее работать.</text:p>
        </text:list-item>
        <text:list-item>
          <text:p text:style-name="P100">Твой кошелек украли из-за твоей невнимательности...</text:p>
        </text:list-item>
      </text:list>
      <text:p text:style-name="P2">Все эти примеры, и подобные, подводятся итоговым приговором:</text:p>
      <text:list xml:id="list36593978" text:continue-numbering="true" text:style-name="диалог">
        <text:list-item>
          <text:p text:style-name="P100">Сама виновата!</text:p>
        </text:list-item>
      </text:list>
      <text:p text:style-name="P2">Без вины виноватая (С). Жертва становится эдаким «козлом отпущения», и вместо поддержки, выслушивает упреки с нотками злорадства и сарказма.</text:p>
      <text:list xml:id="list36608447" text:continue-numbering="true" text:style-name="диалог">
        <text:list-item>
          <text:p text:style-name="P100">А чего ты хотела?!</text:p>
        </text:list-item>
      </text:list>
      <text:p text:style-name="P2">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2">Также, виктимблейминг проявляется в физическом насилии в семье. Например, мужчина поднял <text:soft-page-break/>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2">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2">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2">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6607477" text:continue-numbering="true" text:style-name="диалог">
        <text:list-item>
          <text:p text:style-name="P100"><text:soft-page-break/>Прости меня, я сорвался из-за того, что ты сказала/сделала.</text:p>
        </text:list-item>
      </text:list>
      <text:p text:style-name="P2">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2">Жертва прощает насильника, так как ей внушили, что она виновата в том, что произошло.</text:p>
      <text:p text:style-name="P2">Но что происходит с жертвами в момент рукоприкладства?</text:p>
      <text:p text:style-name="P2">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2">Она не понимала — что именно, что не могла поверить, что ее бьют просто так.</text:p>
      <text:p text:style-name="P2">Бытовой стокгольмском синдром. Из-за внушения жертве чувства вины за такие ситуации, она вскоре может и сама поверить в то, что виновата и <text:soft-page-break/>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2">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2">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2">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2"><text:soft-page-break/>Если же вам не пришлось вспоминать и вы узнали себя во всех этих примерах — вы стали жертвой виктимблейминга.</text:p>
      <text:p text:style-name="P2"><text:span text:style-name="T10">Противостояние</text:span>:</text:p>
      <text:p text:style-name="P2">Первое правило — вы ни в чем не виноваты!</text:p>
      <text:p text:style-name="P2">Ничто не дает человеку право причинять физический или психологический вред другому. Нет таких причин!</text:p>
      <text:p text:style-name="P2">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2">Об этом нужно говорить. Говорить громко и уверенно. Вслух!</text:p>
      <text:list xml:id="list36619578" text:continue-numbering="true" text:style-name="диалог">
        <text:list-item>
          <text:p text:style-name="P100">Меня побили!</text:p>
        </text:list-item>
        <text:list-item>
          <text:p text:style-name="P100">Меня изнасиловали!</text:p>
        </text:list-item>
      </text:list>
      <text:p text:style-name="P2">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text:soft-page-break/>проблемой. Уверена, что у вас найдется человек, который все же поверит вам и окажет поддержку.</text:p>
      <text:p text:style-name="P2">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2">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2">Ищите помощь в инстанциях, постарайтесь найти человека, который сможет пойти с вами и оказать вам поддержку.</text:p>
      <text:p text:style-name="P2">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6621357" text:continue-numbering="true" text:style-name="диалог">
        <text:list-item>
          <text:p text:style-name="P100">То есть, если ты пересолила суп, то позволишь своему мужу наказать тебя? Побить?</text:p>
        </text:list-item>
        <text:list-item>
          <text:p text:style-name="P100"><text:soft-page-break/>Я бы, например, сказала человеку, что у него карман не застегнут. Ведь я нормальный честный человек! А ты бы как поступил?</text:p>
        </text:list-item>
        <text:list-item>
          <text:p text:style-name="P100">Ты хочешь сказать, что, если увидишь на улице девушку в короткой юбке, это даст тебе полное право изнасиловать ее?</text:p>
        </text:list-item>
      </text:list>
      <text:h text:style-name="P78" text:outline-level="2"><text:bookmark-start text:name="Vam_riedko_ustupaiut_ili_nie_ustupaiut_v"/>Вам редко уступают или не уступают вообще<text:bookmark-end text:name="Vam_riedko_ustupaiut_ili_nie_ustupaiut_v"/></text:h>
      <text:p text:style-name="P16">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2">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2">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text:soft-page-break/>чувствуете опустошение и беспомощность в попытках что-либо доказать.</text:p>
      <text:p text:style-name="P2">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2">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2"><text:span text:style-name="T10">Противостояние</text:span>:</text:p>
      <text:p text:style-name="P2">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2">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text:soft-page-break/>годним праздникам на их ценнике эту стоимость зачеркнули и поставили первую цену с пометкой «Скидка 25%».</text:p>
      <text:p text:style-name="P2">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2">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2">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2">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text:soft-page-break/>тактика, чтобы показать, что вы готовы уступать, и проверить, готовы ли уступать вам.</text:p>
      <text:p text:style-name="P2">Вы готовы пойти на уступки, но ему придется тоже вам что-то дать. Только так он сможет получить то, что желает.</text:p>
      <text:p text:style-name="P2">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2">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2">Требуйте, раз уж это спор, объяснений его аргументации:</text:p>
      <text:list xml:id="list36616135" text:continue-numbering="true" text:style-name="диалог">
        <text:list-item>
          <text:p text:style-name="P100">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text:soft-page-break/>что-то доказывать, то я расцениваю это, как отсутствие у тебя корректного мнения.</text:p>
        </text:list-item>
      </text:list>
      <text:p text:style-name="P2">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2">Не соглашайтесь с ним без его объяснений. Это вполне справедливо и обосновано.</text:p>
      <text:p text:style-name="P2">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этой возможности, стойте на своем, дабы ваш партнер оказался на вашем месте.</text:p>
      <text:list xml:id="list36599708" text:continue-numbering="true" text:style-name="диалог">
        <text:list-item>
          <text:p text:style-name="P100">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2"><text:soft-page-break/>Но вы должны быть готовы к тому, что он будет отчаянно стараться надавить на вас. Это будет больно.</text:p>
      <text:p text:style-name="P2">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2">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2">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2">Нормальный человек будет стараться сделать любимого счастливым. Если вы заметили, что та<text:soft-page-break/>ких стремлений у вашего партнера нет, то вывод очевиден — плевали на вас и ваши желания с высокой горы.</text:p>
      <text:p text:style-name="P2">Один человек, которого я очень уважаю, как-то сказал мне:</text:p>
      <text:list xml:id="list36594799" text:continue-numbering="true" text:style-name="диалог">
        <text:list-item>
          <text:p text:style-name="P100">В семье должно быть соперничество!</text:p>
        </text:list-item>
      </text:list>
      <text:p text:style-name="P2">Конечно, я возмутилась и уже была готова начать жуткий спор, но он тут же продолжил:</text:p>
      <text:list xml:id="list36617331" text:continue-numbering="true" text:style-name="диалог">
        <text:list-item>
          <text:p text:style-name="P100">Кто кого счастливее сделает!</text:p>
        </text:list-item>
      </text:list>
      <text:p text:style-name="P2">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2">Пара — речь идет об обоих!</text:p>
      <text:p text:style-name="P2">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text:soft-page-break/>ниями и обвинениями. Хотите чтобы уважали ваше мнение — отстаивайте его!</text:p>
      <text:h text:style-name="P78" text:outline-level="2"><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2">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2">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2">У такого поведения абьюзера есть два побочных эффекта на психику жертвы.</text:p>
      <text:p text:style-name="P2"><text:soft-page-break/>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2">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2">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2">Она понимает, что выглядит это, как каприз, в чем ее и упрекают, обвиняя в излишней требова<text:soft-page-break/>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2">Но посмотрите внимательнее на такое поведение. Это не просто безответственность или неуважение. Это самая настоящая ложь.</text:p>
      <text:p text:style-name="P2">Ложь и патологическая ложь между собой имеют одно важное различие.</text:p>
      <text:p text:style-name="P2">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2">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2">В это сложно поверить, не столкнувшись с этим лицом к лицу. Абьюзер не признает свою вину. <text:soft-page-break/>Для него ее просто нет. Его ложь стала патологической, когда он в нее поверил.</text:p>
      <text:p text:style-name="P2">Это происходит из-за того, что он очень хочет, чтобы она стала действительностью. И она становится таковой для него.</text:p>
      <text:p text:style-name="P2">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2">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2">Или, например, вы в чем-то ошиблись, и очень бы хотели вернуть время вспять, чтобы все исправить...</text:p>
      <text:p text:style-name="P2">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2"><text:soft-page-break/>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2">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2">Так и было — он не понимал. В своей голове уже давно «переписал» данные мне обещания.</text:p>
      <text:p text:style-name="P2">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2"><text:span text:style-name="T10">Противостояние</text:span>:</text:p>
      <text:p text:style-name="P2">Манипулятор, будучи бессердечной личностью, подсознательно или осознанно отодвигает дела, которые для него несущественны.</text:p>
      <text:p text:style-name="P2">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text:soft-page-break/>себя на первом месте и делают все, что им захочется.</text:p>
      <text:p text:style-name="P2">Не пытайтесь шантажировать его! Любое ваше «Ты у меня еще поплачешь» обернется против вас.</text:p>
      <text:p text:style-name="P2">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2">Есть пара более грамотных тактик, которые могут помочь заставить его выполнить свое обязательство:</text:p>
      <text:p text:style-name="Text_20_body"><text:span text:style-name="_31__20_Text"><text:span text:style-name="T28">1) </text:span></text:span><text:span text:style-name="T19">Пристыдить.</text:span></text:p>
      <text:list xml:id="list36613806" text:continue-numbering="true" text:style-name="диалог">
        <text:list-item>
          <text:p text:style-name="P100">Ты можешь и не обещать, если не хочешь выглядеть обманщиком.</text:p>
        </text:list-item>
      </text:list>
      <text:p text:style-name="P2">При этом сказать так, чтобы он понял, как вы относитесь к обманщикам. На эту тактику вы можете получить неожиданный ответ:</text:p>
      <text:list xml:id="list36612138" text:continue-numbering="true" text:style-name="диалог">
        <text:list-item>
          <text:p text:style-name="P100"><text:soft-page-break/>Если тебя не устраивает — давай расстанемся.</text:p>
        </text:list-item>
      </text:list>
      <text:p text:style-name="P2">И это будет вам на руку. Соглашайтесь! Это его решение, абьюзер его принял. Но чего он этим добьется?</text:p>
      <text:p text:style-name="P2">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2">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6621936" text:continue-numbering="true" text:style-name="диалог">
        <text:list-item>
          <text:p text:style-name="P100">Я пока поживу у друзей/родителей, а вещи соберу на выходных, договорились?</text:p>
        </text:list-item>
      </text:list>
      <text:p text:style-name="Text_20_body"><text:span text:style-name="_31__20_Text"><text:span text:style-name="T28">2)</text:span></text:span><text:span text:style-name="_31__20_Text"><text:span text:style-name="T19"> </text:span></text:span><text:span text:style-name="T19">Отзеркаливание.</text:span></text:p>
      <text:p text:style-name="P2"><text:soft-page-break/>Пообещайте ему что-то, что ему может очень понравиться, например:</text:p>
      <text:list xml:id="list36624862" text:continue-numbering="true" text:style-name="диалог">
        <text:list-item>
          <text:p text:style-name="P100">Сегодня дома тебя ждет большой сюрприз!</text:p>
        </text:list-item>
      </text:list>
      <text:p text:style-name="P2">Но никакого сюрприза не готовьте, а если вам начнут предъявлять претензии или демонстрировать обиду, просто ответьте:</text:p>
      <text:list xml:id="list36624774" text:continue-numbering="true" text:style-name="диалог">
        <text:list-item>
          <text:p text:style-name="P100">Я собиралась, честно, но возникли дела по важнее, поэтому сюрприз переноситься на завтра.</text:p>
        </text:list-item>
      </text:list>
      <text:p text:style-name="P2">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36626089" text:continue-numbering="true" text:style-name="диалог">
        <text:list-item>
          <text:p text:style-name="P100">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2">И чмокните его в щечку, мол это же ничего!..</text:p>
      <text:p text:style-name="P2">Таким образом вы поставите его на свое место и он, возможно, поймет, как это неприятно, и начнет выполнять свои обязательства.</text:p>
      <text:h text:style-name="P78" text:outline-level="2"><text:bookmark-start text:name="Trianghuliatsiia_"/>Триангуляция<text:bookmark-end text:name="Trianghuliatsiia_"/></text:h>
      <text:p text:style-name="P2">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6619552" text:continue-numbering="true" text:style-name="диалог">
        <text:list-item>
          <text:p text:style-name="P100">Даже Маша/Петя говорит, что ты не права.</text:p>
        </text:list-item>
      </text:list>
      <text:p text:style-name="P2">Или что-то подобное. Манипулятор даже может не посчитать нужным сказать, кто именно отозвался так о вас:</text:p>
      <text:list xml:id="list36596112" text:continue-numbering="true" text:style-name="диалог">
        <text:list-item>
          <text:p text:style-name="P100">Да какая разница — кто? Главное, что я не один так считаю...</text:p>
        </text:list-item>
      </text:list>
      <text:p text:style-name="P2">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2">Если же он называет вам автора:</text:p>
      <text:list xml:id="list36604027" text:continue-numbering="true" text:style-name="диалог">
        <text:list-item>
          <text:p text:style-name="P100"><text:soft-page-break/>Маша/Петя вообще не понимает, почему я с тобой до сих пор встречаюсь...</text:p>
        </text:list-item>
      </text:list>
      <text:p text:style-name="P2">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2">Так он может устранять людей, которые могут оказать вам поддержку.</text:p>
      <text:p text:style-name="P2">Триангуляция заставляет вас чувствовать ревность и неуверенность, при этом вы не можете объяснить себе причину таким ощущениям.</text:p>
      <text:p text:style-name="P2">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2">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text:soft-page-break/>идти на уступки, дабы удержать вашу деструктивную половинку.</text:p>
      <text:p text:style-name="P2">Также отношу сюда мнение общества, стереотипы (мужчины полигамны, ты же знаешь!) и предрассудки.</text:p>
      <text:p text:style-name="P2"><text:span text:style-name="T10">Противостояние</text:span>:</text:p>
      <text:p text:style-name="P2">Первое и, пожалуй, самое важное, что стоит сделать, это научиться себя уважать.</text:p>
      <text:p text:style-name="P2">Второе, что необходимо сделать, это узнать лично у этого третьего человека, действительно ли он говорил такое и, если да, то почему так сказал.</text:p>
      <text:p text:style-name="P2">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2">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6604918" text:continue-numbering="true" text:style-name="диалог">
        <text:list-item>
          <text:p text:style-name="P100"><text:soft-page-break/>А свое мнение у тебя есть?</text:p>
        </text:list-item>
      </text:list>
      <text:p text:style-name="P2">Если он скажет, что согласен с мнением Маши/Пети, смело уточняйте у него смысл этого, уже его, мнения:</text:p>
      <text:list xml:id="list36606472" text:continue-numbering="true" text:style-name="диалог">
        <text:list-item>
          <text:p text:style-name="P100">То есть, ты хочешь сказать, что не понимаешь, почему мы с тобой встречаемся?</text:p>
        </text:list-item>
      </text:list>
      <text:p text:style-name="P2">Так же можно вывести его на чистую воду — узнать, по какой причине он рассказывает о ваших отношениях другим людям:</text:p>
      <text:list xml:id="list36600512" text:continue-numbering="true" text:style-name="диалог">
        <text:list-item>
          <text:p text:style-name="P100">Ты что, жаловался Маше/Пете на меня?</text:p>
        </text:list-item>
      </text:list>
      <text:p text:style-name="P2">Ну или пристыдить в распускании слухов о вашей паре:</text:p>
      <text:list xml:id="list36604539" text:continue-numbering="true" text:style-name="диалог">
        <text:list-item>
          <text:p text:style-name="P100">Можно не быть сплетником и лицемером, милый, и обсудить эти вопросы со мной, а не с посторонними людьми.</text:p>
        </text:list-item>
      </text:list>
      <text:p text:style-name="P2">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2"><text:soft-page-break/>Так вы попытаетесь узнать, что у него в голове, и, возможно, даже узнаете.</text:p>
      <text:h text:style-name="P78" text:outline-level="2"><text:bookmark-start text:name="Dabl_baind_"/>Дабл байнд<text:bookmark-end text:name="Dabl_baind_"/></text:h>
      <text:p text:style-name="P2">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2">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2">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text:soft-page-break/>ляют смысл всего сообщения (содержание информации, поведение и отношение к ней).</text:p>
      <text:p text:style-name="P2">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2">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2">Как же отличить здоровое (нормальное) общение от деструктивного?</text:p>
      <text:p text:style-name="P2">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2">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text:soft-page-break/>различного характера и к безвыходному положению жертвы.</text:p>
      <text:p text:style-name="P2">Дабл байнд — это единственный и самый верный ответ на вопрос «Почему терпела и не ушла!?»</text:p>
      <text:p text:style-name="P2">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2">Противоречия в посыле абьюзера могут быть вербальными, например:</text:p>
      <text:list xml:id="list36605331" text:continue-numbering="true" text:style-name="диалог">
        <text:list-item>
          <text:p text:style-name="P100">Закрой свой рот и ответь мне!</text:p>
        </text:list-item>
      </text:list>
      <text:p text:style-name="P2">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2">Приведу пример из уже описанного мною разговора, который я записала на диктофон. Мой парень говорит мне:</text:p>
      <text:list xml:id="list36601259" text:continue-numbering="true" text:style-name="диалог">
        <text:list-item>
          <text:p text:style-name="P100">Главное, что хорошо тебе! Вот это самое главное!</text:p>
        </text:list-item>
      </text:list>
      <text:p text:style-name="P2"><text:soft-page-break/>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2">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2">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2">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6622524" text:continue-numbering="true" text:style-name="диалог">
        <text:list-item>
          <text:p text:style-name="P100">Ты все придумываешь. Я такого не говорил...</text:p>
        </text:list-item>
      </text:list>
      <text:p text:style-name="P2">Потом висхолдинг:</text:p>
      <text:list xml:id="list36601646" text:continue-numbering="true" text:style-name="диалог">
        <text:list-item>
          <text:p text:style-name="P100"><text:soft-page-break/>И это, по твоему, проблема? Ты действительно считаешь, что из-за этого стоит ссориться?</text:p>
        </text:list-item>
      </text:list>
      <text:p text:style-name="P2">Потом он шлифует это все триггером:</text:p>
      <text:list xml:id="list36603862" text:continue-numbering="true" text:style-name="диалог">
        <text:list-item>
          <text:p text:style-name="P100">Вчера ты тоже говорила, что не хочешь ругаться, но, тем не менее мы поругались...</text:p>
        </text:list-item>
      </text:list>
      <text:p text:style-name="P2">Конечно, без триангуляции никуда:</text:p>
      <text:list xml:id="list36622611" text:continue-numbering="true" text:style-name="диалог">
        <text:list-item>
          <text:p text:style-name="P100">Да все говорят, что ты просто неурав­новешенная...</text:p>
        </text:list-item>
      </text:list>
      <text:p text:style-name="P2">И в заключение, виктимблейминг:</text:p>
      <text:list xml:id="list36613675" text:continue-numbering="true" text:style-name="диалог">
        <text:list-item>
          <text:p text:style-name="P100">Хватит ныть! Сидела бы молча — ничего бы этого не было!..</text:p>
        </text:list-item>
      </text:list>
      <text:p text:style-name="P44">* * *</text:p>
      <text:p text:style-name="P2">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2"><text:soft-page-break/>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2">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text:p>
      <text:p text:style-name="P2">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0">* * *</text:p>
      <text:p text:style-name="P2">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text:soft-page-break/>психологически здорового человека шизофрению — реально.</text:p>
      <text:p text:style-name="Text_20_body"><text:span text:style-name="T19">Шизофрения (</text:span><text:span text:style-name="T24">от </text:span><text:span text:style-name="_30__20_Text"><text:span text:style-name="T19">греч. schizo – расщеплять, phren – ум, рассудок</text:span></text:span><text:span text:style-name="T19">)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span></text:p>
      <text:p text:style-name="P2">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2">Если вы можете сказать, что ваш партнер ведет себя демонстративно по-разному наедине с вами и в присутствии посторонних — это «дабл байнд».</text:p>
      <text:list xml:id="list36603179" text:continue-numbering="true" text:style-name="диалог">
        <text:list-item>
          <text:p text:style-name="P100">Мне так нравится ее смех!/ Сколько можно ржать?!</text:p>
        </text:list-item>
      </text:list>
      <text:p text:style-name="P2">Если ваш партнер часто меняет собственную систему ценности, чем и оказывает влияние на ваши отношения — это «дабл байнд».</text:p>
      <text:list xml:id="list36612941" text:continue-numbering="true" text:style-name="диалог">
        <text:list-item>
          <text:p text:style-name="P100"><text:soft-page-break/>Слушай, а это хорошая идея!/Ты серьезно? Тупее ничего не придумала?</text:p>
        </text:list-item>
      </text:list>
      <text:p text:style-name="P2">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2">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2">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2">Так как, помимо всей уже описанной мною характеристики данного метода, «дабл байнд» яв<text:soft-page-break/>ляется ситуацией «тройного клапана», то есть ситуацией, в которой существует еще и третье послание, подтекст — запрет.</text:p>
      <text:p text:style-name="P2">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6607411" text:continue-numbering="true" text:style-name="диалог">
        <text:list-item>
          <text:p text:style-name="P100">Если ты пригласишь всех друзей, то это вызовет дискомфорт.</text:p>
        </text:list-item>
      </text:list>
      <text:p text:style-name="P2">Нельзя не согласиться, что подтекстом данного заявления является запрет.</text:p>
      <text:list xml:id="list36595094" text:continue-numbering="true" text:style-name="диалог">
        <text:list-item>
          <text:p text:style-name="P100">Я не хочу, чтобы ты приглашала всех друзей, так как это повлечет за собой дискомфорт...</text:p>
        </text:list-item>
      </text:list>
      <text:p text:style-name="P2">Этот подтекст является скрытой (или пассивной) агрессией, и ее очень сложно отследить, ведь жертва изначально видит только такие намерения:</text:p>
      <text:list xml:id="list36608108" text:continue-numbering="true" text:style-name="диалог">
        <text:list-item>
          <text:p text:style-name="P100">Я хочу, чтобы всем было комфортно.</text:p>
        </text:list-item>
      </text:list>
      <text:p text:style-name="P2">Я тогда и подумать не могла, что, на самом деле, как оказалось, должно быть комфортно только ему и его друзьям на моем празднике.</text:p>
      <text:p text:style-name="P2"><text:soft-page-break/>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2">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2">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6596060" text:continue-numbering="true" text:style-name="диалог">
        <text:list-item>
          <text:p text:style-name="P100">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100">Мы сделаем это когда ты захочешь — завтра!</text:p>
        </text:list-item>
        <text:list-item>
          <text:p text:style-name="P100"><text:soft-page-break/>Ты можешь рассказать мне. Я пойму! / Как ты могла такое сделать?! Ты в своем уме?</text:p>
        </text:list-item>
        <text:list-item>
          <text:p text:style-name="P100">Тебе не нужна косметика, ты у меня и так красивая! / Ух какая девушка, не то, что моя — замухрышка!</text:p>
        </text:list-item>
        <text:list-item>
          <text:p text:style-name="P100">Ты у меня самая лучшая! Я тебя недостоин! (Ты слишком умная/красивая/талантливая... Тебе надо быть хуже, чтобы я был достойным тебя!)</text:p>
        </text:list-item>
        <text:list-item>
          <text:p text:style-name="P100">Не работает — нахлебница, сидит на моей шее. / Работает — а обо мне кто будет заботиться?! Эгоистка!</text:p>
        </text:list-item>
        <text:list-item>
          <text:p text:style-name="P100">Все женщины корыстные сучки! Им только деньги и нужны! / Как это ты сама за себя заплатишь? Ты хочешь меня унизить?</text:p>
        </text:list-item>
        <text:list-item>
          <text:p text:style-name="P100">Занимаешься спортом — хочешь, чтоб парни на твою накачанную попку смотрели? / Не занимаешься — лентяйка и жопа у тебя жирная!</text:p>
        </text:list-item>
        <text:list-item>
          <text:p text:style-name="P100">Ей только обнимашки и нужны! / Она вообще не обращает на меня внимание!</text:p>
        </text:list-item>
        <text:list-item>
          <text:p text:style-name="P100">Мне нравятся умные девушки! / Она что думает, что она самая умная?!</text:p>
        </text:list-item>
        <text:list-item>
          <text:p text:style-name="P100"><text:soft-page-break/>Мне так нравится твой смех! / Когда ты уже успокоишься? Веди себя нормально!</text:p>
        </text:list-item>
        <text:list-item>
          <text:p text:style-name="P100">Мне для тебя ничего не жалко! / Джинсы тебе новые? А чем тебе старые не нравятся?</text:p>
        </text:list-item>
      </text:list>
      <text:p text:style-name="P11"><text:span text:style-name="T10">Противостояние</text:span>:</text:p>
      <text:p text:style-name="P2">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2">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2">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text:soft-page-break/>рить в себя! К сожалению, здесь мне нечего больше добавить.</text:p>
      <text:h text:style-name="P78" text:outline-level="2">Демонстрация<text:line-break/>(в доп. к описанию дабл байнда)</text:h>
      <text:h text:style-name="Heading_20_3" text:outline-level="3">Демонстрация занятости</text:h>
      <text:p text:style-name="P2">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2">Вам нужно осознать что слова без действий и поступков ничего не значат.</text:p>
      <text:p text:style-name="P2"><text:soft-page-break/>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2">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2">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свободное время. Время на вас.</text:p>
      <text:p text:style-name="P2">Очень плавно мы подошли к еще одному моменту — свободное время. От чего? От каких дел?</text:p>
      <text:p text:style-name="P2">Работа, друзья, компьютерные игры... Возможно какие-то хобби или само/образование. Заметьте, что в большинство его занятий вы не вписываетесь.</text:p>
      <text:p text:style-name="P2">Что вам с того?</text:p>
      <text:p text:style-name="P2"><text:soft-page-break/>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2">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2">Несомненно, ему нужны инструменты для их изготовления.</text:p>
      <text:p text:style-name="P2">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2">Для того, чтобы «работа» приносила больше кирпичей, нужно еще два инструмента «обучение» и «отдых».</text:p>
      <text:p text:style-name="P2">На «обучение» обычно тратятся такие ресурсы, как время, и, если речь не идет о самообразовании, то еще и кирпичи. Это ничего, ведь потратив <text:soft-page-break/>один кирпич на «обучение», можно за-«работа»-ть больше кирпичей.</text:p>
      <text:p text:style-name="P2">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2">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2">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2">Попробуйте представить, что вас ждет с этим человеком? А ничего — шиш на палочке.</text:p>
      <text:p text:style-name="P2">И что самое интересное, для изготовления этих его кирпичей ему нужен еще один инструмент — «вы». Там где он тратит время, силы и кирпичи на <text:soft-page-break/>себя, образуются дыры в ваших отношениях. «Вы» тот самый инструмент, который эти дыры латает.</text:p>
      <text:p text:style-name="P2">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2">На Будущее вашей пары вы тратите исключительно свои силы, а он лишь создает видимость продуктивности на ваше общее благо.</text:p>
      <text:p text:style-name="P2">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2">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2">Да, он может пропадать на работе и вам нечего предъявить ему — он же не шляется где попало! <text:soft-page-break/>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2">Вы постоянно оправдываете его.</text:p>
      <text:p text:style-name="P2">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2">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2">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кирпичи и здоровье.</text:p>
      <text:p text:style-name="P12">Противостояние<text:span text:style-name="T11">:</text:span></text:p>
      <text:p text:style-name="P65"><text:soft-page-break/>Во-первых, как я уже неоднократно говорила — перестаньте служить. Во-вторых, поставьте наконец себя на первое место, полюбите себя!</text:p>
      <text:p text:style-name="P11">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1">Вылезьте наконец из «домика» под названием зависимость.</text:p>
      <text:p text:style-name="P11">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1">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3" text:outline-level="3">Демонстрация любви</text:h>
      <text:p text:style-name="P2"><text:soft-page-break/>Есть еще один вид демонстрации. В прямом смысле этого слова. Он смело относится к дабл байнду, так как тоже сбивает с толку.</text:p>
      <text:p text:style-name="P2">Это демонстрация хорошего отношения к вам, наличия чувств к вам, восхищения вами... Только не вам, а окружающим.</text:p>
      <text:p text:style-name="P2">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2">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2">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2">Как я уже говорила, абьюзеры крайне скупы на чувства и проявления эмоций. Они не любят тра<text:soft-page-break/>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2">О, скорее всего, именно это вас и раздражает, но вы еще даже не рассматриваете этот раздражитель, так как не знаете о нем.</text:p>
      <text:p text:style-name="P2">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2">Вы ведь все еще тешите себя иллюзиями: «Не может же он просто так, без причины...!», «Показалось!» или «Он не желает мне зла!»</text:p>
      <text:p text:style-name="P2">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2"><text:soft-page-break/>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2">Теперь, если вдруг вы, как инструмент, потеряете для него ценность — можете не сомневаться, что его поддержат. Его, а не вас, при любых раскладах.</text:p>
      <text:p text:style-name="P12">Противостояние<text:span text:style-name="T11">:</text:span></text:p>
      <text:p text:style-name="P11">Здесь, на мой взгляд, ничего не остается, кроме как <text:s/>акцентировать на этом внимание вашего окружения. Обращайте внимание вслух:</text:p>
      <text:list xml:id="list36603754" text:continue-numbering="true" text:style-name="диалог">
        <text:list-item>
          <text:p text:style-name="P107">Ого, сколько нежности! Всегда бы так!</text:p>
        </text:list-item>
        <text:list-item>
          <text:p text:style-name="P107">Ммм... спасибо, милый! Ты настоящий джентльмен! Если бы еще дома так себя вел, то цены бы тебе не было! На тебе цем!</text:p>
        </text:list-item>
        <text:list-item>
          <text:p text:style-name="P109"><text:span text:style-name="T11">Откуда столько внимания? Или это ты перед друзьями рисуешься?</text:span>!</text:p>
        </text:list-item>
        <text:list-item>
          <text:p text:style-name="P107"><text:soft-page-break/>Ой, а я уже и забыла, как цветы пахнут!</text:p>
        </text:list-item>
      </text:list>
      <text:p text:style-name="P11">Но, внимание!</text:p>
      <text:p text:style-name="P11"><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1">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1">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1">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78" text:outline-level="2"><text:bookmark-start text:name="Podkrieplieniie__Stimuliatsiia_na_dieist"/>Подкрепление.<text:line-break/>Стимуляция на действия<text:bookmark-end text:name="Podkrieplieniie__Stimuliatsiia_na_dieist"/></text:h>
      <text:p text:style-name="P2">Подкрепление — это событие, которое служит для увеличения вероятности реакции. Это, своего рода, стимулятор.</text:p>
      <text:p text:style-name="P2">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2">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2"><text:soft-page-break/>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79" text:outline-level="3"><text:bookmark-start text:name="Polozhitiel_noie_podkrieplieniie_"/>Положительное подкрепление<text:bookmark-end text:name="Polozhitiel_noie_podkrieplieniie_"/></text:h>
      <text:p text:style-name="P2">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3">«Если мне нравится то, что ты делаешь, тебя ждет награда.»</text:p>
      <text:p text:style-name="P2">У положительного подкрепления есть несколько, так сказать, направлений.</text:p>
      <text:p text:style-name="P2">1. Стимуляция жертвы на действия путем поощрения за выполнение обязанностей манипулятора.</text:p>
      <text:list xml:id="list36623147" text:continue-numbering="true" text:style-name="диалог">
        <text:list-item>
          <text:p text:style-name="P100">Ты у меня такая сильная! Такие тяжелые пакеты из магазина притащила! Люблю сильных женщин. Иди сюда, я тебя поцелую!</text:p>
        </text:list-item>
      </text:list>
      <text:p text:style-name="P2">В этом случае он благодарит за то, что должен был сделать сам, но вам ведь приятно, вас похвалили и вашу усталость, как рукой сняло!</text:p>
      <text:p text:style-name="P2"><text:soft-page-break/>2. Стимуляция жертвы на действия путем благодарности за то, что жертва выполнила свои обязанности.</text:p>
      <text:list xml:id="list36615426" text:continue-numbering="true" text:style-name="диалог">
        <text:list-item>
          <text:p text:style-name="P100">Вот тебе цветы за то, что ты вчера приготовила такой вкусный ужин!</text:p>
        </text:list-item>
      </text:list>
      <text:p text:style-name="P2">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text:p>
      <text:p text:style-name="P2">Он не сделал это просто так, потому что вы хорошая и заботливая, или потому что он вас любит. Он великодушно отплатил вам за ваши труды.</text:p>
      <text:p text:style-name="P2">3. Стимуляция жертвы на действия путем требований ответной реакции на его действия.</text:p>
      <text:list xml:id="list36625448" text:continue-numbering="true" text:style-name="диалог">
        <text:list-item>
          <text:p text:style-name="P100">Я вчера с тобой поделился, теперь ты делись.</text:p>
        </text:list-item>
        <text:list-item>
          <text:p text:style-name="P100">В прошлый раз я уступил, теперь ты уступи.</text:p>
        </text:list-item>
      </text:list>
      <text:p text:style-name="P2">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text:soft-page-break/>сомненно, заслуживает одобрения, но он вас ничему обязывать не должен.</text:p>
      <text:p text:style-name="P2">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6596959" text:continue-numbering="true" text:style-name="диалог">
        <text:list-item>
          <text:p text:style-name="P100">Летом едем на море, а зимой — в горы, договорились?</text:p>
        </text:list-item>
      </text:list>
      <text:p text:style-name="P2">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2">4. Стимуляция жертвы путем похвалы на самостоятельное выполнение общих обязанностей.</text:p>
      <text:list xml:id="list36610995" text:continue-numbering="true" text:style-name="диалог">
        <text:list-item>
          <text:p text:style-name="P100">Милая, но ты же знаешь, что я не уберу в квартире, как ты! Ты с этим справишься гораздо быстрее, чем я! Ты у меня такая молодец!</text:p>
        </text:list-item>
        <text:list-item>
          <text:p text:style-name="P100"><text:soft-page-break/>У тебя так здорово получается все планировать, так что я решил дать тебе возможность полностью спланировать эту поездку!</text:p>
        </text:list-item>
        <text:list-item>
          <text:p text:style-name="P100">Никто не сделает это лучше тебя! Не буду мешать!..</text:p>
        </text:list-item>
      </text:list>
      <text:p text:style-name="P2">5. Сглаживание последствий деструктивного (отрицательного) поведения абьюзера.</text:p>
      <text:list xml:id="list36606465" text:continue-numbering="true" text:style-name="диалог">
        <text:list-item>
          <text:p text:style-name="P100">Милая, не обижайся! Я ведь так тебя люблю!</text:p>
        </text:list-item>
        <text:list-item>
          <text:p text:style-name="P100">Я вчера погорячился... Вот тебе цветы!</text:p>
        </text:list-item>
        <text:list-item>
          <text:p text:style-name="P100">Я без тебя не смогу! Ты мне очень нужна! Не бросай меня! Я не знаю, что буду без тебя (такой хорошей) делать!</text:p>
        </text:list-item>
      </text:list>
      <text:p text:style-name="P2">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2">Вспомните, какие подарки вам дарил ваш партнер. С чем они у вас ассоциируются? Если большинство из них связано у вас с негативными <text:soft-page-break/>воспоминаниями, то вас активно подкупают и задабривают, чтоб вы меньше сопротивлялись.</text:p>
      <text:p text:style-name="P2">То есть, постоянно нажимают на вашу зеленую кнопку!</text:p>
      <text:p text:style-name="P44">* * *</text:p>
      <text:p text:style-name="P2">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2">Такие поощрения не есть плюшки.</text:p>
      <text:p text:style-name="P2">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2">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2"><text:soft-page-break/>Чем же отличается положительное подкрепление от проявления внимания и любви к вам?</text:p>
      <text:p text:style-name="P2">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2">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2">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ления — повысить вероятность этих ваших действий в будущем.</text:p>
      <text:p text:style-name="P2">Положительное подкрепление — это очень эффективный инструмент стимуляции жертвы на действия, которые устраивают абьюзера. Чем <text:soft-page-break/>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2">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2"><text:span text:style-name="T10">Противостояние</text:span>:</text:p>
      <text:p text:style-name="P2">Помните, действия абьюзера рассчитаны на обеспечение собственного комфорта.</text:p>
      <text:p text:style-name="P2">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2"><text:soft-page-break/>Если он выполнит вашу просьбу — похвалите его. Это будет вашим положительным подкреплением.</text:p>
      <text:list xml:id="list36595118" text:continue-numbering="true" text:style-name="диалог">
        <text:list-item>
          <text:p text:style-name="P100">Спасибо! Я очень рада! Ты приготовил действительно вкусный ужин!</text:p>
        </text:list-item>
        <text:list-item>
          <text:p text:style-name="P100">Спасибо! Это действительно важно для меня! Ты мне очень помог!</text:p>
        </text:list-item>
      </text:list>
      <text:p text:style-name="P2">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79" text:outline-level="3"><text:bookmark-start text:name="Nieustoichivoie_ili_chastichnoie_podkrie"/>Неустойчивое или частичное подкрепление<text:bookmark-end text:name="Nieustoichivoie_ili_chastichnoie_podkrie"/></text:h>
      <text:p text:style-name="P2">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3">«Я сомневаюсь в том, что ты сделаешь так, как я хочу.»</text:p>
      <text:p text:style-name="P2">Он оценивает ваши действия, значительно занижая свои оценки вам, поощряя вас стараться лучше, упорствовать, угождать.</text:p>
      <text:list xml:id="list36620827" text:continue-numbering="true" text:style-name="диалог">
        <text:list-item>
          <text:p text:style-name="P100">Ты приготовила замечательный ужин! Вот если бы ты еще и десерт приготовила — цены бы тебе не было!</text:p>
        </text:list-item>
        <text:list-item>
          <text:p text:style-name="P100">Сегодня ты приготовила замечательный ужин! Но вчера ужин был вкуснее.</text:p>
        </text:list-item>
      </text:list>
      <text:p text:style-name="P2">Подобные ситуации, если они есть в ваших отношениях, гласят о том, что абьюзер демонстриру<text:soft-page-break/>ет собственную власть над вами. Такая мотивация сосредоточена на том, чтобы остаться «чистеньким», не более не менее.</text:p>
      <text:p text:style-name="P2">Вместо того, чтобы потребовать отдачи, вы чувствуете свою вину в том, что у вас что-то получилось не так хорошо, как могло бы.</text:p>
      <text:p text:style-name="P2">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2">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6605170" text:continue-numbering="true" text:style-name="диалог">
        <text:list-item>
          <text:p text:style-name="P100">Ты прямо статусами из соц-сети заговорила!</text:p>
        </text:list-item>
        <text:list-item>
          <text:p text:style-name="P100">Вау, а что это за платье у тебя такое! Может наденешь что-то другое?</text:p>
        </text:list-item>
        <text:list-item>
          <text:p text:style-name="P100">Тебе бы постричься не помешало... Только вчера была у парикмахера?.. Понятно...</text:p>
        </text:list-item>
      </text:list>
      <text:p text:style-name="P2"><text:soft-page-break/>Или, например, с вами разговаривают, употребляя сложные термины, заводя тему, в которой вы не разбираетесь. Вы чувствуете себя неловко и глупо...</text:p>
      <text:p text:style-name="P2">Это из-за того, что по теореме эквивалентности при элементарных преобразованиях... Ну ты же понимаешь, о чем я, да?</text:p>
      <text:list xml:id="list36604101" text:continue-numbering="true" text:style-name="диалог">
        <text:list-item>
          <text:p text:style-name="P100">Также во многом это проявляется в быту:</text:p>
        </text:list-item>
        <text:list-item>
          <text:p text:style-name="P100">Ты вчера борщ пересолила, поэтому сегодня готовишь тоже ты.</text:p>
        </text:list-item>
        <text:list-item>
          <text:p text:style-name="P100">Я мыл лапы Рексу, поэтому гулять с ним идешь опять ты.</text:p>
        </text:list-item>
      </text:list>
      <text:p text:style-name="P2">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2">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2"><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2">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2">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2"><text:span text:style-name="T10">Противостояние</text:span>:</text:p>
      <text:p text:style-name="P2"><text:soft-page-break/>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6620857" text:continue-numbering="true" text:style-name="диалог">
        <text:list-item>
          <text:p text:style-name="P100">Да, эта то самое платье, в котором я была на нашем свидании неделю назад. Ты еще сказал, что я хорошо выгляжу.</text:p>
        </text:list-item>
        <text:list-item>
          <text:p text:style-name="P100">Ты думаешь, что если скажешь мне пару незнакомых мне слов, я тебя любить больше буду?</text:p>
        </text:list-item>
        <text:list-item>
          <text:p text:style-name="P100">Если ты хочешь рыбу на ужин, то ты мог бы сам ее приготовить.</text:p>
        </text:list-item>
        <text:list-item>
          <text:p text:style-name="P100">Не нравится — делай сам.</text:p>
        </text:list-item>
        <text:list-item>
          <text:p text:style-name="P100">Это все потому, что ты не помог мне. Легко говорить, когда ты даже не учавствовал.</text:p>
        </text:list-item>
      </text:list>
      <text:p text:style-name="P2">Вполне справедливо.</text:p>
      <text:p text:style-name="P2">Не берите на себя слишком много! Если это вам нужно — то вперед. Только потом не плачьте, что вас наказали или недооценили.</text:p>
      <text:list xml:id="list36610388" text:continue-numbering="true" text:style-name="диалог">
        <text:list-item>
          <text:p text:style-name="P100">Тебе надо, ты и делай! - услышите вы на все предложения.</text:p>
        </text:list-item>
      </text:list>
      <text:p text:style-name="P2"><text:soft-page-break/>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2">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2">Что касается бытовых вопросов, то тут сложнее, ведь вам придется прекратить проявлять инициативу (она наказуема).</text:p>
      <text:p text:style-name="P2">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79" text:outline-level="3"><text:bookmark-start text:name="Otritsatiel_noie_podkrieplieniie_"/>Отрицательное подкрепление<text:bookmark-end text:name="Otritsatiel_noie_podkrieplieniie_"/></text:h>
      <text:p text:style-name="P2">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3">«Если ты не сделаешь так, как я хочу, то тебя ждет наказание.»</text:p>
      <text:p text:style-name="P2">Используя отрицательное подкрепление, абьюзер создает угрозу и стимулирует вас на все, что поможет вам избежать этой угрозы.</text:p>
      <text:list xml:id="list36625173" text:continue-numbering="true" text:style-name="диалог">
        <text:list-item>
          <text:p text:style-name="P100">Если ты сейчас пойдешь гулять, то я с тобой не буду разговаривать.</text:p>
        </text:list-item>
        <text:list-item>
          <text:p text:style-name="P100">Если ты купишь это платье, то мы не поедем в отпуск.</text:p>
        </text:list-item>
        <text:list-item>
          <text:p text:style-name="P100">Если ты еще раз так сделаешь — пеняй на себя!</text:p>
        </text:list-item>
        <text:list-item>
          <text:p text:style-name="P100"><text:soft-page-break/>Если ты выйдешь из квартиры — можешь не возвращаться!</text:p>
        </text:list-item>
      </text:list>
      <text:p text:style-name="P2">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2">Крики, гнев, приказы, рукоприкладство, ограничение вас денежными средствами, равнодушие, бойкот или исте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2"><text:span text:style-name="T10">Противостояние</text:span>:</text:p>
      <text:p text:style-name="P2">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2"><text:soft-page-break/>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2">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2"><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2">И вот вы стоите на пороге квартиры, из которой вам не разрешают выйти и думаете: «Что же луч<text:soft-page-break/>ше — уйти и уйти навсегда, или остаться и терпеть?» Вас так надрессировали, что вы уже расстегиваете свою курточку и снимаете обувь... Стоп.</text:p>
      <text:p text:style-name="P2">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2">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2">— Объясни мне, по какой причине ты запрещаешь мне это делать (пойти гулять)?</text:p>
      <text:p text:style-name="P2">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text:soft-page-break/>ции. Его ответ может быть каким угодно, например, он может сказать: «Потому, что ты моя девушка/жена...» Или: «Потому, что я так хочу!»</text:p>
      <text:p text:style-name="P2">Оставайтесь спокойной, не повышайте интонацию. Скажите ровно и может даже с улыбкой:</text:p>
      <text:list xml:id="list36600919" text:continue-numbering="true" text:style-name="диалог">
        <text:list-item>
          <text:p text:style-name="P100">Но ты не можешь мне запретить!</text:p>
        </text:list-item>
      </text:list>
      <text:p text:style-name="P2">Вы хозяйка собственной жизни и вам решать, что вам делать. Никто, даже ваши родители, не могут вам запретить поступать так, как вам хочется.</text:p>
      <text:p text:style-name="P2">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2">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2"><text:soft-page-break/>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2">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6620796" text:continue-numbering="true" text:style-name="диалог">
        <text:list-item>
          <text:p text:style-name="P100">Поговорим, когда я вернусь.</text:p>
        </text:list-item>
      </text:list>
      <text:p text:style-name="P2">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2"><text:soft-page-break/>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2">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2">Будьте готовы и к тому, что ваши попытки противостоять ему могут вызвать в нем море агрессии, которую он направит на вас мощным потоком.</text:p>
      <text:h text:style-name="P79" text:outline-level="3"><text:bookmark-start text:name="Travmiruiushchii_odnorazovyi_opyt_"/>Травмирующий одноразовый опыт<text:bookmark-end text:name="Travmiruiushchii_odnorazovyi_opyt_"/></text:h>
      <text:p text:style-name="P2">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3">«Так будет каждый раз, когда ты сделаешь то, чего я не хочу.»</text:p>
      <text:p text:style-name="P2">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2">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text:soft-page-break/>успокоить, мой парень посреди улицы схватил меня за руку и грубо встряхнул.</text:p>
      <text:p text:style-name="P2">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2">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2">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2">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text:soft-page-break/>жертвы, значимость ее чувств, мнения, право на реакцию и волю проявлять чувства.</text:p>
      <text:p text:style-name="P2"><text:span text:style-name="T10">Противостояние</text:span>:</text:p>
      <text:p text:style-name="P2">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2">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78" text:outline-level="2"><text:bookmark-start text:name="Postoiannyie_zhaloby_"/>Постоянные жалобы<text:bookmark-end text:name="Postoiannyie_zhaloby_"/></text:h>
      <text:p text:style-name="P2">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2">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2">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text:soft-page-break/>дечным человеком, которому плевать на чужие проблемы.</text:p>
      <text:p text:style-name="P2">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2">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2">Пожалуй, я включу сюда еще один момент — жажда внимания. Рассмотрим сразу две формулировки:</text:p>
      <text:list xml:id="list36615685" text:continue-numbering="true" text:style-name="диалог">
        <text:list-item>
          <text:p text:style-name="P100">Ты уделяешь мне недостаточно внимания! — упрек.</text:p>
        </text:list-item>
        <text:list-item>
          <text:p text:style-name="P100">Ты должна уделять мне больше внимания! — приказ.</text:p>
        </text:list-item>
      </text:list>
      <text:p text:style-name="P2">В приказном тоне или же в качестве обвинения — это жалоба.</text:p>
      <text:p text:style-name="P2"><text:soft-page-break/>Вы, в коем-то веке, собрались с подругами — он вам без конца звонит. Вы чем-то заняты, но он вас зовет, а если вы не подходите — обижается...</text:p>
      <text:p text:style-name="P2">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2"><text:span text:style-name="T10">Противостояние</text:span>:</text:p>
      <text:p text:style-name="P2">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2">Этими приемами, зачастую, пользуются сами манипуляторы, люди невосприимчивые к манипуляциям и делают это они — подсознательно.</text:p>
      <text:p text:style-name="P2">Человеку, для которого такое поведение неестественно, будет сложно приспособится к дан<text:soft-page-break/>ной технике. Нужно быть бдительным и прилагать большие усилия, связанные с нервной системой.</text:p>
      <text:p text:style-name="P2">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2">Вам понадобится чуток равнодушия и подход с юмором:</text:p>
      <text:list xml:id="list36599674" text:continue-numbering="true" text:style-name="диалог">
        <text:list-item>
          <text:p text:style-name="P100">Болит голова? Выпей таблетку. Вон там лежит...</text:p>
        </text:list-item>
        <text:list-item>
          <text:p text:style-name="P100">Что? Опять злодей-Володя тебе палки в колеса ставит? Вот паразит! Ужинать будешь?</text:p>
        </text:list-item>
        <text:list-item>
          <text:p text:style-name="P100">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100">Милый, не могу подойти! Тебе надо — ты и подходи.</text:p>
        </text:list-item>
      </text:list>
      <text:p text:style-name="P2">В любом случае это не супер-сложные дела, чтоб вы летели к нему по первому зову.</text:p>
      <text:p text:style-name="P2"><text:soft-page-break/>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78" text:outline-level="2"><text:bookmark-start text:name="Nieriashlivost__"/>О<text:bookmark-end text:name="Nieriashlivost__"/>тношение к чистоте</text:h>
      <text:p text:style-name="P2">Еще один из признаков абьюза — отношение к чистоте. Если речь идет о крайностях, то это, как вы понимаете, ненормально.</text:p>
      <text:h text:style-name="Heading_20_3" text:outline-level="3"><text:span text:style-name="T13">Патологическая</text:span><text:span text:style-name="T29"> </text:span><text:span text:style-name="T13">н</text:span>еряшливость.</text:h>
      <text:p text:style-name="P2">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2">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text:soft-page-break/>при этом отрицает свою причастность к беспорядку и совершенно не видит в этом проблему.</text:p>
      <text:p text:style-name="P2">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2"><text:span text:style-name="T10">Противостояние</text:span>:</text:p>
      <text:p text:style-name="P2">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2">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2"><text:soft-page-break/>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2">Попробуйте осторожно намекать, например, если он закинул одежду в которой был на пикнике в шкаф к чистым вещам:</text:p>
      <text:list xml:id="list36623656" text:continue-numbering="true" text:style-name="диалог">
        <text:list-item>
          <text:p text:style-name="P100">Фу, чем это так пахнет? Дорогой, это что, от тебя? Да ты у меня вонючка!</text:p>
        </text:list-item>
      </text:list>
      <text:p text:style-name="P2">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79" text:outline-level="3">Патологическое стремление к чистоте</text:h>
      <text:p text:style-name="P2">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2">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2">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2"><text:soft-page-break/>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1">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1">Когда стремление к чистоте становится фобией, идеей фикс, то это обстоятельство способно здорово трепать нервы партнеру. Это уже можно расценивать, как бытовую тиранию.</text:p>
      <text:p text:style-name="P11">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1">В отношениях с маниакальным чистюлей этого недостаточно.</text:p>
      <text:p text:style-name="P11"><text:soft-page-break/>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1">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1">Также, чрезмерная приверженность к чистоте может свидетельствовать о наличии таких качеств, как:</text:p>
      <text:list xml:id="list1778455018951661701" text:style-name="L18">
        <text:list-item>
          <text:p text:style-name="P110"><text:span text:style-name="T12">закомплексованность и неуверенность в себе</text:span><text:span text:style-name="T11">.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10"><text:span text:style-name="T12">сексуальная неудовлетворенность</text:span><text:span text:style-name="T11">, как считал Фрейд, хотя многие современные </text:span><text:soft-page-break/><text:span text:style-name="T11">психоаналитики склонны считать, что неудовлетворенность необязательно должна быть сексуальной;</text:span></text:p>
        </text:list-item>
        <text:list-item>
          <text:p text:style-name="P108"><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8"><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8"><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1">Но что же делать вам, если именно от вас требуют идеальной чистоты в доме?</text:p>
      <text:p text:style-name="P12"><text:soft-page-break/>Противостояние<text:span text:style-name="T11">:</text:span></text:p>
      <text:p text:style-name="P11">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2"><text:span text:style-name="T11">Вы не слуга! </text:span>Это первое и главное, что нужно усвоить!</text:p>
      <text:p text:style-name="P2">Если ваш партнер хочет видеть идеальный порядок — пусть наводит его сам.</text:p>
      <text:p text:style-name="P2">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2">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2">Надо — делай сам. Точка. Конец предложения.</text:p>
      <text:p text:style-name="P2"><text:soft-page-break/>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78" text:outline-level="2"><text:bookmark-start text:name="Nieghliekt_"/>Неглект<text:bookmark-end text:name="Nieghliekt_"/></text:h>
      <text:p text:style-name="P2">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2">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2">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8350973686171724047" text:style-name="L19">
        <text:list-item>
          <text:p text:style-name="P111">в то время, как вы болеете и вам остро необходима помощь вашего партнера, он, <text:soft-page-break/>например, едет на рыбалку на выходные, оставляя вас в полной беспомощности;</text:p>
        </text:list-item>
        <text:list-item>
          <text:p text:style-name="P111">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11">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11">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11">абьюзер считает, что у вас лишний вес и заставляет вас голодать: «Хватит жрать!»;</text:p>
        </text:list-item>
        <text:list-item>
          <text:p text:style-name="P111">абьюзер создает условия, в которых заставляет вас мерзнуть: «Холодно? Приседай — быстрее согреешься!»;</text:p>
        </text:list-item>
        <text:list-item>
          <text:p text:style-name="P111"><text:soft-page-break/>абьюзер мешает вам спать: «На том свете выспишься!»;</text:p>
        </text:list-item>
        <text:list-item>
          <text:p text:style-name="P111">абьюзер не разрешает вам проявлять симптомы болезни «Сколько уже можно кашлять?!» и т. д.</text:p>
        </text:list-item>
      </text:list>
      <text:p text:style-name="P2">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2">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2"><text:span text:style-name="T10">Противостояние</text:span>:</text:p>
      <text:p text:style-name="P2"><text:soft-page-break/>У вас должна быть сила воли отказаться от его плюшек. Требуйте от него заботу или ищите ее в другом месте.</text:p>
      <text:list xml:id="list36601335" text:continue-list="list36623656" text:style-name="диалог">
        <text:list-item>
          <text:p text:style-name="P100">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100">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100">Ты же знаешь, что я на антибиотиках. Ты не хочешь, чтобы я поправилась?</text:p>
        </text:list-item>
        <text:list-item>
          <text:p text:style-name="P100">Если ты считаешь, что мне не стоит употреблять эти лекарства, тогда предложи мне альтернативу. Или ты хочешь, чтоб мне было плохо?</text:p>
        </text:list-item>
      </text:list>
      <text:p text:style-name="P2">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2"><text:soft-page-break/>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2">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19">Это не шутка, так как </text:span><text:span text:style-name="_31__20_Text"><text:span text:style-name="T19">неглект может стать причиной смерти жертвы</text:span></text:span><text:span text:style-name="T19">.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78" text:outline-level="2"><text:bookmark-start text:name="Popytka_vytorghovat____pravo_nalievo____"/>Попытка выторговать право на «лево». Принуждение к трио<text:bookmark-end text:name="Popytka_vytorghovat____pravo_nalievo____"/></text:h>
      <text:p text:style-name="P2">Измены. Измены. Измены. Пожалуй этот раздел для меня самый тяжелый. Как лучше — описать прямо и вкратце, или расписать подробно? Как это сделать?</text:p>
      <text:p text:style-name="P2">Для многих измена — это самый настоящий удар. Удар по самолюбию. Жизнь после измены никогда не станет прежней. С этим человеком.</text:p>
      <text:p text:style-name="P2">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2">Лично я никогда об этом не задумывалась, но как-то разговорилась с девчонками на эту тему и услышала довольно интересное мнение.</text:p>
      <text:list xml:id="list36603459" text:continue-numbering="true" text:style-name="диалог">
        <text:list-item>
          <text:p text:style-name="P100"><text:soft-page-break/>Я бы простила измену. — сказала мне одна девушка, которая очень себя любит.</text:p>
        </text:list-item>
        <text:list-item>
          <text:p text:style-name="P100">Как же так? — спросила я. — Это же предательство!</text:p>
        </text:list-item>
      </text:list>
      <text:p text:style-name="P2">Но ответ был очень интересным. Она ответила, что сама не представляет, как это всю жизнь — одно и тоже. </text:p>
      <text:p text:style-name="P36">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понимаем, что говорить легко. Но все это может обернуться очень печально.</text:p>
      <text:p text:style-name="P33">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2">Их отношения распались. Но она до сих пор жалеет своего бывшего — он ее любил. Его ошибка, его слабость не только подпортила ей нервы, но и <text:soft-page-break/>его жизнь — он был вынужден бросить любимую и зарегистрировать брак с не-любимой.</text:p>
      <text:p text:style-name="P2">Говорить об изменах — все равно, что водить вилами по воде — бессмысленно. Что тут скажешь, когда дело сделано?..</text:p>
      <text:p text:style-name="P2">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2">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2">Так чем же банальная слабость отличается от деструктива?</text:p>
      <text:p text:style-name="P2">Слабость. Не смог устоять.</text:p>
      <text:p text:style-name="P2">Такое поведение направлено на угождение себе. Мужчина, изменяя, не задумывается над тем, <text:soft-page-break/>какие могут быть последствия. Тихо-молча — роман на стороне.</text:p>
      <text:p text:style-name="P2">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2">К сожалению, в парах такое встречается очень часто.</text:p>
      <text:p text:style-name="P2">В деструктивных отношениях все происходит несколько иначе.</text:p>
      <text:p text:style-name="P2">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2">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2">Женщина — это отражение мужчины. Это факт, с которым, кто еще не мирился — пора смириться. Женщина — показатель статуса и поведения муж<text:soft-page-break/>чины. Рядом с нормальным мужчиной — красивая, счастливая, ухоженная женщина.</text:p>
      <text:p text:style-name="P2">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убивает в ней все силы и стремления. Ее душат постоянные упреки и сомнения в ней.</text:p>
      <text:p text:style-name="P2">Так... я обещала не повторяться.</text:p>
      <text:p text:style-name="P2">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2">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2"><text:soft-page-break/>Он выбирает рубашку — ставит на ней пятно. Мозгов не хватает отстирать его и он эту рубашку выбрасывает: «Плохая некачественная рубашка!»</text:p>
      <text:p text:style-name="P2">Он покупает молоко. Забывает про него — оно скисает. Он выливает его: «Отвратительное молоко!»</text:p>
      <text:p text:style-name="P2">Он покупает себе ботинки. Хорошие кожаные качественные ботинки. Занашивает их до дыр и выбрасывает их: «Подделка!»</text:p>
      <text:p text:style-name="P2">Он выбирает женщину. Пользуется ей. Не заботится о ней. Обижает ее, может даже бьет, а потом бросает ее: «Разве это баба?! Вот Машка — вот это баба!»</text:p>
      <text:p text:style-name="P2">И начинается процесс замены.</text:p>
      <text:p text:style-name="P2">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склоняюсь к тому, что изменял. Слишком он низок в своих поступках, и туп во вранье. Но — за руку пойманным не был.</text:p>
      <text:p text:style-name="P2">Если вы не понимаете, к чему я веду, то совсем скоро поймете.</text:p>
      <text:p text:style-name="P2"><text:soft-page-break/>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0">* * *</text:p>
      <text:p text:style-name="P2">Начнем с измены.</text:p>
      <text:p text:style-name="P2">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2">Беда печаль.</text:p>
      <text:p text:style-name="P2">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text:soft-page-break/>ведь он — просит вас понимать его. Все. О вас речи не идет.</text:p>
      <text:p text:style-name="P2">Так вот. Вы такие уже родненькие, что он вдруг считает, что имеет право пойти налево. И начинает давить.</text:p>
      <text:h text:style-name="Heading_20_3" text:outline-level="3">Вариант 1. <text:s/>Ничто не предвещало беды</text:h>
      <text:p text:style-name="P5">Вы узнаёте об измене либо случайно, либо «типа» случайно. Обязательно в тот момент, когда у вас все хорошо!</text:p>
      <text:p text:style-name="P5">Для вас это удар. Полное опустошение. Вы не можете в это поверить. Слезы-сопли. Крики и отчаянные попытки заставить его объясниться. Вы в шоке.</text:p>
      <text:p text:style-name="P5">А в шоке от того, что он не видит в этом проблемы.</text:p>
      <text:list xml:id="list36621500" text:continue-numbering="true" text:style-name="диалог">
        <text:list-item>
          <text:p text:style-name="P112">Что здесь такого? Я же тебя люблю! А она для меня ничего не значит!</text:p>
        </text:list-item>
        <text:list-item>
          <text:p text:style-name="P112"><text:soft-page-break/>Ну перепихнулся, ну и что здесь такого?!...</text:p>
        </text:list-item>
      </text:list>
      <text:p text:style-name="P5">Или, как было в моем случае — бросил самым жестоким образом, погулял и вернулся, мол — жить без тебя не могу.</text:p>
      <text:p text:style-name="P5">Все было хорошо, а потом, как вы помните:</text:p>
      <text:list xml:id="list36594948" text:continue-numbering="true" text:style-name="диалог">
        <text:list-item>
          <text:p text:style-name="P112">Не имеет значения, что произошло в тот момент, когда люди были, как бы, не вместе...</text:p>
        </text:list-item>
        <text:list-item>
          <text:p text:style-name="P112">Да, я трахаться хотел! Мне было плохо!..</text:p>
        </text:list-item>
      </text:list>
      <text:p text:style-name="P5">Не можешь простить — дура. Из-за херни, пардон, отношения рушишь. Уходишь? - Не уходи! Я тебя люблю! И так далее...</text:p>
      <text:p text:style-name="P5">А знаете, что самое интересное? Он будет повторять подобные вещи с совершенно спокойным выражением лица. Типа:</text:p>
      <text:list xml:id="list36600856" text:continue-numbering="true" text:style-name="диалог">
        <text:list-item>
          <text:p text:style-name="P112">Подумаешь, кружку разбил. На счастье...</text:p>
        </text:list-item>
      </text:list>
      <text:p text:style-name="P5">Он продемонстрирует вам, что ничего такого не произошло. Ни-че-го! А вы поверите. После долгой, подобного рода, обработке.</text:p>
      <text:p text:style-name="P5">Кодирование. Такой метод означает, что вам много-много раз повторят, что это нормально. Что <text:soft-page-break/>все мужчины полигамны. Что такое случается сплошь и рядом.</text:p>
      <text:p text:style-name="P5">—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3" text:outline-level="3">Вариант 2. Ну мааам</text:h>
      <text:p text:style-name="P2">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2">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2"><text:soft-page-break/>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2">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2">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2">Здорово придумал, да?</text:p>
      <text:p text:style-name="P2">Неа, не прокатит. То, о чем вы сейчас подумали — не прокатит. Он не разрешит вам сделать что-либо подобное. Даже не пытайтесь!</text:p>
      <text:p text:style-name="P2"><text:soft-page-break/>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2">Есть конечно и еще один вариант — он вам разрешит. И вот это для вас будет очень плохо.</text:p>
      <text:p text:style-name="P2">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2">В последнем случае его ответ будет означать самый настоящий конец вашим отношениям. Его согласие на вашу «измену» будет свидетельствовать о том, что ему на вас наплевать. И поверьте мне, вас это расстроит больше, чем его измена.</text:p>
      <text:p text:style-name="P2">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2"><text:soft-page-break/>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2">А ведь вы не сможете.</text:p>
      <text:p text:style-name="P2">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2">Хм, кажется я повторяюсь...</text:p>
      <text:p text:style-name="P2">Так вот — это конец.</text:p>
      <text:list xml:id="list36597321" text:continue-numbering="true" text:style-name="диалог">
        <text:list-item>
          <text:p text:style-name="P100">У женщины мужик должен быть один. Только шлюхи трахаются со всеми подряд! — можете услышать вы в ответ.</text:p>
        </text:list-item>
      </text:list>
      <text:p text:style-name="P2">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2"><text:soft-page-break/>Он ясно даст понять, либо же поставит перед фактом — ему это надо, мол, не нравится — на коридор. Дверь там.</text:p>
      <text:p text:style-name="P2">Он считает свое поведение абсолютно нормальным:</text:p>
      <text:list xml:id="list36613093" text:continue-numbering="true" text:style-name="диалог">
        <text:list-item>
          <text:p text:style-name="P100">А чё?!</text:p>
        </text:list-item>
      </text:list>
      <text:p text:style-name="P2">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2">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3" text:outline-level="3">Вариант 3. Я уже взрослый</text:h>
      <text:p text:style-name="P2">Ну и тут тоже в воду смотреть не приходится. Все, как в предыдущем варианте, только с вами, <text:soft-page-break/>как вы понимаете, советоваться никто не собирается. Но — вы о ней знаете. Об измене.</text:p>
      <text:p text:style-name="P2">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2">Он созванивается и переписывается с новыми пассиями не шифруясь.</text:p>
      <text:list xml:id="list36620094" text:continue-numbering="true" text:style-name="диалог">
        <text:list-item>
          <text:p text:style-name="P112">Это мои подружки!</text:p>
        </text:list-item>
      </text:list>
      <text:p text:style-name="P2">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2">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2">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text:soft-page-break/>есть, надо только готовить, обстирывать и... не мешать. Только чтоб не бросил любимый!</text:p>
      <text:p text:style-name="P2">Тут мне, к сожалению, добавить больше нечего. Или к счастью...</text:p>
      <text:p text:style-name="P2">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3" text:outline-level="3">Секс втроем</text:h>
      <text:p text:style-name="P2">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2">Это тот редкий случай, когда он проявит находчивость и захочет засунуть в ваши постельные приключения еще одного человека. Прямо в по<text:soft-page-break/>стель. Положить с вами рядышком и отыметь по очереди.</text:p>
      <text:p text:style-name="P2">Да, дальше речь пойдет о трио в постели.</text:p>
      <text:p text:style-name="P2">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2">Он преподнесет такие идеи, как что-то очень любопытное и интересное.</text:p>
      <text:list xml:id="list36603556" text:continue-numbering="true" text:style-name="диалог">
        <text:list-item>
          <text:p text:style-name="P100">Слууушай, а давай... А?!</text:p>
        </text:list-item>
      </text:list>
      <text:p text:style-name="P2">Он даже может это преподнести, как предложение сделать еще один серьезный шаг, перейти на новый уровень.</text:p>
      <text:list xml:id="list36612695" text:continue-numbering="true" text:style-name="диалог">
        <text:list-item>
          <text:p text:style-name="P100">Я думаю, что мы готовы к этому...</text:p>
        </text:list-item>
      </text:list>
      <text:p text:style-name="P2">Вы встречались. Потом начали жить вместе. Теперь «это». Ваши отношения, хотите вы этого или нет — набирают новые обороты.</text:p>
      <text:p text:style-name="P2">Девочка. Конечно третьей должна быть девочка (того же пола, что и жертва). Мужик ведь в постели должен быть один — он. Мне, например, милый <text:soft-page-break/>говорил, что, возможно, даже участвовать не будет:</text:p>
      <text:list xml:id="list36607755" text:continue-numbering="true" text:style-name="диалог">
        <text:list-item>
          <text:p text:style-name="P100">Я, — говорит. — просто посижу и посмотрю на вас!</text:p>
        </text:list-item>
      </text:list>
      <text:p text:style-name="P2">Весело, да?</text:p>
      <text:p text:style-name="P2">Я, конечно, отшучивалась, говорила, мол, что, мне тоже интересно попробовать... только с мальчиком. У него такие глаза были! Столько возмущений!..</text:p>
      <text:p text:style-name="P2">Конечно, ведь девочка в постели — это ничего. Подумаешь, ведь она такая же как и вы. Чем же это должно возмущать?! Этого он никогда не поймет.</text:p>
      <text:p text:style-name="P2">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2">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0"><text:soft-page-break/>* * *</text:p>
      <text:p text:style-name="P2">Да, виноваты в любом случае будете вы. При совершенно исключительно любом исходе. Но что же этим своим поведением хочет сказать ваш партнер?</text:p>
      <text:p text:style-name="P2">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2">Этот нарциссизм во всей своей красе будет проявляться в его отношении... к себе, конечно!</text:p>
      <text:p text:style-name="P2">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2">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text:soft-page-break/>лишь попользуется... Как и вами. Как и любой вещью.</text:p>
      <text:p text:style-name="P2">Но цель одна — выбить вас из колеи.</text:p>
      <text:p text:style-name="P2">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2">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2">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2">Возможно даже вы прогнетесь — дабы милому угодить и разрешите ему воплотить в жизнь его заветные сексуальные фантазии. Чего вы этим до<text:soft-page-break/>бьетесь? Вы итак не первая в его жизни, а вторая. А станете третьей. Или уже стали. Нравиться вам ваше место, которое вам так заботливо указали?</text:p>
      <text:p text:style-name="P2">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2">Вас активно ломают, прогибают под свои аморальные идеи, садятся вам на голову. И все это прячут за маской нормальности. «Нормальности».</text:p>
      <text:list xml:id="list36606262" text:continue-numbering="true" text:style-name="диалог">
        <text:list-item>
          <text:p text:style-name="P100">Что здесь такого? — слышите вы в ответ на все ваши возмущения.</text:p>
        </text:list-item>
      </text:list>
      <text:p text:style-name="P2">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2">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2"><text:soft-page-break/>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2">Я призываю вас мне поверить. Если он заговорил, намекнул или даже пошутил на это тему — он вам изменит. Можете даже не сомневаться в этом.</text:p>
      <text:p text:style-name="P2">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2">Это была Иллюзия с большой буквы! Это было очевидным фактом с самого первого раза, как я стала свидетелем разговора с его его друзьями:</text:p>
      <text:list xml:id="list36621017" text:continue-numbering="true" text:style-name="диалог">
        <text:list-item>
          <text:p text:style-name="P100">Измена — это искусство сделать так, чтоб о ней никто не узнал!</text:p>
        </text:list-item>
      </text:list>
      <text:p text:style-name="P2">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2"><text:soft-page-break/>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2">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2">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2">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text:soft-page-break/>и у вас получится! Верьте в это, потому что это правда!</text:p>
      <text:p text:style-name="P2"/>
      <text:p text:style-name="P2"/>
      <text:p text:style-name="P2"/>
      <text:h text:style-name="P78" text:outline-level="2"><text:bookmark-start text:name="Pierspiektitsid_"/>Перспектицид<text:bookmark-end text:name="Pierspiektitsid_"/></text:h>
      <text:p text:style-name="P2">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2">Исследователь Массачусетского университета Лиза Аронсон Фонтес описала перспектицид, как «неспособность знать то, что знаешь».</text:p>
      <text:p text:style-name="P34">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2">Перспектицид (<text:span text:style-name="T1">с англ.</text:span> <text:span text:style-name="T1">perspective</text:span> — точка зрения; окончание <text:span text:style-name="T1">cide</text:span> — убийство) — воздействие <text:soft-page-break/>на жертву с целью лишения ее собственных мыслей, идей и целей.</text:p>
      <text:p text:style-name="P2">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2">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2">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2"><text:span text:style-name="T10">Противостояние</text:span>:</text:p>
      <text:p text:style-name="P2">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text:soft-page-break/>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2">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78" text:outline-level="2">Сахарное шоу</text:h>
      <text:p text:style-name="P2">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2"><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6612802" text:continue-numbering="true" text:style-name="диалог">
        <text:list-item>
          <text:p text:style-name="P100">Меня никто, кроме тебя не понимает!</text:p>
        </text:list-item>
        <text:list-item>
          <text:p text:style-name="P100">Ты лучшее, что со мной случилось в жизни!</text:p>
        </text:list-item>
        <text:list-item>
          <text:p text:style-name="P100">Как я мог так поступать с тобой?! Теперь я все понял!</text:p>
        </text:list-item>
      </text:list>
      <text:p text:style-name="P16"><text:soft-page-break/>Если ты поймешь, что история заканчивается здесь — да будет так.</text:p>
      <text:p text:style-name="P2">Задумайтесь, почему он сначала делает все, чтоб вы ушли, а потом делает все, чтоб вы вернулись?</text:p>
      <text:p text:style-name="P2">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2">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2">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2">Оно вам надо?</text:p>
      <text:p text:style-name="P12">Противостояние<text:span text:style-name="T11">:</text:span></text:p>
      <text:p text:style-name="P11"><text:soft-page-break/>Не возвращайтесь!</text:p>
      <text:h text:style-name="P78" text:outline-level="2">Манипуляция разрывом<text:bookmark text:name="Zaiavlieniie_o_razryvie_otnoshienii_"/></text:h>
      <text:p text:style-name="P2">У вас все хорошо, или наконец наладилось после последней ссоры, но вдруг вам объявляют, что вас бросают:</text:p>
      <text:list xml:id="list36607237" text:continue-numbering="true" text:style-name="диалог">
        <text:list-item>
          <text:p text:style-name="P100">Так будет лучше для нас.</text:p>
        </text:list-item>
      </text:list>
      <text:p text:style-name="P2">Или:</text:p>
      <text:list xml:id="list36595451" text:continue-numbering="true" text:style-name="диалог">
        <text:list-item>
          <text:p text:style-name="P100">Так больше не может продолжаться, ведь ты...</text:p>
        </text:list-item>
      </text:list>
      <text:p text:style-name="P2">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2">Он откровенно хвастается всем, что вот наконец-то он обрел счастье, демонстрируя всем ново<text:soft-page-break/>го спутника жизни. Он пытается вынудить вас ревновать.</text:p>
      <text:p text:style-name="P2">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2">Второй тип, как я, и, стало быть — вы, кто поддается влиянию и становится марионеткой. Есть третий тип людей — манипуляторы.</text:p>
      <text:p text:style-name="P2">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кто «сложный» для них. Это не его стезя.</text:p>
      <text:p text:style-name="P2">Со вторым типом все понятно.</text:p>
      <text:p text:style-name="P2">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2"><text:soft-page-break/>Они тоже становятся настоящими, такими, как мы с вами, жертвами. Психическое влияние — это очень сильное оружие.</text:p>
      <text:p text:style-name="P2">Но такой случай — очень редкое явление.</text:p>
      <text:p text:style-name="P40">* * *</text:p>
      <text:p text:style-name="P2">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2">Вы тешите себя иллюзией, что от осознания этого вам станет гораздо легче, но это не так.</text:p>
      <text:p text:style-name="P2">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2">Вам внушали, что нужно быть лучше. И вы снова и снова разрушали себя с его подачи, но — самостоятельно.</text:p>
      <text:p text:style-name="P2"><text:soft-page-break/>Вот так будет и в его следующих отношениях, к сожалению для его новой жертвы.</text:p>
      <text:p text:style-name="P2">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2">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2">Ключевое слово — демонстрирует.</text:p>
      <text:p text:style-name="P2">Легче вам не стало, не станет и не стало бы. Все, чего вы добьетесь — это изведете себя еще больше.</text:p>
      <text:p text:style-name="P2"><text:span text:style-name="T10">Противостояние</text:span>:</text:p>
      <text:p text:style-name="P2">Хотите, чтоб вам стало лучше?</text:p>
      <text:p text:style-name="P2">Перестаньте следить за его жизнью. Вы уже знаете, кто это. Вы уже знаете, что он из себя <text:soft-page-break/>представляет. И вы уже должны были понять, что не вы виноваты.</text:p>
      <text:p text:style-name="P2">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2">Вы хороший человек, такой же, как и новая жертва. Он таких и выбирает — хороших.</text:p>
      <text:p text:style-name="P2">Разрыв с абьюзером — освобождение для вас. А его новая жертва... Скажите ей спасибо и пожалейте ее, ведь ее ждет то же самое, что и вас.</text:p>
      <text:p text:style-name="P2">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2">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2"><text:soft-page-break/>Не проявляйте эмоции. Не показывайте ему их. Они — его главный инструмент.</text:p>
      <text:p text:style-name="P2">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2">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2">Это его тактика. И вы должны понимать, что именно так и следует вести себя с манипуляторами впредь. Никаких эмоций.</text:p>
      <text:p text:style-name="P2">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76" text:outline-level="1">Эпилог</text:h>
      <text:p text:style-name="P11">Ну вот и все. Дело сделано.</text:p>
      <text:p text:style-name="P11">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1">Изначально, именно это стало целью для меня - найти и объяснить себе:</text:p>
      <text:list xml:id="list36598487" text:continue-numbering="true" text:style-name="диалог">
        <text:list-item>
          <text:p text:style-name="P107">Что это было?</text:p>
        </text:list-item>
        <text:list-item>
          <text:p text:style-name="P107">Почему это произошло со мной?</text:p>
        </text:list-item>
        <text:list-item>
          <text:p text:style-name="P107">За какие такие мои проступки мне причинили столько боли?</text:p>
        </text:list-item>
      </text:list>
      <text:p text:style-name="P11">Теперь я знаю — я сама позволила такое отношение к себе, не пресекла его на корню. Я любила <text:soft-page-break/>его больше, чем себя и это не оправдание — это факт. Это моя ошибка, за которую я горько поплатилась.</text:p>
      <text:p text:style-name="P2"><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6"> отношениями.</text:span></text:p>
      <text:p text:style-name="P11">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1">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1">Я очень надеюсь, что стала для вас человеком, в котором совсем недавно нуждалась сама — в че<text:soft-page-break/>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1">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1">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1">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1"><text:soft-page-break/>* * *</text:p>
      <text:p text:style-name="P11">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1">Для них это может стать новым стимулом для оскорблений и высмеивания, а также вызвать множество возмущений и обвинении меня в клевете.</text:p>
      <text:list xml:id="list36597320" text:continue-numbering="true" text:style-name="диалог">
        <text:list-item>
          <text:p text:style-name="P107">Это притянуто за уши;</text:p>
        </text:list-item>
        <text:list-item>
          <text:p text:style-name="P107">Это абсолютная клевета;</text:p>
        </text:list-item>
        <text:list-item>
          <text:p text:style-name="P107">Она все это придумала;</text:p>
        </text:list-item>
        <text:list-item>
          <text:p text:style-name="P107">Это полный бред/абсурд;</text:p>
        </text:list-item>
        <text:list-item>
          <text:p text:style-name="P107">Это не стоит моего внимания;</text:p>
        </text:list-item>
        <text:list-item>
          <text:p text:style-name="P107">Это просто смешно;</text:p>
        </text:list-item>
        <text:list-item>
          <text:p text:style-name="P107">Это еще раз доказывает ее неадекватность;</text:p>
        </text:list-item>
      </text:list>
      <text:p text:style-name="P11">Это очевидно, и я к этому готова. Но в свою очередь хочу сказать — это абсолютная правда <text:soft-page-break/>без преувеличений и неточностей. К большому моему сожалению.</text:p>
      <text:p text:style-name="P11">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1">* * *</text:p>
      <text:p text:style-name="P11">Напоследок не удержусь и нажелаю!</text:p>
      <text:p text:style-name="P11">Я желаю вам быть сильными и любить себя.</text:p>
      <text:p text:style-name="P11">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1">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1"><text:soft-page-break/>Я желаю вам понимать, что для вас лучше и точно знать, что же приведет вас к счастью!</text:p>
      <text:p text:style-name="P11">Я желаю вам то, чего вы заслуживаете, без поблажек и привилегий!</text:p>
      <text:p text:style-name="P11"><text:span text:style-name="T29">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0">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1">Искренне ваша Я. Каминская.</text:p>
      <text:p text:style-name="P61"/>
      <text:p text:style-name="P135">Содержание</text:p>
      <text:p text:style-name="P30"/>
      <text:p text:style-name="P69">Пролог<text:tab/>3</text:p>
      <text:p text:style-name="P70">ЧАСТЬ 1. ФИРМЕННЫЕ ОТНОШЕНИЯ</text:p>
      <text:p text:style-name="P69">Глава 1. Это еще не конец<text:tab/>23</text:p>
      <text:p text:style-name="P69">Глава 2. Таблетка<text:tab/>26</text:p>
      <text:p text:style-name="P69">Глава 3. Останешься?<text:tab/>38</text:p>
      <text:p text:style-name="P69">Глава 4. Зачем платить больше?<text:tab/>42</text:p>
      <text:p text:style-name="P69">Глава 5. Интроверт<text:tab/>47</text:p>
      <text:p text:style-name="P69">Глава 6. Стразики<text:tab/>72</text:p>
      <text:p text:style-name="P69">Глава 7. З — Забота<text:tab/>84</text:p>
      <text:p text:style-name="P69">Глава 8. Сама, котик<text:tab/>101</text:p>
      <text:p text:style-name="P69">Глава 9. Мы так общаемся<text:tab/>116</text:p>
      <text:p text:style-name="P69">Глава 10. Это не я<text:tab/>133</text:p>
      <text:p text:style-name="P69">Глава 11. Трио<text:tab/>154</text:p>
      <text:p text:style-name="P69">Глава 12. Не ной<text:tab/>162</text:p>
      <text:p text:style-name="P69">Глава 13. Неадекватная<text:tab/>171</text:p>
      <text:p text:style-name="P69">Глава 14. Вожак<text:tab/>195</text:p>
      <text:p text:style-name="P69">Глава 15. Ад<text:tab/>213</text:p>
      <text:p text:style-name="P69">Глава 16. Nosce te ipsum<text:tab/>225</text:p>
      <text:p text:style-name="P69">Глава 17. Я все понял<text:tab/>234</text:p>
      <text:p text:style-name="P69">Глава 18. А зачем вам Она?<text:tab/>239</text:p>
      <text:p text:style-name="P69">Глава 19. Я подумаю<text:tab/>246</text:p>
      <text:p text:style-name="P69">Глава 20. Меньше нюансов<text:tab/>251</text:p>
      <text:p text:style-name="P69">Глава 21. Быть честным очень легко!<text:tab/>260</text:p>
      <text:p text:style-name="P69">Глава 22. Гори в аду<text:tab/>303</text:p>
      <text:p text:style-name="P69">Глава 23. Апофеоз отношений с манипулятором<text:tab/>322</text:p>
      <text:p text:style-name="P70">ЧАСТЬ 2. ЧТО-ТО ВРОДЕ СПРАВОЧНИКА</text:p>
      <text:p text:style-name="P69">Глава 24. Причины манипуляции<text:tab/>342</text:p>
      <text:p text:style-name="P69"><text:soft-page-break/>Глава 25. Признаки и последствия манипуляции<text:tab/>362</text:p>
      <text:p text:style-name="P71">Что с ним?<text:tab/>364</text:p>
      <text:p text:style-name="P71">Почему я?<text:tab/>370</text:p>
      <text:p text:style-name="P69">Глава 25. Приемы и противостояние манипуляции<text:tab/>384</text:p>
      <text:p text:style-name="P71">Демонстративное игнорирование собственных</text:p>
      <text:p text:style-name="P71">обязательств<text:tab/>384</text:p>
      <text:p text:style-name="P71">Газлайтинг<text:tab/>386</text:p>
      <text:p text:style-name="P71">Висхолдинг<text:tab/>390</text:p>
      <text:p text:style-name="P71">«Да, но &lt;...&gt;» (в доп. к описанию висхолдинга)<text:tab/>393</text:p>
      <text:p text:style-name="P71">Изоляция жертвы от ее окружения<text:tab/>395</text:p>
      <text:p text:style-name="P71">Пассивная агрессия<text:line-break/>(игнорирование, обида, внезапный бойкот)<text:tab/>398</text:p>
      <text:p text:style-name="P71">Эгоизм. Равнодушие<text:tab/>403</text:p>
      <text:p text:style-name="P71">Игра на ваших эмоциях или психологические</text:p>
      <text:p text:style-name="P71">триггеры<text:tab/>404</text:p>
      <text:p text:style-name="P71">Виктимблейминг<text:tab/>408</text:p>
      <text:p text:style-name="P71">Вам редко уступают или не уступают вообще<text:tab/>413</text:p>
      <text:p text:style-name="P71">Патологическая ложь.<text:line-break/>Введение в болезненное состояние ожидания<text:tab/>418</text:p>
      <text:p text:style-name="P71">Триангуляция<text:tab/>424</text:p>
      <text:p text:style-name="P71">Дабл байнд<text:tab/>427</text:p>
      <text:p text:style-name="P71">Демонстрация (в доп. к описанию дабл байнда)<text:tab/>436</text:p>
      <text:p text:style-name="P67">Демонстрация занятости<text:tab/>436</text:p>
      <text:p text:style-name="P67">Демонстрация любви<text:tab/>440</text:p>
      <text:p text:style-name="P71">Подкрепление.<text:line-break/>Стимуляция на действия<text:tab/>444</text:p>
      <text:p text:style-name="P67">Положительное подкрепление<text:tab/>445</text:p>
      <text:p text:style-name="P67">Неустойчивое или частичное подкрепление<text:tab/>451</text:p>
      <text:p text:style-name="P67">Отрицательное подкрепление<text:tab/>455</text:p>
      <text:p text:style-name="P67">Травмирующий одноразовый опыт<text:tab/>460</text:p>
      <text:p text:style-name="P71">Постоянные жалобы<text:tab/>462</text:p>
      <text:p text:style-name="P71">Отношение к чистоте<text:tab/>465</text:p>
      <text:p text:style-name="P67">Патологическая неряшливость.<text:tab/>465</text:p>
      <text:p text:style-name="P67"><text:soft-page-break/>Патологическое стремление к чистоте<text:tab/>467</text:p>
      <text:p text:style-name="P71">Неглект<text:tab/>471</text:p>
      <text:p text:style-name="P71">Попытка выторговать право на «лево». Принуждение</text:p>
      <text:p text:style-name="P71">к трио<text:tab/>475</text:p>
      <text:p text:style-name="P67">Вариант 1. <text:s/>Ничто не предвещало беды<text:tab/>479</text:p>
      <text:p text:style-name="P67">Вариант 2. Ну мааам<text:tab/>481</text:p>
      <text:p text:style-name="P67">Вариант 3. Я уже взрослый<text:tab/>484</text:p>
      <text:p text:style-name="P67">Секс втроем<text:tab/>485</text:p>
      <text:p text:style-name="P71">Перспектицид<text:tab/>491</text:p>
      <text:p text:style-name="P71">Сахарное шоу<text:tab/>493</text:p>
      <text:p text:style-name="P71">Манипуляция разрывом<text:tab/>495</text:p>
      <text:p text:style-name="P69">Эпилог<text:tab/>499</text:p>
      <table:table table:name="Таблица1" table:style-name="Таблица1">
        <table:table-column table:style-name="Таблица1.A"/>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ext:soft-page-break/>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ext:soft-page-break/>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ext:soft-page-break/>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row>
          <table:table-cell table:style-name="Таблица1.A1" office:value-type="string">
            <text:p text:style-name="P66"/>
          </table:table-cell>
        </table:table-row>
      </table:table>
      <text:p text:style-name="P62"><text:s text:c="1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 svg:font-family="'Segoe UI'" style:font-adornments="Regular"/>
    <style:font-face style:name="arial" svg:font-family="arial, sans-serif"/>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default-outline-level="3" style:class="text" style:master-page-name="">
      <style:paragraph-properties fo:margin-left="0cm" fo:margin-right="0cm" fo:margin-top="1cm" fo:margin-bottom="1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3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class="extra">
      <style:paragraph-properties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top="0cm" fo:margin-bottom="0cm"/>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649cm" fo:margin-left="1.649cm"/>
        </style:list-level-properties>
      </text:list-level-style-number>
      <text:list-level-style-bullet text:level="3" text:style-name="Strong_20_Emphasis" text:bullet-char="•">
        <style:list-level-properties text:list-level-position-and-space-mode="label-alignment">
          <style:list-level-label-alignment text:label-followed-by="space" fo:text-indent="-0.302cm" fo:margin-left="1.951cm"/>
        </style:list-level-properties>
        <style:text-properties style:font-name="StarSymbol"/>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text-indent="-0.649cm" fo:margin-left="1.649cm"/>
        </style:list-level-properties>
        <style:text-properties style:font-name="StarSymbol"/>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3cm" fo:page-height="17.2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3cm" fo:page-height="17.2cm" style:num-format="1" style:print-orientation="portrait" fo:margin-top="1cm" fo:margin-bottom="1cm" fo:margin-left="1cm" fo:margin-right="1.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3cm" fo:page-height="17.2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Header_20_left"><text:chapter text:display="number-and-name" text:outline-level="1"> Пролог </text:chapter></text:p>
      </style:header-left>
      <style:footer>
        <text:p text:style-name="Footer"/>
      </style:footer>
      <style:footer-left>
        <text:p text:style-name="Footer"><text:page-number text:select-page="current">520</text:page-number></text:p>
      </style:footer-left>
    </style:master-page>
    <style:master-page style:name="Right_20_Page" style:display-name="Right Page" style:page-layout-name="Mpm5" style:next-style-name="Left_20_Page">
      <style:header>
        <text:p text:style-name="Header_20_right"><text:chapter text:display="number-and-name" text:outline-level="1"> Пролог </text:chapter></text:p>
      </style:header>
      <style:footer>
        <text:p text:style-name="Footer"><text:page-number text:select-page="current">521</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2-18T16:41:33.49</dc:date>
    <meta:editing-cycles>366</meta:editing-cycles>
    <meta:editing-duration>P14DT15H59M26S</meta:editing-duration>
    <meta:document-statistic meta:table-count="1" meta:image-count="0" meta:object-count="0" meta:page-count="793" meta:paragraph-count="3897" meta:word-count="100486" meta:character-count="624884"/>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